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2.0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end" fo:margin-left="0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in"/>
    </style:style>
    <style:style style:name="ce25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2" table:number-columns-repeated="4" table:default-cell-style-name="ce15"/>
        <table:table-column table:style-name="co2" table:number-columns-repeated="11" table:default-cell-style-name="ce1"/>
        <table:table-column table:style-name="co2" table:default-cell-style-name="ce21"/>
        <table:table-column table:style-name="co2" table:number-columns-repeated="3" table:default-cell-style-name="ce1"/>
        <table:table-column table:style-name="co2" table:number-columns-repeated="931" table:default-cell-style-name="Default"/>
        <table:table-row table:style-name="ro1">
          <table:table-cell table:style-name="ce4" office:value-type="string" calcext:value-type="string">
            <text:p>name_1</text:p>
          </table:table-cell>
          <table:table-cell table:style-name="ce4" office:value-type="string" calcext:value-type="string">
            <text:p>ra_1</text:p>
          </table:table-cell>
          <table:table-cell table:style-name="ce4" office:value-type="string" calcext:value-type="string">
            <text:p>dec_1</text:p>
          </table:table-cell>
          <table:table-cell table:style-name="ce4" office:value-type="string" calcext:value-type="string">
            <text:p>GAL_LONG</text:p>
          </table:table-cell>
          <table:table-cell table:style-name="ce4" office:value-type="string" calcext:value-type="string">
            <text:p>GAL_LAT</text:p>
          </table:table-cell>
          <table:table-cell table:style-name="ce4" office:value-type="string" calcext:value-type="string">
            <text:p>flux</text:p>
          </table:table-cell>
          <table:table-cell table:style-name="ce4" office:value-type="string" calcext:value-type="string">
            <text:p>fluxerr</text:p>
          </table:table-cell>
          <table:table-cell table:style-name="ce4" office:value-type="string" calcext:value-type="string">
            <text:p>velcenter</text:p>
          </table:table-cell>
          <table:table-cell table:style-name="ce4" office:value-type="string" calcext:value-type="string">
            <text:p>velerr_1</text:p>
          </table:table-cell>
          <table:table-cell table:style-name="ce4" office:value-type="string" calcext:value-type="string">
            <text:p>w50max</text:p>
          </table:table-cell>
          <table:table-cell table:style-name="ce4" office:value-type="string" calcext:value-type="string">
            <text:p>velerr_1a</text:p>
          </table:table-cell>
          <table:table-cell table:style-name="ce4" office:value-type="string" calcext:value-type="string">
            <text:p>w20max</text:p>
          </table:table-cell>
          <table:table-cell table:style-name="ce4" office:value-type="string" calcext:value-type="string">
            <text:p>velerr_1b</text:p>
          </table:table-cell>
          <table:table-cell table:style-name="ce4" office:value-type="string" calcext:value-type="string">
            <text:p>DLG</text:p>
          </table:table-cell>
          <table:table-cell table:style-name="ce4" office:value-type="string" calcext:value-type="string">
            <text:p>MHI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ra_dec</text:p>
          </table:table-cell>
          <table:table-cell table:style-name="ce4" office:value-type="string" calcext:value-type="string">
            <text:p>dec_d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d_old</text:p>
          </table:table-cell>
          <table:table-cell table:style-name="ce4" office:value-type="string" calcext:value-type="string">
            <text:p>x_geo</text:p>
          </table:table-cell>
          <table:table-cell table:style-name="ce4" office:value-type="string" calcext:value-type="string">
            <text:p>y_geo</text:p>
          </table:table-cell>
          <table:table-cell table:style-name="ce4" office:value-type="string" calcext:value-type="string">
            <text:p>z_geo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_min</text:p>
          </table:table-cell>
          <table:table-cell table:style-name="ce4" office:value-type="string" calcext:value-type="string">
            <text:p>x_max</text:p>
          </table:table-cell>
          <table:table-cell table:style-name="ce4" office:value-type="string" calcext:value-type="string">
            <text:p>y_min</text:p>
          </table:table-cell>
          <table:table-cell table:style-name="ce4" office:value-type="string" calcext:value-type="string">
            <text:p>y_max</text:p>
          </table:table-cell>
          <table:table-cell table:style-name="ce4" office:value-type="string" calcext:value-type="string">
            <text:p>z_min</text:p>
          </table:table-cell>
          <table:table-cell table:style-name="ce4" office:value-type="string" calcext:value-type="string">
            <text:p>z_max</text:p>
          </table:table-cell>
          <table:table-cell table:style-name="ce4" office:value-type="string" calcext:value-type="string">
            <text:p>n_pix</text:p>
          </table:table-cell>
          <table:table-cell table:style-name="ce4" office:value-type="string" calcext:value-type="string">
            <text:p>n_chan</text:p>
          </table:table-cell>
          <table:table-cell table:style-name="ce4" office:value-type="string" calcext:value-type="string">
            <text:p>n_los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bf_a</text:p>
          </table:table-cell>
          <table:table-cell table:style-name="ce4" office:value-type="string" calcext:value-type="string">
            <text:p>bf_b1</text:p>
          </table:table-cell>
          <table:table-cell table:style-name="ce4" office:value-type="string" calcext:value-type="string">
            <text:p>bf_b2</text:p>
          </table:table-cell>
          <table:table-cell table:style-name="ce4" office:value-type="string" calcext:value-type="string">
            <text:p>bf_c</text:p>
          </table:table-cell>
          <table:table-cell table:style-name="ce4" office:value-type="string" calcext:value-type="string">
            <text:p>bf_chi2</text:p>
          </table:table-cell>
          <table:table-cell table:style-name="ce4" office:value-type="string" calcext:value-type="string">
            <text:p>bf_f_int</text:p>
          </table:table-cell>
          <table:table-cell table:style-name="ce4" office:value-type="string" calcext:value-type="string">
            <text:p>bf_f_peak</text:p>
          </table:table-cell>
          <table:table-cell table:style-name="ce4" office:value-type="string" calcext:value-type="string">
            <text:p>bf_flag</text:p>
          </table:table-cell>
          <table:table-cell table:style-name="ce4" office:value-type="string" calcext:value-type="string">
            <text:p>bf_w</text:p>
          </table:table-cell>
          <table:table-cell table:style-name="ce4" office:value-type="string" calcext:value-type="string">
            <text:p>bf_w20</text:p>
          </table:table-cell>
          <table:table-cell table:style-name="ce4" office:value-type="string" calcext:value-type="string">
            <text:p>bf_w50</text:p>
          </table:table-cell>
          <table:table-cell table:style-name="ce4" office:value-type="string" calcext:value-type="string">
            <text:p>bf_xe</text:p>
          </table:table-cell>
          <table:table-cell table:style-name="ce4" office:value-type="string" calcext:value-type="string">
            <text:p>bf_xp</text:p>
          </table:table-cell>
          <table:table-cell table:style-name="ce4" office:value-type="string" calcext:value-type="string">
            <text:p>bf_z</text:p>
          </table:table-cell>
          <table:table-cell table:style-name="ce4" office:value-type="string" calcext:value-type="string">
            <text:p>ell3s_maj</text:p>
          </table:table-cell>
          <table:table-cell table:style-name="ce4" office:value-type="string" calcext:value-type="string">
            <text:p>ell3s_min</text:p>
          </table:table-cell>
          <table:table-cell table:style-name="ce4" office:value-type="string" calcext:value-type="string">
            <text:p>ell3s_pa</text:p>
          </table:table-cell>
          <table:table-cell table:style-name="ce4" office:value-type="string" calcext:value-type="string">
            <text:p>ell_maj</text:p>
          </table:table-cell>
          <table:table-cell table:style-name="ce4" office:value-type="string" calcext:value-type="string">
            <text:p>ell_min</text:p>
          </table:table-cell>
          <table:table-cell table:style-name="ce4" office:value-type="string" calcext:value-type="string">
            <text:p>ell_pa</text:p>
          </table:table-cell>
          <table:table-cell table:style-name="ce4" office:value-type="string" calcext:value-type="string">
            <text:p>f_int</text:p>
          </table:table-cell>
          <table:table-cell table:style-name="ce4" office:value-type="string" calcext:value-type="string">
            <text:p>f_peak</text:p>
          </table:table-cell>
          <table:table-cell table:style-name="ce4" office:value-type="string" calcext:value-type="string">
            <text:p>f_wm50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kin_pa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snr_int</text:p>
          </table:table-cell>
          <table:table-cell table:style-name="ce4" office:value-type="string" calcext:value-type="string">
            <text:p>w20</text:p>
          </table:table-cell>
          <table:table-cell table:style-name="ce4" office:value-type="string" calcext:value-type="string">
            <text:p>w50</text:p>
          </table:table-cell>
          <table:table-cell table:style-name="ce4" office:value-type="string" calcext:value-type="string">
            <text:p>wm50</text:p>
          </table:table-cell>
          <table:table-cell table:style-name="ce4" office:value-type="string" calcext:value-type="string">
            <text:p>ra_2</text:p>
          </table:table-cell>
          <table:table-cell table:style-name="ce4" office:value-type="string" calcext:value-type="string">
            <text:p>dec_2</text:p>
          </table:table-cell>
          <table:table-cell table:style-name="ce4" office:value-type="string" calcext:value-type="string">
            <text:p>freq</text:p>
          </table:table-cell>
          <table:table-cell table:style-name="ce4" office:value-type="string" calcext:value-type="string">
            <text:p>name_2</text:p>
          </table:table-cell>
          <table:table-cell table:style-name="ce4" office:value-type="string" calcext:value-type="string">
            <text:p>Separation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kernel</text:p>
          </table:table-cell>
          <table:table-cell table:style-name="ce16" office:value-type="string" calcext:value-type="string">
            <text:p>scaleX</text:p>
          </table:table-cell>
          <table:table-cell table:style-name="ce16" office:value-type="string" calcext:value-type="string">
            <text:p>scaleY</text:p>
          </table:table-cell>
          <table:table-cell table:style-name="ce16" office:value-type="string" calcext:value-type="string">
            <text:p>scaleZ</text:p>
          </table:table-cell>
          <table:table-cell table:style-name="ce16" office:value-type="string" calcext:value-type="string">
            <text:p>sf_threshold</text:p>
          </table:table-cell>
          <table:table-cell table:style-name="ce4" office:value-type="string" calcext:value-type="string">
            <text:p>rms_mode</text:p>
          </table:table-cell>
          <table:table-cell table:style-name="ce4" office:value-type="string" calcext:value-type="string">
            <text:p>flux_range</text:p>
          </table:table-cell>
          <table:table-cell table:style-name="ce4" office:value-type="string" calcext:value-type="string">
            <text:p>xradius</text:p>
          </table:table-cell>
          <table:table-cell table:style-name="ce4" office:value-type="string" calcext:value-type="string">
            <text:p>xmin</text:p>
          </table:table-cell>
          <table:table-cell table:style-name="ce4" office:value-type="string" calcext:value-type="string">
            <text:p>xmax</text:p>
          </table:table-cell>
          <table:table-cell table:style-name="ce4" office:value-type="string" calcext:value-type="string">
            <text:p>yradius</text:p>
          </table:table-cell>
          <table:table-cell table:style-name="ce4" office:value-type="string" calcext:value-type="string">
            <text:p>ymin</text:p>
          </table:table-cell>
          <table:table-cell table:style-name="ce4" office:value-type="string" calcext:value-type="string">
            <text:p>ymax</text:p>
          </table:table-cell>
          <table:table-cell table:style-name="ce4" office:value-type="string" calcext:value-type="string">
            <text:p>zradius</text:p>
          </table:table-cell>
          <table:table-cell table:style-name="ce4" office:value-type="string" calcext:value-type="string">
            <text:p>zmin</text:p>
          </table:table-cell>
          <table:table-cell table:style-name="ce4" office:value-type="string" calcext:value-type="string">
            <text:p>zmax</text:p>
          </table:table-cell>
          <table:table-cell table:style-name="ce22" office:value-type="string" calcext:value-type="string">
            <text:p>rel_threshold</text:p>
          </table:table-cell>
          <table:table-cell table:style-name="ce4" office:value-type="string" calcext:value-type="string">
            <text:p>elipse</text:p>
          </table:table-cell>
          <table:table-cell table:style-name="ce4" office:value-type="string" calcext:value-type="string">
            <text:p>busy_function</text:p>
          </table:table-cell>
          <table:table-cell table:style-name="ce4" office:value-type="string" calcext:value-type="string">
            <text:p>bf+e</text:p>
          </table:table-cell>
          <table:table-cell table:style-name="ce11" table:number-columns-repeated="931"/>
        </table:table-row>
        <table:table-row table:style-name="ro1">
          <table:table-cell office:value-type="string" calcext:value-type="string">
            <text:p>J1840+2412</text:p>
          </table:table-cell>
          <table:table-cell table:style-name="ce2" office:value-type="string" calcext:value-type="string">
            <text:p>18:40:20</text:p>
          </table:table-cell>
          <table:table-cell table:style-name="ce2"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  <table:table-cell office:value-type="float" office:value="175.259" calcext:value-type="float">
            <text:p>175.259</text:p>
          </table:table-cell>
          <table:table-cell office:value-type="float" office:value="283.741" calcext:value-type="float">
            <text:p>283.741</text:p>
          </table:table-cell>
          <table:table-cell office:value-type="float" office:value="1730.37" calcext:value-type="float">
            <text:p>1730.37</text:p>
          </table:table-cell>
          <table:table-cell office:value-type="float" office:value="175.3" calcext:value-type="float">
            <text:p>175.3</text:p>
          </table:table-cell>
          <table:table-cell office:value-type="float" office:value="283.775" calcext:value-type="float">
            <text:p>283.775</text:p>
          </table:table-cell>
          <table:table-cell office:value-type="float" office:value="1730.247" calcext:value-type="float">
            <text:p>1730.24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1728" calcext:value-type="float">
            <text:p>1728</text:p>
          </table:table-cell>
          <table:table-cell office:value-type="float" office:value="1734" calcext:value-type="float">
            <text:p>17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06163" calcext:value-type="float">
            <text:p>0.606163</text:p>
          </table:table-cell>
          <table:table-cell office:value-type="float" office:value="0.2907684" calcext:value-type="float">
            <text:p>0.2907684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0.03022894" calcext:value-type="float">
            <text:p>0.03022894</text:p>
          </table:table-cell>
          <table:table-cell office:value-type="float" office:value="0" calcext:value-type="float">
            <text:p>0</text:p>
          </table:table-cell>
          <table:table-cell office:value-type="float" office:value="1.228058" calcext:value-type="float">
            <text:p>1.228058</text:p>
          </table:table-cell>
          <table:table-cell office:value-type="float" office:value="0.4328097" calcext:value-type="float">
            <text:p>0.4328097</text:p>
          </table:table-cell>
          <table:table-cell office:value-type="float" office:value="0.0726921" calcext:value-type="float">
            <text:p>0.0726921</text:p>
          </table:table-cell>
          <table:table-cell office:value-type="float" office:value="1" calcext:value-type="float">
            <text:p>1</text:p>
          </table:table-cell>
          <table:table-cell office:value-type="float" office:value="-0.1033473" calcext:value-type="float">
            <text:p>-0.10334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63.5203" calcext:value-type="float">
            <text:p>863.5203</text:p>
          </table:table-cell>
          <table:table-cell office:value-type="float" office:value="1727.103" calcext:value-type="float">
            <text:p>1727.103</text:p>
          </table:table-cell>
          <table:table-cell office:value-type="float" office:value="0" calcext:value-type="float">
            <text:p>0</text:p>
          </table:table-cell>
          <table:table-cell office:value-type="float" office:value="1.585254" calcext:value-type="float">
            <text:p>1.585254</text:p>
          </table:table-cell>
          <table:table-cell office:value-type="float" office:value="1.154701" calcext:value-type="float">
            <text:p>1.154701</text:p>
          </table:table-cell>
          <table:table-cell office:value-type="float" office:value="45" calcext:value-type="float">
            <text:p>45</text:p>
          </table:table-cell>
          <table:table-cell office:value-type="float" office:value="1.586931" calcext:value-type="float">
            <text:p>1.586931</text:p>
          </table:table-cell>
          <table:table-cell office:value-type="float" office:value="1.053411" calcext:value-type="float">
            <text:p>1.053411</text:p>
          </table:table-cell>
          <table:table-cell office:value-type="float" office:value="29.9502" calcext:value-type="float">
            <text:p>29.9502</text:p>
          </table:table-cell>
          <table:table-cell office:value-type="float" office:value="0.3600762" calcext:value-type="float">
            <text:p>0.3600762</text:p>
          </table:table-cell>
          <table:table-cell office:value-type="float" office:value="0.01988105" calcext:value-type="float">
            <text:p>0.01988105</text:p>
          </table:table-cell>
          <table:table-cell office:value-type="float" office:value="0.05658106" calcext:value-type="float">
            <text:p>0.05658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64931" calcext:value-type="float">
            <text:p>0.0064931</text:p>
          </table:table-cell>
          <table:table-cell office:value-type="float" office:value="10.87566" calcext:value-type="float">
            <text:p>10.87566</text:p>
          </table:table-cell>
          <table:table-cell office:value-type="float" office:value="5.762334" calcext:value-type="float">
            <text:p>5.762334</text:p>
          </table:table-cell>
          <table:table-cell office:value-type="float" office:value="5.405835" calcext:value-type="float">
            <text:p>5.405835</text:p>
          </table:table-cell>
          <table:table-cell office:value-type="float" office:value="5.571817" calcext:value-type="float">
            <text:p>5.571817</text:p>
          </table:table-cell>
          <table:table-cell office:value-type="float" office:value="280.09302" calcext:value-type="float">
            <text:p>280.09302</text:p>
          </table:table-cell>
          <table:table-cell office:value-type="float" office:value="24.226229" calcext:value-type="float">
            <text:p>24.226229</text:p>
          </table:table-cell>
          <table:table-cell office:value-type="float" office:value="1399393020" calcext:value-type="float">
            <text:p>1399393020</text:p>
          </table:table-cell>
          <table:table-cell office:value-type="string" calcext:value-type="string">
            <text:p>SoFiA J184022.33+241334.4</text:p>
          </table:table-cell>
          <table:table-cell office:value-type="float" office:value="96.7947629607853" calcext:value-type="float">
            <text:p>96.7947629607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45+22</text:p>
          </table:table-cell>
          <table:table-cell table:style-name="ce3" office:value-type="string" calcext:value-type="string">
            <text:p>Boxcar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table:style-name="ce5" office:value-type="float" office:value="6" calcext:value-type="float">
            <text:p>6.0</text:p>
          </table:table-cell>
          <table:table-cell table:style-name="ce3"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M2]+[.CN2]" office:value-type="float" office:value="3" calcext:value-type="float">
            <text:p>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7+2204</text:p>
          </table:table-cell>
          <table:table-cell table:style-name="ce2" office:value-type="string" calcext:value-type="string">
            <text:p>18:37:53</text:p>
          </table:table-cell>
          <table:table-cell table:style-name="ce2" office:value-type="string" calcext:value-type="string">
            <text:p>22:04:10</text:p>
          </table:table-cell>
          <table:table-cell office:value-type="float" office:value="51.4" calcext:value-type="float">
            <text:p>51.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9.470833333333" calcext:value-type="float">
            <text:p>279.470833333333</text:p>
          </table:table-cell>
          <table:table-cell office:value-type="float" office:value="22.0694444444444" calcext:value-type="float">
            <text:p>22.0694444444444</text:p>
          </table:table-cell>
          <table:table-cell office:value-type="float" office:value="131" calcext:value-type="float">
            <text:p>131</text:p>
          </table:table-cell>
          <table:table-cell office:value-type="float" office:value="1857" calcext:value-type="float">
            <text:p>1857</text:p>
          </table:table-cell>
          <table:table-cell office:value-type="float" office:value="210.252" calcext:value-type="float">
            <text:p>210.252</text:p>
          </table:table-cell>
          <table:table-cell office:value-type="float" office:value="153.538" calcext:value-type="float">
            <text:p>153.538</text:p>
          </table:table-cell>
          <table:table-cell office:value-type="float" office:value="1776.666" calcext:value-type="float">
            <text:p>1776.666</text:p>
          </table:table-cell>
          <table:table-cell office:value-type="float" office:value="210.627" calcext:value-type="float">
            <text:p>210.627</text:p>
          </table:table-cell>
          <table:table-cell office:value-type="float" office:value="154.106" calcext:value-type="float">
            <text:p>154.106</text:p>
          </table:table-cell>
          <table:table-cell office:value-type="float" office:value="1776.192" calcext:value-type="float">
            <text:p>1776.192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761" calcext:value-type="float">
            <text:p>1761</text:p>
          </table:table-cell>
          <table:table-cell office:value-type="float" office:value="1792" calcext:value-type="float">
            <text:p>1792</text:p>
          </table:table-cell>
          <table:table-cell office:value-type="float" office:value="2311" calcext:value-type="float">
            <text:p>2311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0.759151" calcext:value-type="float">
            <text:p>0.759151</text:p>
          </table:table-cell>
          <table:table-cell office:value-type="float" office:value="0.00000536134" calcext:value-type="float">
            <text:p>5.36134E-06</text:p>
          </table:table-cell>
          <table:table-cell office:value-type="float" office:value="0.006428334" calcext:value-type="float">
            <text:p>0.006428334</text:p>
          </table:table-cell>
          <table:table-cell office:value-type="float" office:value="0.001074103" calcext:value-type="float">
            <text:p>0.001074103</text:p>
          </table:table-cell>
          <table:table-cell office:value-type="float" office:value="0" calcext:value-type="float">
            <text:p>0</text:p>
          </table:table-cell>
          <table:table-cell office:value-type="float" office:value="426.5147" calcext:value-type="float">
            <text:p>426.5147</text:p>
          </table:table-cell>
          <table:table-cell office:value-type="float" office:value="16.90042" calcext:value-type="float">
            <text:p>16.90042</text:p>
          </table:table-cell>
          <table:table-cell office:value-type="float" office:value="0.7240569" calcext:value-type="float">
            <text:p>0.7240569</text:p>
          </table:table-cell>
          <table:table-cell office:value-type="float" office:value="4" calcext:value-type="float">
            <text:p>4</text:p>
          </table:table-cell>
          <table:table-cell office:value-type="float" office:value="-0.04349367" calcext:value-type="float">
            <text:p>-0.04349367</text:p>
          </table:table-cell>
          <table:table-cell office:value-type="float" office:value="33.78591" calcext:value-type="float">
            <text:p>33.78591</text:p>
          </table:table-cell>
          <table:table-cell office:value-type="float" office:value="23.93453" calcext:value-type="float">
            <text:p>23.93453</text:p>
          </table:table-cell>
          <table:table-cell office:value-type="float" office:value="879.0032" calcext:value-type="float">
            <text:p>879.0032</text:p>
          </table:table-cell>
          <table:table-cell office:value-type="float" office:value="1758.043" calcext:value-type="float">
            <text:p>1758.043</text:p>
          </table:table-cell>
          <table:table-cell office:value-type="float" office:value="0" calcext:value-type="float">
            <text:p>0</text:p>
          </table:table-cell>
          <table:table-cell office:value-type="float" office:value="6.038464" calcext:value-type="float">
            <text:p>6.038464</text:p>
          </table:table-cell>
          <table:table-cell office:value-type="float" office:value="4.226928" calcext:value-type="float">
            <text:p>4.226928</text:p>
          </table:table-cell>
          <table:table-cell office:value-type="float" office:value="-85.7127" calcext:value-type="float">
            <text:p>-85.7127</text:p>
          </table:table-cell>
          <table:table-cell office:value-type="float" office:value="4.931733" calcext:value-type="float">
            <text:p>4.931733</text:p>
          </table:table-cell>
          <table:table-cell office:value-type="float" office:value="4.571898" calcext:value-type="float">
            <text:p>4.571898</text:p>
          </table:table-cell>
          <table:table-cell office:value-type="float" office:value="65.37469" calcext:value-type="float">
            <text:p>65.37469</text:p>
          </table:table-cell>
          <table:table-cell office:value-type="float" office:value="17.04231" calcext:value-type="float">
            <text:p>17.04231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7248517" calcext:value-type="float">
            <text:p>0.7248517</text:p>
          </table:table-cell>
          <table:table-cell office:value-type="float" office:value="4" calcext:value-type="float">
            <text:p>4</text:p>
          </table:table-cell>
          <table:table-cell office:value-type="float" office:value="203.8175" calcext:value-type="float">
            <text:p>203.8175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60.04552" calcext:value-type="float">
            <text:p>60.04552</text:p>
          </table:table-cell>
          <table:table-cell office:value-type="float" office:value="28.75268" calcext:value-type="float">
            <text:p>28.75268</text:p>
          </table:table-cell>
          <table:table-cell office:value-type="float" office:value="25.7641" calcext:value-type="float">
            <text:p>25.7641</text:p>
          </table:table-cell>
          <table:table-cell office:value-type="float" office:value="26.24932" calcext:value-type="float">
            <text:p>26.24932</text:p>
          </table:table-cell>
          <table:table-cell office:value-type="float" office:value="279.4761" calcext:value-type="float">
            <text:p>279.4761</text:p>
          </table:table-cell>
          <table:table-cell office:value-type="float" office:value="22.058933" calcext:value-type="float">
            <text:p>22.058933</text:p>
          </table:table-cell>
          <table:table-cell office:value-type="float" office:value="1400313860" calcext:value-type="float">
            <text:p>1400313860</text:p>
          </table:table-cell>
          <table:table-cell office:value-type="string" calcext:value-type="string">
            <text:p>SoFiA J183754.26+220332.2</text:p>
          </table:table-cell>
          <table:table-cell office:value-type="float" office:value="41.7276540678531" calcext:value-type="float">
            <text:p>41.72765406785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]+[.CN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8+2309</text:p>
          </table:table-cell>
          <table:table-cell table:style-name="ce2" office:value-type="string" calcext:value-type="string">
            <text:p>18:48:33</text:p>
          </table:table-cell>
          <table:table-cell table:style-name="ce2" office:value-type="string" calcext:value-type="string">
            <text:p>23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87" calcext:value-type="float">
            <text:p>428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2.1375" calcext:value-type="float">
            <text:p>282.1375</text:p>
          </table:table-cell>
          <table:table-cell office:value-type="float" office:value="23.1597222222222" calcext:value-type="float">
            <text:p>23.1597222222222</text:p>
          </table:table-cell>
          <table:table-cell office:value-type="float" office:value="122" calcext:value-type="float">
            <text:p>122</text:p>
          </table:table-cell>
          <table:table-cell office:value-type="float" office:value="1791" calcext:value-type="float">
            <text:p>1791</text:p>
          </table:table-cell>
          <table:table-cell office:value-type="float" office:value="63.807" calcext:value-type="float">
            <text:p>63.807</text:p>
          </table:table-cell>
          <table:table-cell office:value-type="float" office:value="218.614" calcext:value-type="float">
            <text:p>218.614</text:p>
          </table:table-cell>
          <table:table-cell office:value-type="float" office:value="1729.932" calcext:value-type="float">
            <text:p>1729.932</text:p>
          </table:table-cell>
          <table:table-cell office:value-type="float" office:value="64.003" calcext:value-type="float">
            <text:p>64.003</text:p>
          </table:table-cell>
          <table:table-cell office:value-type="float" office:value="218.842" calcext:value-type="float">
            <text:p>218.842</text:p>
          </table:table-cell>
          <table:table-cell office:value-type="float" office:value="1730.023" calcext:value-type="float">
            <text:p>1730.02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1717" calcext:value-type="float">
            <text:p>1717</text:p>
          </table:table-cell>
          <table:table-cell office:value-type="float" office:value="1741" calcext:value-type="float">
            <text:p>1741</text:p>
          </table:table-cell>
          <table:table-cell office:value-type="float" office:value="818" calcext:value-type="float">
            <text:p>818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0.573277" calcext:value-type="float">
            <text:p>0.573277</text:p>
          </table:table-cell>
          <table:table-cell office:value-type="float" office:value="0.224274" calcext:value-type="float">
            <text:p>0.224274</text:p>
          </table:table-cell>
          <table:table-cell office:value-type="float" office:value="0.03134246" calcext:value-type="float">
            <text:p>0.03134246</text:p>
          </table:table-cell>
          <table:table-cell office:value-type="float" office:value="0.001486229" calcext:value-type="float">
            <text:p>0.001486229</text:p>
          </table:table-cell>
          <table:table-cell office:value-type="float" office:value="0" calcext:value-type="float">
            <text:p>0</text:p>
          </table:table-cell>
          <table:table-cell office:value-type="float" office:value="213.7637" calcext:value-type="float">
            <text:p>213.7637</text:p>
          </table:table-cell>
          <table:table-cell office:value-type="float" office:value="3.816141" calcext:value-type="float">
            <text:p>3.816141</text:p>
          </table:table-cell>
          <table:table-cell office:value-type="float" office:value="0.2365261" calcext:value-type="float">
            <text:p>0.2365261</text:p>
          </table:table-cell>
          <table:table-cell office:value-type="float" office:value="3" calcext:value-type="float">
            <text:p>3</text:p>
          </table:table-cell>
          <table:table-cell office:value-type="float" office:value="-0.08003062" calcext:value-type="float">
            <text:p>-0.08003062</text:p>
          </table:table-cell>
          <table:table-cell office:value-type="float" office:value="28" calcext:value-type="float">
            <text:p>28</text:p>
          </table:table-cell>
          <table:table-cell office:value-type="float" office:value="14.73052" calcext:value-type="float">
            <text:p>14.73052</text:p>
          </table:table-cell>
          <table:table-cell office:value-type="float" office:value="857.5157" calcext:value-type="float">
            <text:p>857.5157</text:p>
          </table:table-cell>
          <table:table-cell office:value-type="float" office:value="1715.08" calcext:value-type="float">
            <text:p>1715.08</text:p>
          </table:table-cell>
          <table:table-cell office:value-type="float" office:value="0" calcext:value-type="float">
            <text:p>0</text:p>
          </table:table-cell>
          <table:table-cell office:value-type="float" office:value="4.431529" calcext:value-type="float">
            <text:p>4.431529</text:p>
          </table:table-cell>
          <table:table-cell office:value-type="float" office:value="3.227207" calcext:value-type="float">
            <text:p>3.227207</text:p>
          </table:table-cell>
          <table:table-cell office:value-type="float" office:value="75.19697" calcext:value-type="float">
            <text:p>75.19697</text:p>
          </table:table-cell>
          <table:table-cell office:value-type="float" office:value="4.343268" calcext:value-type="float">
            <text:p>4.343268</text:p>
          </table:table-cell>
          <table:table-cell office:value-type="float" office:value="3.313933" calcext:value-type="float">
            <text:p>3.313933</text:p>
          </table:table-cell>
          <table:table-cell office:value-type="float" office:value="62.12822" calcext:value-type="float">
            <text:p>62.12822</text:p>
          </table:table-cell>
          <table:table-cell office:value-type="float" office:value="3.990358" calcext:value-type="float">
            <text:p>3.990358</text:p>
          </table:table-cell>
          <table:table-cell office:value-type="float" office:value="0.01926626" calcext:value-type="float">
            <text:p>0.01926626</text:p>
          </table:table-cell>
          <table:table-cell office:value-type="float" office:value="0.08938486" calcext:value-type="float">
            <text:p>0.08938486</text:p>
          </table:table-cell>
          <table:table-cell office:value-type="float" office:value="0" calcext:value-type="float">
            <text:p>0</text:p>
          </table:table-cell>
          <table:table-cell office:value-type="float" office:value="242.3068" calcext:value-type="float">
            <text:p>242.3068</text:p>
          </table:table-cell>
          <table:table-cell office:value-type="float" office:value="0.0047405" calcext:value-type="float">
            <text:p>0.0047405</text:p>
          </table:table-cell>
          <table:table-cell office:value-type="float" office:value="29.4311" calcext:value-type="float">
            <text:p>29.4311</text:p>
          </table:table-cell>
          <table:table-cell office:value-type="float" office:value="23.55196" calcext:value-type="float">
            <text:p>23.55196</text:p>
          </table:table-cell>
          <table:table-cell office:value-type="float" office:value="4.597516" calcext:value-type="float">
            <text:p>4.597516</text:p>
          </table:table-cell>
          <table:table-cell office:value-type="float" office:value="24.27071" calcext:value-type="float">
            <text:p>24.27071</text:p>
          </table:table-cell>
          <table:table-cell office:value-type="float" office:value="282.12" calcext:value-type="float">
            <text:p>282.12</text:p>
          </table:table-cell>
          <table:table-cell office:value-type="float" office:value="23.145193" calcext:value-type="float">
            <text:p>23.145193</text:p>
          </table:table-cell>
          <table:table-cell office:value-type="float" office:value="1399388540" calcext:value-type="float">
            <text:p>1399388540</text:p>
          </table:table-cell>
          <table:table-cell office:value-type="string" calcext:value-type="string">
            <text:p>SoFiA J184828.80+230842.7</text:p>
          </table:table-cell>
          <table:table-cell office:value-type="float" office:value="78.058324564935" calcext:value-type="float">
            <text:p>78.0583245649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]+[.CN4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9+2314</text:p>
          </table:table-cell>
          <table:table-cell table:style-name="ce2" office:value-type="string" calcext:value-type="string">
            <text:p>18:49:55</text:p>
          </table:table-cell>
          <table:table-cell table:style-name="ce2" office:value-type="string" calcext:value-type="string">
            <text:p>23:14:53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211" calcext:value-type="float">
            <text:p>42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479166666667" calcext:value-type="float">
            <text:p>282.479166666667</text:p>
          </table:table-cell>
          <table:table-cell office:value-type="float" office:value="23.2480555555556" calcext:value-type="float">
            <text:p>23.2480555555556</text:p>
          </table:table-cell>
          <table:table-cell office:value-type="float" office:value="125" calcext:value-type="float">
            <text:p>125</text:p>
          </table:table-cell>
          <table:table-cell office:value-type="float" office:value="1814" calcext:value-type="float">
            <text:p>1814</text:p>
          </table:table-cell>
          <table:table-cell office:value-type="float" office:value="43.939" calcext:value-type="float">
            <text:p>43.939</text:p>
          </table:table-cell>
          <table:table-cell office:value-type="float" office:value="225.405" calcext:value-type="float">
            <text:p>225.405</text:p>
          </table:table-cell>
          <table:table-cell office:value-type="float" office:value="1744.977" calcext:value-type="float">
            <text:p>1744.977</text:p>
          </table:table-cell>
          <table:table-cell office:value-type="float" office:value="43.883" calcext:value-type="float">
            <text:p>43.883</text:p>
          </table:table-cell>
          <table:table-cell office:value-type="float" office:value="225.45" calcext:value-type="float">
            <text:p>225.45</text:p>
          </table:table-cell>
          <table:table-cell office:value-type="float" office:value="1744.853" calcext:value-type="float">
            <text:p>1744.85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1731" calcext:value-type="float">
            <text:p>1731</text:p>
          </table:table-cell>
          <table:table-cell office:value-type="float" office:value="1772" calcext:value-type="float">
            <text:p>1772</text:p>
          </table:table-cell>
          <table:table-cell office:value-type="float" office:value="1294" calcext:value-type="float">
            <text:p>129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0.724583" calcext:value-type="float">
            <text:p>0.724583</text:p>
          </table:table-cell>
          <table:table-cell office:value-type="float" office:value="0.0000007580304" calcext:value-type="float">
            <text:p>7.580304E-07</text:p>
          </table:table-cell>
          <table:table-cell office:value-type="float" office:value="0.001249596" calcext:value-type="float">
            <text:p>0.001249596</text:p>
          </table:table-cell>
          <table:table-cell office:value-type="float" office:value="0.001517379" calcext:value-type="float">
            <text:p>0.001517379</text:p>
          </table:table-cell>
          <table:table-cell office:value-type="float" office:value="0" calcext:value-type="float">
            <text:p>0</text:p>
          </table:table-cell>
          <table:table-cell office:value-type="float" office:value="553.6297" calcext:value-type="float">
            <text:p>553.6297</text:p>
          </table:table-cell>
          <table:table-cell office:value-type="float" office:value="6.85674" calcext:value-type="float">
            <text:p>6.85674</text:p>
          </table:table-cell>
          <table:table-cell office:value-type="float" office:value="0.3111296" calcext:value-type="float">
            <text:p>0.3111296</text:p>
          </table:table-cell>
          <table:table-cell office:value-type="float" office:value="4" calcext:value-type="float">
            <text:p>4</text:p>
          </table:table-cell>
          <table:table-cell office:value-type="float" office:value="-0.05126883" calcext:value-type="float">
            <text:p>-0.05126883</text:p>
          </table:table-cell>
          <table:table-cell office:value-type="float" office:value="31.62606" calcext:value-type="float">
            <text:p>31.62606</text:p>
          </table:table-cell>
          <table:table-cell office:value-type="float" office:value="21.10357" calcext:value-type="float">
            <text:p>21.10357</text:p>
          </table:table-cell>
          <table:table-cell office:value-type="float" office:value="860.0006" calcext:value-type="float">
            <text:p>860.0006</text:p>
          </table:table-cell>
          <table:table-cell office:value-type="float" office:value="1720.051" calcext:value-type="float">
            <text:p>1720.051</text:p>
          </table:table-cell>
          <table:table-cell office:value-type="float" office:value="0" calcext:value-type="float">
            <text:p>0</text:p>
          </table:table-cell>
          <table:table-cell office:value-type="float" office:value="4.220176" calcext:value-type="float">
            <text:p>4.220176</text:p>
          </table:table-cell>
          <table:table-cell office:value-type="float" office:value="3.471822" calcext:value-type="float">
            <text:p>3.471822</text:p>
          </table:table-cell>
          <table:table-cell office:value-type="float" office:value="38.14084" calcext:value-type="float">
            <text:p>38.14084</text:p>
          </table:table-cell>
          <table:table-cell office:value-type="float" office:value="3.789388" calcext:value-type="float">
            <text:p>3.789388</text:p>
          </table:table-cell>
          <table:table-cell office:value-type="float" office:value="3.181726" calcext:value-type="float">
            <text:p>3.181726</text:p>
          </table:table-cell>
          <table:table-cell office:value-type="float" office:value="26.19881" calcext:value-type="float">
            <text:p>26.19881</text:p>
          </table:table-cell>
          <table:table-cell office:value-type="float" office:value="7.257527" calcext:value-type="float">
            <text:p>7.257527</text:p>
          </table:table-cell>
          <table:table-cell office:value-type="float" office:value="0.02442612" calcext:value-type="float">
            <text:p>0.02442612</text:p>
          </table:table-cell>
          <table:table-cell office:value-type="float" office:value="0.1816292" calcext:value-type="float">
            <text:p>0.1816292</text:p>
          </table:table-cell>
          <table:table-cell office:value-type="float" office:value="0" calcext:value-type="float">
            <text:p>0</text:p>
          </table:table-cell>
          <table:table-cell office:value-type="float" office:value="192.6737" calcext:value-type="float">
            <text:p>192.6737</text:p>
          </table:table-cell>
          <table:table-cell office:value-type="float" office:value="0.0044601" calcext:value-type="float">
            <text:p>0.0044601</text:p>
          </table:table-cell>
          <table:table-cell office:value-type="float" office:value="46.52943" calcext:value-type="float">
            <text:p>46.52943</text:p>
          </table:table-cell>
          <table:table-cell office:value-type="float" office:value="36.86714" calcext:value-type="float">
            <text:p>36.86714</text:p>
          </table:table-cell>
          <table:table-cell office:value-type="float" office:value="36.18738" calcext:value-type="float">
            <text:p>36.18738</text:p>
          </table:table-cell>
          <table:table-cell office:value-type="float" office:value="36.82732" calcext:value-type="float">
            <text:p>36.82732</text:p>
          </table:table-cell>
          <table:table-cell office:value-type="float" office:value="282.48575" calcext:value-type="float">
            <text:p>282.48575</text:p>
          </table:table-cell>
          <table:table-cell office:value-type="float" office:value="23.253057" calcext:value-type="float">
            <text:p>23.253057</text:p>
          </table:table-cell>
          <table:table-cell office:value-type="float" office:value="1399685760" calcext:value-type="float">
            <text:p>1399685760</text:p>
          </table:table-cell>
          <table:table-cell office:value-type="string" calcext:value-type="string">
            <text:p>SoFiA J184956.58+231511.0</text:p>
          </table:table-cell>
          <table:table-cell office:value-type="float" office:value="28.2518189594071" calcext:value-type="float">
            <text:p>28.25181895940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]+[.CN5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9+2210</text:p>
          </table:table-cell>
          <table:table-cell table:style-name="ce2" office:value-type="string" calcext:value-type="string">
            <text:p>18:39:10</text:p>
          </table:table-cell>
          <table:table-cell table:style-name="ce2" office:value-type="string" calcext:value-type="string">
            <text:p>22:10:53</text:p>
          </table:table-cell>
          <table:table-cell office:value-type="float" office:value="51.7" calcext:value-type="float">
            <text:p>51.7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894" calcext:value-type="float">
            <text:p>489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791666666667" calcext:value-type="float">
            <text:p>279.791666666667</text:p>
          </table:table-cell>
          <table:table-cell office:value-type="float" office:value="22.1813888888889" calcext:value-type="float">
            <text:p>22.1813888888889</text:p>
          </table:table-cell>
          <table:table-cell office:value-type="float" office:value="103" calcext:value-type="float">
            <text:p>103</text:p>
          </table:table-cell>
          <table:table-cell office:value-type="float" office:value="1629" calcext:value-type="float">
            <text:p>1629</text:p>
          </table:table-cell>
          <table:table-cell office:value-type="float" office:value="192.484" calcext:value-type="float">
            <text:p>192.484</text:p>
          </table:table-cell>
          <table:table-cell office:value-type="float" office:value="160.941" calcext:value-type="float">
            <text:p>160.941</text:p>
          </table:table-cell>
          <table:table-cell office:value-type="float" office:value="1613.936" calcext:value-type="float">
            <text:p>1613.936</text:p>
          </table:table-cell>
          <table:table-cell office:value-type="float" office:value="192.54" calcext:value-type="float">
            <text:p>192.54</text:p>
          </table:table-cell>
          <table:table-cell office:value-type="float" office:value="161.078" calcext:value-type="float">
            <text:p>161.078</text:p>
          </table:table-cell>
          <table:table-cell office:value-type="float" office:value="1613.798" calcext:value-type="float">
            <text:p>1613.798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604" calcext:value-type="float">
            <text:p>1604</text:p>
          </table:table-cell>
          <table:table-cell office:value-type="float" office:value="1622" calcext:value-type="float">
            <text:p>1622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445764" calcext:value-type="float">
            <text:p>0.445764</text:p>
          </table:table-cell>
          <table:table-cell office:value-type="float" office:value="0.08998478" calcext:value-type="float">
            <text:p>0.08998478</text:p>
          </table:table-cell>
          <table:table-cell office:value-type="float" office:value="0.06406296" calcext:value-type="float">
            <text:p>0.06406296</text:p>
          </table:table-cell>
          <table:table-cell office:value-type="float" office:value="0.005356743" calcext:value-type="float">
            <text:p>0.005356743</text:p>
          </table:table-cell>
          <table:table-cell office:value-type="float" office:value="0" calcext:value-type="float">
            <text:p>0</text:p>
          </table:table-cell>
          <table:table-cell office:value-type="float" office:value="145.5662" calcext:value-type="float">
            <text:p>145.5662</text:p>
          </table:table-cell>
          <table:table-cell office:value-type="float" office:value="2.780662" calcext:value-type="float">
            <text:p>2.780662</text:p>
          </table:table-cell>
          <table:table-cell office:value-type="float" office:value="0.2045479" calcext:value-type="float">
            <text:p>0.2045479</text:p>
          </table:table-cell>
          <table:table-cell office:value-type="float" office:value="4" calcext:value-type="float">
            <text:p>4</text:p>
          </table:table-cell>
          <table:table-cell office:value-type="float" office:value="-0.07719399" calcext:value-type="float">
            <text:p>-0.07719399</text:p>
          </table:table-cell>
          <table:table-cell office:value-type="float" office:value="18.9013" calcext:value-type="float">
            <text:p>18.9013</text:p>
          </table:table-cell>
          <table:table-cell office:value-type="float" office:value="13.99717" calcext:value-type="float">
            <text:p>13.99717</text:p>
          </table:table-cell>
          <table:table-cell office:value-type="float" office:value="801.532" calcext:value-type="float">
            <text:p>801.532</text:p>
          </table:table-cell>
          <table:table-cell office:value-type="float" office:value="1603.077" calcext:value-type="float">
            <text:p>1603.077</text:p>
          </table:table-cell>
          <table:table-cell office:value-type="float" office:value="0" calcext:value-type="float">
            <text:p>0</text:p>
          </table:table-cell>
          <table:table-cell office:value-type="float" office:value="2.954936" calcext:value-type="float">
            <text:p>2.954936</text:p>
          </table:table-cell>
          <table:table-cell office:value-type="float" office:value="2.75291" calcext:value-type="float">
            <text:p>2.75291</text:p>
          </table:table-cell>
          <table:table-cell office:value-type="float" office:value="36.04004" calcext:value-type="float">
            <text:p>36.04004</text:p>
          </table:table-cell>
          <table:table-cell office:value-type="float" office:value="2.714729" calcext:value-type="float">
            <text:p>2.714729</text:p>
          </table:table-cell>
          <table:table-cell office:value-type="float" office:value="2.609199" calcext:value-type="float">
            <text:p>2.609199</text:p>
          </table:table-cell>
          <table:table-cell office:value-type="float" office:value="67.19263" calcext:value-type="float">
            <text:p>67.19263</text:p>
          </table:table-cell>
          <table:table-cell office:value-type="float" office:value="2.94658" calcext:value-type="float">
            <text:p>2.94658</text:p>
          </table:table-cell>
          <table:table-cell office:value-type="float" office:value="0.02012032" calcext:value-type="float">
            <text:p>0.02012032</text:p>
          </table:table-cell>
          <table:table-cell office:value-type="float" office:value="0.3600724" calcext:value-type="float">
            <text:p>0.3600724</text:p>
          </table:table-cell>
          <table:table-cell office:value-type="float" office:value="0" calcext:value-type="float">
            <text:p>0</text:p>
          </table:table-cell>
          <table:table-cell office:value-type="float" office:value="296.0999" calcext:value-type="float">
            <text:p>296.0999</text:p>
          </table:table-cell>
          <table:table-cell office:value-type="float" office:value="0.0045355" calcext:value-type="float">
            <text:p>0.0045355</text:p>
          </table:table-cell>
          <table:table-cell office:value-type="float" office:value="30.45727" calcext:value-type="float">
            <text:p>30.45727</text:p>
          </table:table-cell>
          <table:table-cell office:value-type="float" office:value="17.06125" calcext:value-type="float">
            <text:p>17.06125</text:p>
          </table:table-cell>
          <table:table-cell office:value-type="float" office:value="14.14288" calcext:value-type="float">
            <text:p>14.14288</text:p>
          </table:table-cell>
          <table:table-cell office:value-type="float" office:value="12.42897" calcext:value-type="float">
            <text:p>12.42897</text:p>
          </table:table-cell>
          <table:table-cell office:value-type="float" office:value="279.80026" calcext:value-type="float">
            <text:p>279.80026</text:p>
          </table:table-cell>
          <table:table-cell office:value-type="float" office:value="22.178299" calcext:value-type="float">
            <text:p>22.178299</text:p>
          </table:table-cell>
          <table:table-cell office:value-type="float" office:value="1397059070" calcext:value-type="float">
            <text:p>1397059070</text:p>
          </table:table-cell>
          <table:table-cell office:value-type="string" calcext:value-type="string">
            <text:p>SoFiA J183912.06+221041.9</text:p>
          </table:table-cell>
          <table:table-cell office:value-type="float" office:value="30.7383846116303" calcext:value-type="float">
            <text:p>30.73838461163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]+[.CN6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2+2136</text:p>
          </table:table-cell>
          <table:table-cell table:style-name="ce2" office:value-type="string" calcext:value-type="string">
            <text:p>18:42:58</text:p>
          </table:table-cell>
          <table:table-cell table:style-name="ce2" office:value-type="string" calcext:value-type="string">
            <text:p>21:36:15</text:p>
          </table:table-cell>
          <table:table-cell office:value-type="float" office:value="51.5" calcext:value-type="float">
            <text:p>51.5</text:p>
          </table:table-cell>
          <table:table-cell office:value-type="float" office:value="11.4" calcext:value-type="float">
            <text:p>11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4399" calcext:value-type="float">
            <text:p>439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64.6" calcext:value-type="float">
            <text:p>64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741666666667" calcext:value-type="float">
            <text:p>280.741666666667</text:p>
          </table:table-cell>
          <table:table-cell office:value-type="float" office:value="21.6041666666667" calcext:value-type="float">
            <text:p>21.6041666666667</text:p>
          </table:table-cell>
          <table:table-cell office:value-type="float" office:value="109" calcext:value-type="float">
            <text:p>109</text:p>
          </table:table-cell>
          <table:table-cell office:value-type="float" office:value="1724" calcext:value-type="float">
            <text:p>1724</text:p>
          </table:table-cell>
          <table:table-cell office:value-type="float" office:value="140.655" calcext:value-type="float">
            <text:p>140.655</text:p>
          </table:table-cell>
          <table:table-cell office:value-type="float" office:value="126.178" calcext:value-type="float">
            <text:p>126.178</text:p>
          </table:table-cell>
          <table:table-cell office:value-type="float" office:value="1715.778" calcext:value-type="float">
            <text:p>1715.778</text:p>
          </table:table-cell>
          <table:table-cell office:value-type="float" office:value="140.71" calcext:value-type="float">
            <text:p>140.71</text:p>
          </table:table-cell>
          <table:table-cell office:value-type="float" office:value="126.296" calcext:value-type="float">
            <text:p>126.296</text:p>
          </table:table-cell>
          <table:table-cell office:value-type="float" office:value="1715.51" calcext:value-type="float">
            <text:p>1715.51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684" calcext:value-type="float">
            <text:p>1684</text:p>
          </table:table-cell>
          <table:table-cell office:value-type="float" office:value="1735" calcext:value-type="float">
            <text:p>1735</text:p>
          </table:table-cell>
          <table:table-cell office:value-type="float" office:value="1995" calcext:value-type="float">
            <text:p>1995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4241737" calcext:value-type="float">
            <text:p>0.4241737</text:p>
          </table:table-cell>
          <table:table-cell office:value-type="float" office:value="0.01628852" calcext:value-type="float">
            <text:p>0.01628852</text:p>
          </table:table-cell>
          <table:table-cell office:value-type="float" office:value="0.07088864" calcext:value-type="float">
            <text:p>0.07088864</text:p>
          </table:table-cell>
          <table:table-cell office:value-type="float" office:value="0" calcext:value-type="float">
            <text:p>0</text:p>
          </table:table-cell>
          <table:table-cell office:value-type="float" office:value="470.3833" calcext:value-type="float">
            <text:p>470.3833</text:p>
          </table:table-cell>
          <table:table-cell office:value-type="float" office:value="10.83582" calcext:value-type="float">
            <text:p>10.83582</text:p>
          </table:table-cell>
          <table:table-cell office:value-type="float" office:value="0.3490712" calcext:value-type="float">
            <text:p>0.3490712</text:p>
          </table:table-cell>
          <table:table-cell office:value-type="float" office:value="6" calcext:value-type="float">
            <text:p>6</text:p>
          </table:table-cell>
          <table:table-cell office:value-type="float" office:value="-0.2070395" calcext:value-type="float">
            <text:p>-0.2070395</text:p>
          </table:table-cell>
          <table:table-cell office:value-type="float" office:value="54.2815" calcext:value-type="float">
            <text:p>54.2815</text:p>
          </table:table-cell>
          <table:table-cell office:value-type="float" office:value="24.77947" calcext:value-type="float">
            <text:p>24.77947</text:p>
          </table:table-cell>
          <table:table-cell office:value-type="float" office:value="842.5081" calcext:value-type="float">
            <text:p>842.5081</text:p>
          </table:table-cell>
          <table:table-cell office:value-type="float" office:value="1685.049" calcext:value-type="float">
            <text:p>1685.049</text:p>
          </table:table-cell>
          <table:table-cell office:value-type="float" office:value="0" calcext:value-type="float">
            <text:p>0</text:p>
          </table:table-cell>
          <table:table-cell office:value-type="float" office:value="6.491825" calcext:value-type="float">
            <text:p>6.491825</text:p>
          </table:table-cell>
          <table:table-cell office:value-type="float" office:value="3.671187" calcext:value-type="float">
            <text:p>3.671187</text:p>
          </table:table-cell>
          <table:table-cell office:value-type="float" office:value="-71.77197" calcext:value-type="float">
            <text:p>-71.77197</text:p>
          </table:table-cell>
          <table:table-cell office:value-type="float" office:value="4.414384" calcext:value-type="float">
            <text:p>4.414384</text:p>
          </table:table-cell>
          <table:table-cell office:value-type="float" office:value="3.509059" calcext:value-type="float">
            <text:p>3.509059</text:p>
          </table:table-cell>
          <table:table-cell office:value-type="float" office:value="-78.93531" calcext:value-type="float">
            <text:p>-78.93531</text:p>
          </table:table-cell>
          <table:table-cell office:value-type="float" office:value="11.19792" calcext:value-type="float">
            <text:p>11.19792</text:p>
          </table:table-cell>
          <table:table-cell office:value-type="float" office:value="0.0212913" calcext:value-type="float">
            <text:p>0.0212913</text:p>
          </table:table-cell>
          <table:table-cell office:value-type="float" office:value="0.07426493" calcext:value-type="float">
            <text:p>0.07426493</text:p>
          </table:table-cell>
          <table:table-cell office:value-type="float" office:value="0" calcext:value-type="float">
            <text:p>0</text:p>
          </table:table-cell>
          <table:table-cell office:value-type="float" office:value="83.07558" calcext:value-type="float">
            <text:p>83.07558</text:p>
          </table:table-cell>
          <table:table-cell office:value-type="float" office:value="0.0047561" calcext:value-type="float">
            <text:p>0.0047561</text:p>
          </table:table-cell>
          <table:table-cell office:value-type="float" office:value="52.76544" calcext:value-type="float">
            <text:p>52.76544</text:p>
          </table:table-cell>
          <table:table-cell office:value-type="float" office:value="49.04738" calcext:value-type="float">
            <text:p>49.04738</text:p>
          </table:table-cell>
          <table:table-cell office:value-type="float" office:value="26.20019" calcext:value-type="float">
            <text:p>26.20019</text:p>
          </table:table-cell>
          <table:table-cell office:value-type="float" office:value="49.8971" calcext:value-type="float">
            <text:p>49.8971</text:p>
          </table:table-cell>
          <table:table-cell office:value-type="float" office:value="280.73535" calcext:value-type="float">
            <text:p>280.73535</text:p>
          </table:table-cell>
          <table:table-cell office:value-type="float" office:value="21.60413" calcext:value-type="float">
            <text:p>21.60413</text:p>
          </table:table-cell>
          <table:table-cell office:value-type="float" office:value="1399097600" calcext:value-type="float">
            <text:p>1399097600</text:p>
          </table:table-cell>
          <table:table-cell office:value-type="string" calcext:value-type="string">
            <text:p>SoFiA J184256.48+213614.9</text:p>
          </table:table-cell>
          <table:table-cell office:value-type="float" office:value="21.1376981807599" calcext:value-type="float">
            <text:p>21.13769818075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]+[.CN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5+2135</text:p>
          </table:table-cell>
          <table:table-cell table:style-name="ce2" office:value-type="string" calcext:value-type="string">
            <text:p>18:45:25</text:p>
          </table:table-cell>
          <table:table-cell table:style-name="ce2" office:value-type="string" calcext:value-type="string">
            <text:p>21:35:40</text:p>
          </table:table-cell>
          <table:table-cell office:value-type="float" office:value="51.7" calcext:value-type="float">
            <text:p>51.7</text:p>
          </table:table-cell>
          <table:table-cell office:value-type="float" office:value="10.9" calcext:value-type="float">
            <text:p>10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325" calcext:value-type="float">
            <text:p>33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7.2" calcext:value-type="float">
            <text:p>47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354166666667" calcext:value-type="float">
            <text:p>281.354166666667</text:p>
          </table:table-cell>
          <table:table-cell office:value-type="float" office:value="21.5944444444444" calcext:value-type="float">
            <text:p>21.5944444444444</text:p>
          </table:table-cell>
          <table:table-cell office:value-type="float" office:value="157" calcext:value-type="float">
            <text:p>157</text:p>
          </table:table-cell>
          <table:table-cell office:value-type="float" office:value="2066" calcext:value-type="float">
            <text:p>2066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124.447" calcext:value-type="float">
            <text:p>124.447</text:p>
          </table:table-cell>
          <table:table-cell office:value-type="float" office:value="1925.693" calcext:value-type="float">
            <text:p>1925.693</text:p>
          </table:table-cell>
          <table:table-cell office:value-type="float" office:value="106.801" calcext:value-type="float">
            <text:p>106.801</text:p>
          </table:table-cell>
          <table:table-cell office:value-type="float" office:value="124.491" calcext:value-type="float">
            <text:p>124.491</text:p>
          </table:table-cell>
          <table:table-cell office:value-type="float" office:value="1926.169" calcext:value-type="float">
            <text:p>1926.169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915" calcext:value-type="float">
            <text:p>1915</text:p>
          </table:table-cell>
          <table:table-cell office:value-type="float" office:value="1936" calcext:value-type="float">
            <text:p>1936</text:p>
          </table:table-cell>
          <table:table-cell office:value-type="float" office:value="1378" calcext:value-type="float">
            <text:p>1378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0.733132" calcext:value-type="float">
            <text:p>0.733132</text:p>
          </table:table-cell>
          <table:table-cell office:value-type="float" office:value="0.1103339" calcext:value-type="float">
            <text:p>0.1103339</text:p>
          </table:table-cell>
          <table:table-cell office:value-type="float" office:value="0.04425792" calcext:value-type="float">
            <text:p>0.04425792</text:p>
          </table:table-cell>
          <table:table-cell office:value-type="float" office:value="0.003405179" calcext:value-type="float">
            <text:p>0.003405179</text:p>
          </table:table-cell>
          <table:table-cell office:value-type="float" office:value="0" calcext:value-type="float">
            <text:p>0</text:p>
          </table:table-cell>
          <table:table-cell office:value-type="float" office:value="48.041" calcext:value-type="float">
            <text:p>48.041</text:p>
          </table:table-cell>
          <table:table-cell office:value-type="float" office:value="6.065951" calcext:value-type="float">
            <text:p>6.065951</text:p>
          </table:table-cell>
          <table:table-cell office:value-type="float" office:value="0.4713511" calcext:value-type="float">
            <text:p>0.4713511</text:p>
          </table:table-cell>
          <table:table-cell office:value-type="float" office:value="4" calcext:value-type="float">
            <text:p>4</text:p>
          </table:table-cell>
          <table:table-cell office:value-type="float" office:value="-0.09042212" calcext:value-type="float">
            <text:p>-0.09042212</text:p>
          </table:table-cell>
          <table:table-cell office:value-type="float" office:value="18.75048" calcext:value-type="float">
            <text:p>18.75048</text:p>
          </table:table-cell>
          <table:table-cell office:value-type="float" office:value="12.35986" calcext:value-type="float">
            <text:p>12.35986</text:p>
          </table:table-cell>
          <table:table-cell office:value-type="float" office:value="956.5221" calcext:value-type="float">
            <text:p>956.5221</text:p>
          </table:table-cell>
          <table:table-cell office:value-type="float" office:value="1913.09" calcext:value-type="float">
            <text:p>1913.09</text:p>
          </table:table-cell>
          <table:table-cell office:value-type="float" office:value="0" calcext:value-type="float">
            <text:p>0</text:p>
          </table:table-cell>
          <table:table-cell office:value-type="float" office:value="5.876017" calcext:value-type="float">
            <text:p>5.876017</text:p>
          </table:table-cell>
          <table:table-cell office:value-type="float" office:value="4.560058" calcext:value-type="float">
            <text:p>4.560058</text:p>
          </table:table-cell>
          <table:table-cell office:value-type="float" office:value="-57.85967" calcext:value-type="float">
            <text:p>-57.85967</text:p>
          </table:table-cell>
          <table:table-cell office:value-type="float" office:value="5.579256" calcext:value-type="float">
            <text:p>5.579256</text:p>
          </table:table-cell>
          <table:table-cell office:value-type="float" office:value="4.776555" calcext:value-type="float">
            <text:p>4.776555</text:p>
          </table:table-cell>
          <table:table-cell office:value-type="float" office:value="-62.44978" calcext:value-type="float">
            <text:p>-62.44978</text:p>
          </table:table-cell>
          <table:table-cell office:value-type="float" office:value="5.998354" calcext:value-type="float">
            <text:p>5.998354</text:p>
          </table:table-cell>
          <table:table-cell office:value-type="float" office:value="0.01941667" calcext:value-type="float">
            <text:p>0.01941667</text:p>
          </table:table-cell>
          <table:table-cell office:value-type="float" office:value="0.2396627" calcext:value-type="float">
            <text:p>0.2396627</text:p>
          </table:table-cell>
          <table:table-cell office:value-type="float" office:value="0" calcext:value-type="float">
            <text:p>0</text:p>
          </table:table-cell>
          <table:table-cell office:value-type="float" office:value="166.2048" calcext:value-type="float">
            <text:p>166.2048</text:p>
          </table:table-cell>
          <table:table-cell office:value-type="float" office:value="0.0045308" calcext:value-type="float">
            <text:p>0.0045308</text:p>
          </table:table-cell>
          <table:table-cell office:value-type="float" office:value="35.66428" calcext:value-type="float">
            <text:p>35.66428</text:p>
          </table:table-cell>
          <table:table-cell office:value-type="float" office:value="18.6023" calcext:value-type="float">
            <text:p>18.6023</text:p>
          </table:table-cell>
          <table:table-cell office:value-type="float" office:value="10.98546" calcext:value-type="float">
            <text:p>10.98546</text:p>
          </table:table-cell>
          <table:table-cell office:value-type="float" office:value="18.28271" calcext:value-type="float">
            <text:p>18.28271</text:p>
          </table:table-cell>
          <table:table-cell office:value-type="float" office:value="281.34317" calcext:value-type="float">
            <text:p>281.34317</text:p>
          </table:table-cell>
          <table:table-cell office:value-type="float" office:value="21.574823" calcext:value-type="float">
            <text:p>21.574823</text:p>
          </table:table-cell>
          <table:table-cell office:value-type="float" office:value="1403319550" calcext:value-type="float">
            <text:p>1403319550</text:p>
          </table:table-cell>
          <table:table-cell office:value-type="string" calcext:value-type="string">
            <text:p>SoFiA J184522.36+213429.4</text:p>
          </table:table-cell>
          <table:table-cell office:value-type="float" office:value="79.6523442898957" calcext:value-type="float">
            <text:p>79.6523442898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]+[.CN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304</text:p>
          </table:table-cell>
          <table:table-cell table:style-name="ce2" office:value-type="string" calcext:value-type="string">
            <text:p>18:40:57</text:p>
          </table:table-cell>
          <table:table-cell table:style-name="ce2" office:value-type="string" calcext:value-type="string">
            <text:p>23:04:52</text:p>
          </table:table-cell>
          <table:table-cell office:value-type="float" office:value="52.7" calcext:value-type="float">
            <text:p>52.7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61.6" calcext:value-type="float">
            <text:p>61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2375" calcext:value-type="float">
            <text:p>280.2375</text:p>
          </table:table-cell>
          <table:table-cell office:value-type="float" office:value="23.0811111111111" calcext:value-type="float">
            <text:p>23.0811111111111</text:p>
          </table:table-cell>
          <table:table-cell office:value-type="float" office:value="137" calcext:value-type="float">
            <text:p>137</text:p>
          </table:table-cell>
          <table:table-cell office:value-type="float" office:value="1894" calcext:value-type="float">
            <text:p>1894</text:p>
          </table:table-cell>
          <table:table-cell office:value-type="float" office:value="168.055" calcext:value-type="float">
            <text:p>168.055</text:p>
          </table:table-cell>
          <table:table-cell office:value-type="float" office:value="215.464" calcext:value-type="float">
            <text:p>215.464</text:p>
          </table:table-cell>
          <table:table-cell office:value-type="float" office:value="1790.211" calcext:value-type="float">
            <text:p>1790.211</text:p>
          </table:table-cell>
          <table:table-cell office:value-type="float" office:value="167.826" calcext:value-type="float">
            <text:p>167.826</text:p>
          </table:table-cell>
          <table:table-cell office:value-type="float" office:value="215.501" calcext:value-type="float">
            <text:p>215.501</text:p>
          </table:table-cell>
          <table:table-cell office:value-type="float" office:value="1790.558" calcext:value-type="float">
            <text:p>1790.558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1782" calcext:value-type="float">
            <text:p>1782</text:p>
          </table:table-cell>
          <table:table-cell office:value-type="float" office:value="1799" calcext:value-type="float">
            <text:p>1799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0.576438" calcext:value-type="float">
            <text:p>0.576438</text:p>
          </table:table-cell>
          <table:table-cell office:value-type="float" office:value="0.00006787479" calcext:value-type="float">
            <text:p>6.787479E-05</text:p>
          </table:table-cell>
          <table:table-cell office:value-type="float" office:value="0.07585763" calcext:value-type="float">
            <text:p>0.07585763</text:p>
          </table:table-cell>
          <table:table-cell office:value-type="float" office:value="0.4589121" calcext:value-type="float">
            <text:p>0.4589121</text:p>
          </table:table-cell>
          <table:table-cell office:value-type="float" office:value="0" calcext:value-type="float">
            <text:p>0</text:p>
          </table:table-cell>
          <table:table-cell office:value-type="float" office:value="54.70794" calcext:value-type="float">
            <text:p>54.70794</text:p>
          </table:table-cell>
          <table:table-cell office:value-type="float" office:value="3.562657" calcext:value-type="float">
            <text:p>3.562657</text:p>
          </table:table-cell>
          <table:table-cell office:value-type="float" office:value="0.2827719" calcext:value-type="float">
            <text:p>0.2827719</text:p>
          </table:table-cell>
          <table:table-cell office:value-type="float" office:value="6" calcext:value-type="float">
            <text:p>6</text:p>
          </table:table-cell>
          <table:table-cell office:value-type="float" office:value="-0.2344523" calcext:value-type="float">
            <text:p>-0.2344523</text:p>
          </table:table-cell>
          <table:table-cell office:value-type="float" office:value="17.57965" calcext:value-type="float">
            <text:p>17.57965</text:p>
          </table:table-cell>
          <table:table-cell office:value-type="float" office:value="12.9679" calcext:value-type="float">
            <text:p>12.9679</text:p>
          </table:table-cell>
          <table:table-cell office:value-type="float" office:value="890.0379" calcext:value-type="float">
            <text:p>890.0379</text:p>
          </table:table-cell>
          <table:table-cell office:value-type="float" office:value="1780.082" calcext:value-type="float">
            <text:p>1780.082</text:p>
          </table:table-cell>
          <table:table-cell office:value-type="float" office:value="0" calcext:value-type="float">
            <text:p>0</text:p>
          </table:table-cell>
          <table:table-cell office:value-type="float" office:value="3.234781" calcext:value-type="float">
            <text:p>3.234781</text:p>
          </table:table-cell>
          <table:table-cell office:value-type="float" office:value="2.722225" calcext:value-type="float">
            <text:p>2.722225</text:p>
          </table:table-cell>
          <table:table-cell office:value-type="float" office:value="50.77348" calcext:value-type="float">
            <text:p>50.77348</text:p>
          </table:table-cell>
          <table:table-cell office:value-type="float" office:value="3.191283" calcext:value-type="float">
            <text:p>3.191283</text:p>
          </table:table-cell>
          <table:table-cell office:value-type="float" office:value="2.923346" calcext:value-type="float">
            <text:p>2.923346</text:p>
          </table:table-cell>
          <table:table-cell office:value-type="float" office:value="88.58788" calcext:value-type="float">
            <text:p>88.58788</text:p>
          </table:table-cell>
          <table:table-cell office:value-type="float" office:value="3.486027" calcext:value-type="float">
            <text:p>3.486027</text:p>
          </table:table-cell>
          <table:table-cell office:value-type="float" office:value="0.02214117" calcext:value-type="float">
            <text:p>0.02214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1426" calcext:value-type="float">
            <text:p>70.71426</text:p>
          </table:table-cell>
          <table:table-cell office:value-type="float" office:value="0.0044021" calcext:value-type="float">
            <text:p>0.0044021</text:p>
          </table:table-cell>
          <table:table-cell office:value-type="float" office:value="32.24837" calcext:value-type="float">
            <text:p>32.24837</text:p>
          </table:table-cell>
          <table:table-cell office:value-type="float" office:value="15.82336" calcext:value-type="float">
            <text:p>15.82336</text:p>
          </table:table-cell>
          <table:table-cell office:value-type="float" office:value="12.13883" calcext:value-type="float">
            <text:p>12.13883</text:p>
          </table:table-cell>
          <table:table-cell office:value-type="float" office:value="0" calcext:value-type="float">
            <text:p>0</text:p>
          </table:table-cell>
          <table:table-cell office:value-type="float" office:value="280.2385" calcext:value-type="float">
            <text:p>280.2385</text:p>
          </table:table-cell>
          <table:table-cell office:value-type="float" office:value="23.088697" calcext:value-type="float">
            <text:p>23.088697</text:p>
          </table:table-cell>
          <table:table-cell office:value-type="float" office:value="1400601730" calcext:value-type="float">
            <text:p>1400601730</text:p>
          </table:table-cell>
          <table:table-cell office:value-type="string" calcext:value-type="string">
            <text:p>SoFiA J184057.24+230519.3</text:p>
          </table:table-cell>
          <table:table-cell office:value-type="float" office:value="27.5087807553679" calcext:value-type="float">
            <text:p>27.50878075536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9]+[.CN9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7+1958</text:p>
          </table:table-cell>
          <table:table-cell table:style-name="ce2" office:value-type="string" calcext:value-type="string">
            <text:p>18:37:15</text:p>
          </table:table-cell>
          <table:table-cell table:style-name="ce2" office:value-type="string" calcext:value-type="string">
            <text:p>19:58:38</text:p>
          </table:table-cell>
          <table:table-cell office:value-type="float" office:value="49.4" calcext:value-type="float">
            <text:p>49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3125" calcext:value-type="float">
            <text:p>279.3125</text:p>
          </table:table-cell>
          <table:table-cell office:value-type="float" office:value="19.9772222222222" calcext:value-type="float">
            <text:p>19.9772222222222</text:p>
          </table:table-cell>
          <table:table-cell office:value-type="float" office:value="85" calcext:value-type="float">
            <text:p>85</text:p>
          </table:table-cell>
          <table:table-cell office:value-type="float" office:value="1416" calcext:value-type="float">
            <text:p>1416</text:p>
          </table:table-cell>
          <table:table-cell office:value-type="float" office:value="220.764" calcext:value-type="float">
            <text:p>220.764</text:p>
          </table:table-cell>
          <table:table-cell office:value-type="float" office:value="29.703" calcext:value-type="float">
            <text:p>29.703</text:p>
          </table:table-cell>
          <table:table-cell office:value-type="float" office:value="1419.02" calcext:value-type="float">
            <text:p>1419.02</text:p>
          </table:table-cell>
          <table:table-cell office:value-type="float" office:value="220.914" calcext:value-type="float">
            <text:p>220.914</text:p>
          </table:table-cell>
          <table:table-cell office:value-type="float" office:value="29.658" calcext:value-type="float">
            <text:p>29.658</text:p>
          </table:table-cell>
          <table:table-cell office:value-type="float" office:value="1419.853" calcext:value-type="float">
            <text:p>1419.853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408" calcext:value-type="float">
            <text:p>1408</text:p>
          </table:table-cell>
          <table:table-cell office:value-type="float" office:value="1430" calcext:value-type="float">
            <text:p>1430</text:p>
          </table:table-cell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0.448642" calcext:value-type="float">
            <text:p>0.448642</text:p>
          </table:table-cell>
          <table:table-cell office:value-type="float" office:value="0.3205398" calcext:value-type="float">
            <text:p>0.3205398</text:p>
          </table:table-cell>
          <table:table-cell office:value-type="float" office:value="0.01576287" calcext:value-type="float">
            <text:p>0.0157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.807" calcext:value-type="float">
            <text:p>421.807</text:p>
          </table:table-cell>
          <table:table-cell office:value-type="float" office:value="-11729469700000" calcext:value-type="float">
            <text:p>-11729469700000</text:p>
          </table:table-cell>
          <table:table-cell office:value-type="float" office:value="0.08013495" calcext:value-type="float">
            <text:p>0.080134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2805494" calcext:value-type="float">
            <text:p>0.0002805494</text:p>
          </table:table-cell>
          <table:table-cell office:value-type="float" office:value="0.0001753433" calcext:value-type="float">
            <text:p>0.0001753433</text:p>
          </table:table-cell>
          <table:table-cell office:value-type="float" office:value="703.0079" calcext:value-type="float">
            <text:p>703.0079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3.355486" calcext:value-type="float">
            <text:p>3.355486</text:p>
          </table:table-cell>
          <table:table-cell office:value-type="float" office:value="2.691953" calcext:value-type="float">
            <text:p>2.691953</text:p>
          </table:table-cell>
          <table:table-cell office:value-type="float" office:value="-85.79961" calcext:value-type="float">
            <text:p>-85.79961</text:p>
          </table:table-cell>
          <table:table-cell office:value-type="float" office:value="2.849852" calcext:value-type="float">
            <text:p>2.849852</text:p>
          </table:table-cell>
          <table:table-cell office:value-type="float" office:value="2.534407" calcext:value-type="float">
            <text:p>2.534407</text:p>
          </table:table-cell>
          <table:table-cell office:value-type="float" office:value="-87.76796" calcext:value-type="float">
            <text:p>-87.76796</text:p>
          </table:table-cell>
          <table:table-cell office:value-type="float" office:value="3.324039" calcext:value-type="float">
            <text:p>3.324039</text:p>
          </table:table-cell>
          <table:table-cell office:value-type="float" office:value="0.02421785" calcext:value-type="float">
            <text:p>0.02421785</text:p>
          </table:table-cell>
          <table:table-cell office:value-type="float" office:value="0.1382939" calcext:value-type="float">
            <text:p>0.1382939</text:p>
          </table:table-cell>
          <table:table-cell office:value-type="float" office:value="0" calcext:value-type="float">
            <text:p>0</text:p>
          </table:table-cell>
          <table:table-cell office:value-type="float" office:value="69.42386" calcext:value-type="float">
            <text:p>69.42386</text:p>
          </table:table-cell>
          <table:table-cell office:value-type="float" office:value="0.0050039" calcext:value-type="float">
            <text:p>0.0050039</text:p>
          </table:table-cell>
          <table:table-cell office:value-type="float" office:value="31.52548" calcext:value-type="float">
            <text:p>31.52548</text:p>
          </table:table-cell>
          <table:table-cell office:value-type="float" office:value="21.88076" calcext:value-type="float">
            <text:p>21.88076</text:p>
          </table:table-cell>
          <table:table-cell office:value-type="float" office:value="19.01149" calcext:value-type="float">
            <text:p>19.01149</text:p>
          </table:table-cell>
          <table:table-cell office:value-type="float" office:value="21.62144" calcext:value-type="float">
            <text:p>21.62144</text:p>
          </table:table-cell>
          <table:table-cell office:value-type="float" office:value="279.3181" calcext:value-type="float">
            <text:p>279.3181</text:p>
          </table:table-cell>
          <table:table-cell office:value-type="float" office:value="19.982512" calcext:value-type="float">
            <text:p>19.982512</text:p>
          </table:table-cell>
          <table:table-cell office:value-type="float" office:value="1393172220" calcext:value-type="float">
            <text:p>1393172220</text:p>
          </table:table-cell>
          <table:table-cell office:value-type="string" calcext:value-type="string">
            <text:p>SoFiA J183716.35+195857.0</text:p>
          </table:table-cell>
          <table:table-cell office:value-type="float" office:value="26.8981056578235" calcext:value-type="float">
            <text:p>26.8981056578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0]+[.CN1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7+2256</text:p>
          </table:table-cell>
          <table:table-cell table:style-name="ce2" office:value-type="string" calcext:value-type="string">
            <text:p>18:47:55</text:p>
          </table:table-cell>
          <table:table-cell table:style-name="ce2" office:value-type="string" calcext:value-type="string">
            <text:p>22:56:38</text:p>
          </table:table-cell>
          <table:table-cell office:value-type="float" office:value="53.2" calcext:value-type="float">
            <text:p>53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979166666667" calcext:value-type="float">
            <text:p>281.979166666667</text:p>
          </table:table-cell>
          <table:table-cell office:value-type="float" office:value="22.9438888888889" calcext:value-type="float">
            <text:p>22.9438888888889</text:p>
          </table:table-cell>
          <table:table-cell office:value-type="float" office:value="130" calcext:value-type="float">
            <text:p>130</text:p>
          </table:table-cell>
          <table:table-cell office:value-type="float" office:value="1846" calcext:value-type="float">
            <text:p>1846</text:p>
          </table:table-cell>
          <table:table-cell office:value-type="float" office:value="71.878" calcext:value-type="float">
            <text:p>71.878</text:p>
          </table:table-cell>
          <table:table-cell office:value-type="float" office:value="207.185" calcext:value-type="float">
            <text:p>207.185</text:p>
          </table:table-cell>
          <table:table-cell office:value-type="float" office:value="1758.866" calcext:value-type="float">
            <text:p>1758.866</text:p>
          </table:table-cell>
          <table:table-cell office:value-type="float" office:value="71.947" calcext:value-type="float">
            <text:p>71.947</text:p>
          </table:table-cell>
          <table:table-cell office:value-type="float" office:value="207.107" calcext:value-type="float">
            <text:p>207.107</text:p>
          </table:table-cell>
          <table:table-cell office:value-type="float" office:value="1758.918" calcext:value-type="float">
            <text:p>1758.9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750" calcext:value-type="float">
            <text:p>1750</text:p>
          </table:table-cell>
          <table:table-cell office:value-type="float" office:value="1767" calcext:value-type="float">
            <text:p>1767</text:p>
          </table:table-cell>
          <table:table-cell office:value-type="float" office:value="696" calcext:value-type="float">
            <text:p>69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.579637" calcext:value-type="float">
            <text:p>0.579637</text:p>
          </table:table-cell>
          <table:table-cell office:value-type="float" office:value="0.2265685" calcext:value-type="float">
            <text:p>0.2265685</text:p>
          </table:table-cell>
          <table:table-cell office:value-type="float" office:value="0.03719562" calcext:value-type="float">
            <text:p>0.03719562</text:p>
          </table:table-cell>
          <table:table-cell office:value-type="float" office:value="0.001274729" calcext:value-type="float">
            <text:p>0.001274729</text:p>
          </table:table-cell>
          <table:table-cell office:value-type="float" office:value="0" calcext:value-type="float">
            <text:p>0</text:p>
          </table:table-cell>
          <table:table-cell office:value-type="float" office:value="325.3056" calcext:value-type="float">
            <text:p>325.3056</text:p>
          </table:table-cell>
          <table:table-cell office:value-type="float" office:value="4.206233" calcext:value-type="float">
            <text:p>4.206233</text:p>
          </table:table-cell>
          <table:table-cell office:value-type="float" office:value="0.4409212" calcext:value-type="float">
            <text:p>0.4409212</text:p>
          </table:table-cell>
          <table:table-cell office:value-type="float" office:value="3" calcext:value-type="float">
            <text:p>3</text:p>
          </table:table-cell>
          <table:table-cell office:value-type="float" office:value="-0.1323513" calcext:value-type="float">
            <text:p>-0.1323513</text:p>
          </table:table-cell>
          <table:table-cell office:value-type="float" office:value="13.53679" calcext:value-type="float">
            <text:p>13.53679</text:p>
          </table:table-cell>
          <table:table-cell office:value-type="float" office:value="8.693797" calcext:value-type="float">
            <text:p>8.693797</text:p>
          </table:table-cell>
          <table:table-cell office:value-type="float" office:value="874.0186" calcext:value-type="float">
            <text:p>874.0186</text:p>
          </table:table-cell>
          <table:table-cell office:value-type="float" office:value="1748.132" calcext:value-type="float">
            <text:p>1748.132</text:p>
          </table:table-cell>
          <table:table-cell office:value-type="float" office:value="0" calcext:value-type="float">
            <text:p>0</text:p>
          </table:table-cell>
          <table:table-cell office:value-type="float" office:value="3.645495" calcext:value-type="float">
            <text:p>3.645495</text:p>
          </table:table-cell>
          <table:table-cell office:value-type="float" office:value="3.055007" calcext:value-type="float">
            <text:p>3.055007</text:p>
          </table:table-cell>
          <table:table-cell office:value-type="float" office:value="-20.69242" calcext:value-type="float">
            <text:p>-20.69242</text:p>
          </table:table-cell>
          <table:table-cell office:value-type="float" office:value="3.241699" calcext:value-type="float">
            <text:p>3.241699</text:p>
          </table:table-cell>
          <table:table-cell office:value-type="float" office:value="3.064444" calcext:value-type="float">
            <text:p>3.064444</text:p>
          </table:table-cell>
          <table:table-cell office:value-type="float" office:value="-4.55582" calcext:value-type="float">
            <text:p>-4.55582</text:p>
          </table:table-cell>
          <table:table-cell office:value-type="float" office:value="4.705749" calcext:value-type="float">
            <text:p>4.705749</text:p>
          </table:table-cell>
          <table:table-cell office:value-type="float" office:value="0.02890861" calcext:value-type="float">
            <text:p>0.02890861</text:p>
          </table:table-cell>
          <table:table-cell office:value-type="float" office:value="0.3659925" calcext:value-type="float">
            <text:p>0.3659925</text:p>
          </table:table-cell>
          <table:table-cell office:value-type="float" office:value="0" calcext:value-type="float">
            <text:p>0</text:p>
          </table:table-cell>
          <table:table-cell office:value-type="float" office:value="354.4443" calcext:value-type="float">
            <text:p>354.4443</text:p>
          </table:table-cell>
          <table:table-cell office:value-type="float" office:value="0.0042854" calcext:value-type="float">
            <text:p>0.0042854</text:p>
          </table:table-cell>
          <table:table-cell office:value-type="float" office:value="41.62295" calcext:value-type="float">
            <text:p>41.62295</text:p>
          </table:table-cell>
          <table:table-cell office:value-type="float" office:value="14.8074" calcext:value-type="float">
            <text:p>14.8074</text:p>
          </table:table-cell>
          <table:table-cell office:value-type="float" office:value="11.23682" calcext:value-type="float">
            <text:p>11.23682</text:p>
          </table:table-cell>
          <table:table-cell office:value-type="float" office:value="13.12162" calcext:value-type="float">
            <text:p>13.12162</text:p>
          </table:table-cell>
          <table:table-cell office:value-type="float" office:value="281.97495" calcext:value-type="float">
            <text:p>281.97495</text:p>
          </table:table-cell>
          <table:table-cell office:value-type="float" office:value="22.950266" calcext:value-type="float">
            <text:p>22.950266</text:p>
          </table:table-cell>
          <table:table-cell office:value-type="float" office:value="1399967620" calcext:value-type="float">
            <text:p>1399967620</text:p>
          </table:table-cell>
          <table:table-cell office:value-type="string" calcext:value-type="string">
            <text:p>SoFiA J184753.99+225701.0</text:p>
          </table:table-cell>
          <table:table-cell office:value-type="float" office:value="26.8867011881774" calcext:value-type="float">
            <text:p>26.88670118817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1]+[.CN1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4+2147</text:p>
          </table:table-cell>
          <table:table-cell table:style-name="ce2" office:value-type="string" calcext:value-type="string">
            <text:p>18:44:55</text:p>
          </table:table-cell>
          <table:table-cell table:style-name="ce2" office:value-type="string" calcext:value-type="string">
            <text:p>21:47:37</text:p>
          </table:table-cell>
          <table:table-cell office:value-type="float" office:value="51.9" calcext:value-type="float">
            <text:p>51.9</text:p>
          </table:table-cell>
          <table:table-cell office:value-type="float" office:value="11.1" calcext:value-type="float">
            <text:p>11.1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1.229166666667" calcext:value-type="float">
            <text:p>281.229166666667</text:p>
          </table:table-cell>
          <table:table-cell office:value-type="float" office:value="21.7936111111111" calcext:value-type="float">
            <text:p>21.7936111111111</text:p>
          </table:table-cell>
          <table:table-cell office:value-type="float" office:value="111" calcext:value-type="float">
            <text:p>111</text:p>
          </table:table-cell>
          <table:table-cell office:value-type="float" office:value="1727" calcext:value-type="float">
            <text:p>1727</text:p>
          </table:table-cell>
          <table:table-cell office:value-type="float" office:value="113.421" calcext:value-type="float">
            <text:p>113.421</text:p>
          </table:table-cell>
          <table:table-cell office:value-type="float" office:value="137.584" calcext:value-type="float">
            <text:p>137.584</text:p>
          </table:table-cell>
          <table:table-cell office:value-type="float" office:value="1711.409" calcext:value-type="float">
            <text:p>1711.409</text:p>
          </table:table-cell>
          <table:table-cell office:value-type="float" office:value="113.501" calcext:value-type="float">
            <text:p>113.501</text:p>
          </table:table-cell>
          <table:table-cell office:value-type="float" office:value="137.571" calcext:value-type="float">
            <text:p>137.571</text:p>
          </table:table-cell>
          <table:table-cell office:value-type="float" office:value="1710.92" calcext:value-type="float">
            <text:p>1710.9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673" calcext:value-type="float">
            <text:p>1673</text:p>
          </table:table-cell>
          <table:table-cell office:value-type="float" office:value="1737" calcext:value-type="float">
            <text:p>1737</text:p>
          </table:table-cell>
          <table:table-cell office:value-type="float" office:value="3072" calcext:value-type="float">
            <text:p>3072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0.603526" calcext:value-type="float">
            <text:p>0.603526</text:p>
          </table:table-cell>
          <table:table-cell office:value-type="float" office:value="0.6373029" calcext:value-type="float">
            <text:p>0.6373029</text:p>
          </table:table-cell>
          <table:table-cell office:value-type="float" office:value="0.01873611" calcext:value-type="float">
            <text:p>0.01873611</text:p>
          </table:table-cell>
          <table:table-cell office:value-type="float" office:value="0.05914272" calcext:value-type="float">
            <text:p>0.05914272</text:p>
          </table:table-cell>
          <table:table-cell office:value-type="float" office:value="0" calcext:value-type="float">
            <text:p>0</text:p>
          </table:table-cell>
          <table:table-cell office:value-type="float" office:value="683.9697" calcext:value-type="float">
            <text:p>683.9697</text:p>
          </table:table-cell>
          <table:table-cell office:value-type="float" office:value="-4375992070000" calcext:value-type="float">
            <text:p>-4375992070000</text:p>
          </table:table-cell>
          <table:table-cell office:value-type="float" office:value="0.1593257" calcext:value-type="float">
            <text:p>0.1593257</text:p>
          </table:table-cell>
          <table:table-cell office:value-type="float" office:value="6" calcext:value-type="float">
            <text:p>6</text:p>
          </table:table-cell>
          <table:table-cell office:value-type="float" office:value="-0.1967894" calcext:value-type="float">
            <text:p>-0.1967894</text:p>
          </table:table-cell>
          <table:table-cell office:value-type="float" office:value="0.02294141" calcext:value-type="float">
            <text:p>0.02294141</text:p>
          </table:table-cell>
          <table:table-cell office:value-type="float" office:value="0.01433838" calcext:value-type="float">
            <text:p>0.01433838</text:p>
          </table:table-cell>
          <table:table-cell office:value-type="float" office:value="836.5094" calcext:value-type="float">
            <text:p>836.5094</text:p>
          </table:table-cell>
          <table:table-cell office:value-type="float" office:value="1673.034" calcext:value-type="float">
            <text:p>1673.034</text:p>
          </table:table-cell>
          <table:table-cell office:value-type="float" office:value="0" calcext:value-type="float">
            <text:p>0</text:p>
          </table:table-cell>
          <table:table-cell office:value-type="float" office:value="5.334206" calcext:value-type="float">
            <text:p>5.334206</text:p>
          </table:table-cell>
          <table:table-cell office:value-type="float" office:value="4.006153" calcext:value-type="float">
            <text:p>4.006153</text:p>
          </table:table-cell>
          <table:table-cell office:value-type="float" office:value="22.33482" calcext:value-type="float">
            <text:p>22.33482</text:p>
          </table:table-cell>
          <table:table-cell office:value-type="float" office:value="4.143456" calcext:value-type="float">
            <text:p>4.143456</text:p>
          </table:table-cell>
          <table:table-cell office:value-type="float" office:value="3.842216" calcext:value-type="float">
            <text:p>3.842216</text:p>
          </table:table-cell>
          <table:table-cell office:value-type="float" office:value="20.28773" calcext:value-type="float">
            <text:p>20.28773</text:p>
          </table:table-cell>
          <table:table-cell office:value-type="float" office:value="19.54507" calcext:value-type="float">
            <text:p>19.54507</text:p>
          </table:table-cell>
          <table:table-cell office:value-type="float" office:value="0.0385026" calcext:value-type="float">
            <text:p>0.0385026</text:p>
          </table:table-cell>
          <table:table-cell office:value-type="float" office:value="1.249633" calcext:value-type="float">
            <text:p>1.249633</text:p>
          </table:table-cell>
          <table:table-cell office:value-type="float" office:value="0" calcext:value-type="float">
            <text:p>0</text:p>
          </table:table-cell>
          <table:table-cell office:value-type="float" office:value="359.5458" calcext:value-type="float">
            <text:p>359.5458</text:p>
          </table:table-cell>
          <table:table-cell office:value-type="float" office:value="0.0052373" calcext:value-type="float">
            <text:p>0.0052373</text:p>
          </table:table-cell>
          <table:table-cell office:value-type="float" office:value="67.33137" calcext:value-type="float">
            <text:p>67.33137</text:p>
          </table:table-cell>
          <table:table-cell office:value-type="float" office:value="61.78978" calcext:value-type="float">
            <text:p>61.78978</text:p>
          </table:table-cell>
          <table:table-cell office:value-type="float" office:value="54.6372" calcext:value-type="float">
            <text:p>54.6372</text:p>
          </table:table-cell>
          <table:table-cell office:value-type="float" office:value="5.627803" calcext:value-type="float">
            <text:p>5.627803</text:p>
          </table:table-cell>
          <table:table-cell office:value-type="float" office:value="281.22305" calcext:value-type="float">
            <text:p>281.22305</text:p>
          </table:table-cell>
          <table:table-cell office:value-type="float" office:value="21.792852" calcext:value-type="float">
            <text:p>21.792852</text:p>
          </table:table-cell>
          <table:table-cell office:value-type="float" office:value="1399005570" calcext:value-type="float">
            <text:p>1399005570</text:p>
          </table:table-cell>
          <table:table-cell office:value-type="string" calcext:value-type="string">
            <text:p>SoFiA J184453.53+214734.3</text:p>
          </table:table-cell>
          <table:table-cell office:value-type="float" office:value="20.6179853724932" calcext:value-type="float">
            <text:p>20.61798537249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2]+[.CN1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9+2343</text:p>
          </table:table-cell>
          <table:table-cell table:style-name="ce2" office:value-type="string" calcext:value-type="string">
            <text:p>18:39:48</text:p>
          </table:table-cell>
          <table:table-cell table:style-name="ce2" office:value-type="string" calcext:value-type="string">
            <text:p>23:43:08</text:p>
          </table:table-cell>
          <table:table-cell office:value-type="float" office:value="53.2" calcext:value-type="float">
            <text:p>53.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763" calcext:value-type="float">
            <text:p>476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95" calcext:value-type="float">
            <text:p>279.95</text:p>
          </table:table-cell>
          <table:table-cell office:value-type="float" office:value="23.7188888888889" calcext:value-type="float">
            <text:p>23.7188888888889</text:p>
          </table:table-cell>
          <table:table-cell office:value-type="float" office:value="32" calcext:value-type="float">
            <text:p>32</text:p>
          </table:table-cell>
          <table:table-cell office:value-type="float" office:value="1056" calcext:value-type="float">
            <text:p>1056</text:p>
          </table:table-cell>
          <table:table-cell office:value-type="float" office:value="183.577" calcext:value-type="float">
            <text:p>183.577</text:p>
          </table:table-cell>
          <table:table-cell office:value-type="float" office:value="252.309" calcext:value-type="float">
            <text:p>252.309</text:p>
          </table:table-cell>
          <table:table-cell office:value-type="float" office:value="1622.103" calcext:value-type="float">
            <text:p>1622.103</text:p>
          </table:table-cell>
          <table:table-cell office:value-type="float" office:value="183.562" calcext:value-type="float">
            <text:p>183.562</text:p>
          </table:table-cell>
          <table:table-cell office:value-type="float" office:value="252.522" calcext:value-type="float">
            <text:p>252.522</text:p>
          </table:table-cell>
          <table:table-cell office:value-type="float" office:value="1622.969" calcext:value-type="float">
            <text:p>1622.969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471705" calcext:value-type="float">
            <text:p>0.471705</text:p>
          </table:table-cell>
          <table:table-cell office:value-type="float" office:value="0.06365864" calcext:value-type="float">
            <text:p>0.06365864</text:p>
          </table:table-cell>
          <table:table-cell office:value-type="float" office:value="0.02402323" calcext:value-type="float">
            <text:p>0.02402323</text:p>
          </table:table-cell>
          <table:table-cell office:value-type="float" office:value="0.01147342" calcext:value-type="float">
            <text:p>0.01147342</text:p>
          </table:table-cell>
          <table:table-cell office:value-type="float" office:value="0" calcext:value-type="float">
            <text:p>0</text:p>
          </table:table-cell>
          <table:table-cell office:value-type="float" office:value="71.54307" calcext:value-type="float">
            <text:p>71.54307</text:p>
          </table:table-cell>
          <table:table-cell office:value-type="float" office:value="1.226404" calcext:value-type="float">
            <text:p>1.226404</text:p>
          </table:table-cell>
          <table:table-cell office:value-type="float" office:value="0.08606046" calcext:value-type="float">
            <text:p>0.08606046</text:p>
          </table:table-cell>
          <table:table-cell office:value-type="float" office:value="4" calcext:value-type="float">
            <text:p>4</text:p>
          </table:table-cell>
          <table:table-cell office:value-type="float" office:value="-0.06905052" calcext:value-type="float">
            <text:p>-0.06905052</text:p>
          </table:table-cell>
          <table:table-cell office:value-type="float" office:value="18.89035" calcext:value-type="float">
            <text:p>18.89035</text:p>
          </table:table-cell>
          <table:table-cell office:value-type="float" office:value="14.59677" calcext:value-type="float">
            <text:p>14.59677</text:p>
          </table:table-cell>
          <table:table-cell office:value-type="float" office:value="806.012" calcext:value-type="float">
            <text:p>806.012</text:p>
          </table:table-cell>
          <table:table-cell office:value-type="float" office:value="1612.069" calcext:value-type="float">
            <text:p>1612.069</text:p>
          </table:table-cell>
          <table:table-cell office:value-type="float" office:value="0" calcext:value-type="float">
            <text:p>0</text:p>
          </table:table-cell>
          <table:table-cell office:value-type="float" office:value="2.79671" calcext:value-type="float">
            <text:p>2.79671</text:p>
          </table:table-cell>
          <table:table-cell office:value-type="float" office:value="0.9795444" calcext:value-type="float">
            <text:p>0.9795444</text:p>
          </table:table-cell>
          <table:table-cell office:value-type="float" office:value="-3.793803" calcext:value-type="float">
            <text:p>-3.793803</text:p>
          </table:table-cell>
          <table:table-cell office:value-type="float" office:value="2.113014" calcext:value-type="float">
            <text:p>2.113014</text:p>
          </table:table-cell>
          <table:table-cell office:value-type="float" office:value="1.260753" calcext:value-type="float">
            <text:p>1.260753</text:p>
          </table:table-cell>
          <table:table-cell office:value-type="float" office:value="2.737141" calcext:value-type="float">
            <text:p>2.737141</text:p>
          </table:table-cell>
          <table:table-cell office:value-type="float" office:value="1.087005" calcext:value-type="float">
            <text:p>1.087005</text:p>
          </table:table-cell>
          <table:table-cell office:value-type="float" office:value="0.02700516" calcext:value-type="float">
            <text:p>0.02700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648" calcext:value-type="float">
            <text:p>315.648</text:p>
          </table:table-cell>
          <table:table-cell office:value-type="float" office:value="0.0061122" calcext:value-type="float">
            <text:p>0.0061122</text:p>
          </table:table-cell>
          <table:table-cell office:value-type="float" office:value="18.05723" calcext:value-type="float">
            <text:p>18.05723</text:p>
          </table:table-cell>
          <table:table-cell office:value-type="float" office:value="13.2228" calcext:value-type="float">
            <text:p>13.2228</text:p>
          </table:table-cell>
          <table:table-cell office:value-type="float" office:value="7.898605" calcext:value-type="float">
            <text:p>7.898605</text:p>
          </table:table-cell>
          <table:table-cell office:value-type="float" office:value="0" calcext:value-type="float">
            <text:p>0</text:p>
          </table:table-cell>
          <table:table-cell office:value-type="float" office:value="279.9473" calcext:value-type="float">
            <text:p>279.9473</text:p>
          </table:table-cell>
          <table:table-cell office:value-type="float" office:value="23.703932" calcext:value-type="float">
            <text:p>23.703932</text:p>
          </table:table-cell>
          <table:table-cell office:value-type="float" office:value="1397242880" calcext:value-type="float">
            <text:p>1397242880</text:p>
          </table:table-cell>
          <table:table-cell office:value-type="string" calcext:value-type="string">
            <text:p>SoFiA J183947.35+234214.2</text:p>
          </table:table-cell>
          <table:table-cell office:value-type="float" office:value="54.5780508163185" calcext:value-type="float">
            <text:p>54.5780508163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3]+[.CN1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5+2124</text:p>
          </table:table-cell>
          <table:table-cell table:style-name="ce2" office:value-type="string" calcext:value-type="string">
            <text:p>18:45:05</text:p>
          </table:table-cell>
          <table:table-cell table:style-name="ce2" office:value-type="string" calcext:value-type="string">
            <text:p>21:24:49</text:p>
          </table:table-cell>
          <table:table-cell office:value-type="float" office:value="51.5" calcext:value-type="float">
            <text:p>51.5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457" calcext:value-type="float">
            <text:p>445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270833333333" calcext:value-type="float">
            <text:p>281.270833333333</text:p>
          </table:table-cell>
          <table:table-cell office:value-type="float" office:value="21.4136111111111" calcext:value-type="float">
            <text:p>21.4136111111111</text:p>
          </table:table-cell>
          <table:table-cell office:value-type="float" office:value="22" calcext:value-type="float">
            <text:p>22</text:p>
          </table:table-cell>
          <table:table-cell office:value-type="float" office:value="6780" calcext:value-type="float">
            <text:p>6780</text:p>
          </table:table-cell>
          <table:table-cell office:value-type="float" office:value="110.979" calcext:value-type="float">
            <text:p>110.979</text:p>
          </table:table-cell>
          <table:table-cell office:value-type="float" office:value="115.028" calcext:value-type="float">
            <text:p>115.028</text:p>
          </table:table-cell>
          <table:table-cell office:value-type="float" office:value="1703.56" calcext:value-type="float">
            <text:p>1703.56</text:p>
          </table:table-cell>
          <table:table-cell office:value-type="float" office:value="110.962" calcext:value-type="float">
            <text:p>110.962</text:p>
          </table:table-cell>
          <table:table-cell office:value-type="float" office:value="115.09" calcext:value-type="float">
            <text:p>115.09</text:p>
          </table:table-cell>
          <table:table-cell office:value-type="float" office:value="1704.687" calcext:value-type="float">
            <text:p>1704.68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680" calcext:value-type="float">
            <text:p>1680</text:p>
          </table:table-cell>
          <table:table-cell office:value-type="float" office:value="1717" calcext:value-type="float">
            <text:p>1717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734334" calcext:value-type="float">
            <text:p>0.734334</text:p>
          </table:table-cell>
          <table:table-cell table:number-columns-repeated="14"/>
          <table:table-cell office:value-type="float" office:value="3.350656" calcext:value-type="float">
            <text:p>3.350656</text:p>
          </table:table-cell>
          <table:table-cell office:value-type="float" office:value="2.290328" calcext:value-type="float">
            <text:p>2.290328</text:p>
          </table:table-cell>
          <table:table-cell office:value-type="float" office:value="13.715" calcext:value-type="float">
            <text:p>13.715</text:p>
          </table:table-cell>
          <table:table-cell office:value-type="float" office:value="2.755831" calcext:value-type="float">
            <text:p>2.755831</text:p>
          </table:table-cell>
          <table:table-cell office:value-type="float" office:value="1.894662" calcext:value-type="float">
            <text:p>1.894662</text:p>
          </table:table-cell>
          <table:table-cell office:value-type="float" office:value="-2.899191" calcext:value-type="float">
            <text:p>-2.899191</text:p>
          </table:table-cell>
          <table:table-cell office:value-type="float" office:value="4.162891" calcext:value-type="float">
            <text:p>4.162891</text:p>
          </table:table-cell>
          <table:table-cell office:value-type="float" office:value="0.02757337" calcext:value-type="float">
            <text:p>0.0275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5163" calcext:value-type="float">
            <text:p>331.5163</text:p>
          </table:table-cell>
          <table:table-cell office:value-type="float" office:value="0.0047831" calcext:value-type="float">
            <text:p>0.0047831</text:p>
          </table:table-cell>
          <table:table-cell office:value-type="float" office:value="42.36693" calcext:value-type="float">
            <text:p>42.36693</text:p>
          </table:table-cell>
          <table:table-cell office:value-type="float" office:value="20.56448" calcext:value-type="float">
            <text:p>20.56448</text:p>
          </table:table-cell>
          <table:table-cell office:value-type="float" office:value="12.09181" calcext:value-type="float">
            <text:p>12.09181</text:p>
          </table:table-cell>
          <table:table-cell office:value-type="float" office:value="0" calcext:value-type="float">
            <text:p>0</text:p>
          </table:table-cell>
          <table:table-cell office:value-type="float" office:value="281.2686" calcext:value-type="float">
            <text:p>281.2686</text:p>
          </table:table-cell>
          <table:table-cell office:value-type="float" office:value="21.418158" calcext:value-type="float">
            <text:p>21.418158</text:p>
          </table:table-cell>
          <table:table-cell office:value-type="float" office:value="1398880640" calcext:value-type="float">
            <text:p>1398880640</text:p>
          </table:table-cell>
          <table:table-cell office:value-type="string" calcext:value-type="string">
            <text:p>SoFiA J184504.46+212505.4</text:p>
          </table:table-cell>
          <table:table-cell office:value-type="float" office:value="18.0182102962339" calcext:value-type="float">
            <text:p>18.01821029623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14]+[.CN14]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51+1954</text:p>
          </table:table-cell>
          <table:table-cell table:style-name="ce2" office:value-type="string" calcext:value-type="string">
            <text:p>18:51:40</text:p>
          </table:table-cell>
          <table:table-cell table:style-name="ce2" office:value-type="string" calcext:value-type="string">
            <text:p>19:54:14</text:p>
          </table:table-cell>
          <table:table-cell office:value-type="float" office:value="50.8" calcext:value-type="float">
            <text:p>50.8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55.1" calcext:value-type="float">
            <text:p>55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2.916666666667" calcext:value-type="float">
            <text:p>282.916666666667</text:p>
          </table:table-cell>
          <table:table-cell office:value-type="float" office:value="19.9038888888889" calcext:value-type="float">
            <text:p>19.903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7215" calcext:value-type="float">
            <text:p>7215</text:p>
          </table:table-cell>
          <table:table-cell office:value-type="float" office:value="18.149" calcext:value-type="float">
            <text:p>18.149</text:p>
          </table:table-cell>
          <table:table-cell office:value-type="float" office:value="24.921" calcext:value-type="float">
            <text:p>24.921</text:p>
          </table:table-cell>
          <table:table-cell office:value-type="float" office:value="1802.673" calcext:value-type="float">
            <text:p>1802.673</text:p>
          </table:table-cell>
          <table:table-cell office:value-type="float" office:value="18.102" calcext:value-type="float">
            <text:p>18.102</text:p>
          </table:table-cell>
          <table:table-cell office:value-type="float" office:value="24.818" calcext:value-type="float">
            <text:p>24.818</text:p>
          </table:table-cell>
          <table:table-cell office:value-type="float" office:value="1804.065" calcext:value-type="float">
            <text:p>1804.06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88" calcext:value-type="float">
            <text:p>1788</text:p>
          </table:table-cell>
          <table:table-cell office:value-type="float" office:value="1812" calcext:value-type="float">
            <text:p>1812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73937" calcext:value-type="float">
            <text:p>0.773937</text:p>
          </table:table-cell>
          <table:table-cell table:number-columns-repeated="14"/>
          <table:table-cell office:value-type="float" office:value="1.975349" calcext:value-type="float">
            <text:p>1.975349</text:p>
          </table:table-cell>
          <table:table-cell office:value-type="float" office:value="1.576256" calcext:value-type="float">
            <text:p>1.576256</text:p>
          </table:table-cell>
          <table:table-cell office:value-type="float" office:value="-2.905609" calcext:value-type="float">
            <text:p>-2.905609</text:p>
          </table:table-cell>
          <table:table-cell office:value-type="float" office:value="1.610056" calcext:value-type="float">
            <text:p>1.610056</text:p>
          </table:table-cell>
          <table:table-cell office:value-type="float" office:value="1.232527" calcext:value-type="float">
            <text:p>1.232527</text:p>
          </table:table-cell>
          <table:table-cell office:value-type="float" office:value="-19.42808" calcext:value-type="float">
            <text:p>-19.42808</text:p>
          </table:table-cell>
          <table:table-cell office:value-type="float" office:value="1.102551" calcext:value-type="float">
            <text:p>1.102551</text:p>
          </table:table-cell>
          <table:table-cell office:value-type="float" office:value="0.02571287" calcext:value-type="float">
            <text:p>0.02571287</text:p>
          </table:table-cell>
          <table:table-cell office:value-type="float" office:value="0.09289544" calcext:value-type="float">
            <text:p>0.09289544</text:p>
          </table:table-cell>
          <table:table-cell office:value-type="float" office:value="0" calcext:value-type="float">
            <text:p>0</text:p>
          </table:table-cell>
          <table:table-cell office:value-type="float" office:value="162.9552" calcext:value-type="float">
            <text:p>162.9552</text:p>
          </table:table-cell>
          <table:table-cell office:value-type="float" office:value="0.0052135" calcext:value-type="float">
            <text:p>0.0052135</text:p>
          </table:table-cell>
          <table:table-cell office:value-type="float" office:value="21.04303" calcext:value-type="float">
            <text:p>21.04303</text:p>
          </table:table-cell>
          <table:table-cell office:value-type="float" office:value="19.94615" calcext:value-type="float">
            <text:p>19.94615</text:p>
          </table:table-cell>
          <table:table-cell office:value-type="float" office:value="3.066294" calcext:value-type="float">
            <text:p>3.066294</text:p>
          </table:table-cell>
          <table:table-cell office:value-type="float" office:value="10.07669" calcext:value-type="float">
            <text:p>10.07669</text:p>
          </table:table-cell>
          <table:table-cell office:value-type="float" office:value="282.91464" calcext:value-type="float">
            <text:p>282.91464</text:p>
          </table:table-cell>
          <table:table-cell office:value-type="float" office:value="19.90474" calcext:value-type="float">
            <text:p>19.90474</text:p>
          </table:table-cell>
          <table:table-cell office:value-type="float" office:value="1400872450" calcext:value-type="float">
            <text:p>1400872450</text:p>
          </table:table-cell>
          <table:table-cell office:value-type="string" calcext:value-type="string">
            <text:p>SoFiA J185139.51+195417.1</text:p>
          </table:table-cell>
          <table:table-cell office:value-type="float" office:value="7.50518593671264" calcext:value-type="float">
            <text:p>7.50518593671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15]+[.CN15]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6+2302</text:p>
          </table:table-cell>
          <table:table-cell table:style-name="ce2" office:value-type="string" calcext:value-type="string">
            <text:p>18:46:33</text:p>
          </table:table-cell>
          <table:table-cell table:style-name="ce2" office:value-type="string" calcext:value-type="string">
            <text:p>23:02:49</text:p>
          </table:table-cell>
          <table:table-cell office:value-type="float" office:value="53.2" calcext:value-type="float">
            <text:p>53.2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243" calcext:value-type="float">
            <text:p>424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6375" calcext:value-type="float">
            <text:p>281.6375</text:p>
          </table:table-cell>
          <table:table-cell office:value-type="float" office:value="23.0469444444444" calcext:value-type="float">
            <text:p>23.0469444444444</text:p>
          </table:table-cell>
          <table:table-cell office:value-type="float" office:value="89" calcext:value-type="float">
            <text:p>89</text:p>
          </table:table-cell>
          <table:table-cell office:value-type="float" office:value="2525" calcext:value-type="float">
            <text:p>2525</text:p>
          </table:table-cell>
          <table:table-cell office:value-type="float" office:value="89.654" calcext:value-type="float">
            <text:p>89.654</text:p>
          </table:table-cell>
          <table:table-cell office:value-type="float" office:value="213.154" calcext:value-type="float">
            <text:p>213.154</text:p>
          </table:table-cell>
          <table:table-cell office:value-type="float" office:value="1728.115" calcext:value-type="float">
            <text:p>1728.115</text:p>
          </table:table-cell>
          <table:table-cell office:value-type="float" office:value="89.543" calcext:value-type="float">
            <text:p>89.543</text:p>
          </table:table-cell>
          <table:table-cell office:value-type="float" office:value="213.194" calcext:value-type="float">
            <text:p>213.194</text:p>
          </table:table-cell>
          <table:table-cell office:value-type="float" office:value="1727.788" calcext:value-type="float">
            <text:p>1727.7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1724" calcext:value-type="float">
            <text:p>1724</text:p>
          </table:table-cell>
          <table:table-cell office:value-type="float" office:value="1732" calcext:value-type="float">
            <text:p>17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80319" calcext:value-type="float">
            <text:p>0.580319</text:p>
          </table:table-cell>
          <table:table-cell table:number-columns-repeated="14"/>
          <table:table-cell office:value-type="float" office:value="1.663341" calcext:value-type="float">
            <text:p>1.663341</text:p>
          </table:table-cell>
          <table:table-cell office:value-type="float" office:value="1.043702" calcext:value-type="float">
            <text:p>1.043702</text:p>
          </table:table-cell>
          <table:table-cell office:value-type="float" office:value="-3.240776" calcext:value-type="float">
            <text:p>-3.240776</text:p>
          </table:table-cell>
          <table:table-cell office:value-type="float" office:value="1.465752" calcext:value-type="float">
            <text:p>1.465752</text:p>
          </table:table-cell>
          <table:table-cell office:value-type="float" office:value="1.011366" calcext:value-type="float">
            <text:p>1.011366</text:p>
          </table:table-cell>
          <table:table-cell office:value-type="float" office:value="7.382393" calcext:value-type="float">
            <text:p>7.382393</text:p>
          </table:table-cell>
          <table:table-cell office:value-type="float" office:value="0.2735482" calcext:value-type="float">
            <text:p>0.2735482</text:p>
          </table:table-cell>
          <table:table-cell office:value-type="float" office:value="0.02210961" calcext:value-type="float">
            <text:p>0.0221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2553" calcext:value-type="float">
            <text:p>241.2553</text:p>
          </table:table-cell>
          <table:table-cell office:value-type="float" office:value="0.0045638" calcext:value-type="float">
            <text:p>0.0045638</text:p>
          </table:table-cell>
          <table:table-cell office:value-type="float" office:value="11.75487" calcext:value-type="float">
            <text:p>11.75487</text:p>
          </table:table-cell>
          <table:table-cell office:value-type="float" office:value="6.77056" calcext:value-type="float">
            <text:p>6.77056</text:p>
          </table:table-cell>
          <table:table-cell office:value-type="float" office:value="1.704831" calcext:value-type="float">
            <text:p>1.704831</text:p>
          </table:table-cell>
          <table:table-cell office:value-type="float" office:value="0" calcext:value-type="float">
            <text:p>0</text:p>
          </table:table-cell>
          <table:table-cell office:value-type="float" office:value="281.65677" calcext:value-type="float">
            <text:p>281.65677</text:p>
          </table:table-cell>
          <table:table-cell office:value-type="float" office:value="23.052809" calcext:value-type="float">
            <text:p>23.052809</text:p>
          </table:table-cell>
          <table:table-cell office:value-type="float" office:value="1399343740" calcext:value-type="float">
            <text:p>1399343740</text:p>
          </table:table-cell>
          <table:table-cell office:value-type="string" calcext:value-type="string">
            <text:p>SoFiA J184637.62+230310.1</text:p>
          </table:table-cell>
          <table:table-cell office:value-type="float" office:value="67.2303736468408" calcext:value-type="float">
            <text:p>67.23037364684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16]+[.CN16]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129</text:p>
          </table:table-cell>
          <table:table-cell table:style-name="ce2" office:value-type="string" calcext:value-type="string">
            <text:p>18:40:10</text:p>
          </table:table-cell>
          <table:table-cell table:style-name="ce2" office:value-type="string" calcext:value-type="string">
            <text:p>21:29:30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227" calcext:value-type="float">
            <text:p>4227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0.041666666667" calcext:value-type="float">
            <text:p>280.041666666667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81" calcext:value-type="float">
            <text:p>81</text:p>
          </table:table-cell>
          <table:table-cell office:value-type="float" office:value="1848" calcext:value-type="float">
            <text:p>1848</text:p>
          </table:table-cell>
          <table:table-cell office:value-type="float" office:value="178.908" calcext:value-type="float">
            <text:p>178.908</text:p>
          </table:table-cell>
          <table:table-cell office:value-type="float" office:value="119.038" calcext:value-type="float">
            <text:p>119.038</text:p>
          </table:table-cell>
          <table:table-cell office:value-type="float" office:value="1761.136" calcext:value-type="float">
            <text:p>1761.136</text:p>
          </table:table-cell>
          <table:table-cell office:value-type="float" office:value="179.042" calcext:value-type="float">
            <text:p>179.042</text:p>
          </table:table-cell>
          <table:table-cell office:value-type="float" office:value="119.417" calcext:value-type="float">
            <text:p>119.417</text:p>
          </table:table-cell>
          <table:table-cell office:value-type="float" office:value="1761.312" calcext:value-type="float">
            <text:p>1761.312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748" calcext:value-type="float">
            <text:p>1748</text:p>
          </table:table-cell>
          <table:table-cell office:value-type="float" office:value="1774" calcext:value-type="float">
            <text:p>1774</text:p>
          </table:table-cell>
          <table:table-cell office:value-type="float" office:value="1859" calcext:value-type="float">
            <text:p>1859</text:p>
          </table:table-cell>
          <table:table-cell office:value-type="float" office:value="27" calcext:value-type="float">
            <text:p>27</text:p>
          </table:table-cell>
          <table:table-cell office:value-type="float" office:value="151" calcext:value-type="float">
            <text:p>151</text:p>
          </table:table-cell>
          <table:table-cell office:value-type="float" office:value="0.684715" calcext:value-type="float">
            <text:p>0.684715</text:p>
          </table:table-cell>
          <table:table-cell office:value-type="float" office:value="0.008996893" calcext:value-type="float">
            <text:p>0.008996893</text:p>
          </table:table-cell>
          <table:table-cell office:value-type="float" office:value="0.03152742" calcext:value-type="float">
            <text:p>0.03152742</text:p>
          </table:table-cell>
          <table:table-cell office:value-type="float" office:value="0.2859844" calcext:value-type="float">
            <text:p>0.2859844</text:p>
          </table:table-cell>
          <table:table-cell office:value-type="float" office:value="0" calcext:value-type="float">
            <text:p>0</text:p>
          </table:table-cell>
          <table:table-cell office:value-type="float" office:value="176.1589" calcext:value-type="float">
            <text:p>176.1589</text:p>
          </table:table-cell>
          <table:table-cell office:value-type="float" office:value="7.740505" calcext:value-type="float">
            <text:p>7.740505</text:p>
          </table:table-cell>
          <table:table-cell office:value-type="float" office:value="0.4310829" calcext:value-type="float">
            <text:p>0.4310829</text:p>
          </table:table-cell>
          <table:table-cell office:value-type="float" office:value="6" calcext:value-type="float">
            <text:p>6</text:p>
          </table:table-cell>
          <table:table-cell office:value-type="float" office:value="-0.2035797" calcext:value-type="float">
            <text:p>-0.2035797</text:p>
          </table:table-cell>
          <table:table-cell office:value-type="float" office:value="26.32583" calcext:value-type="float">
            <text:p>26.32583</text:p>
          </table:table-cell>
          <table:table-cell office:value-type="float" office:value="18.11295" calcext:value-type="float">
            <text:p>18.11295</text:p>
          </table:table-cell>
          <table:table-cell office:value-type="float" office:value="873.0158" calcext:value-type="float">
            <text:p>873.0158</text:p>
          </table:table-cell>
          <table:table-cell office:value-type="float" office:value="1746.06" calcext:value-type="float">
            <text:p>1746.06</text:p>
          </table:table-cell>
          <table:table-cell office:value-type="float" office:value="0" calcext:value-type="float">
            <text:p>0</text:p>
          </table:table-cell>
          <table:table-cell office:value-type="float" office:value="4.649291" calcext:value-type="float">
            <text:p>4.649291</text:p>
          </table:table-cell>
          <table:table-cell office:value-type="float" office:value="4.309924" calcext:value-type="float">
            <text:p>4.309924</text:p>
          </table:table-cell>
          <table:table-cell office:value-type="float" office:value="3.470045" calcext:value-type="float">
            <text:p>3.470045</text:p>
          </table:table-cell>
          <table:table-cell office:value-type="float" office:value="5.347292" calcext:value-type="float">
            <text:p>5.347292</text:p>
          </table:table-cell>
          <table:table-cell office:value-type="float" office:value="4.838218" calcext:value-type="float">
            <text:p>4.838218</text:p>
          </table:table-cell>
          <table:table-cell office:value-type="float" office:value="-87.89649" calcext:value-type="float">
            <text:p>-87.89649</text:p>
          </table:table-cell>
          <table:table-cell office:value-type="float" office:value="8.079546" calcext:value-type="float">
            <text:p>8.079546</text:p>
          </table:table-cell>
          <table:table-cell office:value-type="float" office:value="0.02133442" calcext:value-type="float">
            <text:p>0.02133442</text:p>
          </table:table-cell>
          <table:table-cell office:value-type="float" office:value="0.5435181" calcext:value-type="float">
            <text:p>0.5435181</text:p>
          </table:table-cell>
          <table:table-cell office:value-type="float" office:value="0" calcext:value-type="float">
            <text:p>0</text:p>
          </table:table-cell>
          <table:table-cell office:value-type="float" office:value="228.7804" calcext:value-type="float">
            <text:p>228.7804</text:p>
          </table:table-cell>
          <table:table-cell office:value-type="float" office:value="0.0046518" calcext:value-type="float">
            <text:p>0.0046518</text:p>
          </table:table-cell>
          <table:table-cell office:value-type="float" office:value="40.28362" calcext:value-type="float">
            <text:p>40.28362</text:p>
          </table:table-cell>
          <table:table-cell office:value-type="float" office:value="23.67424" calcext:value-type="float">
            <text:p>23.67424</text:p>
          </table:table-cell>
          <table:table-cell office:value-type="float" office:value="18.06037" calcext:value-type="float">
            <text:p>18.06037</text:p>
          </table:table-cell>
          <table:table-cell office:value-type="float" office:value="18.41757" calcext:value-type="float">
            <text:p>18.41757</text:p>
          </table:table-cell>
          <table:table-cell office:value-type="float" office:value="280.0491" calcext:value-type="float">
            <text:p>280.0491</text:p>
          </table:table-cell>
          <table:table-cell office:value-type="float" office:value="21.485903" calcext:value-type="float">
            <text:p>21.485903</text:p>
          </table:table-cell>
          <table:table-cell office:value-type="float" office:value="1400015490" calcext:value-type="float">
            <text:p>1400015490</text:p>
          </table:table-cell>
          <table:table-cell office:value-type="string" calcext:value-type="string">
            <text:p>SoFiA J184011.78+212909.2</text:p>
          </table:table-cell>
          <table:table-cell office:value-type="float" office:value="32.4195974392677" calcext:value-type="float">
            <text:p>32.41959743926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7]+[.CN1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340b</text:p>
          </table:table-cell>
          <table:table-cell table:style-name="ce2" office:value-type="string" calcext:value-type="string">
            <text:p>18:40:46</text:p>
          </table:table-cell>
          <table:table-cell table:style-name="ce2" office:value-type="string" calcext:value-type="string">
            <text:p>23:40:52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804" calcext:value-type="float">
            <text:p>480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69.4" calcext:value-type="float">
            <text:p>69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0.191666666667" calcext:value-type="float">
            <text:p>280.191666666667</text:p>
          </table:table-cell>
          <table:table-cell office:value-type="float" office:value="23.6811111111111" calcext:value-type="float">
            <text:p>23.6811111111111</text:p>
          </table:table-cell>
          <table:table-cell office:value-type="float" office:value="67" calcext:value-type="float">
            <text:p>67</text:p>
          </table:table-cell>
          <table:table-cell office:value-type="float" office:value="1655" calcext:value-type="float">
            <text:p>1655</text:p>
          </table:table-cell>
          <table:table-cell office:value-type="float" office:value="169.749" calcext:value-type="float">
            <text:p>169.749</text:p>
          </table:table-cell>
          <table:table-cell office:value-type="float" office:value="252.937" calcext:value-type="float">
            <text:p>252.937</text:p>
          </table:table-cell>
          <table:table-cell office:value-type="float" office:value="1649.759" calcext:value-type="float">
            <text:p>1649.759</text:p>
          </table:table-cell>
          <table:table-cell office:value-type="float" office:value="169.8" calcext:value-type="float">
            <text:p>169.8</text:p>
          </table:table-cell>
          <table:table-cell office:value-type="float" office:value="252.526" calcext:value-type="float">
            <text:p>252.526</text:p>
          </table:table-cell>
          <table:table-cell office:value-type="float" office:value="1651.222" calcext:value-type="float">
            <text:p>1651.222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1613" calcext:value-type="float">
            <text:p>1613</text:p>
          </table:table-cell>
          <table:table-cell office:value-type="float" office:value="1672" calcext:value-type="float">
            <text:p>1672</text:p>
          </table:table-cell>
          <table:table-cell office:value-type="float" office:value="2239" calcext:value-type="float">
            <text:p>2239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0.770878" calcext:value-type="float">
            <text:p>0.770878</text:p>
          </table:table-cell>
          <table:table-cell office:value-type="float" office:value="0.04199712" calcext:value-type="float">
            <text:p>0.04199712</text:p>
          </table:table-cell>
          <table:table-cell office:value-type="float" office:value="0.009829026" calcext:value-type="float">
            <text:p>0.009829026</text:p>
          </table:table-cell>
          <table:table-cell office:value-type="float" office:value="0.0008423666" calcext:value-type="float">
            <text:p>0.0008423666</text:p>
          </table:table-cell>
          <table:table-cell office:value-type="float" office:value="0" calcext:value-type="float">
            <text:p>0</text:p>
          </table:table-cell>
          <table:table-cell office:value-type="float" office:value="509.0411" calcext:value-type="float">
            <text:p>509.0411</text:p>
          </table:table-cell>
          <table:table-cell office:value-type="float" office:value="10.63984" calcext:value-type="float">
            <text:p>10.63984</text:p>
          </table:table-cell>
          <table:table-cell office:value-type="float" office:value="0.2696001" calcext:value-type="float">
            <text:p>0.2696001</text:p>
          </table:table-cell>
          <table:table-cell office:value-type="float" office:value="4" calcext:value-type="float">
            <text:p>4</text:p>
          </table:table-cell>
          <table:table-cell office:value-type="float" office:value="-0.02797331" calcext:value-type="float">
            <text:p>-0.02797331</text:p>
          </table:table-cell>
          <table:table-cell office:value-type="float" office:value="56.92762" calcext:value-type="float">
            <text:p>56.92762</text:p>
          </table:table-cell>
          <table:table-cell office:value-type="float" office:value="39.47274" calcext:value-type="float">
            <text:p>39.47274</text:p>
          </table:table-cell>
          <table:table-cell office:value-type="float" office:value="807.0049" calcext:value-type="float">
            <text:p>807.0049</text:p>
          </table:table-cell>
          <table:table-cell office:value-type="float" office:value="1614.028" calcext:value-type="float">
            <text:p>1614.028</text:p>
          </table:table-cell>
          <table:table-cell office:value-type="float" office:value="0" calcext:value-type="float">
            <text:p>0</text:p>
          </table:table-cell>
          <table:table-cell office:value-type="float" office:value="8.301198" calcext:value-type="float">
            <text:p>8.301198</text:p>
          </table:table-cell>
          <table:table-cell office:value-type="float" office:value="4.98501" calcext:value-type="float">
            <text:p>4.98501</text:p>
          </table:table-cell>
          <table:table-cell office:value-type="float" office:value="72.89184" calcext:value-type="float">
            <text:p>72.89184</text:p>
          </table:table-cell>
          <table:table-cell office:value-type="float" office:value="6.075008" calcext:value-type="float">
            <text:p>6.075008</text:p>
          </table:table-cell>
          <table:table-cell office:value-type="float" office:value="4.492679" calcext:value-type="float">
            <text:p>4.492679</text:p>
          </table:table-cell>
          <table:table-cell office:value-type="float" office:value="73.36224" calcext:value-type="float">
            <text:p>73.36224</text:p>
          </table:table-cell>
          <table:table-cell office:value-type="float" office:value="11.10932" calcext:value-type="float">
            <text:p>11.10932</text:p>
          </table:table-cell>
          <table:table-cell office:value-type="float" office:value="0.0249083" calcext:value-type="float">
            <text:p>0.0249083</text:p>
          </table:table-cell>
          <table:table-cell office:value-type="float" office:value="0.4116941" calcext:value-type="float">
            <text:p>0.4116941</text:p>
          </table:table-cell>
          <table:table-cell office:value-type="float" office:value="0" calcext:value-type="float">
            <text:p>0</text:p>
          </table:table-cell>
          <table:table-cell office:value-type="float" office:value="231.3625" calcext:value-type="float">
            <text:p>231.3625</text:p>
          </table:table-cell>
          <table:table-cell office:value-type="float" office:value="0.0045623" calcext:value-type="float">
            <text:p>0.0045623</text:p>
          </table:table-cell>
          <table:table-cell office:value-type="float" office:value="51.4721" calcext:value-type="float">
            <text:p>51.4721</text:p>
          </table:table-cell>
          <table:table-cell office:value-type="float" office:value="43.97554" calcext:value-type="float">
            <text:p>43.97554</text:p>
          </table:table-cell>
          <table:table-cell office:value-type="float" office:value="31.38779" calcext:value-type="float">
            <text:p>31.38779</text:p>
          </table:table-cell>
          <table:table-cell office:value-type="float" office:value="37.97663" calcext:value-type="float">
            <text:p>37.97663</text:p>
          </table:table-cell>
          <table:table-cell office:value-type="float" office:value="280.1978" calcext:value-type="float">
            <text:p>280.1978</text:p>
          </table:table-cell>
          <table:table-cell office:value-type="float" office:value="23.705755" calcext:value-type="float">
            <text:p>23.705755</text:p>
          </table:table-cell>
          <table:table-cell office:value-type="float" office:value="1397809150" calcext:value-type="float">
            <text:p>1397809150</text:p>
          </table:table-cell>
          <table:table-cell office:value-type="string" calcext:value-type="string">
            <text:p>SoFiA J184047.48+234220.7</text:p>
          </table:table-cell>
          <table:table-cell office:value-type="float" office:value="91.004553755831" calcext:value-type="float">
            <text:p>91.0045537558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8]+[.CN1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4+2515</text:p>
          </table:table-cell>
          <table:table-cell table:style-name="ce2" office:value-type="string" calcext:value-type="string">
            <text:p>18:44:14</text:p>
          </table:table-cell>
          <table:table-cell table:style-name="ce2" office:value-type="string" calcext:value-type="string">
            <text:p>25:15:26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5.2572222222222" calcext:value-type="float">
            <text:p>25.2572222222222</text:p>
          </table:table-cell>
          <table:table-cell office:value-type="float" office:value="248" calcext:value-type="float">
            <text:p>248</text:p>
          </table:table-cell>
          <table:table-cell office:value-type="float" office:value="623" calcext:value-type="float">
            <text:p>623</text:p>
          </table:table-cell>
          <table:table-cell office:value-type="float" office:value="122.779" calcext:value-type="float">
            <text:p>122.779</text:p>
          </table:table-cell>
          <table:table-cell office:value-type="float" office:value="75.494" calcext:value-type="float">
            <text:p>75.494</text:p>
          </table:table-cell>
          <table:table-cell office:value-type="float" office:value="1644.312" calcext:value-type="float">
            <text:p>1644.312</text:p>
          </table:table-cell>
          <table:table-cell office:value-type="float" office:value="122.836" calcext:value-type="float">
            <text:p>122.836</text:p>
          </table:table-cell>
          <table:table-cell office:value-type="float" office:value="75.578" calcext:value-type="float">
            <text:p>75.578</text:p>
          </table:table-cell>
          <table:table-cell office:value-type="float" office:value="1643.924" calcext:value-type="float">
            <text:p>1643.924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637" calcext:value-type="float">
            <text:p>1637</text:p>
          </table:table-cell>
          <table:table-cell office:value-type="float" office:value="1655" calcext:value-type="float">
            <text:p>165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227197" calcext:value-type="float">
            <text:p>0.227197</text:p>
          </table:table-cell>
          <table:table-cell office:value-type="float" office:value="0.04192551" calcext:value-type="float">
            <text:p>0.04192551</text:p>
          </table:table-cell>
          <table:table-cell office:value-type="float" office:value="0.02233478" calcext:value-type="float">
            <text:p>0.02233478</text:p>
          </table:table-cell>
          <table:table-cell office:value-type="float" office:value="0.002961972" calcext:value-type="float">
            <text:p>0.002961972</text:p>
          </table:table-cell>
          <table:table-cell office:value-type="float" office:value="0" calcext:value-type="float">
            <text:p>0</text:p>
          </table:table-cell>
          <table:table-cell office:value-type="float" office:value="38.01733" calcext:value-type="float">
            <text:p>38.01733</text:p>
          </table:table-cell>
          <table:table-cell office:value-type="float" office:value="0.8527024" calcext:value-type="float">
            <text:p>0.8527024</text:p>
          </table:table-cell>
          <table:table-cell office:value-type="float" office:value="0.0929348" calcext:value-type="float">
            <text:p>0.0929348</text:p>
          </table:table-cell>
          <table:table-cell office:value-type="float" office:value="3" calcext:value-type="float">
            <text:p>3</text:p>
          </table:table-cell>
          <table:table-cell office:value-type="float" office:value="-0.1375036" calcext:value-type="float">
            <text:p>-0.1375036</text:p>
          </table:table-cell>
          <table:table-cell office:value-type="float" office:value="12.96239" calcext:value-type="float">
            <text:p>12.96239</text:p>
          </table:table-cell>
          <table:table-cell office:value-type="float" office:value="8.363977" calcext:value-type="float">
            <text:p>8.363977</text:p>
          </table:table-cell>
          <table:table-cell office:value-type="float" office:value="817.0112" calcext:value-type="float">
            <text:p>817.0112</text:p>
          </table:table-cell>
          <table:table-cell office:value-type="float" office:value="1634.138" calcext:value-type="float">
            <text:p>1634.138</text:p>
          </table:table-cell>
          <table:table-cell office:value-type="float" office:value="0" calcext:value-type="float">
            <text:p>0</text:p>
          </table:table-cell>
          <table:table-cell office:value-type="float" office:value="1.60366" calcext:value-type="float">
            <text:p>1.60366</text:p>
          </table:table-cell>
          <table:table-cell office:value-type="float" office:value="1.436356" calcext:value-type="float">
            <text:p>1.436356</text:p>
          </table:table-cell>
          <table:table-cell office:value-type="float" office:value="-64.9709" calcext:value-type="float">
            <text:p>-64.9709</text:p>
          </table:table-cell>
          <table:table-cell office:value-type="float" office:value="1.448796" calcext:value-type="float">
            <text:p>1.448796</text:p>
          </table:table-cell>
          <table:table-cell office:value-type="float" office:value="1.274417" calcext:value-type="float">
            <text:p>1.274417</text:p>
          </table:table-cell>
          <table:table-cell office:value-type="float" office:value="-70.38309" calcext:value-type="float">
            <text:p>-70.38309</text:p>
          </table:table-cell>
          <table:table-cell office:value-type="float" office:value="0.8329997" calcext:value-type="float">
            <text:p>0.8329997</text:p>
          </table:table-cell>
          <table:table-cell office:value-type="float" office:value="0.02341909" calcext:value-type="float">
            <text:p>0.02341909</text:p>
          </table:table-cell>
          <table:table-cell office:value-type="float" office:value="0.1102177" calcext:value-type="float">
            <text:p>0.1102177</text:p>
          </table:table-cell>
          <table:table-cell office:value-type="float" office:value="0" calcext:value-type="float">
            <text:p>0</text:p>
          </table:table-cell>
          <table:table-cell office:value-type="float" office:value="154.3009" calcext:value-type="float">
            <text:p>154.3009</text:p>
          </table:table-cell>
          <table:table-cell office:value-type="float" office:value="0.0050323" calcext:value-type="float">
            <text:p>0.0050323</text:p>
          </table:table-cell>
          <table:table-cell office:value-type="float" office:value="18.98753" calcext:value-type="float">
            <text:p>18.98753</text:p>
          </table:table-cell>
          <table:table-cell office:value-type="float" office:value="12.1628" calcext:value-type="float">
            <text:p>12.1628</text:p>
          </table:table-cell>
          <table:table-cell office:value-type="float" office:value="8.277451" calcext:value-type="float">
            <text:p>8.277451</text:p>
          </table:table-cell>
          <table:table-cell office:value-type="float" office:value="8.5908" calcext:value-type="float">
            <text:p>8.5908</text:p>
          </table:table-cell>
          <table:table-cell office:value-type="float" office:value="281.05032" calcext:value-type="float">
            <text:p>281.05032</text:p>
          </table:table-cell>
          <table:table-cell office:value-type="float" office:value="25.259418" calcext:value-type="float">
            <text:p>25.259418</text:p>
          </table:table-cell>
          <table:table-cell office:value-type="float" office:value="1397662850" calcext:value-type="float">
            <text:p>1397662850</text:p>
          </table:table-cell>
          <table:table-cell office:value-type="string" calcext:value-type="string">
            <text:p>SoFiA J184412.07+251533.9</text:p>
          </table:table-cell>
          <table:table-cell office:value-type="float" office:value="27.2508009754129" calcext:value-type="float">
            <text:p>27.2508009754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9]+[.CN19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836</text:p>
          </table:table-cell>
          <table:table-cell table:style-name="ce2" office:value-type="string" calcext:value-type="string">
            <text:p>18:40:31</text:p>
          </table:table-cell>
          <table:table-cell table:style-name="ce2" office:value-type="string" calcext:value-type="string">
            <text:p>28:36:12</text:p>
          </table:table-cell>
          <table:table-cell office:value-type="float" office:value="57.8" calcext:value-type="float">
            <text:p>57.8</text:p>
          </table:table-cell>
          <table:table-cell office:value-type="float" office:value="14.8" calcext:value-type="float">
            <text:p>14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0.129166666667" calcext:value-type="float">
            <text:p>280.129166666667</text:p>
          </table:table-cell>
          <table:table-cell office:value-type="float" office:value="28.6033333333333" calcext:value-type="float">
            <text:p>28.6033333333333</text:p>
          </table:table-cell>
          <table:table-cell office:value-type="float" office:value="302" calcext:value-type="float">
            <text:p>302</text:p>
          </table:table-cell>
          <table:table-cell office:value-type="float" office:value="760" calcext:value-type="float">
            <text:p>760</text:p>
          </table:table-cell>
          <table:table-cell office:value-type="float" office:value="171.568" calcext:value-type="float">
            <text:p>171.568</text:p>
          </table:table-cell>
          <table:table-cell office:value-type="float" office:value="276.091" calcext:value-type="float">
            <text:p>276.091</text:p>
          </table:table-cell>
          <table:table-cell office:value-type="float" office:value="2002.145" calcext:value-type="float">
            <text:p>2002.145</text:p>
          </table:table-cell>
          <table:table-cell office:value-type="float" office:value="171.49" calcext:value-type="float">
            <text:p>171.49</text:p>
          </table:table-cell>
          <table:table-cell office:value-type="float" office:value="276.134" calcext:value-type="float">
            <text:p>276.134</text:p>
          </table:table-cell>
          <table:table-cell office:value-type="float" office:value="2003.338" calcext:value-type="float">
            <text:p>2003.338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1981" calcext:value-type="float">
            <text:p>1981</text:p>
          </table:table-cell>
          <table:table-cell office:value-type="float" office:value="2018" calcext:value-type="float">
            <text:p>2018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.437427" calcext:value-type="float">
            <text:p>0.437427</text:p>
          </table:table-cell>
          <table:table-cell office:value-type="float" office:value="0.2519434" calcext:value-type="float">
            <text:p>0.2519434</text:p>
          </table:table-cell>
          <table:table-cell office:value-type="float" office:value="0.01284057" calcext:value-type="float">
            <text:p>0.01284057</text:p>
          </table:table-cell>
          <table:table-cell office:value-type="float" office:value="0.09951076" calcext:value-type="float">
            <text:p>0.09951076</text:p>
          </table:table-cell>
          <table:table-cell office:value-type="float" office:value="0" calcext:value-type="float">
            <text:p>0</text:p>
          </table:table-cell>
          <table:table-cell office:value-type="float" office:value="455.3419" calcext:value-type="float">
            <text:p>455.3419</text:p>
          </table:table-cell>
          <table:table-cell office:value-type="float" office:value="4.063919" calcext:value-type="float">
            <text:p>4.063919</text:p>
          </table:table-cell>
          <table:table-cell office:value-type="float" office:value="0.1345" calcext:value-type="float">
            <text:p>0.1345</text:p>
          </table:table-cell>
          <table:table-cell office:value-type="float" office:value="6" calcext:value-type="float">
            <text:p>6</text:p>
          </table:table-cell>
          <table:table-cell office:value-type="float" office:value="-0.1609942" calcext:value-type="float">
            <text:p>-0.1609942</text:p>
          </table:table-cell>
          <table:table-cell office:value-type="float" office:value="44" calcext:value-type="float">
            <text:p>44</text:p>
          </table:table-cell>
          <table:table-cell office:value-type="float" office:value="43.431" calcext:value-type="float">
            <text:p>43.431</text:p>
          </table:table-cell>
          <table:table-cell office:value-type="float" office:value="990.0064" calcext:value-type="float">
            <text:p>990.0064</text:p>
          </table:table-cell>
          <table:table-cell office:value-type="float" office:value="1980.046" calcext:value-type="float">
            <text:p>1980.046</text:p>
          </table:table-cell>
          <table:table-cell office:value-type="float" office:value="0" calcext:value-type="float">
            <text:p>0</text:p>
          </table:table-cell>
          <table:table-cell office:value-type="float" office:value="3.136334" calcext:value-type="float">
            <text:p>3.136334</text:p>
          </table:table-cell>
          <table:table-cell office:value-type="float" office:value="2.289208" calcext:value-type="float">
            <text:p>2.289208</text:p>
          </table:table-cell>
          <table:table-cell office:value-type="float" office:value="39.83265" calcext:value-type="float">
            <text:p>39.83265</text:p>
          </table:table-cell>
          <table:table-cell office:value-type="float" office:value="2.697609" calcext:value-type="float">
            <text:p>2.697609</text:p>
          </table:table-cell>
          <table:table-cell office:value-type="float" office:value="1.872085" calcext:value-type="float">
            <text:p>1.872085</text:p>
          </table:table-cell>
          <table:table-cell office:value-type="float" office:value="39.1672" calcext:value-type="float">
            <text:p>39.1672</text:p>
          </table:table-cell>
          <table:table-cell office:value-type="float" office:value="4.241588" calcext:value-type="float">
            <text:p>4.241588</text:p>
          </table:table-cell>
          <table:table-cell office:value-type="float" office:value="0.02339248" calcext:value-type="float">
            <text:p>0.02339248</text:p>
          </table:table-cell>
          <table:table-cell office:value-type="float" office:value="0.1271557" calcext:value-type="float">
            <text:p>0.1271557</text:p>
          </table:table-cell>
          <table:table-cell office:value-type="float" office:value="0" calcext:value-type="float">
            <text:p>0</text:p>
          </table:table-cell>
          <table:table-cell office:value-type="float" office:value="233.8408" calcext:value-type="float">
            <text:p>233.8408</text:p>
          </table:table-cell>
          <table:table-cell office:value-type="float" office:value="0.0050649" calcext:value-type="float">
            <text:p>0.0050649</text:p>
          </table:table-cell>
          <table:table-cell office:value-type="float" office:value="40.47984" calcext:value-type="float">
            <text:p>40.47984</text:p>
          </table:table-cell>
          <table:table-cell office:value-type="float" office:value="36.26951" calcext:value-type="float">
            <text:p>36.26951</text:p>
          </table:table-cell>
          <table:table-cell office:value-type="float" office:value="7.608999" calcext:value-type="float">
            <text:p>7.608999</text:p>
          </table:table-cell>
          <table:table-cell office:value-type="float" office:value="36.24769" calcext:value-type="float">
            <text:p>36.24769</text:p>
          </table:table-cell>
          <table:table-cell office:value-type="float" office:value="280.12064" calcext:value-type="float">
            <text:p>280.12064</text:p>
          </table:table-cell>
          <table:table-cell office:value-type="float" office:value="28.598417" calcext:value-type="float">
            <text:p>28.598417</text:p>
          </table:table-cell>
          <table:table-cell office:value-type="float" office:value="1404866050" calcext:value-type="float">
            <text:p>1404866050</text:p>
          </table:table-cell>
          <table:table-cell office:value-type="string" calcext:value-type="string">
            <text:p>SoFiA J184028.95+283554.3</text:p>
          </table:table-cell>
          <table:table-cell office:value-type="float" office:value="32.2523859124035" calcext:value-type="float">
            <text:p>32.2523859124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0]+[.CN2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2+2453</text:p>
          </table:table-cell>
          <table:table-cell table:style-name="ce2" office:value-type="string" calcext:value-type="string">
            <text:p>18:42:15</text:p>
          </table:table-cell>
          <table:table-cell table:style-name="ce2" office:value-type="string" calcext:value-type="string">
            <text:p>24:53:41</text:p>
          </table:table-cell>
          <table:table-cell office:value-type="float" office:value="54.5" calcext:value-type="float">
            <text:p>54.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3364" calcext:value-type="float">
            <text:p>336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0.5625" calcext:value-type="float">
            <text:p>280.5625</text:p>
          </table:table-cell>
          <table:table-cell office:value-type="float" office:value="24.8947222222222" calcext:value-type="float">
            <text:p>24.8947222222222</text:p>
          </table:table-cell>
          <table:table-cell office:value-type="float" office:value="281" calcext:value-type="float">
            <text:p>281</text:p>
          </table:table-cell>
          <table:table-cell office:value-type="float" office:value="710" calcext:value-type="float">
            <text:p>710</text:p>
          </table:table-cell>
          <table:table-cell office:value-type="float" office:value="149.374" calcext:value-type="float">
            <text:p>149.374</text:p>
          </table:table-cell>
          <table:table-cell office:value-type="float" office:value="53.749" calcext:value-type="float">
            <text:p>53.749</text:p>
          </table:table-cell>
          <table:table-cell office:value-type="float" office:value="1934.646" calcext:value-type="float">
            <text:p>1934.646</text:p>
          </table:table-cell>
          <table:table-cell office:value-type="float" office:value="149.428" calcext:value-type="float">
            <text:p>149.428</text:p>
          </table:table-cell>
          <table:table-cell office:value-type="float" office:value="53.816" calcext:value-type="float">
            <text:p>53.816</text:p>
          </table:table-cell>
          <table:table-cell office:value-type="float" office:value="1933.616" calcext:value-type="float">
            <text:p>1933.61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920" calcext:value-type="float">
            <text:p>1920</text:p>
          </table:table-cell>
          <table:table-cell office:value-type="float" office:value="1956" calcext:value-type="float">
            <text:p>1956</text:p>
          </table:table-cell>
          <table:table-cell office:value-type="float" office:value="398" calcext:value-type="float">
            <text:p>39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0007227434" calcext:value-type="float">
            <text:p>0.0007227434</text:p>
          </table:table-cell>
          <table:table-cell office:value-type="float" office:value="0.1790415" calcext:value-type="float">
            <text:p>0.1790415</text:p>
          </table:table-cell>
          <table:table-cell office:value-type="float" office:value="0.2858578" calcext:value-type="float">
            <text:p>0.2858578</text:p>
          </table:table-cell>
          <table:table-cell office:value-type="float" office:value="0" calcext:value-type="float">
            <text:p>0</text:p>
          </table:table-cell>
          <table:table-cell office:value-type="float" office:value="404.3882" calcext:value-type="float">
            <text:p>404.3882</text:p>
          </table:table-cell>
          <table:table-cell office:value-type="float" office:value="4.051972" calcext:value-type="float">
            <text:p>4.051972</text:p>
          </table:table-cell>
          <table:table-cell office:value-type="float" office:value="0.172453" calcext:value-type="float">
            <text:p>0.172453</text:p>
          </table:table-cell>
          <table:table-cell office:value-type="float" office:value="6" calcext:value-type="float">
            <text:p>6</text:p>
          </table:table-cell>
          <table:table-cell office:value-type="float" office:value="-0.1275737" calcext:value-type="float">
            <text:p>-0.1275737</text:p>
          </table:table-cell>
          <table:table-cell office:value-type="float" office:value="34.28619" calcext:value-type="float">
            <text:p>34.28619</text:p>
          </table:table-cell>
          <table:table-cell office:value-type="float" office:value="23.09626" calcext:value-type="float">
            <text:p>23.09626</text:p>
          </table:table-cell>
          <table:table-cell office:value-type="float" office:value="956.5895" calcext:value-type="float">
            <text:p>956.5895</text:p>
          </table:table-cell>
          <table:table-cell office:value-type="float" office:value="1913.046" calcext:value-type="float">
            <text:p>1913.046</text:p>
          </table:table-cell>
          <table:table-cell office:value-type="float" office:value="0" calcext:value-type="float">
            <text:p>0</text:p>
          </table:table-cell>
          <table:table-cell office:value-type="float" office:value="2.928141" calcext:value-type="float">
            <text:p>2.928141</text:p>
          </table:table-cell>
          <table:table-cell office:value-type="float" office:value="2.058914" calcext:value-type="float">
            <text:p>2.058914</text:p>
          </table:table-cell>
          <table:table-cell office:value-type="float" office:value="-2.349627" calcext:value-type="float">
            <text:p>-2.349627</text:p>
          </table:table-cell>
          <table:table-cell office:value-type="float" office:value="2.299004" calcext:value-type="float">
            <text:p>2.299004</text:p>
          </table:table-cell>
          <table:table-cell office:value-type="float" office:value="1.722025" calcext:value-type="float">
            <text:p>1.722025</text:p>
          </table:table-cell>
          <table:table-cell office:value-type="float" office:value="-2.990421" calcext:value-type="float">
            <text:p>-2.990421</text:p>
          </table:table-cell>
          <table:table-cell office:value-type="float" office:value="4.350637" calcext:value-type="float">
            <text:p>4.350637</text:p>
          </table:table-cell>
          <table:table-cell office:value-type="float" office:value="0.02685336" calcext:value-type="float">
            <text:p>0.02685336</text:p>
          </table:table-cell>
          <table:table-cell office:value-type="float" office:value="0.1201455" calcext:value-type="float">
            <text:p>0.1201455</text:p>
          </table:table-cell>
          <table:table-cell office:value-type="float" office:value="0" calcext:value-type="float">
            <text:p>0</text:p>
          </table:table-cell>
          <table:table-cell office:value-type="float" office:value="173.6924" calcext:value-type="float">
            <text:p>173.6924</text:p>
          </table:table-cell>
          <table:table-cell office:value-type="float" office:value="0.0042811" calcext:value-type="float">
            <text:p>0.0042811</text:p>
          </table:table-cell>
          <table:table-cell office:value-type="float" office:value="51.06864" calcext:value-type="float">
            <text:p>51.06864</text:p>
          </table:table-cell>
          <table:table-cell office:value-type="float" office:value="29.43926" calcext:value-type="float">
            <text:p>29.43926</text:p>
          </table:table-cell>
          <table:table-cell office:value-type="float" office:value="22.91241" calcext:value-type="float">
            <text:p>22.91241</text:p>
          </table:table-cell>
          <table:table-cell office:value-type="float" office:value="29.20149" calcext:value-type="float">
            <text:p>29.20149</text:p>
          </table:table-cell>
          <table:table-cell office:value-type="float" office:value="280.5623" calcext:value-type="float">
            <text:p>280.5623</text:p>
          </table:table-cell>
          <table:table-cell office:value-type="float" office:value="24.89509" calcext:value-type="float">
            <text:p>24.89509</text:p>
          </table:table-cell>
          <table:table-cell office:value-type="float" office:value="1403468800" calcext:value-type="float">
            <text:p>1403468800</text:p>
          </table:table-cell>
          <table:table-cell office:value-type="string" calcext:value-type="string">
            <text:p>SoFiA J184214.95+245342.3</text:p>
          </table:table-cell>
          <table:table-cell office:value-type="float" office:value="1.49685795003247" calcext:value-type="float">
            <text:p>1.49685795003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1]+[.CN2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3+2410</text:p>
          </table:table-cell>
          <table:table-cell table:style-name="ce2" office:value-type="string" calcext:value-type="string">
            <text:p>18:43:18</text:p>
          </table:table-cell>
          <table:table-cell table:style-name="ce2" office:value-type="string" calcext:value-type="string">
            <text:p>24:10:56</text:p>
          </table:table-cell>
          <table:table-cell office:value-type="float" office:value="53.9" calcext:value-type="float">
            <text:p>53.9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4006" calcext:value-type="float">
            <text:p>40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24.1822222222222" calcext:value-type="float">
            <text:p>24.1822222222222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office:value-type="float" office:value="135.552" calcext:value-type="float">
            <text:p>135.552</text:p>
          </table:table-cell>
          <table:table-cell office:value-type="float" office:value="11.032" calcext:value-type="float">
            <text:p>11.032</text:p>
          </table:table-cell>
          <table:table-cell office:value-type="float" office:value="1795.087" calcext:value-type="float">
            <text:p>1795.087</text:p>
          </table:table-cell>
          <table:table-cell office:value-type="float" office:value="135.461" calcext:value-type="float">
            <text:p>135.461</text:p>
          </table:table-cell>
          <table:table-cell office:value-type="float" office:value="11.027" calcext:value-type="float">
            <text:p>11.027</text:p>
          </table:table-cell>
          <table:table-cell office:value-type="float" office:value="1794.749" calcext:value-type="float">
            <text:p>1794.749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81" calcext:value-type="float">
            <text:p>1781</text:p>
          </table:table-cell>
          <table:table-cell office:value-type="float" office:value="1810" calcext:value-type="float">
            <text:p>1810</text:p>
          </table:table-cell>
          <table:table-cell office:value-type="float" office:value="527" calcext:value-type="float">
            <text:p>5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298472" calcext:value-type="float">
            <text:p>0.298472</text:p>
          </table:table-cell>
          <table:table-cell office:value-type="float" office:value="0.00006332888" calcext:value-type="float">
            <text:p>6.332888E-05</text:p>
          </table:table-cell>
          <table:table-cell office:value-type="float" office:value="0.05425684" calcext:value-type="float">
            <text:p>0.0542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1985" calcext:value-type="float">
            <text:p>218.1985</text:p>
          </table:table-cell>
          <table:table-cell office:value-type="float" office:value="5.184732" calcext:value-type="float">
            <text:p>5.184732</text:p>
          </table:table-cell>
          <table:table-cell office:value-type="float" office:value="0.2503821" calcext:value-type="float">
            <text:p>0.25038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.82129" calcext:value-type="float">
            <text:p>30.82129</text:p>
          </table:table-cell>
          <table:table-cell office:value-type="float" office:value="20.85655" calcext:value-type="float">
            <text:p>20.85655</text:p>
          </table:table-cell>
          <table:table-cell office:value-type="float" office:value="889.0271" calcext:value-type="float">
            <text:p>889.0271</text:p>
          </table:table-cell>
          <table:table-cell office:value-type="float" office:value="1778.051" calcext:value-type="float">
            <text:p>1778.051</text:p>
          </table:table-cell>
          <table:table-cell office:value-type="float" office:value="0" calcext:value-type="float">
            <text:p>0</text:p>
          </table:table-cell>
          <table:table-cell office:value-type="float" office:value="3.785479" calcext:value-type="float">
            <text:p>3.785479</text:p>
          </table:table-cell>
          <table:table-cell office:value-type="float" office:value="2.904305" calcext:value-type="float">
            <text:p>2.904305</text:p>
          </table:table-cell>
          <table:table-cell office:value-type="float" office:value="-58.67132" calcext:value-type="float">
            <text:p>-58.67132</text:p>
          </table:table-cell>
          <table:table-cell office:value-type="float" office:value="2.777087" calcext:value-type="float">
            <text:p>2.777087</text:p>
          </table:table-cell>
          <table:table-cell office:value-type="float" office:value="2.612174" calcext:value-type="float">
            <text:p>2.612174</text:p>
          </table:table-cell>
          <table:table-cell office:value-type="float" office:value="-82.15942" calcext:value-type="float">
            <text:p>-82.15942</text:p>
          </table:table-cell>
          <table:table-cell office:value-type="float" office:value="5.27675" calcext:value-type="float">
            <text:p>5.27675</text:p>
          </table:table-cell>
          <table:table-cell office:value-type="float" office:value="0.02719994" calcext:value-type="float">
            <text:p>0.02719994</text:p>
          </table:table-cell>
          <table:table-cell office:value-type="float" office:value="0.2329653" calcext:value-type="float">
            <text:p>0.2329653</text:p>
          </table:table-cell>
          <table:table-cell office:value-type="float" office:value="0" calcext:value-type="float">
            <text:p>0</text:p>
          </table:table-cell>
          <table:table-cell office:value-type="float" office:value="214.1431" calcext:value-type="float">
            <text:p>214.1431</text:p>
          </table:table-cell>
          <table:table-cell office:value-type="float" office:value="0.0045673" calcext:value-type="float">
            <text:p>0.0045673</text:p>
          </table:table-cell>
          <table:table-cell office:value-type="float" office:value="50.32723" calcext:value-type="float">
            <text:p>50.32723</text:p>
          </table:table-cell>
          <table:table-cell office:value-type="float" office:value="27.73842" calcext:value-type="float">
            <text:p>27.73842</text:p>
          </table:table-cell>
          <table:table-cell office:value-type="float" office:value="24.27144" calcext:value-type="float">
            <text:p>24.27144</text:p>
          </table:table-cell>
          <table:table-cell office:value-type="float" office:value="25.76822" calcext:value-type="float">
            <text:p>25.76822</text:p>
          </table:table-cell>
          <table:table-cell office:value-type="float" office:value="280.82138" calcext:value-type="float">
            <text:p>280.82138</text:p>
          </table:table-cell>
          <table:table-cell office:value-type="float" office:value="24.182568" calcext:value-type="float">
            <text:p>24.182568</text:p>
          </table:table-cell>
          <table:table-cell office:value-type="float" office:value="1400685700" calcext:value-type="float">
            <text:p>1400685700</text:p>
          </table:table-cell>
          <table:table-cell office:value-type="string" calcext:value-type="string">
            <text:p>SoFiA J184317.13+241057.2</text:p>
          </table:table-cell>
          <table:table-cell office:value-type="float" office:value="11.9512216269002" calcext:value-type="float">
            <text:p>11.9512216269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2]+[.CN2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441</text:p>
          </table:table-cell>
          <table:table-cell table:style-name="ce2" office:value-type="string" calcext:value-type="string">
            <text:p>18:40:18</text:p>
          </table:table-cell>
          <table:table-cell table:style-name="ce2" office:value-type="string" calcext:value-type="string">
            <text:p>24:41:04</text:p>
          </table:table-cell>
          <table:table-cell office:value-type="float" office:value="54.1" calcext:value-type="float">
            <text:p>54.1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4561" calcext:value-type="float">
            <text:p>45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4.6844444444444" calcext:value-type="float">
            <text:p>24.6844444444444</text:p>
          </table:table-cell>
          <table:table-cell office:value-type="float" office:value="247" calcext:value-type="float">
            <text:p>247</text:p>
          </table:table-cell>
          <table:table-cell office:value-type="float" office:value="621" calcext:value-type="float">
            <text:p>621</text:p>
          </table:table-cell>
          <table:table-cell office:value-type="float" office:value="176.077" calcext:value-type="float">
            <text:p>176.077</text:p>
          </table:table-cell>
          <table:table-cell office:value-type="float" office:value="41.435" calcext:value-type="float">
            <text:p>41.435</text:p>
          </table:table-cell>
          <table:table-cell office:value-type="float" office:value="1670.452" calcext:value-type="float">
            <text:p>1670.452</text:p>
          </table:table-cell>
          <table:table-cell office:value-type="float" office:value="175.983" calcext:value-type="float">
            <text:p>175.983</text:p>
          </table:table-cell>
          <table:table-cell office:value-type="float" office:value="41.366" calcext:value-type="float">
            <text:p>41.366</text:p>
          </table:table-cell>
          <table:table-cell office:value-type="float" office:value="1670.313" calcext:value-type="float">
            <text:p>1670.313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648" calcext:value-type="float">
            <text:p>1648</text:p>
          </table:table-cell>
          <table:table-cell office:value-type="float" office:value="1701" calcext:value-type="float">
            <text:p>1701</text:p>
          </table:table-cell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.614338" calcext:value-type="float">
            <text:p>0.614338</text:p>
          </table:table-cell>
          <table:table-cell office:value-type="float" office:value="0.0001344417" calcext:value-type="float">
            <text:p>0.0001344417</text:p>
          </table:table-cell>
          <table:table-cell office:value-type="float" office:value="0.09687109" calcext:value-type="float">
            <text:p>0.09687109</text:p>
          </table:table-cell>
          <table:table-cell office:value-type="float" office:value="0.003999837" calcext:value-type="float">
            <text:p>0.003999837</text:p>
          </table:table-cell>
          <table:table-cell office:value-type="float" office:value="0" calcext:value-type="float">
            <text:p>0</text:p>
          </table:table-cell>
          <table:table-cell office:value-type="float" office:value="668.277" calcext:value-type="float">
            <text:p>668.277</text:p>
          </table:table-cell>
          <table:table-cell office:value-type="float" office:value="2.841857" calcext:value-type="float">
            <text:p>2.841857</text:p>
          </table:table-cell>
          <table:table-cell office:value-type="float" office:value="0.2017976" calcext:value-type="float">
            <text:p>0.2017976</text:p>
          </table:table-cell>
          <table:table-cell office:value-type="float" office:value="4" calcext:value-type="float">
            <text:p>4</text:p>
          </table:table-cell>
          <table:table-cell office:value-type="float" office:value="-0.08529151" calcext:value-type="float">
            <text:p>-0.08529151</text:p>
          </table:table-cell>
          <table:table-cell office:value-type="float" office:value="20.1629" calcext:value-type="float">
            <text:p>20.1629</text:p>
          </table:table-cell>
          <table:table-cell office:value-type="float" office:value="13.33592" calcext:value-type="float">
            <text:p>13.33592</text:p>
          </table:table-cell>
          <table:table-cell office:value-type="float" office:value="819.5484" calcext:value-type="float">
            <text:p>819.5484</text:p>
          </table:table-cell>
          <table:table-cell office:value-type="float" office:value="1639.085" calcext:value-type="float">
            <text:p>1639.085</text:p>
          </table:table-cell>
          <table:table-cell office:value-type="float" office:value="0" calcext:value-type="float">
            <text:p>0</text:p>
          </table:table-cell>
          <table:table-cell office:value-type="float" office:value="3.03382" calcext:value-type="float">
            <text:p>3.03382</text:p>
          </table:table-cell>
          <table:table-cell office:value-type="float" office:value="2.130184" calcext:value-type="float">
            <text:p>2.130184</text:p>
          </table:table-cell>
          <table:table-cell office:value-type="float" office:value="85.6278" calcext:value-type="float">
            <text:p>85.6278</text:p>
          </table:table-cell>
          <table:table-cell office:value-type="float" office:value="2.210355" calcext:value-type="float">
            <text:p>2.210355</text:p>
          </table:table-cell>
          <table:table-cell office:value-type="float" office:value="1.767285" calcext:value-type="float">
            <text:p>1.767285</text:p>
          </table:table-cell>
          <table:table-cell office:value-type="float" office:value="86.17941" calcext:value-type="float">
            <text:p>86.17941</text:p>
          </table:table-cell>
          <table:table-cell office:value-type="float" office:value="4.43099" calcext:value-type="float">
            <text:p>4.43099</text:p>
          </table:table-cell>
          <table:table-cell office:value-type="float" office:value="0.03041332" calcext:value-type="float">
            <text:p>0.03041332</text:p>
          </table:table-cell>
          <table:table-cell office:value-type="float" office:value="0.131635" calcext:value-type="float">
            <text:p>0.131635</text:p>
          </table:table-cell>
          <table:table-cell office:value-type="float" office:value="0" calcext:value-type="float">
            <text:p>0</text:p>
          </table:table-cell>
          <table:table-cell office:value-type="float" office:value="250.4309" calcext:value-type="float">
            <text:p>250.4309</text:p>
          </table:table-cell>
          <table:table-cell office:value-type="float" office:value="0.0059152" calcext:value-type="float">
            <text:p>0.0059152</text:p>
          </table:table-cell>
          <table:table-cell office:value-type="float" office:value="39.92619" calcext:value-type="float">
            <text:p>39.92619</text:p>
          </table:table-cell>
          <table:table-cell office:value-type="float" office:value="52.01424" calcext:value-type="float">
            <text:p>52.01424</text:p>
          </table:table-cell>
          <table:table-cell office:value-type="float" office:value="46.04518" calcext:value-type="float">
            <text:p>46.04518</text:p>
          </table:table-cell>
          <table:table-cell office:value-type="float" office:value="51.6691" calcext:value-type="float">
            <text:p>51.6691</text:p>
          </table:table-cell>
          <table:table-cell office:value-type="float" office:value="280.0763" calcext:value-type="float">
            <text:p>280.0763</text:p>
          </table:table-cell>
          <table:table-cell office:value-type="float" office:value="24.684305" calcext:value-type="float">
            <text:p>24.684305</text:p>
          </table:table-cell>
          <table:table-cell office:value-type="float" office:value="1398191740" calcext:value-type="float">
            <text:p>1398191740</text:p>
          </table:table-cell>
          <table:table-cell office:value-type="string" calcext:value-type="string">
            <text:p>SoFiA J184018.31+244103.5</text:p>
          </table:table-cell>
          <table:table-cell office:value-type="float" office:value="4.26213118433963" calcext:value-type="float">
            <text:p>4.26213118433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3]+[.CN2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5+2754</text:p>
          </table:table-cell>
          <table:table-cell table:style-name="ce2" office:value-type="string" calcext:value-type="string">
            <text:p>18:45:28</text:p>
          </table:table-cell>
          <table:table-cell table:style-name="ce2" office:value-type="string" calcext:value-type="string">
            <text:p>27:54:53</text:p>
          </table:table-cell>
          <table:table-cell office:value-type="float" office:value="57.6" calcext:value-type="float">
            <text:p>57.6</text:p>
          </table:table-cell>
          <table:table-cell office:value-type="float" office:value="13.5" calcext:value-type="float">
            <text:p>13.5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4681" calcext:value-type="float">
            <text:p>468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1.366666666667" calcext:value-type="float">
            <text:p>281.366666666667</text:p>
          </table:table-cell>
          <table:table-cell office:value-type="float" office:value="27.9147222222222" calcext:value-type="float">
            <text:p>27.9147222222222</text:p>
          </table:table-cell>
          <table:table-cell office:value-type="float" office:value="243" calcext:value-type="float">
            <text:p>243</text:p>
          </table:table-cell>
          <table:table-cell office:value-type="float" office:value="614" calcext:value-type="float">
            <text:p>614</text:p>
          </table:table-cell>
          <table:table-cell office:value-type="float" office:value="105.659" calcext:value-type="float">
            <text:p>105.659</text:p>
          </table:table-cell>
          <table:table-cell office:value-type="float" office:value="234.555" calcext:value-type="float">
            <text:p>234.555</text:p>
          </table:table-cell>
          <table:table-cell office:value-type="float" office:value="1645.571" calcext:value-type="float">
            <text:p>1645.571</text:p>
          </table:table-cell>
          <table:table-cell office:value-type="float" office:value="105.787" calcext:value-type="float">
            <text:p>105.787</text:p>
          </table:table-cell>
          <table:table-cell office:value-type="float" office:value="234.746" calcext:value-type="float">
            <text:p>234.746</text:p>
          </table:table-cell>
          <table:table-cell office:value-type="float" office:value="1646.033" calcext:value-type="float">
            <text:p>1646.033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1630" calcext:value-type="float">
            <text:p>1630</text:p>
          </table:table-cell>
          <table:table-cell office:value-type="float" office:value="1668" calcext:value-type="float">
            <text:p>1668</text:p>
          </table:table-cell>
          <table:table-cell office:value-type="float" office:value="557" calcext:value-type="float">
            <text:p>55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.360985" calcext:value-type="float">
            <text:p>0.360985</text:p>
          </table:table-cell>
          <table:table-cell office:value-type="float" office:value="0.004227027" calcext:value-type="float">
            <text:p>0.004227027</text:p>
          </table:table-cell>
          <table:table-cell office:value-type="float" office:value="0.1540512" calcext:value-type="float">
            <text:p>0.1540512</text:p>
          </table:table-cell>
          <table:table-cell office:value-type="float" office:value="0.3107711" calcext:value-type="float">
            <text:p>0.3107711</text:p>
          </table:table-cell>
          <table:table-cell office:value-type="float" office:value="0" calcext:value-type="float">
            <text:p>0</text:p>
          </table:table-cell>
          <table:table-cell office:value-type="float" office:value="517.3211" calcext:value-type="float">
            <text:p>517.3211</text:p>
          </table:table-cell>
          <table:table-cell office:value-type="float" office:value="4.620337" calcext:value-type="float">
            <text:p>4.620337</text:p>
          </table:table-cell>
          <table:table-cell office:value-type="float" office:value="0.1502225" calcext:value-type="float">
            <text:p>0.1502225</text:p>
          </table:table-cell>
          <table:table-cell office:value-type="float" office:value="6" calcext:value-type="float">
            <text:p>6</text:p>
          </table:table-cell>
          <table:table-cell office:value-type="float" office:value="-0.1122296" calcext:value-type="float">
            <text:p>-0.1122296</text:p>
          </table:table-cell>
          <table:table-cell office:value-type="float" office:value="39.01205" calcext:value-type="float">
            <text:p>39.01205</text:p>
          </table:table-cell>
          <table:table-cell office:value-type="float" office:value="34.58919" calcext:value-type="float">
            <text:p>34.58919</text:p>
          </table:table-cell>
          <table:table-cell office:value-type="float" office:value="811.577" calcext:value-type="float">
            <text:p>811.577</text:p>
          </table:table-cell>
          <table:table-cell office:value-type="float" office:value="1623.029" calcext:value-type="float">
            <text:p>1623.029</text:p>
          </table:table-cell>
          <table:table-cell office:value-type="float" office:value="0" calcext:value-type="float">
            <text:p>0</text:p>
          </table:table-cell>
          <table:table-cell office:value-type="float" office:value="3.515622" calcext:value-type="float">
            <text:p>3.515622</text:p>
          </table:table-cell>
          <table:table-cell office:value-type="float" office:value="2.582465" calcext:value-type="float">
            <text:p>2.582465</text:p>
          </table:table-cell>
          <table:table-cell office:value-type="float" office:value="-28.52712" calcext:value-type="float">
            <text:p>-28.52712</text:p>
          </table:table-cell>
          <table:table-cell office:value-type="float" office:value="2.558308" calcext:value-type="float">
            <text:p>2.558308</text:p>
          </table:table-cell>
          <table:table-cell office:value-type="float" office:value="2.075509" calcext:value-type="float">
            <text:p>2.075509</text:p>
          </table:table-cell>
          <table:table-cell office:value-type="float" office:value="-33.91106" calcext:value-type="float">
            <text:p>-33.91106</text:p>
          </table:table-cell>
          <table:table-cell office:value-type="float" office:value="5.636157" calcext:value-type="float">
            <text:p>5.636157</text:p>
          </table:table-cell>
          <table:table-cell office:value-type="float" office:value="0.02759119" calcext:value-type="float">
            <text:p>0.0275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166" calcext:value-type="float">
            <text:p>162.5166</text:p>
          </table:table-cell>
          <table:table-cell office:value-type="float" office:value="0.0050012" calcext:value-type="float">
            <text:p>0.0050012</text:p>
          </table:table-cell>
          <table:table-cell office:value-type="float" office:value="47.79345" calcext:value-type="float">
            <text:p>47.79345</text:p>
          </table:table-cell>
          <table:table-cell office:value-type="float" office:value="36.58856" calcext:value-type="float">
            <text:p>36.58856</text:p>
          </table:table-cell>
          <table:table-cell office:value-type="float" office:value="32.95607" calcext:value-type="float">
            <text:p>32.95607</text:p>
          </table:table-cell>
          <table:table-cell office:value-type="float" office:value="0" calcext:value-type="float">
            <text:p>0</text:p>
          </table:table-cell>
          <table:table-cell office:value-type="float" office:value="281.3672" calcext:value-type="float">
            <text:p>281.3672</text:p>
          </table:table-cell>
          <table:table-cell office:value-type="float" office:value="27.912558" calcext:value-type="float">
            <text:p>27.912558</text:p>
          </table:table-cell>
          <table:table-cell office:value-type="float" office:value="1397705220" calcext:value-type="float">
            <text:p>1397705220</text:p>
          </table:table-cell>
          <table:table-cell office:value-type="string" calcext:value-type="string">
            <text:p>SoFiA J184528.12+275445.2</text:p>
          </table:table-cell>
          <table:table-cell office:value-type="float" office:value="7.96682416759158" calcext:value-type="float">
            <text:p>7.96682416759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4]+[.CN24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8+2522</text:p>
          </table:table-cell>
          <table:table-cell table:style-name="ce2" office:value-type="string" calcext:value-type="string">
            <text:p>18:38:32</text:p>
          </table:table-cell>
          <table:table-cell table:style-name="ce2" office:value-type="string" calcext:value-type="string">
            <text:p>25:22:22</text:p>
          </table:table-cell>
          <table:table-cell office:value-type="float" office:value="54.6" calcext:value-type="float">
            <text:p>54.6</text:p>
          </table:table-cell>
          <table:table-cell office:value-type="float" office:value="13.9" calcext:value-type="float">
            <text:p>13.9</text:p>
          </table:table-cell>
          <table:table-cell office:value-type="float" office:value="42.3" calcext:value-type="float">
            <text:p>42.3</text:p>
          </table:table-cell>
          <table:table-cell office:value-type="float" office:value="2.3" calcext:value-type="float">
            <text:p>2.3</text:p>
          </table:table-cell>
          <table:table-cell office:value-type="float" office:value="3424" calcext:value-type="float">
            <text:p>34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79.633333333333" calcext:value-type="float">
            <text:p>279.633333333333</text:p>
          </table:table-cell>
          <table:table-cell office:value-type="float" office:value="25.3727777777778" calcext:value-type="float">
            <text:p>25.3727777777778</text:p>
          </table:table-cell>
          <table:table-cell office:value-type="float" office:value="277" calcext:value-type="float">
            <text:p>277</text:p>
          </table:table-cell>
          <table:table-cell office:value-type="float" office:value="689" calcext:value-type="float">
            <text:p>689</text:p>
          </table:table-cell>
          <table:table-cell office:value-type="float" office:value="199.739" calcext:value-type="float">
            <text:p>199.739</text:p>
          </table:table-cell>
          <table:table-cell office:value-type="float" office:value="82.686" calcext:value-type="float">
            <text:p>82.686</text:p>
          </table:table-cell>
          <table:table-cell office:value-type="float" office:value="1925.617" calcext:value-type="float">
            <text:p>1925.617</text:p>
          </table:table-cell>
          <table:table-cell office:value-type="float" office:value="199.682" calcext:value-type="float">
            <text:p>199.682</text:p>
          </table:table-cell>
          <table:table-cell office:value-type="float" office:value="82.868" calcext:value-type="float">
            <text:p>82.868</text:p>
          </table:table-cell>
          <table:table-cell office:value-type="float" office:value="1924.847" calcext:value-type="float">
            <text:p>1924.847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872" calcext:value-type="float">
            <text:p>1872</text:p>
          </table:table-cell>
          <table:table-cell office:value-type="float" office:value="1974" calcext:value-type="float">
            <text:p>1974</text:p>
          </table:table-cell>
          <table:table-cell office:value-type="float" office:value="7283" calcext:value-type="float">
            <text:p>7283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office:value-type="float" office:value="0.736525" calcext:value-type="float">
            <text:p>0.736525</text:p>
          </table:table-cell>
          <table:table-cell office:value-type="float" office:value="0.05474236" calcext:value-type="float">
            <text:p>0.05474236</text:p>
          </table:table-cell>
          <table:table-cell office:value-type="float" office:value="0.10641" calcext:value-type="float">
            <text:p>0.10641</text:p>
          </table:table-cell>
          <table:table-cell office:value-type="float" office:value="0.03530264" calcext:value-type="float">
            <text:p>0.03530264</text:p>
          </table:table-cell>
          <table:table-cell office:value-type="float" office:value="0" calcext:value-type="float">
            <text:p>0</text:p>
          </table:table-cell>
          <table:table-cell office:value-type="float" office:value="14122.88" calcext:value-type="float">
            <text:p>14122.88</text:p>
          </table:table-cell>
          <table:table-cell office:value-type="float" office:value="94.27191" calcext:value-type="float">
            <text:p>94.27191</text:p>
          </table:table-cell>
          <table:table-cell office:value-type="float" office:value="1.047056" calcext:value-type="float">
            <text:p>1.047056</text:p>
          </table:table-cell>
          <table:table-cell office:value-type="float" office:value="6" calcext:value-type="float">
            <text:p>6</text:p>
          </table:table-cell>
          <table:table-cell office:value-type="float" office:value="-0.080744" calcext:value-type="float">
            <text:p>-0.080744</text:p>
          </table:table-cell>
          <table:table-cell office:value-type="float" office:value="113.0322" calcext:value-type="float">
            <text:p>113.0322</text:p>
          </table:table-cell>
          <table:table-cell office:value-type="float" office:value="102.1794" calcext:value-type="float">
            <text:p>102.1794</text:p>
          </table:table-cell>
          <table:table-cell office:value-type="float" office:value="932.0532" calcext:value-type="float">
            <text:p>932.0532</text:p>
          </table:table-cell>
          <table:table-cell office:value-type="float" office:value="1864.01" calcext:value-type="float">
            <text:p>1864.01</text:p>
          </table:table-cell>
          <table:table-cell office:value-type="float" office:value="0" calcext:value-type="float">
            <text:p>0</text:p>
          </table:table-cell>
          <table:table-cell office:value-type="float" office:value="8.415981" calcext:value-type="float">
            <text:p>8.415981</text:p>
          </table:table-cell>
          <table:table-cell office:value-type="float" office:value="6.329287" calcext:value-type="float">
            <text:p>6.329287</text:p>
          </table:table-cell>
          <table:table-cell office:value-type="float" office:value="-38.0496" calcext:value-type="float">
            <text:p>-38.0496</text:p>
          </table:table-cell>
          <table:table-cell office:value-type="float" office:value="5.502197" calcext:value-type="float">
            <text:p>5.502197</text:p>
          </table:table-cell>
          <table:table-cell office:value-type="float" office:value="4.533878" calcext:value-type="float">
            <text:p>4.533878</text:p>
          </table:table-cell>
          <table:table-cell office:value-type="float" office:value="-35.84568" calcext:value-type="float">
            <text:p>-35.84568</text:p>
          </table:table-cell>
          <table:table-cell office:value-type="float" office:value="103.4548" calcext:value-type="float">
            <text:p>103.4548</text:p>
          </table:table-cell>
          <table:table-cell office:value-type="float" office:value="0.07393718" calcext:value-type="float">
            <text:p>0.07393718</text:p>
          </table:table-cell>
          <table:table-cell office:value-type="float" office:value="1.683615" calcext:value-type="float">
            <text:p>1.683615</text:p>
          </table:table-cell>
          <table:table-cell office:value-type="float" office:value="0" calcext:value-type="float">
            <text:p>0</text:p>
          </table:table-cell>
          <table:table-cell office:value-type="float" office:value="330.4118" calcext:value-type="float">
            <text:p>330.4118</text:p>
          </table:table-cell>
          <table:table-cell office:value-type="float" office:value="0.0045898" calcext:value-type="float">
            <text:p>0.0045898</text:p>
          </table:table-cell>
          <table:table-cell office:value-type="float" office:value="264.1177" calcext:value-type="float">
            <text:p>264.1177</text:p>
          </table:table-cell>
          <table:table-cell office:value-type="float" office:value="99.18054" calcext:value-type="float">
            <text:p>99.18054</text:p>
          </table:table-cell>
          <table:table-cell office:value-type="float" office:value="94.58965" calcext:value-type="float">
            <text:p>94.58965</text:p>
          </table:table-cell>
          <table:table-cell office:value-type="float" office:value="95.33922" calcext:value-type="float">
            <text:p>95.33922</text:p>
          </table:table-cell>
          <table:table-cell office:value-type="float" office:value="279.63242" calcext:value-type="float">
            <text:p>279.63242</text:p>
          </table:table-cell>
          <table:table-cell office:value-type="float" office:value="25.3719" calcext:value-type="float">
            <text:p>25.3719</text:p>
          </table:table-cell>
          <table:table-cell office:value-type="float" office:value="1403293060" calcext:value-type="float">
            <text:p>1403293060</text:p>
          </table:table-cell>
          <table:table-cell office:value-type="string" calcext:value-type="string">
            <text:p>SoFiA J183831.78+252218.8</text:p>
          </table:table-cell>
          <table:table-cell office:value-type="float" office:value="4.34519763786382" calcext:value-type="float">
            <text:p>4.34519763786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5]+[.CN25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6+2716</text:p>
          </table:table-cell>
          <table:table-cell table:style-name="ce2" office:value-type="string" calcext:value-type="string">
            <text:p>18:46:19</text:p>
          </table:table-cell>
          <table:table-cell table:style-name="ce2" office:value-type="string" calcext:value-type="string">
            <text:p>27:16:29</text:p>
          </table:table-cell>
          <table:table-cell office:value-type="float" office:value="57.1" calcext:value-type="float">
            <text:p>57.1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413" calcext:value-type="float">
            <text:p>34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1.579166666667" calcext:value-type="float">
            <text:p>281.579166666667</text:p>
          </table:table-cell>
          <table:table-cell office:value-type="float" office:value="27.2747222222222" calcext:value-type="float">
            <text:p>27.2747222222222</text:p>
          </table:table-cell>
          <table:table-cell office:value-type="float" office:value="133" calcext:value-type="float">
            <text:p>133</text:p>
          </table:table-cell>
          <table:table-cell office:value-type="float" office:value="448" calcext:value-type="float">
            <text:p>448</text:p>
          </table:table-cell>
          <table:table-cell office:value-type="float" office:value="94.966" calcext:value-type="float">
            <text:p>94.966</text:p>
          </table:table-cell>
          <table:table-cell office:value-type="float" office:value="196.5" calcext:value-type="float">
            <text:p>196.5</text:p>
          </table:table-cell>
          <table:table-cell office:value-type="float" office:value="1927.672" calcext:value-type="float">
            <text:p>1927.672</text:p>
          </table:table-cell>
          <table:table-cell office:value-type="float" office:value="94.842" calcext:value-type="float">
            <text:p>94.842</text:p>
          </table:table-cell>
          <table:table-cell office:value-type="float" office:value="196.514" calcext:value-type="float">
            <text:p>196.514</text:p>
          </table:table-cell>
          <table:table-cell office:value-type="float" office:value="1927.465" calcext:value-type="float">
            <text:p>1927.46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20" calcext:value-type="float">
            <text:p>1920</text:p>
          </table:table-cell>
          <table:table-cell office:value-type="float" office:value="1932" calcext:value-type="float">
            <text:p>193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72874" calcext:value-type="float">
            <text:p>0.472874</text:p>
          </table:table-cell>
          <table:table-cell office:value-type="float" office:value="0.02328796" calcext:value-type="float">
            <text:p>0.02328796</text:p>
          </table:table-cell>
          <table:table-cell office:value-type="float" office:value="0.01298961" calcext:value-type="float">
            <text:p>0.01298961</text:p>
          </table:table-cell>
          <table:table-cell office:value-type="float" office:value="0.01382947" calcext:value-type="float">
            <text:p>0.01382947</text:p>
          </table:table-cell>
          <table:table-cell office:value-type="float" office:value="0" calcext:value-type="float">
            <text:p>0</text:p>
          </table:table-cell>
          <table:table-cell office:value-type="float" office:value="17.89809" calcext:value-type="float">
            <text:p>17.89809</text:p>
          </table:table-cell>
          <table:table-cell office:value-type="float" office:value="0.5768769" calcext:value-type="float">
            <text:p>0.5768769</text:p>
          </table:table-cell>
          <table:table-cell office:value-type="float" office:value="0.09109976" calcext:value-type="float">
            <text:p>0.09109976</text:p>
          </table:table-cell>
          <table:table-cell office:value-type="float" office:value="4" calcext:value-type="float">
            <text:p>4</text:p>
          </table:table-cell>
          <table:table-cell office:value-type="float" office:value="-0.1990938" calcext:value-type="float">
            <text:p>-0.1990938</text:p>
          </table:table-cell>
          <table:table-cell office:value-type="float" office:value="8.934469" calcext:value-type="float">
            <text:p>8.934469</text:p>
          </table:table-cell>
          <table:table-cell office:value-type="float" office:value="5.841334" calcext:value-type="float">
            <text:p>5.841334</text:p>
          </table:table-cell>
          <table:table-cell office:value-type="float" office:value="960.0065" calcext:value-type="float">
            <text:p>960.0065</text:p>
          </table:table-cell>
          <table:table-cell office:value-type="float" office:value="1920.199" calcext:value-type="float">
            <text:p>1920.199</text:p>
          </table:table-cell>
          <table:table-cell office:value-type="float" office:value="0" calcext:value-type="float">
            <text:p>0</text:p>
          </table:table-cell>
          <table:table-cell office:value-type="float" office:value="1.878971" calcext:value-type="float">
            <text:p>1.878971</text:p>
          </table:table-cell>
          <table:table-cell office:value-type="float" office:value="1.392746" calcext:value-type="float">
            <text:p>1.392746</text:p>
          </table:table-cell>
          <table:table-cell office:value-type="float" office:value="-35.27464" calcext:value-type="float">
            <text:p>-35.27464</text:p>
          </table:table-cell>
          <table:table-cell office:value-type="float" office:value="1.874094" calcext:value-type="float">
            <text:p>1.874094</text:p>
          </table:table-cell>
          <table:table-cell office:value-type="float" office:value="1.408849" calcext:value-type="float">
            <text:p>1.408849</text:p>
          </table:table-cell>
          <table:table-cell office:value-type="float" office:value="-32.76969" calcext:value-type="float">
            <text:p>-32.76969</text:p>
          </table:table-cell>
          <table:table-cell office:value-type="float" office:value="0.5782708" calcext:value-type="float">
            <text:p>0.5782708</text:p>
          </table:table-cell>
          <table:table-cell office:value-type="float" office:value="0.01927894" calcext:value-type="float">
            <text:p>0.01927894</text:p>
          </table:table-cell>
          <table:table-cell office:value-type="float" office:value="0.07459853" calcext:value-type="float">
            <text:p>0.07459853</text:p>
          </table:table-cell>
          <table:table-cell office:value-type="float" office:value="0" calcext:value-type="float">
            <text:p>0</text:p>
          </table:table-cell>
          <table:table-cell office:value-type="float" office:value="342.9809" calcext:value-type="float">
            <text:p>342.9809</text:p>
          </table:table-cell>
          <table:table-cell office:value-type="float" office:value="0.0051794" calcext:value-type="float">
            <text:p>0.0051794</text:p>
          </table:table-cell>
          <table:table-cell office:value-type="float" office:value="14.66014" calcext:value-type="float">
            <text:p>14.66014</text:p>
          </table:table-cell>
          <table:table-cell office:value-type="float" office:value="7.876098" calcext:value-type="float">
            <text:p>7.876098</text:p>
          </table:table-cell>
          <table:table-cell office:value-type="float" office:value="5.444549" calcext:value-type="float">
            <text:p>5.444549</text:p>
          </table:table-cell>
          <table:table-cell office:value-type="float" office:value="7.207955" calcext:value-type="float">
            <text:p>7.207955</text:p>
          </table:table-cell>
          <table:table-cell office:value-type="float" office:value="281.57175" calcext:value-type="float">
            <text:p>281.57175</text:p>
          </table:table-cell>
          <table:table-cell office:value-type="float" office:value="27.274904" calcext:value-type="float">
            <text:p>27.274904</text:p>
          </table:table-cell>
          <table:table-cell office:value-type="float" office:value="1403345540" calcext:value-type="float">
            <text:p>1403345540</text:p>
          </table:table-cell>
          <table:table-cell office:value-type="string" calcext:value-type="string">
            <text:p>SoFiA J184617.22+271629.7</text:p>
          </table:table-cell>
          <table:table-cell office:value-type="float" office:value="23.75065844292" calcext:value-type="float">
            <text:p>23.750658442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6]+[.CN26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51+2629</text:p>
          </table:table-cell>
          <table:table-cell table:style-name="ce2" office:value-type="string" calcext:value-type="string">
            <text:p>18:51:55</text:p>
          </table:table-cell>
          <table:table-cell table:style-name="ce2" office:value-type="string" calcext:value-type="string">
            <text:p>26:29:02</text:p>
          </table:table-cell>
          <table:table-cell office:value-type="float" office:value="56.9" calcext:value-type="float">
            <text:p>56.9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731" calcext:value-type="float">
            <text:p>3731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26.4838888888889" calcext:value-type="float">
            <text:p>26.4838888888889</text:p>
          </table:table-cell>
          <table:table-cell office:value-type="float" office:value="129" calcext:value-type="float">
            <text:p>129</text:p>
          </table:table-cell>
          <table:table-cell office:value-type="float" office:value="610" calcext:value-type="float">
            <text:p>610</text:p>
          </table:table-cell>
          <table:table-cell office:value-type="float" office:value="18.965" calcext:value-type="float">
            <text:p>18.965</text:p>
          </table:table-cell>
          <table:table-cell office:value-type="float" office:value="150.035" calcext:value-type="float">
            <text:p>150.035</text:p>
          </table:table-cell>
          <table:table-cell office:value-type="float" office:value="1830.938" calcext:value-type="float">
            <text:p>1830.938</text:p>
          </table:table-cell>
          <table:table-cell office:value-type="float" office:value="18.926" calcext:value-type="float">
            <text:p>18.926</text:p>
          </table:table-cell>
          <table:table-cell office:value-type="float" office:value="150.081" calcext:value-type="float">
            <text:p>150.081</text:p>
          </table:table-cell>
          <table:table-cell office:value-type="float" office:value="1830.624" calcext:value-type="float">
            <text:p>1830.6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816" calcext:value-type="float">
            <text:p>1816</text:p>
          </table:table-cell>
          <table:table-cell office:value-type="float" office:value="1855" calcext:value-type="float">
            <text:p>1855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.62026" calcext:value-type="float">
            <text:p>0.62026</text:p>
          </table:table-cell>
          <table:table-cell office:value-type="float" office:value="0.2112599" calcext:value-type="float">
            <text:p>0.2112599</text:p>
          </table:table-cell>
          <table:table-cell office:value-type="float" office:value="0.04567067" calcext:value-type="float">
            <text:p>0.04567067</text:p>
          </table:table-cell>
          <table:table-cell office:value-type="float" office:value="0.05719351" calcext:value-type="float">
            <text:p>0.05719351</text:p>
          </table:table-cell>
          <table:table-cell office:value-type="float" office:value="0" calcext:value-type="float">
            <text:p>0</text:p>
          </table:table-cell>
          <table:table-cell office:value-type="float" office:value="101.174" calcext:value-type="float">
            <text:p>101.174</text:p>
          </table:table-cell>
          <table:table-cell office:value-type="float" office:value="2.39601" calcext:value-type="float">
            <text:p>2.39601</text:p>
          </table:table-cell>
          <table:table-cell office:value-type="float" office:value="0.07105313" calcext:value-type="float">
            <text:p>0.07105313</text:p>
          </table:table-cell>
          <table:table-cell office:value-type="float" office:value="2" calcext:value-type="float">
            <text:p>2</text:p>
          </table:table-cell>
          <table:table-cell office:value-type="float" office:value="-0.07527145" calcext:value-type="float">
            <text:p>-0.07527145</text:p>
          </table:table-cell>
          <table:table-cell office:value-type="float" office:value="46" calcext:value-type="float">
            <text:p>46</text:p>
          </table:table-cell>
          <table:table-cell office:value-type="float" office:value="35.31145" calcext:value-type="float">
            <text:p>35.31145</text:p>
          </table:table-cell>
          <table:table-cell office:value-type="float" office:value="903.5228" calcext:value-type="float">
            <text:p>903.5228</text:p>
          </table:table-cell>
          <table:table-cell office:value-type="float" office:value="1807.019" calcext:value-type="float">
            <text:p>1807.019</text:p>
          </table:table-cell>
          <table:table-cell office:value-type="float" office:value="0" calcext:value-type="float">
            <text:p>0</text:p>
          </table:table-cell>
          <table:table-cell office:value-type="float" office:value="2.445386" calcext:value-type="float">
            <text:p>2.445386</text:p>
          </table:table-cell>
          <table:table-cell office:value-type="float" office:value="1.195133" calcext:value-type="float">
            <text:p>1.195133</text:p>
          </table:table-cell>
          <table:table-cell office:value-type="float" office:value="24.24365" calcext:value-type="float">
            <text:p>24.24365</text:p>
          </table:table-cell>
          <table:table-cell office:value-type="float" office:value="2.047331" calcext:value-type="float">
            <text:p>2.047331</text:p>
          </table:table-cell>
          <table:table-cell office:value-type="float" office:value="1.198296" calcext:value-type="float">
            <text:p>1.198296</text:p>
          </table:table-cell>
          <table:table-cell office:value-type="float" office:value="29.97782" calcext:value-type="float">
            <text:p>29.97782</text:p>
          </table:table-cell>
          <table:table-cell office:value-type="float" office:value="1.990204" calcext:value-type="float">
            <text:p>1.990204</text:p>
          </table:table-cell>
          <table:table-cell office:value-type="float" office:value="0.0198699" calcext:value-type="float">
            <text:p>0.0198699</text:p>
          </table:table-cell>
          <table:table-cell office:value-type="float" office:value="0.04306415" calcext:value-type="float">
            <text:p>0.04306415</text:p>
          </table:table-cell>
          <table:table-cell office:value-type="float" office:value="0" calcext:value-type="float">
            <text:p>0</text:p>
          </table:table-cell>
          <table:table-cell office:value-type="float" office:value="202.7346" calcext:value-type="float">
            <text:p>202.7346</text:p>
          </table:table-cell>
          <table:table-cell office:value-type="float" office:value="0.0052932" calcext:value-type="float">
            <text:p>0.0052932</text:p>
          </table:table-cell>
          <table:table-cell office:value-type="float" office:value="25.06599" calcext:value-type="float">
            <text:p>25.06599</text:p>
          </table:table-cell>
          <table:table-cell office:value-type="float" office:value="36.28523" calcext:value-type="float">
            <text:p>36.28523</text:p>
          </table:table-cell>
          <table:table-cell office:value-type="float" office:value="21.27647" calcext:value-type="float">
            <text:p>21.27647</text:p>
          </table:table-cell>
          <table:table-cell office:value-type="float" office:value="36.43574" calcext:value-type="float">
            <text:p>36.43574</text:p>
          </table:table-cell>
          <table:table-cell office:value-type="float" office:value="282.98346" calcext:value-type="float">
            <text:p>282.98346</text:p>
          </table:table-cell>
          <table:table-cell office:value-type="float" office:value="26.490911" calcext:value-type="float">
            <text:p>26.490911</text:p>
          </table:table-cell>
          <table:table-cell office:value-type="float" office:value="1401404670" calcext:value-type="float">
            <text:p>1401404670</text:p>
          </table:table-cell>
          <table:table-cell office:value-type="string" calcext:value-type="string">
            <text:p>SoFiA J185156.03+262927.3</text:p>
          </table:table-cell>
          <table:table-cell office:value-type="float" office:value="28.8178471171335" calcext:value-type="float">
            <text:p>28.8178471171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7]+[.CN2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51+2633</text:p>
          </table:table-cell>
          <table:table-cell table:style-name="ce2" office:value-type="string" calcext:value-type="string">
            <text:p>18:51:42</text:p>
          </table:table-cell>
          <table:table-cell table:style-name="ce2" office:value-type="string" calcext:value-type="string">
            <text:p>26:33:28</text:p>
          </table:table-cell>
          <table:table-cell office:value-type="float" office:value="56.9" calcext:value-type="float">
            <text:p>56.9</text:p>
          </table:table-cell>
          <table:table-cell office:value-type="float" office:value="11.7" calcext:value-type="float">
            <text:p>11.7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544" calcext:value-type="float">
            <text:p>4544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26.5577777777778" calcext:value-type="float">
            <text:p>26.5577777777778</text:p>
          </table:table-cell>
          <table:table-cell office:value-type="float" office:value="120" calcext:value-type="float">
            <text:p>120</text:p>
          </table:table-cell>
          <table:table-cell office:value-type="float" office:value="568" calcext:value-type="float">
            <text:p>568</text:p>
          </table:table-cell>
          <table:table-cell office:value-type="float" office:value="22.667" calcext:value-type="float">
            <text:p>22.667</text:p>
          </table:table-cell>
          <table:table-cell office:value-type="float" office:value="153.167" calcext:value-type="float">
            <text:p>153.167</text:p>
          </table:table-cell>
          <table:table-cell office:value-type="float" office:value="1656.833" calcext:value-type="float">
            <text:p>1656.833</text:p>
          </table:table-cell>
          <table:table-cell office:value-type="float" office:value="22.662" calcext:value-type="float">
            <text:p>22.662</text:p>
          </table:table-cell>
          <table:table-cell office:value-type="float" office:value="153.142" calcext:value-type="float">
            <text:p>153.142</text:p>
          </table:table-cell>
          <table:table-cell office:value-type="float" office:value="1656.032" calcext:value-type="float">
            <text:p>1656.0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649" calcext:value-type="float">
            <text:p>1649</text:p>
          </table:table-cell>
          <table:table-cell office:value-type="float" office:value="1666" calcext:value-type="float">
            <text:p>166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522796" calcext:value-type="float">
            <text:p>0.522796</text:p>
          </table:table-cell>
          <table:table-cell office:value-type="float" office:value="0.0002525513" calcext:value-type="float">
            <text:p>0.0002525513</text:p>
          </table:table-cell>
          <table:table-cell office:value-type="float" office:value="0.07885642" calcext:value-type="float">
            <text:p>0.07885642</text:p>
          </table:table-cell>
          <table:table-cell office:value-type="float" office:value="0.01961248" calcext:value-type="float">
            <text:p>0.01961248</text:p>
          </table:table-cell>
          <table:table-cell office:value-type="float" office:value="0" calcext:value-type="float">
            <text:p>0</text:p>
          </table:table-cell>
          <table:table-cell office:value-type="float" office:value="27.33338" calcext:value-type="float">
            <text:p>27.33338</text:p>
          </table:table-cell>
          <table:table-cell office:value-type="float" office:value="0.4704188" calcext:value-type="float">
            <text:p>0.4704188</text:p>
          </table:table-cell>
          <table:table-cell office:value-type="float" office:value="0.04380758" calcext:value-type="float">
            <text:p>0.04380758</text:p>
          </table:table-cell>
          <table:table-cell office:value-type="float" office:value="4" calcext:value-type="float">
            <text:p>4</text:p>
          </table:table-cell>
          <table:table-cell office:value-type="float" office:value="-0.1032296" calcext:value-type="float">
            <text:p>-0.1032296</text:p>
          </table:table-cell>
          <table:table-cell office:value-type="float" office:value="15.69953" calcext:value-type="float">
            <text:p>15.69953</text:p>
          </table:table-cell>
          <table:table-cell office:value-type="float" office:value="10.4517" calcext:value-type="float">
            <text:p>10.4517</text:p>
          </table:table-cell>
          <table:table-cell office:value-type="float" office:value="823.0394" calcext:value-type="float">
            <text:p>823.0394</text:p>
          </table:table-cell>
          <table:table-cell office:value-type="float" office:value="1646.103" calcext:value-type="float">
            <text:p>1646.103</text:p>
          </table:table-cell>
          <table:table-cell office:value-type="float" office:value="0" calcext:value-type="float">
            <text:p>0</text:p>
          </table:table-cell>
          <table:table-cell office:value-type="float" office:value="1.5528" calcext:value-type="float">
            <text:p>1.5528</text:p>
          </table:table-cell>
          <table:table-cell office:value-type="float" office:value="0.9005742" calcext:value-type="float">
            <text:p>0.9005742</text:p>
          </table:table-cell>
          <table:table-cell office:value-type="float" office:value="18.83281" calcext:value-type="float">
            <text:p>18.83281</text:p>
          </table:table-cell>
          <table:table-cell office:value-type="float" office:value="1.383702" calcext:value-type="float">
            <text:p>1.383702</text:p>
          </table:table-cell>
          <table:table-cell office:value-type="float" office:value="0.9611451" calcext:value-type="float">
            <text:p>0.9611451</text:p>
          </table:table-cell>
          <table:table-cell office:value-type="float" office:value="19.81435" calcext:value-type="float">
            <text:p>19.81435</text:p>
          </table:table-cell>
          <table:table-cell office:value-type="float" office:value="0.5023171" calcext:value-type="float">
            <text:p>0.5023171</text:p>
          </table:table-cell>
          <table:table-cell office:value-type="float" office:value="0.01829266" calcext:value-type="float">
            <text:p>0.01829266</text:p>
          </table:table-cell>
          <table:table-cell office:value-type="float" office:value="0.03707684" calcext:value-type="float">
            <text:p>0.0370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923" calcext:value-type="float">
            <text:p>0.0057923</text:p>
          </table:table-cell>
          <table:table-cell office:value-type="float" office:value="11.19575" calcext:value-type="float">
            <text:p>11.19575</text:p>
          </table:table-cell>
          <table:table-cell office:value-type="float" office:value="13.24697" calcext:value-type="float">
            <text:p>13.24697</text:p>
          </table:table-cell>
          <table:table-cell office:value-type="float" office:value="7.559668" calcext:value-type="float">
            <text:p>7.559668</text:p>
          </table:table-cell>
          <table:table-cell office:value-type="float" office:value="12.91911" calcext:value-type="float">
            <text:p>12.91911</text:p>
          </table:table-cell>
          <table:table-cell office:value-type="float" office:value="282.91464" calcext:value-type="float">
            <text:p>282.91464</text:p>
          </table:table-cell>
          <table:table-cell office:value-type="float" office:value="26.542742" calcext:value-type="float">
            <text:p>26.542742</text:p>
          </table:table-cell>
          <table:table-cell office:value-type="float" office:value="1397905660" calcext:value-type="float">
            <text:p>1397905660</text:p>
          </table:table-cell>
          <table:table-cell office:value-type="string" calcext:value-type="string">
            <text:p>SoFiA J185139.51+263233.9</text:p>
          </table:table-cell>
          <table:table-cell office:value-type="float" office:value="63.5813928009944" calcext:value-type="float">
            <text:p>63.58139280099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8]+[.CN2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07+2045</text:p>
          </table:table-cell>
          <table:table-cell table:style-name="ce2" office:value-type="string" calcext:value-type="string">
            <text:p>19:07:54</text:p>
          </table:table-cell>
          <table:table-cell table:style-name="ce2"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1.688" calcext:value-type="float">
            <text:p>1.688</text:p>
          </table:table-cell>
          <table:table-cell office:value-type="float" office:value="76.167" calcext:value-type="float">
            <text:p>76.167</text:p>
          </table:table-cell>
          <table:table-cell office:value-type="float" office:value="98.375" calcext:value-type="float">
            <text:p>98.375</text:p>
          </table:table-cell>
          <table:table-cell office:value-type="float" office:value="1.625" calcext:value-type="float">
            <text:p>1.625</text:p>
          </table:table-cell>
          <table:table-cell office:value-type="float" office:value="76.482" calcext:value-type="float">
            <text:p>76.482</text:p>
          </table:table-cell>
          <table:table-cell office:value-type="float" office:value="98.491" calcext:value-type="float">
            <text:p>98.4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22503" calcext:value-type="float">
            <text:p>0.422503</text:p>
          </table:table-cell>
          <table:table-cell office:value-type="float" office:value="0.005770159" calcext:value-type="float">
            <text:p>0.005770159</text:p>
          </table:table-cell>
          <table:table-cell office:value-type="float" office:value="0.01864989" calcext:value-type="float">
            <text:p>0.01864989</text:p>
          </table:table-cell>
          <table:table-cell office:value-type="float" office:value="0.02967048" calcext:value-type="float">
            <text:p>0.02967048</text:p>
          </table:table-cell>
          <table:table-cell office:value-type="float" office:value="0" calcext:value-type="float">
            <text:p>0</text:p>
          </table:table-cell>
          <table:table-cell office:value-type="float" office:value="9.440775" calcext:value-type="float">
            <text:p>9.440775</text:p>
          </table:table-cell>
          <table:table-cell office:value-type="float" office:value="0.2890077" calcext:value-type="float">
            <text:p>0.2890077</text:p>
          </table:table-cell>
          <table:table-cell office:value-type="float" office:value="0.05587745" calcext:value-type="float">
            <text:p>0.05587745</text:p>
          </table:table-cell>
          <table:table-cell office:value-type="float" office:value="4" calcext:value-type="float">
            <text:p>4</text:p>
          </table:table-cell>
          <table:table-cell office:value-type="float" office:value="-0.2078514" calcext:value-type="float">
            <text:p>-0.2078514</text:p>
          </table:table-cell>
          <table:table-cell office:value-type="float" office:value="6.736757" calcext:value-type="float">
            <text:p>6.736757</text:p>
          </table:table-cell>
          <table:table-cell office:value-type="float" office:value="5.298331" calcext:value-type="float">
            <text:p>5.298331</text:p>
          </table:table-cell>
          <table:table-cell office:value-type="float" office:value="47.00932" calcext:value-type="float">
            <text:p>47.00932</text:p>
          </table:table-cell>
          <table:table-cell office:value-type="float" office:value="94.20785" calcext:value-type="float">
            <text:p>94.20785</text:p>
          </table:table-cell>
          <table:table-cell office:value-type="float" office:value="0" calcext:value-type="float">
            <text:p>0</text:p>
          </table:table-cell>
          <table:table-cell office:value-type="float" office:value="2.86626" calcext:value-type="float">
            <text:p>2.86626</text:p>
          </table:table-cell>
          <table:table-cell office:value-type="float" office:value="1.294287" calcext:value-type="float">
            <text:p>1.294287</text:p>
          </table:table-cell>
          <table:table-cell office:value-type="float" office:value="-7.256049" calcext:value-type="float">
            <text:p>-7.256049</text:p>
          </table:table-cell>
          <table:table-cell office:value-type="float" office:value="2.91994" calcext:value-type="float">
            <text:p>2.91994</text:p>
          </table:table-cell>
          <table:table-cell office:value-type="float" office:value="1.314003" calcext:value-type="float">
            <text:p>1.314003</text:p>
          </table:table-cell>
          <table:table-cell office:value-type="float" office:value="-4.122345" calcext:value-type="float">
            <text:p>-4.122345</text:p>
          </table:table-cell>
          <table:table-cell office:value-type="float" office:value="0.2844831" calcext:value-type="float">
            <text:p>0.2844831</text:p>
          </table:table-cell>
          <table:table-cell office:value-type="float" office:value="0.01645471" calcext:value-type="float">
            <text:p>0.01645471</text:p>
          </table:table-cell>
          <table:table-cell office:value-type="float" office:value="0.04114006" calcext:value-type="float">
            <text:p>0.04114006</text:p>
          </table:table-cell>
          <table:table-cell office:value-type="float" office:value="0" calcext:value-type="float">
            <text:p>0</text:p>
          </table:table-cell>
          <table:table-cell office:value-type="float" office:value="332.4641" calcext:value-type="float">
            <text:p>332.4641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11.68505" calcext:value-type="float">
            <text:p>11.68505</text:p>
          </table:table-cell>
          <table:table-cell office:value-type="float" office:value="6.079949" calcext:value-type="float">
            <text:p>6.079949</text:p>
          </table:table-cell>
          <table:table-cell office:value-type="float" office:value="3.173831" calcext:value-type="float">
            <text:p>3.173831</text:p>
          </table:table-cell>
          <table:table-cell office:value-type="float" office:value="5.650626" calcext:value-type="float">
            <text:p>5.650626</text:p>
          </table:table-cell>
          <table:table-cell office:value-type="float" office:value="286.96774" calcext:value-type="float">
            <text:p>286.96774</text:p>
          </table:table-cell>
          <table:table-cell office:value-type="float" office:value="20.762835" calcext:value-type="float">
            <text:p>20.762835</text:p>
          </table:table-cell>
          <table:table-cell office:value-type="float" office:value="1366689920" calcext:value-type="float">
            <text:p>1366689920</text:p>
          </table:table-cell>
          <table:table-cell office:value-type="string" calcext:value-type="string">
            <text:p>SoFiA J190752.26+204546.2</text:p>
          </table:table-cell>
          <table:table-cell office:value-type="float" office:value="28.2585502412916" calcext:value-type="float">
            <text:p>28.2585502412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6" office:value-type="float" office:value="3.5" calcext:value-type="float">
            <text:p>3.5</text:p>
          </table:table-cell>
          <table:table-cell table:style-name="ce7"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9]+[.CN2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3+2213</text:p>
          </table:table-cell>
          <table:table-cell table:style-name="ce2" office:value-type="string" calcext:value-type="string">
            <text:p>19:03:29</text:p>
          </table:table-cell>
          <table:table-cell table:style-name="ce2"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  <table:table-cell office:value-type="float" office:value="106" calcext:value-type="float">
            <text:p>106</text:p>
          </table:table-cell>
          <table:table-cell office:value-type="float" office:value="660" calcext:value-type="float">
            <text:p>660</text:p>
          </table:table-cell>
          <table:table-cell office:value-type="float" office:value="63.729" calcext:value-type="float">
            <text:p>63.729</text:p>
          </table:table-cell>
          <table:table-cell office:value-type="float" office:value="164.035" calcext:value-type="float">
            <text:p>164.035</text:p>
          </table:table-cell>
          <table:table-cell office:value-type="float" office:value="983.694" calcext:value-type="float">
            <text:p>983.694</text:p>
          </table:table-cell>
          <table:table-cell office:value-type="float" office:value="63.776" calcext:value-type="float">
            <text:p>63.776</text:p>
          </table:table-cell>
          <table:table-cell office:value-type="float" office:value="164.08" calcext:value-type="float">
            <text:p>164.08</text:p>
          </table:table-cell>
          <table:table-cell office:value-type="float" office:value="983.704" calcext:value-type="float">
            <text:p>983.70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981" calcext:value-type="float">
            <text:p>981</text:p>
          </table:table-cell>
          <table:table-cell office:value-type="float" office:value="988" calcext:value-type="float">
            <text:p>98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390894" calcext:value-type="float">
            <text:p>0.390894</text:p>
          </table:table-cell>
          <table:table-cell office:value-type="float" office:value="0.0002616969" calcext:value-type="float">
            <text:p>0.0002616969</text:p>
          </table:table-cell>
          <table:table-cell office:value-type="float" office:value="0.5648923" calcext:value-type="float">
            <text:p>0.5648923</text:p>
          </table:table-cell>
          <table:table-cell office:value-type="float" office:value="0.05018108" calcext:value-type="float">
            <text:p>0.05018108</text:p>
          </table:table-cell>
          <table:table-cell office:value-type="float" office:value="0" calcext:value-type="float">
            <text:p>0</text:p>
          </table:table-cell>
          <table:table-cell office:value-type="float" office:value="0.9951942" calcext:value-type="float">
            <text:p>0.9951942</text:p>
          </table:table-cell>
          <table:table-cell office:value-type="float" office:value="0.717799" calcext:value-type="float">
            <text:p>0.717799</text:p>
          </table:table-cell>
          <table:table-cell office:value-type="float" office:value="0.1369477" calcext:value-type="float">
            <text:p>0.1369477</text:p>
          </table:table-cell>
          <table:table-cell office:value-type="float" office:value="4" calcext:value-type="float">
            <text:p>4</text:p>
          </table:table-cell>
          <table:table-cell office:value-type="float" office:value="-0.198089" calcext:value-type="float">
            <text:p>-0.198089</text:p>
          </table:table-cell>
          <table:table-cell office:value-type="float" office:value="6.993142" calcext:value-type="float">
            <text:p>6.993142</text:p>
          </table:table-cell>
          <table:table-cell office:value-type="float" office:value="5.411652" calcext:value-type="float">
            <text:p>5.411652</text:p>
          </table:table-cell>
          <table:table-cell office:value-type="float" office:value="489.7824" calcext:value-type="float">
            <text:p>489.7824</text:p>
          </table:table-cell>
          <table:table-cell office:value-type="float" office:value="979.1981" calcext:value-type="float">
            <text:p>979.1981</text:p>
          </table:table-cell>
          <table:table-cell office:value-type="float" office:value="0" calcext:value-type="float">
            <text:p>0</text:p>
          </table:table-cell>
          <table:table-cell office:value-type="float" office:value="2.462321" calcext:value-type="float">
            <text:p>2.462321</text:p>
          </table:table-cell>
          <table:table-cell office:value-type="float" office:value="1.608655" calcext:value-type="float">
            <text:p>1.608655</text:p>
          </table:table-cell>
          <table:table-cell office:value-type="float" office:value="3.222763" calcext:value-type="float">
            <text:p>3.222763</text:p>
          </table:table-cell>
          <table:table-cell office:value-type="float" office:value="2.260278" calcext:value-type="float">
            <text:p>2.260278</text:p>
          </table:table-cell>
          <table:table-cell office:value-type="float" office:value="1.805603" calcext:value-type="float">
            <text:p>1.805603</text:p>
          </table:table-cell>
          <table:table-cell office:value-type="float" office:value="-5.08925" calcext:value-type="float">
            <text:p>-5.08925</text:p>
          </table:table-cell>
          <table:table-cell office:value-type="float" office:value="0.6900088" calcext:value-type="float">
            <text:p>0.6900088</text:p>
          </table:table-cell>
          <table:table-cell office:value-type="float" office:value="0.01915461" calcext:value-type="float">
            <text:p>0.01915461</text:p>
          </table:table-cell>
          <table:table-cell office:value-type="float" office:value="0.09500173" calcext:value-type="float">
            <text:p>0.09500173</text:p>
          </table:table-cell>
          <table:table-cell office:value-type="float" office:value="0" calcext:value-type="float">
            <text:p>0</text:p>
          </table:table-cell>
          <table:table-cell office:value-type="float" office:value="223.3858" calcext:value-type="float">
            <text:p>223.3858</text:p>
          </table:table-cell>
          <table:table-cell office:value-type="float" office:value="0.0046619" calcext:value-type="float">
            <text:p>0.0046619</text:p>
          </table:table-cell>
          <table:table-cell office:value-type="float" office:value="16.1491" calcext:value-type="float">
            <text:p>16.1491</text:p>
          </table:table-cell>
          <table:table-cell office:value-type="float" office:value="6.621338" calcext:value-type="float">
            <text:p>6.621338</text:p>
          </table:table-cell>
          <table:table-cell office:value-type="float" office:value="5.293011" calcext:value-type="float">
            <text:p>5.293011</text:p>
          </table:table-cell>
          <table:table-cell office:value-type="float" office:value="6.315587" calcext:value-type="float">
            <text:p>6.315587</text:p>
          </table:table-cell>
          <table:table-cell office:value-type="float" office:value="285.86832" calcext:value-type="float">
            <text:p>285.86832</text:p>
          </table:table-cell>
          <table:table-cell office:value-type="float" office:value="22.232397" calcext:value-type="float">
            <text:p>22.232397</text:p>
          </table:table-cell>
          <table:table-cell office:value-type="float" office:value="1384430980" calcext:value-type="float">
            <text:p>1384430980</text:p>
          </table:table-cell>
          <table:table-cell office:value-type="string" calcext:value-type="string">
            <text:p>SoFiA J190328.40+221356.6</text:p>
          </table:table-cell>
          <table:table-cell office:value-type="float" office:value="26.0182335985553" calcext:value-type="float">
            <text:p>26.0182335985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6" office:value-type="float" office:value="3.5" calcext:value-type="float">
            <text:p>3.5</text:p>
          </table:table-cell>
          <table:table-cell table:style-name="ce7"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0]+[.CN3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1944</text:p>
          </table:table-cell>
          <table:table-cell table:style-name="ce2" office:value-type="string" calcext:value-type="string">
            <text:p>19:01:39</text:p>
          </table:table-cell>
          <table:table-cell table:style-name="ce2" office:value-type="string" calcext:value-type="string">
            <text:p>19:44:47</text:p>
          </table:table-cell>
          <table:table-cell office:value-type="float" office:value="51.7" calcext:value-type="float">
            <text:p>51.7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60.6" calcext:value-type="float">
            <text:p>6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4125" calcext:value-type="float">
            <text:p>285.4125</text:p>
          </table:table-cell>
          <table:table-cell office:value-type="float" office:value="19.7463888888889" calcext:value-type="float">
            <text:p>19.7463888888889</text:p>
          </table:table-cell>
          <table:table-cell office:value-type="float" office:value="38" calcext:value-type="float">
            <text:p>38</text:p>
          </table:table-cell>
          <table:table-cell office:value-type="float" office:value="545" calcext:value-type="float">
            <text:p>545</text:p>
          </table:table-cell>
          <table:table-cell office:value-type="float" office:value="89.48" calcext:value-type="float">
            <text:p>89.48</text:p>
          </table:table-cell>
          <table:table-cell office:value-type="float" office:value="14.125" calcext:value-type="float">
            <text:p>14.125</text:p>
          </table:table-cell>
          <table:table-cell office:value-type="float" office:value="1784.814" calcext:value-type="float">
            <text:p>1784.814</text:p>
          </table:table-cell>
          <table:table-cell office:value-type="float" office:value="89.579" calcext:value-type="float">
            <text:p>89.579</text:p>
          </table:table-cell>
          <table:table-cell office:value-type="float" office:value="14.427" calcext:value-type="float">
            <text:p>14.427</text:p>
          </table:table-cell>
          <table:table-cell office:value-type="float" office:value="1784.704" calcext:value-type="float">
            <text:p>1784.70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76" calcext:value-type="float">
            <text:p>1776</text:p>
          </table:table-cell>
          <table:table-cell office:value-type="float" office:value="1795" calcext:value-type="float">
            <text:p>1795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0.458634" calcext:value-type="float">
            <text:p>0.458634</text:p>
          </table:table-cell>
          <table:table-cell office:value-type="float" office:value="0.1445036" calcext:value-type="float">
            <text:p>0.1445036</text:p>
          </table:table-cell>
          <table:table-cell office:value-type="float" office:value="0.2027641" calcext:value-type="float">
            <text:p>0.2027641</text:p>
          </table:table-cell>
          <table:table-cell office:value-type="float" office:value="0.003589703" calcext:value-type="float">
            <text:p>0.003589703</text:p>
          </table:table-cell>
          <table:table-cell office:value-type="float" office:value="0" calcext:value-type="float">
            <text:p>0</text:p>
          </table:table-cell>
          <table:table-cell office:value-type="float" office:value="125.5493" calcext:value-type="float">
            <text:p>125.5493</text:p>
          </table:table-cell>
          <table:table-cell office:value-type="float" office:value="7.677437" calcext:value-type="float">
            <text:p>7.677437</text:p>
          </table:table-cell>
          <table:table-cell office:value-type="float" office:value="0.5788007" calcext:value-type="float">
            <text:p>0.5788007</text:p>
          </table:table-cell>
          <table:table-cell office:value-type="float" office:value="4" calcext:value-type="float">
            <text:p>4</text:p>
          </table:table-cell>
          <table:table-cell office:value-type="float" office:value="-0.08302134" calcext:value-type="float">
            <text:p>-0.08302134</text:p>
          </table:table-cell>
          <table:table-cell office:value-type="float" office:value="19.68155" calcext:value-type="float">
            <text:p>19.68155</text:p>
          </table:table-cell>
          <table:table-cell office:value-type="float" office:value="13.10562" calcext:value-type="float">
            <text:p>13.10562</text:p>
          </table:table-cell>
          <table:table-cell office:value-type="float" office:value="886.6014" calcext:value-type="float">
            <text:p>886.6014</text:p>
          </table:table-cell>
          <table:table-cell office:value-type="float" office:value="1773.083" calcext:value-type="float">
            <text:p>1773.083</text:p>
          </table:table-cell>
          <table:table-cell office:value-type="float" office:value="0" calcext:value-type="float">
            <text:p>0</text:p>
          </table:table-cell>
          <table:table-cell office:value-type="float" office:value="4.746165" calcext:value-type="float">
            <text:p>4.746165</text:p>
          </table:table-cell>
          <table:table-cell office:value-type="float" office:value="3.575862" calcext:value-type="float">
            <text:p>3.575862</text:p>
          </table:table-cell>
          <table:table-cell office:value-type="float" office:value="85.56735" calcext:value-type="float">
            <text:p>85.56735</text:p>
          </table:table-cell>
          <table:table-cell office:value-type="float" office:value="3.914675" calcext:value-type="float">
            <text:p>3.914675</text:p>
          </table:table-cell>
          <table:table-cell office:value-type="float" office:value="3.606495" calcext:value-type="float">
            <text:p>3.606495</text:p>
          </table:table-cell>
          <table:table-cell office:value-type="float" office:value="85.38655" calcext:value-type="float">
            <text:p>85.38655</text:p>
          </table:table-cell>
          <table:table-cell office:value-type="float" office:value="7.606735" calcext:value-type="float">
            <text:p>7.606735</text:p>
          </table:table-cell>
          <table:table-cell office:value-type="float" office:value="0.02971555" calcext:value-type="float">
            <text:p>0.02971555</text:p>
          </table:table-cell>
          <table:table-cell office:value-type="float" office:value="0.4937988" calcext:value-type="float">
            <text:p>0.4937988</text:p>
          </table:table-cell>
          <table:table-cell office:value-type="float" office:value="0" calcext:value-type="float">
            <text:p>0</text:p>
          </table:table-cell>
          <table:table-cell office:value-type="float" office:value="64.02244" calcext:value-type="float">
            <text:p>64.02244</text:p>
          </table:table-cell>
          <table:table-cell office:value-type="float" office:value="0.0051691" calcext:value-type="float">
            <text:p>0.0051691</text:p>
          </table:table-cell>
          <table:table-cell office:value-type="float" office:value="47.92095" calcext:value-type="float">
            <text:p>47.92095</text:p>
          </table:table-cell>
          <table:table-cell office:value-type="float" office:value="17.90347" calcext:value-type="float">
            <text:p>17.90347</text:p>
          </table:table-cell>
          <table:table-cell office:value-type="float" office:value="13.39738" calcext:value-type="float">
            <text:p>13.39738</text:p>
          </table:table-cell>
          <table:table-cell office:value-type="float" office:value="15.62943" calcext:value-type="float">
            <text:p>15.62943</text:p>
          </table:table-cell>
          <table:table-cell office:value-type="float" office:value="285.397" calcext:value-type="float">
            <text:p>285.397</text:p>
          </table:table-cell>
          <table:table-cell office:value-type="float" office:value="19.739447" calcext:value-type="float">
            <text:p>19.739447</text:p>
          </table:table-cell>
          <table:table-cell office:value-type="float" office:value="1400484350" calcext:value-type="float">
            <text:p>1400484350</text:p>
          </table:table-cell>
          <table:table-cell office:value-type="string" calcext:value-type="string">
            <text:p>SoFiA J190135.28+194422.0</text:p>
          </table:table-cell>
          <table:table-cell office:value-type="float" office:value="58.1534238886082" calcext:value-type="float">
            <text:p>58.1534238886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1]+[.CN31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0+2240</text:p>
          </table:table-cell>
          <table:table-cell table:style-name="ce2" office:value-type="string" calcext:value-type="string">
            <text:p>19:00:06</text:p>
          </table:table-cell>
          <table:table-cell table:style-name="ce2" office:value-type="string" calcext:value-type="string">
            <text:p>22:40:31</text:p>
          </table:table-cell>
          <table:table-cell office:value-type="float" office:value="54.2" calcext:value-type="float">
            <text:p>54.2</text:p>
          </table:table-cell>
          <table:table-cell office:value-type="float" office:value="8.3" calcext:value-type="float">
            <text:p>8.3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4049" calcext:value-type="float">
            <text:p>404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59.2" calcext:value-type="float">
            <text:p>5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025" calcext:value-type="float">
            <text:p>285.025</text:p>
          </table:table-cell>
          <table:table-cell office:value-type="float" office:value="22.6752777777778" calcext:value-type="float">
            <text:p>22.6752777777778</text:p>
          </table:table-cell>
          <table:table-cell office:value-type="float" office:value="54" calcext:value-type="float">
            <text:p>54</text:p>
          </table:table-cell>
          <table:table-cell office:value-type="float" office:value="10211" calcext:value-type="float">
            <text:p>10211</text:p>
          </table:table-cell>
          <table:table-cell office:value-type="float" office:value="111.882" calcext:value-type="float">
            <text:p>111.882</text:p>
          </table:table-cell>
          <table:table-cell office:value-type="float" office:value="190.439" calcext:value-type="float">
            <text:p>190.439</text:p>
          </table:table-cell>
          <table:table-cell office:value-type="float" office:value="1781.73" calcext:value-type="float">
            <text:p>1781.73</text:p>
          </table:table-cell>
          <table:table-cell office:value-type="float" office:value="111.517" calcext:value-type="float">
            <text:p>111.517</text:p>
          </table:table-cell>
          <table:table-cell office:value-type="float" office:value="190.521" calcext:value-type="float">
            <text:p>190.521</text:p>
          </table:table-cell>
          <table:table-cell office:value-type="float" office:value="1783.176" calcext:value-type="float">
            <text:p>1783.176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761" calcext:value-type="float">
            <text:p>1761</text:p>
          </table:table-cell>
          <table:table-cell office:value-type="float" office:value="1816" calcext:value-type="float">
            <text:p>1816</text:p>
          </table:table-cell>
          <table:table-cell office:value-type="float" office:value="1931" calcext:value-type="float">
            <text:p>1931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0.62354" calcext:value-type="float">
            <text:p>0.62354</text:p>
          </table:table-cell>
          <table:table-cell office:value-type="float" office:value="0.00001689641" calcext:value-type="float">
            <text:p>1.689641E-05</text:p>
          </table:table-cell>
          <table:table-cell office:value-type="float" office:value="0.02017153" calcext:value-type="float">
            <text:p>0.02017153</text:p>
          </table:table-cell>
          <table:table-cell office:value-type="float" office:value="0.1135879" calcext:value-type="float">
            <text:p>0.1135879</text:p>
          </table:table-cell>
          <table:table-cell office:value-type="float" office:value="0" calcext:value-type="float">
            <text:p>0</text:p>
          </table:table-cell>
          <table:table-cell office:value-type="float" office:value="1022.145" calcext:value-type="float">
            <text:p>1022.145</text:p>
          </table:table-cell>
          <table:table-cell office:value-type="float" office:value="11.26801" calcext:value-type="float">
            <text:p>11.26801</text:p>
          </table:table-cell>
          <table:table-cell office:value-type="float" office:value="0.3862245" calcext:value-type="float">
            <text:p>0.3862245</text:p>
          </table:table-cell>
          <table:table-cell office:value-type="float" office:value="6" calcext:value-type="float">
            <text:p>6</text:p>
          </table:table-cell>
          <table:table-cell office:value-type="float" office:value="-0.05509997" calcext:value-type="float">
            <text:p>-0.05509997</text:p>
          </table:table-cell>
          <table:table-cell office:value-type="float" office:value="41.96001" calcext:value-type="float">
            <text:p>41.96001</text:p>
          </table:table-cell>
          <table:table-cell office:value-type="float" office:value="27.91002" calcext:value-type="float">
            <text:p>27.91002</text:p>
          </table:table-cell>
          <table:table-cell office:value-type="float" office:value="874.0101" calcext:value-type="float">
            <text:p>874.0101</text:p>
          </table:table-cell>
          <table:table-cell office:value-type="float" office:value="1748.04" calcext:value-type="float">
            <text:p>1748.04</text:p>
          </table:table-cell>
          <table:table-cell office:value-type="float" office:value="0" calcext:value-type="float">
            <text:p>0</text:p>
          </table:table-cell>
          <table:table-cell office:value-type="float" office:value="6.266683" calcext:value-type="float">
            <text:p>6.266683</text:p>
          </table:table-cell>
          <table:table-cell office:value-type="float" office:value="3.355261" calcext:value-type="float">
            <text:p>3.355261</text:p>
          </table:table-cell>
          <table:table-cell office:value-type="float" office:value="-86.27262" calcext:value-type="float">
            <text:p>-86.27262</text:p>
          </table:table-cell>
          <table:table-cell office:value-type="float" office:value="4.520487" calcext:value-type="float">
            <text:p>4.520487</text:p>
          </table:table-cell>
          <table:table-cell office:value-type="float" office:value="3.161578" calcext:value-type="float">
            <text:p>3.161578</text:p>
          </table:table-cell>
          <table:table-cell office:value-type="float" office:value="-83.67802" calcext:value-type="float">
            <text:p>-83.67802</text:p>
          </table:table-cell>
          <table:table-cell office:value-type="float" office:value="12.78666" calcext:value-type="float">
            <text:p>12.78666</text:p>
          </table:table-cell>
          <table:table-cell office:value-type="float" office:value="0.0269636" calcext:value-type="float">
            <text:p>0.0269636</text:p>
          </table:table-cell>
          <table:table-cell office:value-type="float" office:value="0.6785205" calcext:value-type="float">
            <text:p>0.6785205</text:p>
          </table:table-cell>
          <table:table-cell office:value-type="float" office:value="0" calcext:value-type="float">
            <text:p>0</text:p>
          </table:table-cell>
          <table:table-cell office:value-type="float" office:value="98.65953" calcext:value-type="float">
            <text:p>98.65953</text:p>
          </table:table-cell>
          <table:table-cell office:value-type="float" office:value="0.0046197" calcext:value-type="float">
            <text:p>0.0046197</text:p>
          </table:table-cell>
          <table:table-cell office:value-type="float" office:value="63.01926" calcext:value-type="float">
            <text:p>63.01926</text:p>
          </table:table-cell>
          <table:table-cell office:value-type="float" office:value="43.85222" calcext:value-type="float">
            <text:p>43.85222</text:p>
          </table:table-cell>
          <table:table-cell office:value-type="float" office:value="35.0309" calcext:value-type="float">
            <text:p>35.0309</text:p>
          </table:table-cell>
          <table:table-cell office:value-type="float" office:value="33.50894" calcext:value-type="float">
            <text:p>33.50894</text:p>
          </table:table-cell>
          <table:table-cell office:value-type="float" office:value="285.00873" calcext:value-type="float">
            <text:p>285.00873</text:p>
          </table:table-cell>
          <table:table-cell office:value-type="float" office:value="22.67537" calcext:value-type="float">
            <text:p>22.67537</text:p>
          </table:table-cell>
          <table:table-cell office:value-type="float" office:value="1400453760" calcext:value-type="float">
            <text:p>1400453760</text:p>
          </table:table-cell>
          <table:table-cell office:value-type="string" calcext:value-type="string">
            <text:p>SoFiA J190002.09+224031.3</text:p>
          </table:table-cell>
          <table:table-cell office:value-type="float" office:value="54.0521868730094" calcext:value-type="float">
            <text:p>54.0521868730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Boxcar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32]+[.CN32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5+2700</text:p>
          </table:table-cell>
          <table:table-cell table:style-name="ce2" office:value-type="string" calcext:value-type="string">
            <text:p>19:05:15</text:p>
          </table:table-cell>
          <table:table-cell table:style-name="ce2"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2.103" calcext:value-type="float">
            <text:p>42.103</text:p>
          </table:table-cell>
          <table:table-cell office:value-type="float" office:value="180.793" calcext:value-type="float">
            <text:p>180.793</text:p>
          </table:table-cell>
          <table:table-cell office:value-type="float" office:value="1647.966" calcext:value-type="float">
            <text:p>1647.966</text:p>
          </table:table-cell>
          <table:table-cell office:value-type="float" office:value="42.145" calcext:value-type="float">
            <text:p>42.145</text:p>
          </table:table-cell>
          <table:table-cell office:value-type="float" office:value="180.965" calcext:value-type="float">
            <text:p>180.965</text:p>
          </table:table-cell>
          <table:table-cell office:value-type="float" office:value="1647.704" calcext:value-type="float">
            <text:p>1647.70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645" calcext:value-type="float">
            <text:p>1645</text:p>
          </table:table-cell>
          <table:table-cell office:value-type="float" office:value="1651" calcext:value-type="float">
            <text:p>16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723718" calcext:value-type="float">
            <text:p>0.723718</text:p>
          </table:table-cell>
          <table:table-cell office:value-type="float" office:value="0.08878533" calcext:value-type="float">
            <text:p>0.08878533</text:p>
          </table:table-cell>
          <table:table-cell office:value-type="float" office:value="0.0225371" calcext:value-type="float">
            <text:p>0.0225371</text:p>
          </table:table-cell>
          <table:table-cell office:value-type="float" office:value="0.01979375" calcext:value-type="float">
            <text:p>0.01979375</text:p>
          </table:table-cell>
          <table:table-cell office:value-type="float" office:value="0" calcext:value-type="float">
            <text:p>0</text:p>
          </table:table-cell>
          <table:table-cell office:value-type="float" office:value="1.070659" calcext:value-type="float">
            <text:p>1.070659</text:p>
          </table:table-cell>
          <table:table-cell office:value-type="float" office:value="0.2742537" calcext:value-type="float">
            <text:p>0.2742537</text:p>
          </table:table-cell>
          <table:table-cell office:value-type="float" office:value="0.06518401" calcext:value-type="float">
            <text:p>0.06518401</text:p>
          </table:table-cell>
          <table:table-cell office:value-type="float" office:value="3" calcext:value-type="float">
            <text:p>3</text:p>
          </table:table-cell>
          <table:table-cell office:value-type="float" office:value="-0.3261023" calcext:value-type="float">
            <text:p>-0.3261023</text:p>
          </table:table-cell>
          <table:table-cell office:value-type="float" office:value="6" calcext:value-type="float">
            <text:p>6</text:p>
          </table:table-cell>
          <table:table-cell office:value-type="float" office:value="3.761567" calcext:value-type="float">
            <text:p>3.761567</text:p>
          </table:table-cell>
          <table:table-cell office:value-type="float" office:value="822.0113" calcext:value-type="float">
            <text:p>822.0113</text:p>
          </table:table-cell>
          <table:table-cell office:value-type="float" office:value="1644.326" calcext:value-type="float">
            <text:p>1644.326</text:p>
          </table:table-cell>
          <table:table-cell office:value-type="float" office:value="0" calcext:value-type="float">
            <text:p>0</text:p>
          </table:table-cell>
          <table:table-cell office:value-type="float" office:value="1.452856" calcext:value-type="float">
            <text:p>1.452856</text:p>
          </table:table-cell>
          <table:table-cell office:value-type="float" office:value="1.231679" calcext:value-type="float">
            <text:p>1.231679</text:p>
          </table:table-cell>
          <table:table-cell office:value-type="float" office:value="70.22209" calcext:value-type="float">
            <text:p>70.22209</text:p>
          </table:table-cell>
          <table:table-cell office:value-type="float" office:value="1.471359" calcext:value-type="float">
            <text:p>1.471359</text:p>
          </table:table-cell>
          <table:table-cell office:value-type="float" office:value="1.213385" calcext:value-type="float">
            <text:p>1.213385</text:p>
          </table:table-cell>
          <table:table-cell office:value-type="float" office:value="79.73927" calcext:value-type="float">
            <text:p>79.73927</text:p>
          </table:table-cell>
          <table:table-cell office:value-type="float" office:value="0.2557852" calcext:value-type="float">
            <text:p>0.2557852</text:p>
          </table:table-cell>
          <table:table-cell office:value-type="float" office:value="0.02014332" calcext:value-type="float">
            <text:p>0.02014332</text:p>
          </table:table-cell>
          <table:table-cell office:value-type="float" office:value="0.04290828" calcext:value-type="float">
            <text:p>0.042908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50199" calcext:value-type="float">
            <text:p>0.0050199</text:p>
          </table:table-cell>
          <table:table-cell office:value-type="float" office:value="9.629529" calcext:value-type="float">
            <text:p>9.629529</text:p>
          </table:table-cell>
          <table:table-cell office:value-type="float" office:value="5.378665" calcext:value-type="float">
            <text:p>5.378665</text:p>
          </table:table-cell>
          <table:table-cell office:value-type="float" office:value="4.248213" calcext:value-type="float">
            <text:p>4.248213</text:p>
          </table:table-cell>
          <table:table-cell office:value-type="float" office:value="4.928805" calcext:value-type="float">
            <text:p>4.928805</text:p>
          </table:table-cell>
          <table:table-cell office:value-type="float" office:value="286.3069" calcext:value-type="float">
            <text:p>286.3069</text:p>
          </table:table-cell>
          <table:table-cell office:value-type="float" office:value="27.01019" calcext:value-type="float">
            <text:p>27.01019</text:p>
          </table:table-cell>
          <table:table-cell office:value-type="float" office:value="1397738750" calcext:value-type="float">
            <text:p>1397738750</text:p>
          </table:table-cell>
          <table:table-cell office:value-type="string" calcext:value-type="string">
            <text:p>SoFiA J190513.66+270036.7</text:p>
          </table:table-cell>
          <table:table-cell office:value-type="float" office:value="18.0882056812896" calcext:value-type="float">
            <text:p>18.0882056812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M33]+[.CN33]" office:value-type="float" office:value="3" calcext:value-type="float">
            <text:p>3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5+2842</text:p>
          </table:table-cell>
          <table:table-cell table:style-name="ce2" office:value-type="string" calcext:value-type="string">
            <text:p>19:05:25</text:p>
          </table:table-cell>
          <table:table-cell table:style-name="ce2"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.173" calcext:value-type="float">
            <text:p>40.173</text:p>
          </table:table-cell>
          <table:table-cell office:value-type="float" office:value="282.531" calcext:value-type="float">
            <text:p>282.531</text:p>
          </table:table-cell>
          <table:table-cell office:value-type="float" office:value="1104.184" calcext:value-type="float">
            <text:p>1104.184</text:p>
          </table:table-cell>
          <table:table-cell office:value-type="float" office:value="40.186" calcext:value-type="float">
            <text:p>40.186</text:p>
          </table:table-cell>
          <table:table-cell office:value-type="float" office:value="282.563" calcext:value-type="float">
            <text:p>282.563</text:p>
          </table:table-cell>
          <table:table-cell office:value-type="float" office:value="1104.41" calcext:value-type="float">
            <text:p>1104.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1101" calcext:value-type="float">
            <text:p>1101</text:p>
          </table:table-cell>
          <table:table-cell office:value-type="float" office:value="1108" calcext:value-type="float">
            <text:p>1108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15073" calcext:value-type="float">
            <text:p>0.915073</text:p>
          </table:table-cell>
          <table:table-cell office:value-type="float" office:value="0.3773536" calcext:value-type="float">
            <text:p>0.3773536</text:p>
          </table:table-cell>
          <table:table-cell office:value-type="float" office:value="0.05615215" calcext:value-type="float">
            <text:p>0.05615215</text:p>
          </table:table-cell>
          <table:table-cell office:value-type="float" office:value="0.006007103" calcext:value-type="float">
            <text:p>0.006007103</text:p>
          </table:table-cell>
          <table:table-cell office:value-type="float" office:value="0" calcext:value-type="float">
            <text:p>0</text:p>
          </table:table-cell>
          <table:table-cell office:value-type="float" office:value="3.588586" calcext:value-type="float">
            <text:p>3.588586</text:p>
          </table:table-cell>
          <table:table-cell office:value-type="float" office:value="1.267263" calcext:value-type="float">
            <text:p>1.267263</text:p>
          </table:table-cell>
          <table:table-cell office:value-type="float" office:value="0.2366903" calcext:value-type="float">
            <text:p>0.2366903</text:p>
          </table:table-cell>
          <table:table-cell office:value-type="float" office:value="3" calcext:value-type="float">
            <text:p>3</text:p>
          </table:table-cell>
          <table:table-cell office:value-type="float" office:value="-0.2776495" calcext:value-type="float">
            <text:p>-0.2776495</text:p>
          </table:table-cell>
          <table:table-cell office:value-type="float" office:value="8" calcext:value-type="float">
            <text:p>8</text:p>
          </table:table-cell>
          <table:table-cell office:value-type="float" office:value="4.655645" calcext:value-type="float">
            <text:p>4.655645</text:p>
          </table:table-cell>
          <table:table-cell office:value-type="float" office:value="550.0281" calcext:value-type="float">
            <text:p>550.0281</text:p>
          </table:table-cell>
          <table:table-cell office:value-type="float" office:value="1100.278" calcext:value-type="float">
            <text:p>1100.278</text:p>
          </table:table-cell>
          <table:table-cell office:value-type="float" office:value="0" calcext:value-type="float">
            <text:p>0</text:p>
          </table:table-cell>
          <table:table-cell office:value-type="float" office:value="2.505101" calcext:value-type="float">
            <text:p>2.505101</text:p>
          </table:table-cell>
          <table:table-cell office:value-type="float" office:value="1.996582" calcext:value-type="float">
            <text:p>1.996582</text:p>
          </table:table-cell>
          <table:table-cell office:value-type="float" office:value="-62.0738" calcext:value-type="float">
            <text:p>-62.0738</text:p>
          </table:table-cell>
          <table:table-cell office:value-type="float" office:value="2.154319" calcext:value-type="float">
            <text:p>2.154319</text:p>
          </table:table-cell>
          <table:table-cell office:value-type="float" office:value="1.920927" calcext:value-type="float">
            <text:p>1.920927</text:p>
          </table:table-cell>
          <table:table-cell office:value-type="float" office:value="-66.61189" calcext:value-type="float">
            <text:p>-66.61189</text:p>
          </table:table-cell>
          <table:table-cell office:value-type="float" office:value="1.180234" calcext:value-type="float">
            <text:p>1.180234</text:p>
          </table:table-cell>
          <table:table-cell office:value-type="float" office:value="0.02230189" calcext:value-type="float">
            <text:p>0.02230189</text:p>
          </table:table-cell>
          <table:table-cell office:value-type="float" office:value="0.1470201" calcext:value-type="float">
            <text:p>0.1470201</text:p>
          </table:table-cell>
          <table:table-cell office:value-type="float" office:value="0" calcext:value-type="float">
            <text:p>0</text:p>
          </table:table-cell>
          <table:table-cell office:value-type="float" office:value="166.8819" calcext:value-type="float">
            <text:p>166.8819</text:p>
          </table:table-cell>
          <table:table-cell office:value-type="float" office:value="0.0053846" calcext:value-type="float">
            <text:p>0.0053846</text:p>
          </table:table-cell>
          <table:table-cell office:value-type="float" office:value="22.14124" calcext:value-type="float">
            <text:p>22.14124</text:p>
          </table:table-cell>
          <table:table-cell office:value-type="float" office:value="7.42335" calcext:value-type="float">
            <text:p>7.42335</text:p>
          </table:table-cell>
          <table:table-cell office:value-type="float" office:value="4.913385" calcext:value-type="float">
            <text:p>4.913385</text:p>
          </table:table-cell>
          <table:table-cell office:value-type="float" office:value="6.850752" calcext:value-type="float">
            <text:p>6.850752</text:p>
          </table:table-cell>
          <table:table-cell office:value-type="float" office:value="286.36472" calcext:value-type="float">
            <text:p>286.36472</text:p>
          </table:table-cell>
          <table:table-cell office:value-type="float" office:value="28.703646" calcext:value-type="float">
            <text:p>28.703646</text:p>
          </table:table-cell>
          <table:table-cell office:value-type="float" office:value="1386850180" calcext:value-type="float">
            <text:p>1386850180</text:p>
          </table:table-cell>
          <table:table-cell office:value-type="string" calcext:value-type="string">
            <text:p>SoFiA J190527.53+284213.1</text:p>
          </table:table-cell>
          <table:table-cell office:value-type="float" office:value="38.285035234495" calcext:value-type="float">
            <text:p>38.285035234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M34]+[.CN34]" office:value-type="float" office:value="3" calcext:value-type="float">
            <text:p>3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854+2629</text:p>
          </table:table-cell>
          <table:table-cell table:style-name="ce2" office:value-type="string" calcext:value-type="string">
            <text:p>18:54:06</text:p>
          </table:table-cell>
          <table:table-cell table:style-name="ce2" office:value-type="string" calcext:value-type="string">
            <text:p>26:29:30</text:p>
          </table:table-cell>
          <table:table-cell office:value-type="float" office:value="57.1" calcext:value-type="float">
            <text:p>57.1</text:p>
          </table:table-cell>
          <table:table-cell office:value-type="float" office:value="11.2" calcext:value-type="float">
            <text:p>11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952" calcext:value-type="float">
            <text:p>395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6.9" calcext:value-type="float">
            <text:p>56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3.525" calcext:value-type="float">
            <text:p>283.525</text:p>
          </table:table-cell>
          <table:table-cell office:value-type="float" office:value="26.4916666666667" calcext:value-type="float">
            <text:p>26.4916666666667</text:p>
          </table:table-cell>
          <table:table-cell office:value-type="float" office:value="701" calcext:value-type="float">
            <text:p>701</text:p>
          </table:table-cell>
          <table:table-cell office:value-type="float" office:value="35003" calcext:value-type="float">
            <text:p>35003</text:p>
          </table:table-cell>
          <table:table-cell office:value-type="float" office:value="197.692" calcext:value-type="float">
            <text:p>197.692</text:p>
          </table:table-cell>
          <table:table-cell office:value-type="float" office:value="145.218" calcext:value-type="float">
            <text:p>145.218</text:p>
          </table:table-cell>
          <table:table-cell office:value-type="float" office:value="2689" calcext:value-type="float">
            <text:p>2689</text:p>
          </table:table-cell>
          <table:table-cell office:value-type="float" office:value="190.293" calcext:value-type="float">
            <text:p>190.293</text:p>
          </table:table-cell>
          <table:table-cell office:value-type="float" office:value="148.69" calcext:value-type="float">
            <text:p>148.69</text:p>
          </table:table-cell>
          <table:table-cell office:value-type="float" office:value="2689" calcext:value-type="float">
            <text:p>2689</text:p>
          </table:table-cell>
          <table:table-cell office:value-type="float" office:value="162" calcext:value-type="float">
            <text:p>162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.68544" calcext:value-type="float">
            <text:p>0.68544</text:p>
          </table:table-cell>
          <table:table-cell table:number-columns-repeated="3"/>
          <table:table-cell table:style-name="Default" table:number-columns-repeated="14"/>
          <table:table-cell office:value-type="float" office:value="40.86017" calcext:value-type="float">
            <text:p>40.86017</text:p>
          </table:table-cell>
          <table:table-cell office:value-type="float" office:value="17.36095" calcext:value-type="float">
            <text:p>17.36095</text:p>
          </table:table-cell>
          <table:table-cell office:value-type="float" office:value="80.0475" calcext:value-type="float">
            <text:p>80.0475</text:p>
          </table:table-cell>
          <table:table-cell office:value-type="float" office:value="24.24477" calcext:value-type="float">
            <text:p>24.24477</text:p>
          </table:table-cell>
          <table:table-cell office:value-type="float" office:value="0.06813274" calcext:value-type="float">
            <text:p>0.068132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661" calcext:value-type="float">
            <text:p>0.034661</text:p>
          </table:table-cell>
          <table:table-cell office:value-type="float" office:value="19.09419" calcext:value-type="float">
            <text:p>19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54214" calcext:value-type="float">
            <text:p>283.54214</text:p>
          </table:table-cell>
          <table:table-cell office:value-type="float" office:value="26.470783" calcext:value-type="float">
            <text:p>26.470783</text:p>
          </table:table-cell>
          <table:table-cell office:value-type="float" office:value="1418607870" calcext:value-type="float">
            <text:p>1418607870</text:p>
          </table:table-cell>
          <table:table-cell office:value-type="string" calcext:value-type="string">
            <text:p>SoFiA J185410.11+262814.8</text:p>
          </table:table-cell>
          <table:table-cell office:value-type="float" office:value="93.2960050222381" calcext:value-type="float">
            <text:p>93.29600502223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35]+[.CN35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854+2439</text:p>
          </table:table-cell>
          <table:table-cell table:style-name="ce2" office:value-type="string" calcext:value-type="string">
            <text:p>18:54:21</text:p>
          </table:table-cell>
          <table:table-cell table:style-name="ce2" office:value-type="string" calcext:value-type="string">
            <text:p>24:39:28</text:p>
          </table:table-cell>
          <table:table-cell office:value-type="float" office:value="55.4" calcext:value-type="float">
            <text:p>55.4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4317" calcext:value-type="float">
            <text:p>4317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3.5875" calcext:value-type="float">
            <text:p>283.5875</text:p>
          </table:table-cell>
          <table:table-cell office:value-type="float" office:value="24.6577777777778" calcext:value-type="float">
            <text:p>24.65777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822" calcext:value-type="float">
            <text:p>822</text:p>
          </table:table-cell>
          <table:table-cell office:value-type="float" office:value="188.998" calcext:value-type="float">
            <text:p>188.998</text:p>
          </table:table-cell>
          <table:table-cell office:value-type="float" office:value="39.726" calcext:value-type="float">
            <text:p>39.726</text:p>
          </table:table-cell>
          <table:table-cell office:value-type="float" office:value="1729.083" calcext:value-type="float">
            <text:p>1729.083</text:p>
          </table:table-cell>
          <table:table-cell office:value-type="float" office:value="188.982" calcext:value-type="float">
            <text:p>188.982</text:p>
          </table:table-cell>
          <table:table-cell office:value-type="float" office:value="39.78" calcext:value-type="float">
            <text:p>39.78</text:p>
          </table:table-cell>
          <table:table-cell office:value-type="float" office:value="1727.158" calcext:value-type="float">
            <text:p>1727.158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691" calcext:value-type="float">
            <text:p>1691</text:p>
          </table:table-cell>
          <table:table-cell office:value-type="float" office:value="1765" calcext:value-type="float">
            <text:p>1765</text:p>
          </table:table-cell>
          <table:table-cell office:value-type="float" office:value="4479" calcext:value-type="float">
            <text:p>4479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.622836" calcext:value-type="float">
            <text:p>0.622836</text:p>
          </table:table-cell>
          <table:table-cell office:value-type="float" office:value="1.257105" calcext:value-type="float">
            <text:p>1.257105</text:p>
          </table:table-cell>
          <table:table-cell office:value-type="float" office:value="0.01961471" calcext:value-type="float">
            <text:p>0.01961471</text:p>
          </table:table-cell>
          <table:table-cell office:value-type="float" office:value="0.02391127" calcext:value-type="float">
            <text:p>0.02391127</text:p>
          </table:table-cell>
          <table:table-cell office:value-type="float" office:value="0" calcext:value-type="float">
            <text:p>0</text:p>
          </table:table-cell>
          <table:table-cell office:value-type="float" office:value="1877.903" calcext:value-type="float">
            <text:p>1877.903</text:p>
          </table:table-cell>
          <table:table-cell office:value-type="float" office:value="-85543.69" calcext:value-type="float">
            <text:p>-85543.69</text:p>
          </table:table-cell>
          <table:table-cell office:value-type="float" office:value="0.366232" calcext:value-type="float">
            <text:p>0.366232</text:p>
          </table:table-cell>
          <table:table-cell office:value-type="float" office:value="6" calcext:value-type="float">
            <text:p>6</text:p>
          </table:table-cell>
          <table:table-cell office:value-type="float" office:value="-0.05864934" calcext:value-type="float">
            <text:p>-0.05864934</text:p>
          </table:table-cell>
          <table:table-cell office:value-type="float" office:value="10.45341" calcext:value-type="float">
            <text:p>10.45341</text:p>
          </table:table-cell>
          <table:table-cell office:value-type="float" office:value="9.744542" calcext:value-type="float">
            <text:p>9.744542</text:p>
          </table:table-cell>
          <table:table-cell office:value-type="float" office:value="842.5098" calcext:value-type="float">
            <text:p>842.5098</text:p>
          </table:table-cell>
          <table:table-cell office:value-type="float" office:value="1685.019" calcext:value-type="float">
            <text:p>1685.019</text:p>
          </table:table-cell>
          <table:table-cell office:value-type="float" office:value="0" calcext:value-type="float">
            <text:p>0</text:p>
          </table:table-cell>
          <table:table-cell office:value-type="float" office:value="5.813058" calcext:value-type="float">
            <text:p>5.813058</text:p>
          </table:table-cell>
          <table:table-cell office:value-type="float" office:value="4.683288" calcext:value-type="float">
            <text:p>4.683288</text:p>
          </table:table-cell>
          <table:table-cell office:value-type="float" office:value="-84.82075" calcext:value-type="float">
            <text:p>-84.82075</text:p>
          </table:table-cell>
          <table:table-cell office:value-type="float" office:value="4.319354" calcext:value-type="float">
            <text:p>4.319354</text:p>
          </table:table-cell>
          <table:table-cell office:value-type="float" office:value="3.930961" calcext:value-type="float">
            <text:p>3.930961</text:p>
          </table:table-cell>
          <table:table-cell office:value-type="float" office:value="-71.33011" calcext:value-type="float">
            <text:p>-71.33011</text:p>
          </table:table-cell>
          <table:table-cell office:value-type="float" office:value="28.70509" calcext:value-type="float">
            <text:p>28.70509</text:p>
          </table:table-cell>
          <table:table-cell office:value-type="float" office:value="0.03837494" calcext:value-type="float">
            <text:p>0.03837494</text:p>
          </table:table-cell>
          <table:table-cell office:value-type="float" office:value="0.5148905" calcext:value-type="float">
            <text:p>0.5148905</text:p>
          </table:table-cell>
          <table:table-cell office:value-type="float" office:value="0" calcext:value-type="float">
            <text:p>0</text:p>
          </table:table-cell>
          <table:table-cell office:value-type="float" office:value="144.8452" calcext:value-type="float">
            <text:p>144.8452</text:p>
          </table:table-cell>
          <table:table-cell office:value-type="float" office:value="0.0046994" calcext:value-type="float">
            <text:p>0.0046994</text:p>
          </table:table-cell>
          <table:table-cell office:value-type="float" office:value="91.26947" calcext:value-type="float">
            <text:p>91.26947</text:p>
          </table:table-cell>
          <table:table-cell office:value-type="float" office:value="72.60972" calcext:value-type="float">
            <text:p>72.60972</text:p>
          </table:table-cell>
          <table:table-cell office:value-type="float" office:value="69.38922" calcext:value-type="float">
            <text:p>69.38922</text:p>
          </table:table-cell>
          <table:table-cell office:value-type="float" office:value="71.65902" calcext:value-type="float">
            <text:p>71.65902</text:p>
          </table:table-cell>
          <table:table-cell office:value-type="float" office:value="283.58813" calcext:value-type="float">
            <text:p>283.58813</text:p>
          </table:table-cell>
          <table:table-cell office:value-type="float" office:value="24.655685" calcext:value-type="float">
            <text:p>24.655685</text:p>
          </table:table-cell>
          <table:table-cell office:value-type="float" office:value="1399330940" calcext:value-type="float">
            <text:p>1399330940</text:p>
          </table:table-cell>
          <table:table-cell office:value-type="string" calcext:value-type="string">
            <text:p>SoFiA J185421.15+243920.5</text:p>
          </table:table-cell>
          <table:table-cell office:value-type="float" office:value="7.81352854548757" calcext:value-type="float">
            <text:p>7.813528545487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6]+[.CN3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0+2846</text:p>
          </table:table-cell>
          <table:table-cell table:style-name="ce2" office:value-type="string" calcext:value-type="string">
            <text:p>19:00:50</text:p>
          </table:table-cell>
          <table:table-cell table:style-name="ce2"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  <table:table-cell office:value-type="float" office:value="199" calcext:value-type="float">
            <text:p>199</text:p>
          </table:table-cell>
          <table:table-cell office:value-type="float" office:value="395" calcext:value-type="float">
            <text:p>395</text:p>
          </table:table-cell>
          <table:table-cell office:value-type="float" office:value="101.436" calcext:value-type="float">
            <text:p>101.436</text:p>
          </table:table-cell>
          <table:table-cell office:value-type="float" office:value="286.353" calcext:value-type="float">
            <text:p>286.353</text:p>
          </table:table-cell>
          <table:table-cell office:value-type="float" office:value="1732.113" calcext:value-type="float">
            <text:p>1732.113</text:p>
          </table:table-cell>
          <table:table-cell office:value-type="float" office:value="101.196" calcext:value-type="float">
            <text:p>101.196</text:p>
          </table:table-cell>
          <table:table-cell office:value-type="float" office:value="286.732" calcext:value-type="float">
            <text:p>286.732</text:p>
          </table:table-cell>
          <table:table-cell office:value-type="float" office:value="1732.073" calcext:value-type="float">
            <text:p>1732.07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1725" calcext:value-type="float">
            <text:p>1725</text:p>
          </table:table-cell>
          <table:table-cell office:value-type="float" office:value="1739" calcext:value-type="float">
            <text:p>1739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473965" calcext:value-type="float">
            <text:p>0.473965</text:p>
          </table:table-cell>
          <table:table-cell office:value-type="float" office:value="0.2758813" calcext:value-type="float">
            <text:p>0.2758813</text:p>
          </table:table-cell>
          <table:table-cell office:value-type="float" office:value="0.0573938" calcext:value-type="float">
            <text:p>0.0573938</text:p>
          </table:table-cell>
          <table:table-cell office:value-type="float" office:value="0.001691554" calcext:value-type="float">
            <text:p>0.001691554</text:p>
          </table:table-cell>
          <table:table-cell office:value-type="float" office:value="0" calcext:value-type="float">
            <text:p>0</text:p>
          </table:table-cell>
          <table:table-cell office:value-type="float" office:value="122.6695" calcext:value-type="float">
            <text:p>122.6695</text:p>
          </table:table-cell>
          <table:table-cell office:value-type="float" office:value="3.127763" calcext:value-type="float">
            <text:p>3.127763</text:p>
          </table:table-cell>
          <table:table-cell office:value-type="float" office:value="0.3113194" calcext:value-type="float">
            <text:p>0.3113194</text:p>
          </table:table-cell>
          <table:table-cell office:value-type="float" office:value="4" calcext:value-type="float">
            <text:p>4</text:p>
          </table:table-cell>
          <table:table-cell office:value-type="float" office:value="-0.1186177" calcext:value-type="float">
            <text:p>-0.1186177</text:p>
          </table:table-cell>
          <table:table-cell office:value-type="float" office:value="15.59473" calcext:value-type="float">
            <text:p>15.59473</text:p>
          </table:table-cell>
          <table:table-cell office:value-type="float" office:value="9.674524" calcext:value-type="float">
            <text:p>9.674524</text:p>
          </table:table-cell>
          <table:table-cell office:value-type="float" office:value="862.0287" calcext:value-type="float">
            <text:p>862.0287</text:p>
          </table:table-cell>
          <table:table-cell office:value-type="float" office:value="1724.119" calcext:value-type="float">
            <text:p>1724.119</text:p>
          </table:table-cell>
          <table:table-cell office:value-type="float" office:value="0" calcext:value-type="float">
            <text:p>0</text:p>
          </table:table-cell>
          <table:table-cell office:value-type="float" office:value="2.879898" calcext:value-type="float">
            <text:p>2.879898</text:p>
          </table:table-cell>
          <table:table-cell office:value-type="float" office:value="2.537893" calcext:value-type="float">
            <text:p>2.537893</text:p>
          </table:table-cell>
          <table:table-cell office:value-type="float" office:value="-87.04816" calcext:value-type="float">
            <text:p>-87.04816</text:p>
          </table:table-cell>
          <table:table-cell office:value-type="float" office:value="2.611533" calcext:value-type="float">
            <text:p>2.611533</text:p>
          </table:table-cell>
          <table:table-cell office:value-type="float" office:value="2.522419" calcext:value-type="float">
            <text:p>2.522419</text:p>
          </table:table-cell>
          <table:table-cell office:value-type="float" office:value="37.74432" calcext:value-type="float">
            <text:p>37.74432</text:p>
          </table:table-cell>
          <table:table-cell office:value-type="float" office:value="3.162012" calcext:value-type="float">
            <text:p>3.162012</text:p>
          </table:table-cell>
          <table:table-cell office:value-type="float" office:value="0.03296757" calcext:value-type="float">
            <text:p>0.03296757</text:p>
          </table:table-cell>
          <table:table-cell office:value-type="float" office:value="0.2474222" calcext:value-type="float">
            <text:p>0.2474222</text:p>
          </table:table-cell>
          <table:table-cell office:value-type="float" office:value="4" calcext:value-type="float">
            <text:p>4</text:p>
          </table:table-cell>
          <table:table-cell office:value-type="float" office:value="316.4565" calcext:value-type="float">
            <text:p>316.4565</text:p>
          </table:table-cell>
          <table:table-cell office:value-type="float" office:value="0.0045013" calcext:value-type="float">
            <text:p>0.0045013</text:p>
          </table:table-cell>
          <table:table-cell office:value-type="float" office:value="37.76481" calcext:value-type="float">
            <text:p>37.76481</text:p>
          </table:table-cell>
          <table:table-cell office:value-type="float" office:value="13.68702" calcext:value-type="float">
            <text:p>13.68702</text:p>
          </table:table-cell>
          <table:table-cell office:value-type="float" office:value="10.99272" calcext:value-type="float">
            <text:p>10.99272</text:p>
          </table:table-cell>
          <table:table-cell office:value-type="float" office:value="12.33765" calcext:value-type="float">
            <text:p>12.33765</text:p>
          </table:table-cell>
          <table:table-cell office:value-type="float" office:value="285.20544" calcext:value-type="float">
            <text:p>285.20544</text:p>
          </table:table-cell>
          <table:table-cell office:value-type="float" office:value="28.77939" calcext:value-type="float">
            <text:p>28.77939</text:p>
          </table:table-cell>
          <table:table-cell office:value-type="float" office:value="1399429630" calcext:value-type="float">
            <text:p>1399429630</text:p>
          </table:table-cell>
          <table:table-cell office:value-type="string" calcext:value-type="string">
            <text:p>SoFiA J190049.30+284645.8</text:p>
          </table:table-cell>
          <table:table-cell office:value-type="float" office:value="9.87810881518888" calcext:value-type="float">
            <text:p>9.878108815188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7]+[.CN3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2456</text:p>
          </table:table-cell>
          <table:table-cell table:style-name="ce2" office:value-type="string" calcext:value-type="string">
            <text:p>19:01:37</text:p>
          </table:table-cell>
          <table:table-cell table:style-name="ce2"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  <table:table-cell office:value-type="float" office:value="131" calcext:value-type="float">
            <text:p>131</text:p>
          </table:table-cell>
          <table:table-cell office:value-type="float" office:value="274" calcext:value-type="float">
            <text:p>274</text:p>
          </table:table-cell>
          <table:table-cell office:value-type="float" office:value="90.518" calcext:value-type="float">
            <text:p>90.518</text:p>
          </table:table-cell>
          <table:table-cell office:value-type="float" office:value="56.659" calcext:value-type="float">
            <text:p>56.659</text:p>
          </table:table-cell>
          <table:table-cell office:value-type="float" office:value="681.976" calcext:value-type="float">
            <text:p>681.976</text:p>
          </table:table-cell>
          <table:table-cell office:value-type="float" office:value="90.573" calcext:value-type="float">
            <text:p>90.573</text:p>
          </table:table-cell>
          <table:table-cell office:value-type="float" office:value="56.748" calcext:value-type="float">
            <text:p>56.748</text:p>
          </table:table-cell>
          <table:table-cell office:value-type="float" office:value="681.675" calcext:value-type="float">
            <text:p>681.67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533907" calcext:value-type="float">
            <text:p>0.533907</text:p>
          </table:table-cell>
          <table:table-cell office:value-type="float" office:value="0.00006136164" calcext:value-type="float">
            <text:p>6.136164E-05</text:p>
          </table:table-cell>
          <table:table-cell office:value-type="float" office:value="0.04895734" calcext:value-type="float">
            <text:p>0.04895734</text:p>
          </table:table-cell>
          <table:table-cell office:value-type="float" office:value="0.02517923" calcext:value-type="float">
            <text:p>0.02517923</text:p>
          </table:table-cell>
          <table:table-cell office:value-type="float" office:value="0" calcext:value-type="float">
            <text:p>0</text:p>
          </table:table-cell>
          <table:table-cell office:value-type="float" office:value="13.00008" calcext:value-type="float">
            <text:p>13.00008</text:p>
          </table:table-cell>
          <table:table-cell office:value-type="float" office:value="0.757502" calcext:value-type="float">
            <text:p>0.757502</text:p>
          </table:table-cell>
          <table:table-cell office:value-type="float" office:value="0.1634777" calcext:value-type="float">
            <text:p>0.1634777</text:p>
          </table:table-cell>
          <table:table-cell office:value-type="float" office:value="4" calcext:value-type="float">
            <text:p>4</text:p>
          </table:table-cell>
          <table:table-cell office:value-type="float" office:value="-0.2398338" calcext:value-type="float">
            <text:p>-0.2398338</text:p>
          </table:table-cell>
          <table:table-cell office:value-type="float" office:value="6.65079" calcext:value-type="float">
            <text:p>6.65079</text:p>
          </table:table-cell>
          <table:table-cell office:value-type="float" office:value="4.564437" calcext:value-type="float">
            <text:p>4.564437</text:p>
          </table:table-cell>
          <table:table-cell office:value-type="float" office:value="338.5245" calcext:value-type="float">
            <text:p>338.5245</text:p>
          </table:table-cell>
          <table:table-cell office:value-type="float" office:value="677.2398" calcext:value-type="float">
            <text:p>677.2398</text:p>
          </table:table-cell>
          <table:table-cell office:value-type="float" office:value="0" calcext:value-type="float">
            <text:p>0</text:p>
          </table:table-cell>
          <table:table-cell office:value-type="float" office:value="2.192377" calcext:value-type="float">
            <text:p>2.192377</text:p>
          </table:table-cell>
          <table:table-cell office:value-type="float" office:value="1.89983" calcext:value-type="float">
            <text:p>1.89983</text:p>
          </table:table-cell>
          <table:table-cell office:value-type="float" office:value="8.01334" calcext:value-type="float">
            <text:p>8.01334</text:p>
          </table:table-cell>
          <table:table-cell office:value-type="float" office:value="2.046543" calcext:value-type="float">
            <text:p>2.046543</text:p>
          </table:table-cell>
          <table:table-cell office:value-type="float" office:value="1.7814" calcext:value-type="float">
            <text:p>1.7814</text:p>
          </table:table-cell>
          <table:table-cell office:value-type="float" office:value="40.53051" calcext:value-type="float">
            <text:p>40.53051</text:p>
          </table:table-cell>
          <table:table-cell office:value-type="float" office:value="0.7741802" calcext:value-type="float">
            <text:p>0.7741802</text:p>
          </table:table-cell>
          <table:table-cell office:value-type="float" office:value="0.01901621" calcext:value-type="float">
            <text:p>0.01901621</text:p>
          </table:table-cell>
          <table:table-cell office:value-type="float" office:value="0.109506" calcext:value-type="float">
            <text:p>0.109506</text:p>
          </table:table-cell>
          <table:table-cell office:value-type="float" office:value="0" calcext:value-type="float">
            <text:p>0</text:p>
          </table:table-cell>
          <table:table-cell office:value-type="float" office:value="75.62631" calcext:value-type="float">
            <text:p>75.62631</text:p>
          </table:table-cell>
          <table:table-cell office:value-type="float" office:value="0.0048338" calcext:value-type="float">
            <text:p>0.0048338</text:p>
          </table:table-cell>
          <table:table-cell office:value-type="float" office:value="17.47478" calcext:value-type="float">
            <text:p>17.47478</text:p>
          </table:table-cell>
          <table:table-cell office:value-type="float" office:value="6.55473" calcext:value-type="float">
            <text:p>6.55473</text:p>
          </table:table-cell>
          <table:table-cell office:value-type="float" office:value="5.23078" calcext:value-type="float">
            <text:p>5.23078</text:p>
          </table:table-cell>
          <table:table-cell office:value-type="float" office:value="5.905893" calcext:value-type="float">
            <text:p>5.905893</text:p>
          </table:table-cell>
          <table:table-cell office:value-type="float" office:value="285.39386" calcext:value-type="float">
            <text:p>285.39386</text:p>
          </table:table-cell>
          <table:table-cell office:value-type="float" office:value="24.945099" calcext:value-type="float">
            <text:p>24.945099</text:p>
          </table:table-cell>
          <table:table-cell office:value-type="float" office:value="1378377860" calcext:value-type="float">
            <text:p>1378377860</text:p>
          </table:table-cell>
          <table:table-cell office:value-type="string" calcext:value-type="string">
            <text:p>SoFiA J190134.53+245642.4</text:p>
          </table:table-cell>
          <table:table-cell office:value-type="float" office:value="33.6449969390716" calcext:value-type="float">
            <text:p>33.64499693907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8]+[.CN3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2747</text:p>
          </table:table-cell>
          <table:table-cell table:style-name="ce2" office:value-type="string" calcext:value-type="string">
            <text:p>19:01:13</text:p>
          </table:table-cell>
          <table:table-cell table:style-name="ce2"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  <table:table-cell office:value-type="float" office:value="206" calcext:value-type="float">
            <text:p>206</text:p>
          </table:table-cell>
          <table:table-cell office:value-type="float" office:value="404" calcext:value-type="float">
            <text:p>404</text:p>
          </table:table-cell>
          <table:table-cell office:value-type="float" office:value="96.633" calcext:value-type="float">
            <text:p>96.633</text:p>
          </table:table-cell>
          <table:table-cell office:value-type="float" office:value="227.515" calcext:value-type="float">
            <text:p>227.515</text:p>
          </table:table-cell>
          <table:table-cell office:value-type="float" office:value="1839.297" calcext:value-type="float">
            <text:p>1839.297</text:p>
          </table:table-cell>
          <table:table-cell office:value-type="float" office:value="96.486" calcext:value-type="float">
            <text:p>96.486</text:p>
          </table:table-cell>
          <table:table-cell office:value-type="float" office:value="227.431" calcext:value-type="float">
            <text:p>227.431</text:p>
          </table:table-cell>
          <table:table-cell office:value-type="float" office:value="1839.552" calcext:value-type="float">
            <text:p>1839.55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1832" calcext:value-type="float">
            <text:p>1832</text:p>
          </table:table-cell>
          <table:table-cell office:value-type="float" office:value="1846" calcext:value-type="float">
            <text:p>1846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0.2310396" calcext:value-type="float">
            <text:p>0.2310396</text:p>
          </table:table-cell>
          <table:table-cell office:value-type="float" office:value="0.05123127" calcext:value-type="float">
            <text:p>0.05123127</text:p>
          </table:table-cell>
          <table:table-cell office:value-type="float" office:value="0.007967426" calcext:value-type="float">
            <text:p>0.007967426</text:p>
          </table:table-cell>
          <table:table-cell office:value-type="float" office:value="0" calcext:value-type="float">
            <text:p>0</text:p>
          </table:table-cell>
          <table:table-cell office:value-type="float" office:value="66.40453" calcext:value-type="float">
            <text:p>66.40453</text:p>
          </table:table-cell>
          <table:table-cell office:value-type="float" office:value="2.703285" calcext:value-type="float">
            <text:p>2.703285</text:p>
          </table:table-cell>
          <table:table-cell office:value-type="float" office:value="0.2482486" calcext:value-type="float">
            <text:p>0.2482486</text:p>
          </table:table-cell>
          <table:table-cell office:value-type="float" office:value="4" calcext:value-type="float">
            <text:p>4</text:p>
          </table:table-cell>
          <table:table-cell office:value-type="float" office:value="-0.1060381" calcext:value-type="float">
            <text:p>-0.1060381</text:p>
          </table:table-cell>
          <table:table-cell office:value-type="float" office:value="16" calcext:value-type="float">
            <text:p>16</text:p>
          </table:table-cell>
          <table:table-cell office:value-type="float" office:value="10.88156" calcext:value-type="float">
            <text:p>10.88156</text:p>
          </table:table-cell>
          <table:table-cell office:value-type="float" office:value="915.5256" calcext:value-type="float">
            <text:p>915.5256</text:p>
          </table:table-cell>
          <table:table-cell office:value-type="float" office:value="1831.106" calcext:value-type="float">
            <text:p>1831.106</text:p>
          </table:table-cell>
          <table:table-cell office:value-type="float" office:value="0" calcext:value-type="float">
            <text:p>0</text:p>
          </table:table-cell>
          <table:table-cell office:value-type="float" office:value="3.124796" calcext:value-type="float">
            <text:p>3.124796</text:p>
          </table:table-cell>
          <table:table-cell office:value-type="float" office:value="2.615904" calcext:value-type="float">
            <text:p>2.615904</text:p>
          </table:table-cell>
          <table:table-cell office:value-type="float" office:value="11.50189" calcext:value-type="float">
            <text:p>11.50189</text:p>
          </table:table-cell>
          <table:table-cell office:value-type="float" office:value="2.752362" calcext:value-type="float">
            <text:p>2.752362</text:p>
          </table:table-cell>
          <table:table-cell office:value-type="float" office:value="2.521507" calcext:value-type="float">
            <text:p>2.521507</text:p>
          </table:table-cell>
          <table:table-cell office:value-type="float" office:value="-79.05925" calcext:value-type="float">
            <text:p>-79.05925</text:p>
          </table:table-cell>
          <table:table-cell office:value-type="float" office:value="2.662171" calcext:value-type="float">
            <text:p>2.662171</text:p>
          </table:table-cell>
          <table:table-cell office:value-type="float" office:value="0.02453711" calcext:value-type="float">
            <text:p>0.02453711</text:p>
          </table:table-cell>
          <table:table-cell office:value-type="float" office:value="0.2102198" calcext:value-type="float">
            <text:p>0.2102198</text:p>
          </table:table-cell>
          <table:table-cell office:value-type="float" office:value="0" calcext:value-type="float">
            <text:p>0</text:p>
          </table:table-cell>
          <table:table-cell office:value-type="float" office:value="42.99696" calcext:value-type="float">
            <text:p>42.99696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30.98899" calcext:value-type="float">
            <text:p>30.98899</text:p>
          </table:table-cell>
          <table:table-cell office:value-type="float" office:value="14.146" calcext:value-type="float">
            <text:p>14.146</text:p>
          </table:table-cell>
          <table:table-cell office:value-type="float" office:value="11.33809" calcext:value-type="float">
            <text:p>11.33809</text:p>
          </table:table-cell>
          <table:table-cell office:value-type="float" office:value="12.06518" calcext:value-type="float">
            <text:p>12.06518</text:p>
          </table:table-cell>
          <table:table-cell office:value-type="float" office:value="285.29227" calcext:value-type="float">
            <text:p>285.29227</text:p>
          </table:table-cell>
          <table:table-cell office:value-type="float" office:value="27.790348" calcext:value-type="float">
            <text:p>27.790348</text:p>
          </table:table-cell>
          <table:table-cell office:value-type="float" office:value="1401583620" calcext:value-type="float">
            <text:p>1401583620</text:p>
          </table:table-cell>
          <table:table-cell office:value-type="string" calcext:value-type="string">
            <text:p>SoFiA J190110.14+274725.3</text:p>
          </table:table-cell>
          <table:table-cell office:value-type="float" office:value="37.9190121793028" calcext:value-type="float">
            <text:p>37.91901217930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9]+[.CN3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2820</text:p>
          </table:table-cell>
          <table:table-cell table:style-name="ce2" office:value-type="string" calcext:value-type="string">
            <text:p>19:01:52</text:p>
          </table:table-cell>
          <table:table-cell table:style-name="ce2"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  <table:table-cell office:value-type="float" office:value="204" calcext:value-type="float">
            <text:p>204</text:p>
          </table:table-cell>
          <table:table-cell office:value-type="float" office:value="402" calcext:value-type="float">
            <text:p>402</text:p>
          </table:table-cell>
          <table:table-cell office:value-type="float" office:value="86.792" calcext:value-type="float">
            <text:p>86.792</text:p>
          </table:table-cell>
          <table:table-cell office:value-type="float" office:value="259.833" calcext:value-type="float">
            <text:p>259.833</text:p>
          </table:table-cell>
          <table:table-cell office:value-type="float" office:value="1804.562" calcext:value-type="float">
            <text:p>1804.562</text:p>
          </table:table-cell>
          <table:table-cell office:value-type="float" office:value="87.098" calcext:value-type="float">
            <text:p>87.098</text:p>
          </table:table-cell>
          <table:table-cell office:value-type="float" office:value="259.864" calcext:value-type="float">
            <text:p>259.864</text:p>
          </table:table-cell>
          <table:table-cell office:value-type="float" office:value="1804.443" calcext:value-type="float">
            <text:p>1804.44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802" calcext:value-type="float">
            <text:p>1802</text:p>
          </table:table-cell>
          <table:table-cell office:value-type="float" office:value="1807" calcext:value-type="float">
            <text:p>180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548206" calcext:value-type="float">
            <text:p>0.548206</text:p>
          </table:table-cell>
          <table:table-cell office:value-type="float" office:value="0.000001985647" calcext:value-type="float">
            <text:p>1.985647E-06</text:p>
          </table:table-cell>
          <table:table-cell office:value-type="float" office:value="0.009725148" calcext:value-type="float">
            <text:p>0.009725148</text:p>
          </table:table-cell>
          <table:table-cell office:value-type="float" office:value="0.02403437" calcext:value-type="float">
            <text:p>0.02403437</text:p>
          </table:table-cell>
          <table:table-cell office:value-type="float" office:value="0" calcext:value-type="float">
            <text:p>0</text:p>
          </table:table-cell>
          <table:table-cell office:value-type="float" office:value="5.651501" calcext:value-type="float">
            <text:p>5.651501</text:p>
          </table:table-cell>
          <table:table-cell office:value-type="float" office:value="0.4779342" calcext:value-type="float">
            <text:p>0.4779342</text:p>
          </table:table-cell>
          <table:table-cell office:value-type="float" office:value="0.1458556" calcext:value-type="float">
            <text:p>0.1458556</text:p>
          </table:table-cell>
          <table:table-cell office:value-type="float" office:value="4" calcext:value-type="float">
            <text:p>4</text:p>
          </table:table-cell>
          <table:table-cell office:value-type="float" office:value="-0.350131" calcext:value-type="float">
            <text:p>-0.350131</text:p>
          </table:table-cell>
          <table:table-cell office:value-type="float" office:value="4.800017" calcext:value-type="float">
            <text:p>4.800017</text:p>
          </table:table-cell>
          <table:table-cell office:value-type="float" office:value="3.194676" calcext:value-type="float">
            <text:p>3.194676</text:p>
          </table:table-cell>
          <table:table-cell office:value-type="float" office:value="900.5049" calcext:value-type="float">
            <text:p>900.5049</text:p>
          </table:table-cell>
          <table:table-cell office:value-type="float" office:value="1801.35" calcext:value-type="float">
            <text:p>1801.35</text:p>
          </table:table-cell>
          <table:table-cell office:value-type="float" office:value="0" calcext:value-type="float">
            <text:p>0</text:p>
          </table:table-cell>
          <table:table-cell office:value-type="float" office:value="1.758307" calcext:value-type="float">
            <text:p>1.758307</text:p>
          </table:table-cell>
          <table:table-cell office:value-type="float" office:value="1.496896" calcext:value-type="float">
            <text:p>1.496896</text:p>
          </table:table-cell>
          <table:table-cell office:value-type="float" office:value="-64.63765" calcext:value-type="float">
            <text:p>-64.63765</text:p>
          </table:table-cell>
          <table:table-cell office:value-type="float" office:value="2.041951" calcext:value-type="float">
            <text:p>2.041951</text:p>
          </table:table-cell>
          <table:table-cell office:value-type="float" office:value="1.496972" calcext:value-type="float">
            <text:p>1.496972</text:p>
          </table:table-cell>
          <table:table-cell office:value-type="float" office:value="-81.43435" calcext:value-type="float">
            <text:p>-81.43435</text:p>
          </table:table-cell>
          <table:table-cell office:value-type="float" office:value="0.4799801" calcext:value-type="float">
            <text:p>0.4799801</text:p>
          </table:table-cell>
          <table:table-cell office:value-type="float" office:value="0.02120563" calcext:value-type="float">
            <text:p>0.02120563</text:p>
          </table:table-cell>
          <table:table-cell office:value-type="float" office:value="0.08832827" calcext:value-type="float">
            <text:p>0.08832827</text:p>
          </table:table-cell>
          <table:table-cell office:value-type="float" office:value="0" calcext:value-type="float">
            <text:p>0</text:p>
          </table:table-cell>
          <table:table-cell office:value-type="float" office:value="192.2031" calcext:value-type="float">
            <text:p>192.2031</text:p>
          </table:table-cell>
          <table:table-cell office:value-type="float" office:value="0.0048654" calcext:value-type="float">
            <text:p>0.0048654</text:p>
          </table:table-cell>
          <table:table-cell office:value-type="float" office:value="14.23905" calcext:value-type="float">
            <text:p>14.23905</text:p>
          </table:table-cell>
          <table:table-cell office:value-type="float" office:value="4.839049" calcext:value-type="float">
            <text:p>4.839049</text:p>
          </table:table-cell>
          <table:table-cell office:value-type="float" office:value="3.105731" calcext:value-type="float">
            <text:p>3.105731</text:p>
          </table:table-cell>
          <table:table-cell office:value-type="float" office:value="4.346427" calcext:value-type="float">
            <text:p>4.346427</text:p>
          </table:table-cell>
          <table:table-cell office:value-type="float" office:value="285.47153" calcext:value-type="float">
            <text:p>285.47153</text:p>
          </table:table-cell>
          <table:table-cell office:value-type="float" office:value="28.330662" calcext:value-type="float">
            <text:p>28.330662</text:p>
          </table:table-cell>
          <table:table-cell office:value-type="float" office:value="1400880000" calcext:value-type="float">
            <text:p>1400880000</text:p>
          </table:table-cell>
          <table:table-cell office:value-type="string" calcext:value-type="string">
            <text:p>SoFiA J190153.16+281950.4</text:p>
          </table:table-cell>
          <table:table-cell office:value-type="float" office:value="18.7067220785365" calcext:value-type="float">
            <text:p>18.7067220785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0]+[.CN4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3+2736</text:p>
          </table:table-cell>
          <table:table-cell table:style-name="ce2" office:value-type="string" calcext:value-type="string">
            <text:p>19:03:35</text:p>
          </table:table-cell>
          <table:table-cell table:style-name="ce2"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 office:value-type="float" office:value="63.936" calcext:value-type="float">
            <text:p>63.936</text:p>
          </table:table-cell>
          <table:table-cell office:value-type="float" office:value="218.047" calcext:value-type="float">
            <text:p>218.047</text:p>
          </table:table-cell>
          <table:table-cell office:value-type="float" office:value="1713.438" calcext:value-type="float">
            <text:p>1713.438</text:p>
          </table:table-cell>
          <table:table-cell office:value-type="float" office:value="63.954" calcext:value-type="float">
            <text:p>63.954</text:p>
          </table:table-cell>
          <table:table-cell office:value-type="float" office:value="217.725" calcext:value-type="float">
            <text:p>217.725</text:p>
          </table:table-cell>
          <table:table-cell office:value-type="float" office:value="1713.205" calcext:value-type="float">
            <text:p>1713.20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1722" calcext:value-type="float">
            <text:p>1722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437541" calcext:value-type="float">
            <text:p>0.437541</text:p>
          </table:table-cell>
          <table:table-cell office:value-type="float" office:value="0.0001945119" calcext:value-type="float">
            <text:p>0.0001945119</text:p>
          </table:table-cell>
          <table:table-cell office:value-type="float" office:value="0.06306143" calcext:value-type="float">
            <text:p>0.06306143</text:p>
          </table:table-cell>
          <table:table-cell office:value-type="float" office:value="0.004206601" calcext:value-type="float">
            <text:p>0.004206601</text:p>
          </table:table-cell>
          <table:table-cell office:value-type="float" office:value="0" calcext:value-type="float">
            <text:p>0</text:p>
          </table:table-cell>
          <table:table-cell office:value-type="float" office:value="200.7714" calcext:value-type="float">
            <text:p>200.7714</text:p>
          </table:table-cell>
          <table:table-cell office:value-type="float" office:value="3.643799" calcext:value-type="float">
            <text:p>3.643799</text:p>
          </table:table-cell>
          <table:table-cell office:value-type="float" office:value="0.349459" calcext:value-type="float">
            <text:p>0.349459</text:p>
          </table:table-cell>
          <table:table-cell office:value-type="float" office:value="4" calcext:value-type="float">
            <text:p>4</text:p>
          </table:table-cell>
          <table:table-cell office:value-type="float" office:value="-0.1069154" calcext:value-type="float">
            <text:p>-0.1069154</text:p>
          </table:table-cell>
          <table:table-cell office:value-type="float" office:value="15.16906" calcext:value-type="float">
            <text:p>15.16906</text:p>
          </table:table-cell>
          <table:table-cell office:value-type="float" office:value="10.10813" calcext:value-type="float">
            <text:p>10.10813</text:p>
          </table:table-cell>
          <table:table-cell office:value-type="float" office:value="851.5315" calcext:value-type="float">
            <text:p>851.5315</text:p>
          </table:table-cell>
          <table:table-cell office:value-type="float" office:value="1703.107" calcext:value-type="float">
            <text:p>1703.107</text:p>
          </table:table-cell>
          <table:table-cell office:value-type="float" office:value="0" calcext:value-type="float">
            <text:p>0</text:p>
          </table:table-cell>
          <table:table-cell office:value-type="float" office:value="3.281941" calcext:value-type="float">
            <text:p>3.281941</text:p>
          </table:table-cell>
          <table:table-cell office:value-type="float" office:value="2.969558" calcext:value-type="float">
            <text:p>2.969558</text:p>
          </table:table-cell>
          <table:table-cell office:value-type="float" office:value="-9.701607" calcext:value-type="float">
            <text:p>-9.701607</text:p>
          </table:table-cell>
          <table:table-cell office:value-type="float" office:value="3.010235" calcext:value-type="float">
            <text:p>3.010235</text:p>
          </table:table-cell>
          <table:table-cell office:value-type="float" office:value="2.823489" calcext:value-type="float">
            <text:p>2.823489</text:p>
          </table:table-cell>
          <table:table-cell office:value-type="float" office:value="-8.5825" calcext:value-type="float">
            <text:p>-8.5825</text:p>
          </table:table-cell>
          <table:table-cell office:value-type="float" office:value="3.922165" calcext:value-type="float">
            <text:p>3.922165</text:p>
          </table:table-cell>
          <table:table-cell office:value-type="float" office:value="0.02184091" calcext:value-type="float">
            <text:p>0.02184091</text:p>
          </table:table-cell>
          <table:table-cell office:value-type="float" office:value="0.3258748" calcext:value-type="float">
            <text:p>0.3258748</text:p>
          </table:table-cell>
          <table:table-cell office:value-type="float" office:value="0" calcext:value-type="float">
            <text:p>0</text:p>
          </table:table-cell>
          <table:table-cell office:value-type="float" office:value="323.6017" calcext:value-type="float">
            <text:p>323.6017</text:p>
          </table:table-cell>
          <table:table-cell office:value-type="float" office:value="0.0046644" calcext:value-type="float">
            <text:p>0.0046644</text:p>
          </table:table-cell>
          <table:table-cell office:value-type="float" office:value="36.59462" calcext:value-type="float">
            <text:p>36.59462</text:p>
          </table:table-cell>
          <table:table-cell office:value-type="float" office:value="15.49902" calcext:value-type="float">
            <text:p>15.49902</text:p>
          </table:table-cell>
          <table:table-cell office:value-type="float" office:value="11.65104" calcext:value-type="float">
            <text:p>11.65104</text:p>
          </table:table-cell>
          <table:table-cell office:value-type="float" office:value="12.40138" calcext:value-type="float">
            <text:p>12.40138</text:p>
          </table:table-cell>
          <table:table-cell office:value-type="float" office:value="285.90384" calcext:value-type="float">
            <text:p>285.90384</text:p>
          </table:table-cell>
          <table:table-cell office:value-type="float" office:value="27.626038" calcext:value-type="float">
            <text:p>27.626038</text:p>
          </table:table-cell>
          <table:table-cell office:value-type="float" office:value="1399051390" calcext:value-type="float">
            <text:p>1399051390</text:p>
          </table:table-cell>
          <table:table-cell office:value-type="string" calcext:value-type="string">
            <text:p>SoFiA J190336.92+273733.7</text:p>
          </table:table-cell>
          <table:table-cell office:value-type="float" office:value="66.808632033956" calcext:value-type="float">
            <text:p>66.8086320339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1]+[.CN41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0+1933</text:p>
          </table:table-cell>
          <table:table-cell table:style-name="ce2" office:value-type="string" calcext:value-type="string">
            <text:p>19:10:19</text:p>
          </table:table-cell>
          <table:table-cell table:style-name="ce2"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779" calcext:value-type="float">
            <text:p>77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3.863" calcext:value-type="float">
            <text:p>3.863</text:p>
          </table:table-cell>
          <table:table-cell office:value-type="float" office:value="1826.075" calcext:value-type="float">
            <text:p>1826.075</text:p>
          </table:table-cell>
          <table:table-cell office:value-type="float" office:value="177.452" calcext:value-type="float">
            <text:p>177.452</text:p>
          </table:table-cell>
          <table:table-cell office:value-type="float" office:value="3.647" calcext:value-type="float">
            <text:p>3.647</text:p>
          </table:table-cell>
          <table:table-cell office:value-type="float" office:value="1824.898" calcext:value-type="float">
            <text:p>1824.898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68" calcext:value-type="float">
            <text:p>1768</text:p>
          </table:table-cell>
          <table:table-cell office:value-type="float" office:value="1875" calcext:value-type="float">
            <text:p>1875</text:p>
          </table:table-cell>
          <table:table-cell office:value-type="float" office:value="5284" calcext:value-type="float">
            <text:p>5284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0.620041" calcext:value-type="float">
            <text:p>0.620041</text:p>
          </table:table-cell>
          <table:table-cell office:value-type="float" office:value="0.4087107" calcext:value-type="float">
            <text:p>0.4087107</text:p>
          </table:table-cell>
          <table:table-cell office:value-type="float" office:value="0.1493509" calcext:value-type="float">
            <text:p>0.1493509</text:p>
          </table:table-cell>
          <table:table-cell office:value-type="float" office:value="0.08071797" calcext:value-type="float">
            <text:p>0.08071797</text:p>
          </table:table-cell>
          <table:table-cell office:value-type="float" office:value="0" calcext:value-type="float">
            <text:p>0</text:p>
          </table:table-cell>
          <table:table-cell office:value-type="float" office:value="1330.296" calcext:value-type="float">
            <text:p>1330.296</text:p>
          </table:table-cell>
          <table:table-cell office:value-type="float" office:value="28.06237" calcext:value-type="float">
            <text:p>28.06237</text:p>
          </table:table-cell>
          <table:table-cell office:value-type="float" office:value="0.3702799" calcext:value-type="float">
            <text:p>0.3702799</text:p>
          </table:table-cell>
          <table:table-cell office:value-type="float" office:value="6" calcext:value-type="float">
            <text:p>6</text:p>
          </table:table-cell>
          <table:table-cell office:value-type="float" office:value="-0.0636005" calcext:value-type="float">
            <text:p>-0.0636005</text:p>
          </table:table-cell>
          <table:table-cell office:value-type="float" office:value="117.2812" calcext:value-type="float">
            <text:p>117.2812</text:p>
          </table:table-cell>
          <table:table-cell office:value-type="float" office:value="71.41348" calcext:value-type="float">
            <text:p>71.41348</text:p>
          </table:table-cell>
          <table:table-cell office:value-type="float" office:value="881.0747" calcext:value-type="float">
            <text:p>881.0747</text:p>
          </table:table-cell>
          <table:table-cell office:value-type="float" office:value="1762.018" calcext:value-type="float">
            <text:p>1762.018</text:p>
          </table:table-cell>
          <table:table-cell office:value-type="float" office:value="0" calcext:value-type="float">
            <text:p>0</text:p>
          </table:table-cell>
          <table:table-cell office:value-type="float" office:value="7.805624" calcext:value-type="float">
            <text:p>7.805624</text:p>
          </table:table-cell>
          <table:table-cell office:value-type="float" office:value="4.731447" calcext:value-type="float">
            <text:p>4.731447</text:p>
          </table:table-cell>
          <table:table-cell office:value-type="float" office:value="68.71399" calcext:value-type="float">
            <text:p>68.71399</text:p>
          </table:table-cell>
          <table:table-cell office:value-type="float" office:value="5.438656" calcext:value-type="float">
            <text:p>5.438656</text:p>
          </table:table-cell>
          <table:table-cell office:value-type="float" office:value="3.588395" calcext:value-type="float">
            <text:p>3.588395</text:p>
          </table:table-cell>
          <table:table-cell office:value-type="float" office:value="65.27085" calcext:value-type="float">
            <text:p>65.27085</text:p>
          </table:table-cell>
          <table:table-cell office:value-type="float" office:value="30.75027" calcext:value-type="float">
            <text:p>30.75027</text:p>
          </table:table-cell>
          <table:table-cell office:value-type="float" office:value="0.03189907" calcext:value-type="float">
            <text:p>0.03189907</text:p>
          </table:table-cell>
          <table:table-cell office:value-type="float" office:value="0.1952211" calcext:value-type="float">
            <text:p>0.1952211</text:p>
          </table:table-cell>
          <table:table-cell office:value-type="float" office:value="1" calcext:value-type="float">
            <text:p>1</text:p>
          </table:table-cell>
          <table:table-cell office:value-type="float" office:value="244.9181" calcext:value-type="float">
            <text:p>244.9181</text:p>
          </table:table-cell>
          <table:table-cell office:value-type="float" office:value="0.0048367" calcext:value-type="float">
            <text:p>0.0048367</text:p>
          </table:table-cell>
          <table:table-cell office:value-type="float" office:value="87.46248" calcext:value-type="float">
            <text:p>87.46248</text:p>
          </table:table-cell>
          <table:table-cell office:value-type="float" office:value="102.6266" calcext:value-type="float">
            <text:p>102.6266</text:p>
          </table:table-cell>
          <table:table-cell office:value-type="float" office:value="89.81052" calcext:value-type="float">
            <text:p>89.81052</text:p>
          </table:table-cell>
          <table:table-cell office:value-type="float" office:value="103.008" calcext:value-type="float">
            <text:p>103.008</text:p>
          </table:table-cell>
          <table:table-cell office:value-type="float" office:value="287.5923" calcext:value-type="float">
            <text:p>287.5923</text:p>
          </table:table-cell>
          <table:table-cell office:value-type="float" office:value="19.555996" calcext:value-type="float">
            <text:p>19.555996</text:p>
          </table:table-cell>
          <table:table-cell office:value-type="float" office:value="1401289860" calcext:value-type="float">
            <text:p>1401289860</text:p>
          </table:table-cell>
          <table:table-cell office:value-type="string" calcext:value-type="string">
            <text:p>SoFiA J191022.15+193321.6</text:p>
          </table:table-cell>
          <table:table-cell office:value-type="float" office:value="48.2279356099197" calcext:value-type="float">
            <text:p>48.2279356099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2]+[.CN42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7+2354</text:p>
          </table:table-cell>
          <table:table-cell office:value-type="string" calcext:value-type="string">
            <text:p>19:17:60</text:p>
          </table:table-cell>
          <table:table-cell table:style-name="ce2"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  <table:table-cell office:value-type="float" office:value="218" calcext:value-type="float">
            <text:p>218</text:p>
          </table:table-cell>
          <table:table-cell office:value-type="float" office:value="401" calcext:value-type="float">
            <text:p>401</text:p>
          </table:table-cell>
          <table:table-cell office:value-type="float" office:value="71.087" calcext:value-type="float">
            <text:p>71.087</text:p>
          </table:table-cell>
          <table:table-cell office:value-type="float" office:value="265.222" calcext:value-type="float">
            <text:p>265.222</text:p>
          </table:table-cell>
          <table:table-cell office:value-type="float" office:value="895.468" calcext:value-type="float">
            <text:p>895.468</text:p>
          </table:table-cell>
          <table:table-cell office:value-type="float" office:value="70.991" calcext:value-type="float">
            <text:p>70.991</text:p>
          </table:table-cell>
          <table:table-cell office:value-type="float" office:value="265.232" calcext:value-type="float">
            <text:p>265.232</text:p>
          </table:table-cell>
          <table:table-cell office:value-type="float" office:value="895.238" calcext:value-type="float">
            <text:p>895.23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61121" calcext:value-type="float">
            <text:p>0.61121</text:p>
          </table:table-cell>
          <table:table-cell office:value-type="float" office:value="0.1056626" calcext:value-type="float">
            <text:p>0.1056626</text:p>
          </table:table-cell>
          <table:table-cell office:value-type="float" office:value="0.3092717" calcext:value-type="float">
            <text:p>0.3092717</text:p>
          </table:table-cell>
          <table:table-cell office:value-type="float" office:value="1.869348" calcext:value-type="float">
            <text:p>1.869348</text:p>
          </table:table-cell>
          <table:table-cell office:value-type="float" office:value="0" calcext:value-type="float">
            <text:p>0</text:p>
          </table:table-cell>
          <table:table-cell office:value-type="float" office:value="17.44116" calcext:value-type="float">
            <text:p>17.44116</text:p>
          </table:table-cell>
          <table:table-cell office:value-type="float" office:value="1.065364" calcext:value-type="float">
            <text:p>1.065364</text:p>
          </table:table-cell>
          <table:table-cell office:value-type="float" office:value="0.1668035" calcext:value-type="float">
            <text:p>0.1668035</text:p>
          </table:table-cell>
          <table:table-cell office:value-type="float" office:value="6" calcext:value-type="float">
            <text:p>6</text:p>
          </table:table-cell>
          <table:table-cell office:value-type="float" office:value="-0.5850897" calcext:value-type="float">
            <text:p>-0.5850897</text:p>
          </table:table-cell>
          <table:table-cell office:value-type="float" office:value="7.893412" calcext:value-type="float">
            <text:p>7.893412</text:p>
          </table:table-cell>
          <table:table-cell office:value-type="float" office:value="7.056115" calcext:value-type="float">
            <text:p>7.056115</text:p>
          </table:table-cell>
          <table:table-cell office:value-type="float" office:value="445.6546" calcext:value-type="float">
            <text:p>445.6546</text:p>
          </table:table-cell>
          <table:table-cell office:value-type="float" office:value="891.1401" calcext:value-type="float">
            <text:p>891.1401</text:p>
          </table:table-cell>
          <table:table-cell office:value-type="float" office:value="0" calcext:value-type="float">
            <text:p>0</text:p>
          </table:table-cell>
          <table:table-cell office:value-type="float" office:value="2.900988" calcext:value-type="float">
            <text:p>2.900988</text:p>
          </table:table-cell>
          <table:table-cell office:value-type="float" office:value="2.068608" calcext:value-type="float">
            <text:p>2.068608</text:p>
          </table:table-cell>
          <table:table-cell office:value-type="float" office:value="-61.56317" calcext:value-type="float">
            <text:p>-61.56317</text:p>
          </table:table-cell>
          <table:table-cell office:value-type="float" office:value="2.569663" calcext:value-type="float">
            <text:p>2.569663</text:p>
          </table:table-cell>
          <table:table-cell office:value-type="float" office:value="1.929241" calcext:value-type="float">
            <text:p>1.929241</text:p>
          </table:table-cell>
          <table:table-cell office:value-type="float" office:value="-64.20743" calcext:value-type="float">
            <text:p>-64.20743</text:p>
          </table:table-cell>
          <table:table-cell office:value-type="float" office:value="1.032826" calcext:value-type="float">
            <text:p>1.032826</text:p>
          </table:table-cell>
          <table:table-cell office:value-type="float" office:value="0.026548" calcext:value-type="float">
            <text:p>0.026548</text:p>
          </table:table-cell>
          <table:table-cell office:value-type="float" office:value="0.126642" calcext:value-type="float">
            <text:p>0.126642</text:p>
          </table:table-cell>
          <table:table-cell office:value-type="float" office:value="0" calcext:value-type="float">
            <text:p>0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44234" calcext:value-type="float">
            <text:p>0.0044234</text:p>
          </table:table-cell>
          <table:table-cell office:value-type="float" office:value="20.88399" calcext:value-type="float">
            <text:p>20.88399</text:p>
          </table:table-cell>
          <table:table-cell office:value-type="float" office:value="7.506476" calcext:value-type="float">
            <text:p>7.506476</text:p>
          </table:table-cell>
          <table:table-cell office:value-type="float" office:value="6.5831" calcext:value-type="float">
            <text:p>6.5831</text:p>
          </table:table-cell>
          <table:table-cell office:value-type="float" office:value="7.190636" calcext:value-type="float">
            <text:p>7.190636</text:p>
          </table:table-cell>
          <table:table-cell office:value-type="float" office:value="289.4977" calcext:value-type="float">
            <text:p>289.4977</text:p>
          </table:table-cell>
          <table:table-cell office:value-type="float" office:value="23.919285" calcext:value-type="float">
            <text:p>23.919285</text:p>
          </table:table-cell>
          <table:table-cell office:value-type="float" office:value="1382658050" calcext:value-type="float">
            <text:p>1382658050</text:p>
          </table:table-cell>
          <table:table-cell office:value-type="string" calcext:value-type="string">
            <text:p>SoFiA J191759.45+235509.4</text:p>
          </table:table-cell>
          <table:table-cell office:value-type="float" office:value="22.7108098560593" calcext:value-type="float">
            <text:p>22.7108098560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3]+[.CN43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6+2327</text:p>
          </table:table-cell>
          <table:table-cell table:style-name="ce2" office:value-type="string" calcext:value-type="string">
            <text:p>19:06:56</text:p>
          </table:table-cell>
          <table:table-cell table:style-name="ce2" office:value-type="string" calcext:value-type="string">
            <text:p>23:27:43</text:p>
          </table:table-cell>
          <table:table-cell office:value-type="float" office:value="55.6" calcext:value-type="float">
            <text:p>55.6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9146" calcext:value-type="float">
            <text:p>9146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28.7" calcext:value-type="float">
            <text:p>128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6.733333333333" calcext:value-type="float">
            <text:p>286.733333333333</text:p>
          </table:table-cell>
          <table:table-cell office:value-type="float" office:value="23.4619444444444" calcext:value-type="float">
            <text:p>23.4619444444444</text:p>
          </table:table-cell>
          <table:table-cell office:value-type="float" office:value="476" calcext:value-type="float">
            <text:p>476</text:p>
          </table:table-cell>
          <table:table-cell office:value-type="float" office:value="1164" calcext:value-type="float">
            <text:p>1164</text:p>
          </table:table-cell>
          <table:table-cell office:value-type="float" office:value="222.286" calcext:value-type="float">
            <text:p>222.286</text:p>
          </table:table-cell>
          <table:table-cell office:value-type="float" office:value="237.786" calcext:value-type="float">
            <text:p>237.786</text:p>
          </table:table-cell>
          <table:table-cell office:value-type="float" office:value="661.786" calcext:value-type="float">
            <text:p>661.786</text:p>
          </table:table-cell>
          <table:table-cell office:value-type="float" office:value="222.223" calcext:value-type="float">
            <text:p>222.223</text:p>
          </table:table-cell>
          <table:table-cell office:value-type="float" office:value="237.716" calcext:value-type="float">
            <text:p>237.716</text:p>
          </table:table-cell>
          <table:table-cell office:value-type="float" office:value="661.625" calcext:value-type="float">
            <text:p>661.625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11414" calcext:value-type="float">
            <text:p>0.411414</text:p>
          </table:table-cell>
          <table:table-cell office:value-type="float" office:value="0.2239711" calcext:value-type="float">
            <text:p>0.2239711</text:p>
          </table:table-cell>
          <table:table-cell office:value-type="float" office:value="0.05057126" calcext:value-type="float">
            <text:p>0.0505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603E-031" calcext:value-type="float">
            <text:p>3.44603E-31</text:p>
          </table:table-cell>
          <table:table-cell office:value-type="float" office:value="0.2120797" calcext:value-type="float">
            <text:p>0.2120797</text:p>
          </table:table-cell>
          <table:table-cell office:value-type="float" office:value="0.09749995" calcext:value-type="float">
            <text:p>0.09749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0.0253" calcext:value-type="float">
            <text:p>330.0253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.732642" calcext:value-type="float">
            <text:p>1.732642</text:p>
          </table:table-cell>
          <table:table-cell office:value-type="float" office:value="0.712851" calcext:value-type="float">
            <text:p>0.712851</text:p>
          </table:table-cell>
          <table:table-cell office:value-type="float" office:value="71.65882" calcext:value-type="float">
            <text:p>71.65882</text:p>
          </table:table-cell>
          <table:table-cell office:value-type="float" office:value="1.632346" calcext:value-type="float">
            <text:p>1.632346</text:p>
          </table:table-cell>
          <table:table-cell office:value-type="float" office:value="1.227204" calcext:value-type="float">
            <text:p>1.227204</text:p>
          </table:table-cell>
          <table:table-cell office:value-type="float" office:value="-79.02433" calcext:value-type="float">
            <text:p>-79.02433</text:p>
          </table:table-cell>
          <table:table-cell office:value-type="float" office:value="0.1560869" calcext:value-type="float">
            <text:p>0.1560869</text:p>
          </table:table-cell>
          <table:table-cell office:value-type="float" office:value="0.01942806" calcext:value-type="float">
            <text:p>0.01942806</text:p>
          </table:table-cell>
          <table:table-cell office:value-type="float" office:value="0.0752512" calcext:value-type="float">
            <text:p>0.0752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862" calcext:value-type="float">
            <text:p>0.0052862</text:p>
          </table:table-cell>
          <table:table-cell office:value-type="float" office:value="8.523739" calcext:value-type="float">
            <text:p>8.523739</text:p>
          </table:table-cell>
          <table:table-cell office:value-type="float" office:value="1.667162" calcext:value-type="float">
            <text:p>1.667162</text:p>
          </table:table-cell>
          <table:table-cell office:value-type="float" office:value="1.167904" calcext:value-type="float">
            <text:p>1.167904</text:p>
          </table:table-cell>
          <table:table-cell office:value-type="float" office:value="1.357782" calcext:value-type="float">
            <text:p>1.357782</text:p>
          </table:table-cell>
          <table:table-cell office:value-type="float" office:value="286.74716" calcext:value-type="float">
            <text:p>286.74716</text:p>
          </table:table-cell>
          <table:table-cell office:value-type="float" office:value="23.450123" calcext:value-type="float">
            <text:p>23.450123</text:p>
          </table:table-cell>
          <table:table-cell office:value-type="float" office:value="1377976060" calcext:value-type="float">
            <text:p>1377976060</text:p>
          </table:table-cell>
          <table:table-cell office:value-type="string" calcext:value-type="string">
            <text:p>SoFiA J190659.32+232700.4</text:p>
          </table:table-cell>
          <table:table-cell office:value-type="float" office:value="62.4245160660799" calcext:value-type="float">
            <text:p>62.4245160660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4]+[.CN44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5+2009</text:p>
          </table:table-cell>
          <table:table-cell table:style-name="ce2" office:value-type="string" calcext:value-type="string">
            <text:p>19:15:01</text:p>
          </table:table-cell>
          <table:table-cell table:style-name="ce2"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  <table:table-cell office:value-type="float" office:value="251" calcext:value-type="float">
            <text:p>251</text:p>
          </table:table-cell>
          <table:table-cell office:value-type="float" office:value="25338" calcext:value-type="float">
            <text:p>25338</text:p>
          </table:table-cell>
          <table:table-cell office:value-type="float" office:value="111.45" calcext:value-type="float">
            <text:p>111.45</text:p>
          </table:table-cell>
          <table:table-cell office:value-type="float" office:value="39.512" calcext:value-type="float">
            <text:p>39.512</text:p>
          </table:table-cell>
          <table:table-cell office:value-type="float" office:value="1646.278" calcext:value-type="float">
            <text:p>1646.278</text:p>
          </table:table-cell>
          <table:table-cell office:value-type="float" office:value="111.589" calcext:value-type="float">
            <text:p>111.589</text:p>
          </table:table-cell>
          <table:table-cell office:value-type="float" office:value="39.528" calcext:value-type="float">
            <text:p>39.528</text:p>
          </table:table-cell>
          <table:table-cell office:value-type="float" office:value="1647.702" calcext:value-type="float">
            <text:p>1647.702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582" calcext:value-type="float">
            <text:p>1582</text:p>
          </table:table-cell>
          <table:table-cell office:value-type="float" office:value="1704" calcext:value-type="float">
            <text:p>1704</text:p>
          </table:table-cell>
          <table:table-cell office:value-type="float" office:value="2576" calcext:value-type="float">
            <text:p>2576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0.745937" calcext:value-type="float">
            <text:p>0.745937</text:p>
          </table:table-cell>
          <table:table-cell office:value-type="float" office:value="0.8606932" calcext:value-type="float">
            <text:p>0.8606932</text:p>
          </table:table-cell>
          <table:table-cell office:value-type="float" office:value="0.01498945" calcext:value-type="float">
            <text:p>0.01498945</text:p>
          </table:table-cell>
          <table:table-cell office:value-type="float" office:value="0.003028476" calcext:value-type="float">
            <text:p>0.003028476</text:p>
          </table:table-cell>
          <table:table-cell office:value-type="float" office:value="0" calcext:value-type="float">
            <text:p>0</text:p>
          </table:table-cell>
          <table:table-cell office:value-type="float" office:value="3356.95" calcext:value-type="float">
            <text:p>3356.95</text:p>
          </table:table-cell>
          <table:table-cell office:value-type="float" office:value="-17709.76" calcext:value-type="float">
            <text:p>-17709.76</text:p>
          </table:table-cell>
          <table:table-cell office:value-type="float" office:value="0.2151733" calcext:value-type="float">
            <text:p>0.2151733</text:p>
          </table:table-cell>
          <table:table-cell office:value-type="float" office:value="6" calcext:value-type="float">
            <text:p>6</text:p>
          </table:table-cell>
          <table:table-cell office:value-type="float" office:value="-0.005044836" calcext:value-type="float">
            <text:p>-0.005044836</text:p>
          </table:table-cell>
          <table:table-cell office:value-type="float" office:value="16.32721" calcext:value-type="float">
            <text:p>16.32721</text:p>
          </table:table-cell>
          <table:table-cell office:value-type="float" office:value="14.55036" calcext:value-type="float">
            <text:p>14.55036</text:p>
          </table:table-cell>
          <table:table-cell office:value-type="float" office:value="786.5075" calcext:value-type="float">
            <text:p>786.5075</text:p>
          </table:table-cell>
          <table:table-cell office:value-type="float" office:value="1573.014" calcext:value-type="float">
            <text:p>1573.014</text:p>
          </table:table-cell>
          <table:table-cell office:value-type="float" office:value="0" calcext:value-type="float">
            <text:p>0</text:p>
          </table:table-cell>
          <table:table-cell office:value-type="float" office:value="6.09104" calcext:value-type="float">
            <text:p>6.09104</text:p>
          </table:table-cell>
          <table:table-cell office:value-type="float" office:value="4.733856" calcext:value-type="float">
            <text:p>4.733856</text:p>
          </table:table-cell>
          <table:table-cell office:value-type="float" office:value="35.18443" calcext:value-type="float">
            <text:p>35.18443</text:p>
          </table:table-cell>
          <table:table-cell office:value-type="float" office:value="3.659424" calcext:value-type="float">
            <text:p>3.659424</text:p>
          </table:table-cell>
          <table:table-cell office:value-type="float" office:value="2.915874" calcext:value-type="float">
            <text:p>2.915874</text:p>
          </table:table-cell>
          <table:table-cell office:value-type="float" office:value="20.28686" calcext:value-type="float">
            <text:p>20.28686</text:p>
          </table:table-cell>
          <table:table-cell office:value-type="float" office:value="25.09722" calcext:value-type="float">
            <text:p>25.09722</text:p>
          </table:table-cell>
          <table:table-cell office:value-type="float" office:value="0.03165382" calcext:value-type="float">
            <text:p>0.03165382</text:p>
          </table:table-cell>
          <table:table-cell office:value-type="float" office:value="0.1982215" calcext:value-type="float">
            <text:p>0.1982215</text:p>
          </table:table-cell>
          <table:table-cell office:value-type="float" office:value="0" calcext:value-type="float">
            <text:p>0</text:p>
          </table:table-cell>
          <table:table-cell office:value-type="float" office:value="210.9507" calcext:value-type="float">
            <text:p>210.9507</text:p>
          </table:table-cell>
          <table:table-cell office:value-type="float" office:value="0.0044046" calcext:value-type="float">
            <text:p>0.0044046</text:p>
          </table:table-cell>
          <table:table-cell office:value-type="float" office:value="112.2645" calcext:value-type="float">
            <text:p>112.2645</text:p>
          </table:table-cell>
          <table:table-cell office:value-type="float" office:value="118.6525" calcext:value-type="float">
            <text:p>118.6525</text:p>
          </table:table-cell>
          <table:table-cell office:value-type="float" office:value="114.4977" calcext:value-type="float">
            <text:p>114.4977</text:p>
          </table:table-cell>
          <table:table-cell office:value-type="float" office:value="118.6432" calcext:value-type="float">
            <text:p>118.6432</text:p>
          </table:table-cell>
          <table:table-cell office:value-type="float" office:value="288.7573" calcext:value-type="float">
            <text:p>288.7573</text:p>
          </table:table-cell>
          <table:table-cell office:value-type="float" office:value="20.158531" calcext:value-type="float">
            <text:p>20.158531</text:p>
          </table:table-cell>
          <table:table-cell office:value-type="float" office:value="1397738620" calcext:value-type="float">
            <text:p>1397738620</text:p>
          </table:table-cell>
          <table:table-cell office:value-type="string" calcext:value-type="string">
            <text:p>SoFiA J191501.75+200930.7</text:p>
          </table:table-cell>
          <table:table-cell office:value-type="float" office:value="11.4044124556259" calcext:value-type="float">
            <text:p>11.4044124556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5]+[.CN45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7+2030</text:p>
          </table:table-cell>
          <table:table-cell table:style-name="ce2" office:value-type="string" calcext:value-type="string">
            <text:p>19:17:33</text:p>
          </table:table-cell>
          <table:table-cell table:style-name="ce2"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  <table:table-cell office:value-type="float" office:value="357" calcext:value-type="float">
            <text:p>357</text:p>
          </table:table-cell>
          <table:table-cell office:value-type="float" office:value="34803" calcext:value-type="float">
            <text:p>34803</text:p>
          </table:table-cell>
          <table:table-cell office:value-type="float" office:value="76.184" calcext:value-type="float">
            <text:p>76.184</text:p>
          </table:table-cell>
          <table:table-cell office:value-type="float" office:value="60.324" calcext:value-type="float">
            <text:p>60.324</text:p>
          </table:table-cell>
          <table:table-cell office:value-type="float" office:value="2159.638" calcext:value-type="float">
            <text:p>2159.638</text:p>
          </table:table-cell>
          <table:table-cell office:value-type="float" office:value="76.232" calcext:value-type="float">
            <text:p>76.232</text:p>
          </table:table-cell>
          <table:table-cell office:value-type="float" office:value="60.399" calcext:value-type="float">
            <text:p>60.399</text:p>
          </table:table-cell>
          <table:table-cell office:value-type="float" office:value="2159.656" calcext:value-type="float">
            <text:p>2159.65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149" calcext:value-type="float">
            <text:p>2149</text:p>
          </table:table-cell>
          <table:table-cell office:value-type="float" office:value="2171" calcext:value-type="float">
            <text:p>2171</text:p>
          </table:table-cell>
          <table:table-cell office:value-type="float" office:value="370" calcext:value-type="float">
            <text:p>37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0.691058" calcext:value-type="float">
            <text:p>0.691058</text:p>
          </table:table-cell>
          <table:table-cell office:value-type="float" office:value="0.3042421" calcext:value-type="float">
            <text:p>0.3042421</text:p>
          </table:table-cell>
          <table:table-cell office:value-type="float" office:value="0.03919839" calcext:value-type="float">
            <text:p>0.03919839</text:p>
          </table:table-cell>
          <table:table-cell office:value-type="float" office:value="0.003535687" calcext:value-type="float">
            <text:p>0.003535687</text:p>
          </table:table-cell>
          <table:table-cell office:value-type="float" office:value="0" calcext:value-type="float">
            <text:p>0</text:p>
          </table:table-cell>
          <table:table-cell office:value-type="float" office:value="90.79816" calcext:value-type="float">
            <text:p>90.79816</text:p>
          </table:table-cell>
          <table:table-cell office:value-type="float" office:value="3.816367" calcext:value-type="float">
            <text:p>3.816367</text:p>
          </table:table-cell>
          <table:table-cell office:value-type="float" office:value="0.2810473" calcext:value-type="float">
            <text:p>0.2810473</text:p>
          </table:table-cell>
          <table:table-cell office:value-type="float" office:value="4" calcext:value-type="float">
            <text:p>4</text:p>
          </table:table-cell>
          <table:table-cell office:value-type="float" office:value="-0.1012475" calcext:value-type="float">
            <text:p>-0.1012475</text:p>
          </table:table-cell>
          <table:table-cell office:value-type="float" office:value="23.14124" calcext:value-type="float">
            <text:p>23.14124</text:p>
          </table:table-cell>
          <table:table-cell office:value-type="float" office:value="11.77899" calcext:value-type="float">
            <text:p>11.77899</text:p>
          </table:table-cell>
          <table:table-cell office:value-type="float" office:value="1073.02" calcext:value-type="float">
            <text:p>1073.02</text:p>
          </table:table-cell>
          <table:table-cell office:value-type="float" office:value="2146.101" calcext:value-type="float">
            <text:p>2146.101</text:p>
          </table:table-cell>
          <table:table-cell office:value-type="float" office:value="0" calcext:value-type="float">
            <text:p>0</text:p>
          </table:table-cell>
          <table:table-cell office:value-type="float" office:value="4.016973" calcext:value-type="float">
            <text:p>4.016973</text:p>
          </table:table-cell>
          <table:table-cell office:value-type="float" office:value="2.46232" calcext:value-type="float">
            <text:p>2.46232</text:p>
          </table:table-cell>
          <table:table-cell office:value-type="float" office:value="21.18357" calcext:value-type="float">
            <text:p>21.18357</text:p>
          </table:table-cell>
          <table:table-cell office:value-type="float" office:value="3.203037" calcext:value-type="float">
            <text:p>3.203037</text:p>
          </table:table-cell>
          <table:table-cell office:value-type="float" office:value="2.119035" calcext:value-type="float">
            <text:p>2.119035</text:p>
          </table:table-cell>
          <table:table-cell office:value-type="float" office:value="15.86402" calcext:value-type="float">
            <text:p>15.86402</text:p>
          </table:table-cell>
          <table:table-cell office:value-type="float" office:value="3.697784" calcext:value-type="float">
            <text:p>3.697784</text:p>
          </table:table-cell>
          <table:table-cell office:value-type="float" office:value="0.02153881" calcext:value-type="float">
            <text:p>0.02153881</text:p>
          </table:table-cell>
          <table:table-cell office:value-type="float" office:value="0.3825344" calcext:value-type="float">
            <text:p>0.3825344</text:p>
          </table:table-cell>
          <table:table-cell office:value-type="float" office:value="0" calcext:value-type="float">
            <text:p>0</text:p>
          </table:table-cell>
          <table:table-cell office:value-type="float" office:value="16.47056" calcext:value-type="float">
            <text:p>16.47056</text:p>
          </table:table-cell>
          <table:table-cell office:value-type="float" office:value="0.0044965" calcext:value-type="float">
            <text:p>0.0044965</text:p>
          </table:table-cell>
          <table:table-cell office:value-type="float" office:value="42.75294" calcext:value-type="float">
            <text:p>42.75294</text:p>
          </table:table-cell>
          <table:table-cell office:value-type="float" office:value="18.33609" calcext:value-type="float">
            <text:p>18.33609</text:p>
          </table:table-cell>
          <table:table-cell office:value-type="float" office:value="12.33434" calcext:value-type="float">
            <text:p>12.33434</text:p>
          </table:table-cell>
          <table:table-cell office:value-type="float" office:value="10.03609" calcext:value-type="float">
            <text:p>10.03609</text:p>
          </table:table-cell>
          <table:table-cell office:value-type="float" office:value="289.38647" calcext:value-type="float">
            <text:p>289.38647</text:p>
          </table:table-cell>
          <table:table-cell office:value-type="float" office:value="20.505272" calcext:value-type="float">
            <text:p>20.505272</text:p>
          </table:table-cell>
          <table:table-cell office:value-type="float" office:value="1407998980" calcext:value-type="float">
            <text:p>1407998980</text:p>
          </table:table-cell>
          <table:table-cell office:value-type="string" calcext:value-type="string">
            <text:p>SoFiA J191732.76+203019.0</text:p>
          </table:table-cell>
          <table:table-cell office:value-type="float" office:value="3.45758303658526" calcext:value-type="float">
            <text:p>3.457583036585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6]+[.CN4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5+2254</text:p>
          </table:table-cell>
          <table:table-cell table:style-name="ce2" office:value-type="string" calcext:value-type="string">
            <text:p>19:15:21</text:p>
          </table:table-cell>
          <table:table-cell table:style-name="ce2" office:value-type="string" calcext:value-type="string">
            <text:p>22:54:50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902" calcext:value-type="float">
            <text:p>7902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111.7" calcext:value-type="float">
            <text:p>111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8.8375" calcext:value-type="float">
            <text:p>288.8375</text:p>
          </table:table-cell>
          <table:table-cell office:value-type="float" office:value="22.9138888888889" calcext:value-type="float">
            <text:p>22.9138888888889</text:p>
          </table:table-cell>
          <table:table-cell office:value-type="float" office:value="198" calcext:value-type="float">
            <text:p>198</text:p>
          </table:table-cell>
          <table:table-cell office:value-type="float" office:value="15699" calcext:value-type="float">
            <text:p>15699</text:p>
          </table:table-cell>
          <table:table-cell office:value-type="float" office:value="106.639" calcext:value-type="float">
            <text:p>106.639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986.923" calcext:value-type="float">
            <text:p>986.923</text:p>
          </table:table-cell>
          <table:table-cell office:value-type="float" office:value="106.589" calcext:value-type="float">
            <text:p>106.589</text:p>
          </table:table-cell>
          <table:table-cell office:value-type="float" office:value="205.278" calcext:value-type="float">
            <text:p>205.278</text:p>
          </table:table-cell>
          <table:table-cell office:value-type="float" office:value="986.916" calcext:value-type="float">
            <text:p>986.916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979" calcext:value-type="float">
            <text:p>979</text:p>
          </table:table-cell>
          <table:table-cell office:value-type="float" office:value="993" calcext:value-type="float">
            <text:p>993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33738" calcext:value-type="float">
            <text:p>0.633738</text:p>
          </table:table-cell>
          <table:table-cell office:value-type="float" office:value="0.3327655" calcext:value-type="float">
            <text:p>0.3327655</text:p>
          </table:table-cell>
          <table:table-cell office:value-type="float" office:value="0.03508088" calcext:value-type="float">
            <text:p>0.03508088</text:p>
          </table:table-cell>
          <table:table-cell office:value-type="float" office:value="0.0613064" calcext:value-type="float">
            <text:p>0.0613064</text:p>
          </table:table-cell>
          <table:table-cell office:value-type="float" office:value="0" calcext:value-type="float">
            <text:p>0</text:p>
          </table:table-cell>
          <table:table-cell office:value-type="float" office:value="90.72507" calcext:value-type="float">
            <text:p>90.72507</text:p>
          </table:table-cell>
          <table:table-cell office:value-type="float" office:value="1.653075" calcext:value-type="float">
            <text:p>1.653075</text:p>
          </table:table-cell>
          <table:table-cell office:value-type="float" office:value="0.1568903" calcext:value-type="float">
            <text:p>0.1568903</text:p>
          </table:table-cell>
          <table:table-cell office:value-type="float" office:value="4" calcext:value-type="float">
            <text:p>4</text:p>
          </table:table-cell>
          <table:table-cell office:value-type="float" office:value="-0.1466822" calcext:value-type="float">
            <text:p>-0.1466822</text:p>
          </table:table-cell>
          <table:table-cell office:value-type="float" office:value="16" calcext:value-type="float">
            <text:p>16</text:p>
          </table:table-cell>
          <table:table-cell office:value-type="float" office:value="15.31276" calcext:value-type="float">
            <text:p>15.31276</text:p>
          </table:table-cell>
          <table:table-cell office:value-type="float" office:value="489.0175" calcext:value-type="float">
            <text:p>489.0175</text:p>
          </table:table-cell>
          <table:table-cell office:value-type="float" office:value="978.1467" calcext:value-type="float">
            <text:p>978.1467</text:p>
          </table:table-cell>
          <table:table-cell office:value-type="float" office:value="0" calcext:value-type="float">
            <text:p>0</text:p>
          </table:table-cell>
          <table:table-cell office:value-type="float" office:value="2.635105" calcext:value-type="float">
            <text:p>2.635105</text:p>
          </table:table-cell>
          <table:table-cell office:value-type="float" office:value="2.15219" calcext:value-type="float">
            <text:p>2.15219</text:p>
          </table:table-cell>
          <table:table-cell office:value-type="float" office:value="-1.178526" calcext:value-type="float">
            <text:p>-1.178526</text:p>
          </table:table-cell>
          <table:table-cell office:value-type="float" office:value="2.298191" calcext:value-type="float">
            <text:p>2.298191</text:p>
          </table:table-cell>
          <table:table-cell office:value-type="float" office:value="1.988498" calcext:value-type="float">
            <text:p>1.988498</text:p>
          </table:table-cell>
          <table:table-cell office:value-type="float" office:value="49.33541" calcext:value-type="float">
            <text:p>49.33541</text:p>
          </table:table-cell>
          <table:table-cell office:value-type="float" office:value="1.620913" calcext:value-type="float">
            <text:p>1.620913</text:p>
          </table:table-cell>
          <table:table-cell office:value-type="float" office:value="0.0235554" calcext:value-type="float">
            <text:p>0.0235554</text:p>
          </table:table-cell>
          <table:table-cell office:value-type="float" office:value="0.1075876" calcext:value-type="float">
            <text:p>0.1075876</text:p>
          </table:table-cell>
          <table:table-cell office:value-type="float" office:value="0" calcext:value-type="float">
            <text:p>0</text:p>
          </table:table-cell>
          <table:table-cell office:value-type="float" office:value="26.09213" calcext:value-type="float">
            <text:p>26.09213</text:p>
          </table:table-cell>
          <table:table-cell office:value-type="float" office:value="0.0048073" calcext:value-type="float">
            <text:p>0.0048073</text:p>
          </table:table-cell>
          <table:table-cell office:value-type="float" office:value="25.93682" calcext:value-type="float">
            <text:p>25.93682</text:p>
          </table:table-cell>
          <table:table-cell office:value-type="float" office:value="14.65266" calcext:value-type="float">
            <text:p>14.65266</text:p>
          </table:table-cell>
          <table:table-cell office:value-type="float" office:value="10.85753" calcext:value-type="float">
            <text:p>10.85753</text:p>
          </table:table-cell>
          <table:table-cell office:value-type="float" office:value="14.44797" calcext:value-type="float">
            <text:p>14.44797</text:p>
          </table:table-cell>
          <table:table-cell office:value-type="float" office:value="288.8479" calcext:value-type="float">
            <text:p>288.8479</text:p>
          </table:table-cell>
          <table:table-cell office:value-type="float" office:value="22.921326" calcext:value-type="float">
            <text:p>22.921326</text:p>
          </table:table-cell>
          <table:table-cell office:value-type="float" office:value="1384495360" calcext:value-type="float">
            <text:p>1384495360</text:p>
          </table:table-cell>
          <table:table-cell office:value-type="string" calcext:value-type="string">
            <text:p>SoFiA J191523.50+225516.8</text:p>
          </table:table-cell>
          <table:table-cell office:value-type="float" office:value="43.6583179835441" calcext:value-type="float">
            <text:p>43.6583179835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7]+[.CN4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1+2112</text:p>
          </table:table-cell>
          <table:table-cell table:style-name="ce2" office:value-type="string" calcext:value-type="string">
            <text:p>19:11:28</text:p>
          </table:table-cell>
          <table:table-cell table:style-name="ce2"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  <table:table-cell office:value-type="float" office:value="172" calcext:value-type="float">
            <text:p>172</text:p>
          </table:table-cell>
          <table:table-cell office:value-type="float" office:value="114901" calcext:value-type="float">
            <text:p>114901</text:p>
          </table:table-cell>
          <table:table-cell office:value-type="float" office:value="163.696" calcext:value-type="float">
            <text:p>163.696</text:p>
          </table:table-cell>
          <table:table-cell office:value-type="float" office:value="102.034" calcext:value-type="float">
            <text:p>102.034</text:p>
          </table:table-cell>
          <table:table-cell office:value-type="float" office:value="1549.453" calcext:value-type="float">
            <text:p>1549.453</text:p>
          </table:table-cell>
          <table:table-cell office:value-type="float" office:value="163.101" calcext:value-type="float">
            <text:p>163.101</text:p>
          </table:table-cell>
          <table:table-cell office:value-type="float" office:value="102.298" calcext:value-type="float">
            <text:p>102.298</text:p>
          </table:table-cell>
          <table:table-cell office:value-type="float" office:value="1549.154" calcext:value-type="float">
            <text:p>1549.15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538" calcext:value-type="float">
            <text:p>1538</text:p>
          </table:table-cell>
          <table:table-cell office:value-type="float" office:value="1559" calcext:value-type="float">
            <text:p>1559</text:p>
          </table:table-cell>
          <table:table-cell office:value-type="float" office:value="1256" calcext:value-type="float">
            <text:p>1256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float" office:value="0.86594" calcext:value-type="float">
            <text:p>0.86594</text:p>
          </table:table-cell>
          <table:table-cell office:value-type="float" office:value="0.000005611486" calcext:value-type="float">
            <text:p>5.611486E-06</text:p>
          </table:table-cell>
          <table:table-cell office:value-type="float" office:value="0.01074605" calcext:value-type="float">
            <text:p>0.01074605</text:p>
          </table:table-cell>
          <table:table-cell office:value-type="float" office:value="0.1312184" calcext:value-type="float">
            <text:p>0.1312184</text:p>
          </table:table-cell>
          <table:table-cell office:value-type="float" office:value="0" calcext:value-type="float">
            <text:p>0</text:p>
          </table:table-cell>
          <table:table-cell office:value-type="float" office:value="441.5759" calcext:value-type="float">
            <text:p>441.5759</text:p>
          </table:table-cell>
          <table:table-cell office:value-type="float" office:value="4.318999" calcext:value-type="float">
            <text:p>4.318999</text:p>
          </table:table-cell>
          <table:table-cell office:value-type="float" office:value="0.3399002" calcext:value-type="float">
            <text:p>0.3399002</text:p>
          </table:table-cell>
          <table:table-cell office:value-type="float" office:value="6" calcext:value-type="float">
            <text:p>6</text:p>
          </table:table-cell>
          <table:table-cell office:value-type="float" office:value="-0.04540605" calcext:value-type="float">
            <text:p>-0.04540605</text:p>
          </table:table-cell>
          <table:table-cell office:value-type="float" office:value="18.31009" calcext:value-type="float">
            <text:p>18.31009</text:p>
          </table:table-cell>
          <table:table-cell office:value-type="float" office:value="12.35405" calcext:value-type="float">
            <text:p>12.35405</text:p>
          </table:table-cell>
          <table:table-cell office:value-type="float" office:value="768.5054" calcext:value-type="float">
            <text:p>768.5054</text:p>
          </table:table-cell>
          <table:table-cell office:value-type="float" office:value="1537.09" calcext:value-type="float">
            <text:p>1537.09</text:p>
          </table:table-cell>
          <table:table-cell office:value-type="float" office:value="0" calcext:value-type="float">
            <text:p>0</text:p>
          </table:table-cell>
          <table:table-cell office:value-type="float" office:value="7.861732" calcext:value-type="float">
            <text:p>7.861732</text:p>
          </table:table-cell>
          <table:table-cell office:value-type="float" office:value="6.104793" calcext:value-type="float">
            <text:p>6.104793</text:p>
          </table:table-cell>
          <table:table-cell office:value-type="float" office:value="69.12692" calcext:value-type="float">
            <text:p>69.12692</text:p>
          </table:table-cell>
          <table:table-cell office:value-type="float" office:value="6.82001" calcext:value-type="float">
            <text:p>6.82001</text:p>
          </table:table-cell>
          <table:table-cell office:value-type="float" office:value="5.299765" calcext:value-type="float">
            <text:p>5.299765</text:p>
          </table:table-cell>
          <table:table-cell office:value-type="float" office:value="73.43247" calcext:value-type="float">
            <text:p>73.43247</text:p>
          </table:table-cell>
          <table:table-cell office:value-type="float" office:value="5.879731" calcext:value-type="float">
            <text:p>5.879731</text:p>
          </table:table-cell>
          <table:table-cell office:value-type="float" office:value="0.01998365" calcext:value-type="float">
            <text:p>0.01998365</text:p>
          </table:table-cell>
          <table:table-cell office:value-type="float" office:value="0.3879465" calcext:value-type="float">
            <text:p>0.3879465</text:p>
          </table:table-cell>
          <table:table-cell office:value-type="float" office:value="0" calcext:value-type="float">
            <text:p>0</text:p>
          </table:table-cell>
          <table:table-cell office:value-type="float" office:value="262.674" calcext:value-type="float">
            <text:p>262.674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40.65316" calcext:value-type="float">
            <text:p>40.65316</text:p>
          </table:table-cell>
          <table:table-cell office:value-type="float" office:value="15.96468" calcext:value-type="float">
            <text:p>15.96468</text:p>
          </table:table-cell>
          <table:table-cell office:value-type="float" office:value="13.65978" calcext:value-type="float">
            <text:p>13.65978</text:p>
          </table:table-cell>
          <table:table-cell office:value-type="float" office:value="14.89136" calcext:value-type="float">
            <text:p>14.89136</text:p>
          </table:table-cell>
          <table:table-cell office:value-type="float" office:value="287.83646" calcext:value-type="float">
            <text:p>287.83646</text:p>
          </table:table-cell>
          <table:table-cell office:value-type="float" office:value="21.202414" calcext:value-type="float">
            <text:p>21.202414</text:p>
          </table:table-cell>
          <table:table-cell office:value-type="float" office:value="1395763580" calcext:value-type="float">
            <text:p>1395763580</text:p>
          </table:table-cell>
          <table:table-cell office:value-type="string" calcext:value-type="string">
            <text:p>SoFiA J191120.75+211208.7</text:p>
          </table:table-cell>
          <table:table-cell office:value-type="float" office:value="102.264140417463" calcext:value-type="float">
            <text:p>102.264140417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8]+[.CN4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9+2649</text:p>
          </table:table-cell>
          <table:table-cell table:style-name="ce2" office:value-type="string" calcext:value-type="string">
            <text:p>19:09:28</text:p>
          </table:table-cell>
          <table:table-cell table:style-name="ce2"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  <table:table-cell office:value-type="float" office:value="40" calcext:value-type="float">
            <text:p>40</text:p>
          </table:table-cell>
          <table:table-cell office:value-type="float" office:value="26527" calcext:value-type="float">
            <text:p>26527</text:p>
          </table:table-cell>
          <table:table-cell office:value-type="float" office:value="185.333" calcext:value-type="float">
            <text:p>185.333</text:p>
          </table:table-cell>
          <table:table-cell office:value-type="float" office:value="169.479" calcext:value-type="float">
            <text:p>169.479</text:p>
          </table:table-cell>
          <table:table-cell office:value-type="float" office:value="1641.658" calcext:value-type="float">
            <text:p>1641.658</text:p>
          </table:table-cell>
          <table:table-cell office:value-type="float" office:value="185.419" calcext:value-type="float">
            <text:p>185.419</text:p>
          </table:table-cell>
          <table:table-cell office:value-type="float" office:value="169.421" calcext:value-type="float">
            <text:p>169.421</text:p>
          </table:table-cell>
          <table:table-cell office:value-type="float" office:value="1641.257" calcext:value-type="float">
            <text:p>1641.257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597" calcext:value-type="float">
            <text:p>1597</text:p>
          </table:table-cell>
          <table:table-cell office:value-type="float" office:value="1723" calcext:value-type="float">
            <text:p>1723</text:p>
          </table:table-cell>
          <table:table-cell office:value-type="float" office:value="14124" calcext:value-type="float">
            <text:p>14124</text:p>
          </table:table-cell>
          <table:table-cell office:value-type="float" office:value="127" calcext:value-type="float">
            <text:p>127</text:p>
          </table:table-cell>
          <table:table-cell office:value-type="float" office:value="421" calcext:value-type="float">
            <text:p>421</text:p>
          </table:table-cell>
          <table:table-cell office:value-type="float" office:value="0.995221" calcext:value-type="float">
            <text:p>0.995221</text:p>
          </table:table-cell>
          <table:table-cell office:value-type="float" office:value="0.007597717" calcext:value-type="float">
            <text:p>0.007597717</text:p>
          </table:table-cell>
          <table:table-cell office:value-type="float" office:value="0.09342254" calcext:value-type="float">
            <text:p>0.09342254</text:p>
          </table:table-cell>
          <table:table-cell office:value-type="float" office:value="0.0002239702" calcext:value-type="float">
            <text:p>0.0002239702</text:p>
          </table:table-cell>
          <table:table-cell office:value-type="float" office:value="0" calcext:value-type="float">
            <text:p>0</text:p>
          </table:table-cell>
          <table:table-cell office:value-type="float" office:value="2061.035" calcext:value-type="float">
            <text:p>2061.035</text:p>
          </table:table-cell>
          <table:table-cell office:value-type="float" office:value="42.93534" calcext:value-type="float">
            <text:p>42.93534</text:p>
          </table:table-cell>
          <table:table-cell office:value-type="float" office:value="0.8680827" calcext:value-type="float">
            <text:p>0.8680827</text:p>
          </table:table-cell>
          <table:table-cell office:value-type="float" office:value="4" calcext:value-type="float">
            <text:p>4</text:p>
          </table:table-cell>
          <table:table-cell office:value-type="float" office:value="-0.02443372" calcext:value-type="float">
            <text:p>-0.02443372</text:p>
          </table:table-cell>
          <table:table-cell office:value-type="float" office:value="70.66847" calcext:value-type="float">
            <text:p>70.66847</text:p>
          </table:table-cell>
          <table:table-cell office:value-type="float" office:value="46.76099" calcext:value-type="float">
            <text:p>46.76099</text:p>
          </table:table-cell>
          <table:table-cell office:value-type="float" office:value="783.0467" calcext:value-type="float">
            <text:p>783.0467</text:p>
          </table:table-cell>
          <table:table-cell office:value-type="float" office:value="1566.024" calcext:value-type="float">
            <text:p>1566.024</text:p>
          </table:table-cell>
          <table:table-cell office:value-type="float" office:value="0" calcext:value-type="float">
            <text:p>0</text:p>
          </table:table-cell>
          <table:table-cell office:value-type="float" office:value="12.36583" calcext:value-type="float">
            <text:p>12.36583</text:p>
          </table:table-cell>
          <table:table-cell office:value-type="float" office:value="8.427413" calcext:value-type="float">
            <text:p>8.427413</text:p>
          </table:table-cell>
          <table:table-cell office:value-type="float" office:value="-39.25946" calcext:value-type="float">
            <text:p>-39.25946</text:p>
          </table:table-cell>
          <table:table-cell office:value-type="float" office:value="9.145248" calcext:value-type="float">
            <text:p>9.145248</text:p>
          </table:table-cell>
          <table:table-cell office:value-type="float" office:value="7.368727" calcext:value-type="float">
            <text:p>7.368727</text:p>
          </table:table-cell>
          <table:table-cell office:value-type="float" office:value="-36.16936" calcext:value-type="float">
            <text:p>-36.16936</text:p>
          </table:table-cell>
          <table:table-cell office:value-type="float" office:value="49.90017" calcext:value-type="float">
            <text:p>49.90017</text:p>
          </table:table-cell>
          <table:table-cell office:value-type="float" office:value="0.03365179" calcext:value-type="float">
            <text:p>0.03365179</text:p>
          </table:table-cell>
          <table:table-cell office:value-type="float" office:value="0.4149905" calcext:value-type="float">
            <text:p>0.4149905</text:p>
          </table:table-cell>
          <table:table-cell office:value-type="float" office:value="0" calcext:value-type="float">
            <text:p>0</text:p>
          </table:table-cell>
          <table:table-cell office:value-type="float" office:value="284.6909" calcext:value-type="float">
            <text:p>284.6909</text:p>
          </table:table-cell>
          <table:table-cell office:value-type="float" office:value="0.0047345" calcext:value-type="float">
            <text:p>0.0047345</text:p>
          </table:table-cell>
          <table:table-cell office:value-type="float" office:value="88.87351" calcext:value-type="float">
            <text:p>88.87351</text:p>
          </table:table-cell>
          <table:table-cell office:value-type="float" office:value="74.42326" calcext:value-type="float">
            <text:p>74.42326</text:p>
          </table:table-cell>
          <table:table-cell office:value-type="float" office:value="60.63984" calcext:value-type="float">
            <text:p>60.63984</text:p>
          </table:table-cell>
          <table:table-cell office:value-type="float" office:value="74.91319" calcext:value-type="float">
            <text:p>74.91319</text:p>
          </table:table-cell>
          <table:table-cell office:value-type="float" office:value="287.37875" calcext:value-type="float">
            <text:p>287.37875</text:p>
          </table:table-cell>
          <table:table-cell office:value-type="float" office:value="26.817179" calcext:value-type="float">
            <text:p>26.817179</text:p>
          </table:table-cell>
          <table:table-cell office:value-type="float" office:value="1397609470" calcext:value-type="float">
            <text:p>1397609470</text:p>
          </table:table-cell>
          <table:table-cell office:value-type="string" calcext:value-type="string">
            <text:p>SoFiA J190930.90+264901.8</text:p>
          </table:table-cell>
          <table:table-cell office:value-type="float" office:value="40.1391211884066" calcext:value-type="float">
            <text:p>40.13912118840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1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9]+[.CN4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1+2421</text:p>
          </table:table-cell>
          <table:table-cell table:style-name="ce2" office:value-type="string" calcext:value-type="string">
            <text:p>19:11:37</text:p>
          </table:table-cell>
          <table:table-cell table:style-name="ce2"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  <table:table-cell office:value-type="float" office:value="49" calcext:value-type="float">
            <text:p>49</text:p>
          </table:table-cell>
          <table:table-cell office:value-type="float" office:value="42279" calcext:value-type="float">
            <text:p>42279</text:p>
          </table:table-cell>
          <table:table-cell office:value-type="float" office:value="158.961" calcext:value-type="float">
            <text:p>158.961</text:p>
          </table:table-cell>
          <table:table-cell office:value-type="float" office:value="20.732" calcext:value-type="float">
            <text:p>20.732</text:p>
          </table:table-cell>
          <table:table-cell office:value-type="float" office:value="2542.907" calcext:value-type="float">
            <text:p>2542.907</text:p>
          </table:table-cell>
          <table:table-cell office:value-type="float" office:value="158.568" calcext:value-type="float">
            <text:p>158.568</text:p>
          </table:table-cell>
          <table:table-cell office:value-type="float" office:value="21.07" calcext:value-type="float">
            <text:p>21.07</text:p>
          </table:table-cell>
          <table:table-cell office:value-type="float" office:value="2543.331" calcext:value-type="float">
            <text:p>2543.331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27" calcext:value-type="float">
            <text:p>2527</text:p>
          </table:table-cell>
          <table:table-cell office:value-type="float" office:value="2562" calcext:value-type="float">
            <text:p>2562</text:p>
          </table:table-cell>
          <table:table-cell office:value-type="float" office:value="2883" calcext:value-type="float">
            <text:p>2883</text:p>
          </table:table-cell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9223772" calcext:value-type="float">
            <text:p>0.009223772</text:p>
          </table:table-cell>
          <table:table-cell office:value-type="float" office:value="0.274046" calcext:value-type="float">
            <text:p>0.274046</text:p>
          </table:table-cell>
          <table:table-cell office:value-type="float" office:value="0.1804668" calcext:value-type="float">
            <text:p>0.1804668</text:p>
          </table:table-cell>
          <table:table-cell office:value-type="float" office:value="0" calcext:value-type="float">
            <text:p>0</text:p>
          </table:table-cell>
          <table:table-cell office:value-type="float" office:value="1925.47" calcext:value-type="float">
            <text:p>1925.47</text:p>
          </table:table-cell>
          <table:table-cell office:value-type="float" office:value="22.76295" calcext:value-type="float">
            <text:p>22.76295</text:p>
          </table:table-cell>
          <table:table-cell office:value-type="float" office:value="1.201464" calcext:value-type="float">
            <text:p>1.201464</text:p>
          </table:table-cell>
          <table:table-cell office:value-type="float" office:value="6" calcext:value-type="float">
            <text:p>6</text:p>
          </table:table-cell>
          <table:table-cell office:value-type="float" office:value="-0.01958265" calcext:value-type="float">
            <text:p>-0.01958265</text:p>
          </table:table-cell>
          <table:table-cell office:value-type="float" office:value="27.22621" calcext:value-type="float">
            <text:p>27.22621</text:p>
          </table:table-cell>
          <table:table-cell office:value-type="float" office:value="18.1493" calcext:value-type="float">
            <text:p>18.1493</text:p>
          </table:table-cell>
          <table:table-cell office:value-type="float" office:value="1260.637" calcext:value-type="float">
            <text:p>1260.637</text:p>
          </table:table-cell>
          <table:table-cell office:value-type="float" office:value="2521.063" calcext:value-type="float">
            <text:p>2521.063</text:p>
          </table:table-cell>
          <table:table-cell office:value-type="float" office:value="0" calcext:value-type="float">
            <text:p>0</text:p>
          </table:table-cell>
          <table:table-cell office:value-type="float" office:value="6.2016" calcext:value-type="float">
            <text:p>6.2016</text:p>
          </table:table-cell>
          <table:table-cell office:value-type="float" office:value="5.246267" calcext:value-type="float">
            <text:p>5.246267</text:p>
          </table:table-cell>
          <table:table-cell office:value-type="float" office:value="67.74218" calcext:value-type="float">
            <text:p>67.74218</text:p>
          </table:table-cell>
          <table:table-cell office:value-type="float" office:value="4.922627" calcext:value-type="float">
            <text:p>4.922627</text:p>
          </table:table-cell>
          <table:table-cell office:value-type="float" office:value="4.256072" calcext:value-type="float">
            <text:p>4.256072</text:p>
          </table:table-cell>
          <table:table-cell office:value-type="float" office:value="55.92322" calcext:value-type="float">
            <text:p>55.92322</text:p>
          </table:table-cell>
          <table:table-cell office:value-type="float" office:value="25.7541" calcext:value-type="float">
            <text:p>25.7541</text:p>
          </table:table-cell>
          <table:table-cell office:value-type="float" office:value="0.05212157" calcext:value-type="float">
            <text:p>0.05212157</text:p>
          </table:table-cell>
          <table:table-cell office:value-type="float" office:value="1.189542" calcext:value-type="float">
            <text:p>1.189542</text:p>
          </table:table-cell>
          <table:table-cell office:value-type="float" office:value="0" calcext:value-type="float">
            <text:p>0</text:p>
          </table:table-cell>
          <table:table-cell office:value-type="float" office:value="68.65785" calcext:value-type="float">
            <text:p>68.65785</text:p>
          </table:table-cell>
          <table:table-cell office:value-type="float" office:value="0.0046511" calcext:value-type="float">
            <text:p>0.0046511</text:p>
          </table:table-cell>
          <table:table-cell office:value-type="float" office:value="103.1266" calcext:value-type="float">
            <text:p>103.1266</text:p>
          </table:table-cell>
          <table:table-cell office:value-type="float" office:value="29.21447" calcext:value-type="float">
            <text:p>29.21447</text:p>
          </table:table-cell>
          <table:table-cell office:value-type="float" office:value="26.08672" calcext:value-type="float">
            <text:p>26.08672</text:p>
          </table:table-cell>
          <table:table-cell office:value-type="float" office:value="25.64917" calcext:value-type="float">
            <text:p>25.64917</text:p>
          </table:table-cell>
          <table:table-cell office:value-type="float" office:value="287.89807" calcext:value-type="float">
            <text:p>287.89807</text:p>
          </table:table-cell>
          <table:table-cell office:value-type="float" office:value="24.348158" calcext:value-type="float">
            <text:p>24.348158</text:p>
          </table:table-cell>
          <table:table-cell office:value-type="float" office:value="1415688450" calcext:value-type="float">
            <text:p>1415688450</text:p>
          </table:table-cell>
          <table:table-cell office:value-type="string" calcext:value-type="string">
            <text:p>SoFiA J191135.53+242053.4</text:p>
          </table:table-cell>
          <table:table-cell office:value-type="float" office:value="24.7737304421321" calcext:value-type="float">
            <text:p>24.7737304421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1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0]+[.CN5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32+2249</text:p>
          </table:table-cell>
          <table:table-cell table:style-name="ce2" office:value-type="string" calcext:value-type="string">
            <text:p>19:32:33</text:p>
          </table:table-cell>
          <table:table-cell table:style-name="ce2"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  <table:table-cell office:value-type="float" office:value="312" calcext:value-type="float">
            <text:p>312</text:p>
          </table:table-cell>
          <table:table-cell office:value-type="float" office:value="509" calcext:value-type="float">
            <text:p>509</text:p>
          </table:table-cell>
          <table:table-cell office:value-type="float" office:value="75.727" calcext:value-type="float">
            <text:p>75.727</text:p>
          </table:table-cell>
          <table:table-cell office:value-type="float" office:value="199.308" calcext:value-type="float">
            <text:p>199.308</text:p>
          </table:table-cell>
          <table:table-cell office:value-type="float" office:value="1111.424" calcext:value-type="float">
            <text:p>1111.424</text:p>
          </table:table-cell>
          <table:table-cell office:value-type="float" office:value="76.019" calcext:value-type="float">
            <text:p>76.019</text:p>
          </table:table-cell>
          <table:table-cell office:value-type="float" office:value="199.409" calcext:value-type="float">
            <text:p>199.409</text:p>
          </table:table-cell>
          <table:table-cell office:value-type="float" office:value="1112.94" calcext:value-type="float">
            <text:p>1112.9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095" calcext:value-type="float">
            <text:p>1095</text:p>
          </table:table-cell>
          <table:table-cell office:value-type="float" office:value="1133" calcext:value-type="float">
            <text:p>1133</text:p>
          </table:table-cell>
          <table:table-cell office:value-type="float" office:value="1305" calcext:value-type="float">
            <text:p>130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0.574624" calcext:value-type="float">
            <text:p>0.574624</text:p>
          </table:table-cell>
          <table:table-cell office:value-type="float" office:value="0.6125144" calcext:value-type="float">
            <text:p>0.6125144</text:p>
          </table:table-cell>
          <table:table-cell office:value-type="float" office:value="0.03836377" calcext:value-type="float">
            <text:p>0.03836377</text:p>
          </table:table-cell>
          <table:table-cell office:value-type="float" office:value="0.02820013" calcext:value-type="float">
            <text:p>0.02820013</text:p>
          </table:table-cell>
          <table:table-cell office:value-type="float" office:value="0" calcext:value-type="float">
            <text:p>0</text:p>
          </table:table-cell>
          <table:table-cell office:value-type="float" office:value="470.5247" calcext:value-type="float">
            <text:p>470.5247</text:p>
          </table:table-cell>
          <table:table-cell office:value-type="float" office:value="10.54738" calcext:value-type="float">
            <text:p>10.54738</text:p>
          </table:table-cell>
          <table:table-cell office:value-type="float" office:value="0.2673392" calcext:value-type="float">
            <text:p>0.2673392</text:p>
          </table:table-cell>
          <table:table-cell office:value-type="float" office:value="2" calcext:value-type="float">
            <text:p>2</text:p>
          </table:table-cell>
          <table:table-cell office:value-type="float" office:value="-0.1043331" calcext:value-type="float">
            <text:p>-0.104333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4.5192" calcext:value-type="float">
            <text:p>544.5192</text:p>
          </table:table-cell>
          <table:table-cell office:value-type="float" office:value="1089.007" calcext:value-type="float">
            <text:p>1089.007</text:p>
          </table:table-cell>
          <table:table-cell office:value-type="float" office:value="0" calcext:value-type="float">
            <text:p>0</text:p>
          </table:table-cell>
          <table:table-cell office:value-type="float" office:value="5.973687" calcext:value-type="float">
            <text:p>5.973687</text:p>
          </table:table-cell>
          <table:table-cell office:value-type="float" office:value="3.292769" calcext:value-type="float">
            <text:p>3.292769</text:p>
          </table:table-cell>
          <table:table-cell office:value-type="float" office:value="-81.61065" calcext:value-type="float">
            <text:p>-81.61065</text:p>
          </table:table-cell>
          <table:table-cell office:value-type="float" office:value="4.085573" calcext:value-type="float">
            <text:p>4.085573</text:p>
          </table:table-cell>
          <table:table-cell office:value-type="float" office:value="2.872539" calcext:value-type="float">
            <text:p>2.872539</text:p>
          </table:table-cell>
          <table:table-cell office:value-type="float" office:value="-84.05083" calcext:value-type="float">
            <text:p>-84.05083</text:p>
          </table:table-cell>
          <table:table-cell office:value-type="float" office:value="10.37736" calcext:value-type="float">
            <text:p>10.37736</text:p>
          </table:table-cell>
          <table:table-cell office:value-type="float" office:value="0.02874802" calcext:value-type="float">
            <text:p>0.02874802</text:p>
          </table:table-cell>
          <table:table-cell office:value-type="float" office:value="0.2968228" calcext:value-type="float">
            <text:p>0.2968228</text:p>
          </table:table-cell>
          <table:table-cell office:value-type="float" office:value="0" calcext:value-type="float">
            <text:p>0</text:p>
          </table:table-cell>
          <table:table-cell office:value-type="float" office:value="274.9029" calcext:value-type="float">
            <text:p>274.9029</text:p>
          </table:table-cell>
          <table:table-cell office:value-type="float" office:value="0.0047215" calcext:value-type="float">
            <text:p>0.0047215</text:p>
          </table:table-cell>
          <table:table-cell office:value-type="float" office:value="60.84153" calcext:value-type="float">
            <text:p>60.84153</text:p>
          </table:table-cell>
          <table:table-cell office:value-type="float" office:value="37.9069" calcext:value-type="float">
            <text:p>37.9069</text:p>
          </table:table-cell>
          <table:table-cell office:value-type="float" office:value="35.21118" calcext:value-type="float">
            <text:p>35.21118</text:p>
          </table:table-cell>
          <table:table-cell office:value-type="float" office:value="36.61254" calcext:value-type="float">
            <text:p>36.61254</text:p>
          </table:table-cell>
          <table:table-cell office:value-type="float" office:value="293.15063" calcext:value-type="float">
            <text:p>293.15063</text:p>
          </table:table-cell>
          <table:table-cell office:value-type="float" office:value="22.822247" calcext:value-type="float">
            <text:p>22.822247</text:p>
          </table:table-cell>
          <table:table-cell office:value-type="float" office:value="1387021060" calcext:value-type="float">
            <text:p>1387021060</text:p>
          </table:table-cell>
          <table:table-cell office:value-type="string" calcext:value-type="string">
            <text:p>SoFiA J193236.15+224920.1</text:p>
          </table:table-cell>
          <table:table-cell office:value-type="float" office:value="44.2953933917612" calcext:value-type="float">
            <text:p>44.2953933917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1]+[.CN5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9+2223</text:p>
          </table:table-cell>
          <table:table-cell table:style-name="ce2" office:value-type="string" calcext:value-type="string">
            <text:p>19:29:09</text:p>
          </table:table-cell>
          <table:table-cell table:style-name="ce2"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  <table:table-cell office:value-type="float" office:value="88" calcext:value-type="float">
            <text:p>88</text:p>
          </table:table-cell>
          <table:table-cell office:value-type="float" office:value="321" calcext:value-type="float">
            <text:p>321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174.176" calcext:value-type="float">
            <text:p>174.176</text:p>
          </table:table-cell>
          <table:table-cell office:value-type="float" office:value="187.124" calcext:value-type="float">
            <text:p>187.124</text:p>
          </table:table-cell>
          <table:table-cell office:value-type="float" office:value="123.478" calcext:value-type="float">
            <text:p>123.478</text:p>
          </table:table-cell>
          <table:table-cell office:value-type="float" office:value="174.282" calcext:value-type="float">
            <text:p>174.282</text:p>
          </table:table-cell>
          <table:table-cell office:value-type="float" office:value="187.107" calcext:value-type="float">
            <text:p>187.10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.652597" calcext:value-type="float">
            <text:p>0.652597</text:p>
          </table:table-cell>
          <table:table-cell office:value-type="float" office:value="0.5299615" calcext:value-type="float">
            <text:p>0.5299615</text:p>
          </table:table-cell>
          <table:table-cell office:value-type="float" office:value="0.05400158" calcext:value-type="float">
            <text:p>0.05400158</text:p>
          </table:table-cell>
          <table:table-cell office:value-type="float" office:value="0.008614023" calcext:value-type="float">
            <text:p>0.008614023</text:p>
          </table:table-cell>
          <table:table-cell office:value-type="float" office:value="0" calcext:value-type="float">
            <text:p>0</text:p>
          </table:table-cell>
          <table:table-cell office:value-type="float" office:value="58.43622" calcext:value-type="float">
            <text:p>58.43622</text:p>
          </table:table-cell>
          <table:table-cell office:value-type="float" office:value="2.63479" calcext:value-type="float">
            <text:p>2.63479</text:p>
          </table:table-cell>
          <table:table-cell office:value-type="float" office:value="0.2978423" calcext:value-type="float">
            <text:p>0.2978423</text:p>
          </table:table-cell>
          <table:table-cell office:value-type="float" office:value="4" calcext:value-type="float">
            <text:p>4</text:p>
          </table:table-cell>
          <table:table-cell office:value-type="float" office:value="-0.1803597" calcext:value-type="float">
            <text:p>-0.1803597</text:p>
          </table:table-cell>
          <table:table-cell office:value-type="float" office:value="15.2291" calcext:value-type="float">
            <text:p>15.2291</text:p>
          </table:table-cell>
          <table:table-cell office:value-type="float" office:value="6.69365" calcext:value-type="float">
            <text:p>6.69365</text:p>
          </table:table-cell>
          <table:table-cell office:value-type="float" office:value="89.027" calcext:value-type="float">
            <text:p>89.027</text:p>
          </table:table-cell>
          <table:table-cell office:value-type="float" office:value="178.1804" calcext:value-type="float">
            <text:p>178.1804</text:p>
          </table:table-cell>
          <table:table-cell office:value-type="float" office:value="0" calcext:value-type="float">
            <text:p>0</text:p>
          </table:table-cell>
          <table:table-cell office:value-type="float" office:value="3.3566" calcext:value-type="float">
            <text:p>3.3566</text:p>
          </table:table-cell>
          <table:table-cell office:value-type="float" office:value="2.408536" calcext:value-type="float">
            <text:p>2.408536</text:p>
          </table:table-cell>
          <table:table-cell office:value-type="float" office:value="79.61038" calcext:value-type="float">
            <text:p>79.61038</text:p>
          </table:table-cell>
          <table:table-cell office:value-type="float" office:value="3.145669" calcext:value-type="float">
            <text:p>3.145669</text:p>
          </table:table-cell>
          <table:table-cell office:value-type="float" office:value="2.426498" calcext:value-type="float">
            <text:p>2.426498</text:p>
          </table:table-cell>
          <table:table-cell office:value-type="float" office:value="68.07728" calcext:value-type="float">
            <text:p>68.07728</text:p>
          </table:table-cell>
          <table:table-cell office:value-type="float" office:value="2.403148" calcext:value-type="float">
            <text:p>2.403148</text:p>
          </table:table-cell>
          <table:table-cell office:value-type="float" office:value="0.01973043" calcext:value-type="float">
            <text:p>0.01973043</text:p>
          </table:table-cell>
          <table:table-cell office:value-type="float" office:value="0.2287166" calcext:value-type="float">
            <text:p>0.2287166</text:p>
          </table:table-cell>
          <table:table-cell office:value-type="float" office:value="0" calcext:value-type="float">
            <text:p>0</text:p>
          </table:table-cell>
          <table:table-cell office:value-type="float" office:value="228.1653" calcext:value-type="float">
            <text:p>228.1653</text:p>
          </table:table-cell>
          <table:table-cell office:value-type="float" office:value="0.0046837" calcext:value-type="float">
            <text:p>0.0046837</text:p>
          </table:table-cell>
          <table:table-cell office:value-type="float" office:value="29.28342" calcext:value-type="float">
            <text:p>29.28342</text:p>
          </table:table-cell>
          <table:table-cell office:value-type="float" office:value="12.94052" calcext:value-type="float">
            <text:p>12.94052</text:p>
          </table:table-cell>
          <table:table-cell office:value-type="float" office:value="3.781769" calcext:value-type="float">
            <text:p>3.781769</text:p>
          </table:table-cell>
          <table:table-cell office:value-type="float" office:value="10.91025" calcext:value-type="float">
            <text:p>10.91025</text:p>
          </table:table-cell>
          <table:table-cell office:value-type="float" office:value="292.2931" calcext:value-type="float">
            <text:p>292.2931</text:p>
          </table:table-cell>
          <table:table-cell office:value-type="float" office:value="22.40458" calcext:value-type="float">
            <text:p>22.40458</text:p>
          </table:table-cell>
          <table:table-cell office:value-type="float" office:value="1368466050" calcext:value-type="float">
            <text:p>1368466050</text:p>
          </table:table-cell>
          <table:table-cell office:value-type="string" calcext:value-type="string">
            <text:p>SoFiA J192910.34+222416.5</text:p>
          </table:table-cell>
          <table:table-cell office:value-type="float" office:value="28.4229709722413" calcext:value-type="float">
            <text:p>28.4229709722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2]+[.CN5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3+2335</text:p>
          </table:table-cell>
          <table:table-cell table:style-name="ce2" office:value-type="string" calcext:value-type="string">
            <text:p>19:23:48</text:p>
          </table:table-cell>
          <table:table-cell table:style-name="ce2"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  <table:table-cell office:value-type="float" office:value="562" calcext:value-type="float">
            <text:p>562</text:p>
          </table:table-cell>
          <table:table-cell office:value-type="float" office:value="1778" calcext:value-type="float">
            <text:p>1778</text:p>
          </table:table-cell>
          <table:table-cell office:value-type="float" office:value="197.05" calcext:value-type="float">
            <text:p>197.05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948.425" calcext:value-type="float">
            <text:p>948.425</text:p>
          </table:table-cell>
          <table:table-cell office:value-type="float" office:value="197.154" calcext:value-type="float">
            <text:p>197.154</text:p>
          </table:table-cell>
          <table:table-cell office:value-type="float" office:value="245.432" calcext:value-type="float">
            <text:p>245.432</text:p>
          </table:table-cell>
          <table:table-cell office:value-type="float" office:value="947.878" calcext:value-type="float">
            <text:p>947.878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78141" calcext:value-type="float">
            <text:p>0.78141</text:p>
          </table:table-cell>
          <table:table-cell office:value-type="float" office:value="0.01023407" calcext:value-type="float">
            <text:p>0.01023407</text:p>
          </table:table-cell>
          <table:table-cell office:value-type="float" office:value="0.03321253" calcext:value-type="float">
            <text:p>0.03321253</text:p>
          </table:table-cell>
          <table:table-cell office:value-type="float" office:value="0.4275461" calcext:value-type="float">
            <text:p>0.4275461</text:p>
          </table:table-cell>
          <table:table-cell office:value-type="float" office:value="0" calcext:value-type="float">
            <text:p>0</text:p>
          </table:table-cell>
          <table:table-cell office:value-type="float" office:value="167.4726" calcext:value-type="float">
            <text:p>167.4726</text:p>
          </table:table-cell>
          <table:table-cell office:value-type="float" office:value="3.155249" calcext:value-type="float">
            <text:p>3.155249</text:p>
          </table:table-cell>
          <table:table-cell office:value-type="float" office:value="0.2631286" calcext:value-type="float">
            <text:p>0.2631286</text:p>
          </table:table-cell>
          <table:table-cell office:value-type="float" office:value="6" calcext:value-type="float">
            <text:p>6</text:p>
          </table:table-cell>
          <table:table-cell office:value-type="float" office:value="-0.2896695" calcext:value-type="float">
            <text:p>-0.2896695</text:p>
          </table:table-cell>
          <table:table-cell office:value-type="float" office:value="17.36484" calcext:value-type="float">
            <text:p>17.36484</text:p>
          </table:table-cell>
          <table:table-cell office:value-type="float" office:value="11.70334" calcext:value-type="float">
            <text:p>11.70334</text:p>
          </table:table-cell>
          <table:table-cell office:value-type="float" office:value="468.5166" calcext:value-type="float">
            <text:p>468.5166</text:p>
          </table:table-cell>
          <table:table-cell office:value-type="float" office:value="937.0937" calcext:value-type="float">
            <text:p>937.0937</text:p>
          </table:table-cell>
          <table:table-cell office:value-type="float" office:value="0" calcext:value-type="float">
            <text:p>0</text:p>
          </table:table-cell>
          <table:table-cell office:value-type="float" office:value="2.864023" calcext:value-type="float">
            <text:p>2.864023</text:p>
          </table:table-cell>
          <table:table-cell office:value-type="float" office:value="2.480811" calcext:value-type="float">
            <text:p>2.480811</text:p>
          </table:table-cell>
          <table:table-cell office:value-type="float" office:value="-1.256653" calcext:value-type="float">
            <text:p>-1.256653</text:p>
          </table:table-cell>
          <table:table-cell office:value-type="float" office:value="2.508736" calcext:value-type="float">
            <text:p>2.508736</text:p>
          </table:table-cell>
          <table:table-cell office:value-type="float" office:value="2.344466" calcext:value-type="float">
            <text:p>2.344466</text:p>
          </table:table-cell>
          <table:table-cell office:value-type="float" office:value="-29.76175" calcext:value-type="float">
            <text:p>-29.76175</text:p>
          </table:table-cell>
          <table:table-cell office:value-type="float" office:value="3.260726" calcext:value-type="float">
            <text:p>3.260726</text:p>
          </table:table-cell>
          <table:table-cell office:value-type="float" office:value="0.02764842" calcext:value-type="float">
            <text:p>0.02764842</text:p>
          </table:table-cell>
          <table:table-cell office:value-type="float" office:value="0.4096638" calcext:value-type="float">
            <text:p>0.4096638</text:p>
          </table:table-cell>
          <table:table-cell office:value-type="float" office:value="0" calcext:value-type="float">
            <text:p>0</text:p>
          </table:table-cell>
          <table:table-cell office:value-type="float" office:value="348.7721" calcext:value-type="float">
            <text:p>348.7721</text:p>
          </table:table-cell>
          <table:table-cell office:value-type="float" office:value="0.0046753" calcext:value-type="float">
            <text:p>0.0046753</text:p>
          </table:table-cell>
          <table:table-cell office:value-type="float" office:value="37.8792" calcext:value-type="float">
            <text:p>37.8792</text:p>
          </table:table-cell>
          <table:table-cell office:value-type="float" office:value="17.05511" calcext:value-type="float">
            <text:p>17.05511</text:p>
          </table:table-cell>
          <table:table-cell office:value-type="float" office:value="14.04385" calcext:value-type="float">
            <text:p>14.04385</text:p>
          </table:table-cell>
          <table:table-cell office:value-type="float" office:value="8.715974" calcext:value-type="float">
            <text:p>8.715974</text:p>
          </table:table-cell>
          <table:table-cell office:value-type="float" office:value="290.95123" calcext:value-type="float">
            <text:p>290.95123</text:p>
          </table:table-cell>
          <table:table-cell office:value-type="float" office:value="23.583614" calcext:value-type="float">
            <text:p>23.583614</text:p>
          </table:table-cell>
          <table:table-cell office:value-type="float" office:value="1383713020" calcext:value-type="float">
            <text:p>1383713020</text:p>
          </table:table-cell>
          <table:table-cell office:value-type="string" calcext:value-type="string">
            <text:p>SoFiA J192348.30+233501.0</text:p>
          </table:table-cell>
          <table:table-cell office:value-type="float" office:value="8.08599869941329" calcext:value-type="float">
            <text:p>8.08599869941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3]+[.CN5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8+1956</text:p>
          </table:table-cell>
          <table:table-cell table:style-name="ce2" office:value-type="string" calcext:value-type="string">
            <text:p>19:28:36</text:p>
          </table:table-cell>
          <table:table-cell table:style-name="ce2"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  <table:table-cell office:value-type="float" office:value="622" calcext:value-type="float">
            <text:p>622</text:p>
          </table:table-cell>
          <table:table-cell office:value-type="float" office:value="1969" calcext:value-type="float">
            <text:p>1969</text:p>
          </table:table-cell>
          <table:table-cell office:value-type="float" office:value="131.598" calcext:value-type="float">
            <text:p>131.59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116.955" calcext:value-type="float">
            <text:p>1116.955</text:p>
          </table:table-cell>
          <table:table-cell office:value-type="float" office:value="131.545" calcext:value-type="float">
            <text:p>131.545</text:p>
          </table:table-cell>
          <table:table-cell office:value-type="float" office:value="27.114" calcext:value-type="float">
            <text:p>27.114</text:p>
          </table:table-cell>
          <table:table-cell office:value-type="float" office:value="1116.354" calcext:value-type="float">
            <text:p>1116.354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10" calcext:value-type="float">
            <text:p>1110</text:p>
          </table:table-cell>
          <table:table-cell office:value-type="float" office:value="1125" calcext:value-type="float">
            <text:p>11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771919" calcext:value-type="float">
            <text:p>0.771919</text:p>
          </table:table-cell>
          <table:table-cell office:value-type="float" office:value="0.000004144611" calcext:value-type="float">
            <text:p>4.144611E-06</text:p>
          </table:table-cell>
          <table:table-cell office:value-type="float" office:value="0.01432942" calcext:value-type="float">
            <text:p>0.01432942</text:p>
          </table:table-cell>
          <table:table-cell office:value-type="float" office:value="0.00701113" calcext:value-type="float">
            <text:p>0.00701113</text:p>
          </table:table-cell>
          <table:table-cell office:value-type="float" office:value="0" calcext:value-type="float">
            <text:p>0</text:p>
          </table:table-cell>
          <table:table-cell office:value-type="float" office:value="48.25603" calcext:value-type="float">
            <text:p>48.25603</text:p>
          </table:table-cell>
          <table:table-cell office:value-type="float" office:value="1.018816" calcext:value-type="float">
            <text:p>1.018816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4" calcext:value-type="float">
            <text:p>4</text:p>
          </table:table-cell>
          <table:table-cell office:value-type="float" office:value="-0.1283847" calcext:value-type="float">
            <text:p>-0.1283847</text:p>
          </table:table-cell>
          <table:table-cell office:value-type="float" office:value="12.89036" calcext:value-type="float">
            <text:p>12.89036</text:p>
          </table:table-cell>
          <table:table-cell office:value-type="float" office:value="8.58785" calcext:value-type="float">
            <text:p>8.58785</text:p>
          </table:table-cell>
          <table:table-cell office:value-type="float" office:value="553.5072" calcext:value-type="float">
            <text:p>553.5072</text:p>
          </table:table-cell>
          <table:table-cell office:value-type="float" office:value="1107.128" calcext:value-type="float">
            <text:p>1107.128</text:p>
          </table:table-cell>
          <table:table-cell office:value-type="float" office:value="0" calcext:value-type="float">
            <text:p>0</text:p>
          </table:table-cell>
          <table:table-cell office:value-type="float" office:value="2.65607" calcext:value-type="float">
            <text:p>2.65607</text:p>
          </table:table-cell>
          <table:table-cell office:value-type="float" office:value="1.583668" calcext:value-type="float">
            <text:p>1.583668</text:p>
          </table:table-cell>
          <table:table-cell office:value-type="float" office:value="-6.615275" calcext:value-type="float">
            <text:p>-6.615275</text:p>
          </table:table-cell>
          <table:table-cell office:value-type="float" office:value="2.488134" calcext:value-type="float">
            <text:p>2.488134</text:p>
          </table:table-cell>
          <table:table-cell office:value-type="float" office:value="1.314642" calcext:value-type="float">
            <text:p>1.314642</text:p>
          </table:table-cell>
          <table:table-cell office:value-type="float" office:value="-7.947927" calcext:value-type="float">
            <text:p>-7.947927</text:p>
          </table:table-cell>
          <table:table-cell office:value-type="float" office:value="1.045885" calcext:value-type="float">
            <text:p>1.045885</text:p>
          </table:table-cell>
          <table:table-cell office:value-type="float" office:value="0.020793" calcext:value-type="float">
            <text:p>0.020793</text:p>
          </table:table-cell>
          <table:table-cell office:value-type="float" office:value="0.09030952" calcext:value-type="float">
            <text:p>0.09030952</text:p>
          </table:table-cell>
          <table:table-cell office:value-type="float" office:value="0" calcext:value-type="float">
            <text:p>0</text:p>
          </table:table-cell>
          <table:table-cell office:value-type="float" office:value="350.4698" calcext:value-type="float">
            <text:p>350.4698</text:p>
          </table:table-cell>
          <table:table-cell office:value-type="float" office:value="0.0049237" calcext:value-type="float">
            <text:p>0.0049237</text:p>
          </table:table-cell>
          <table:table-cell office:value-type="float" office:value="20.07165" calcext:value-type="float">
            <text:p>20.07165</text:p>
          </table:table-cell>
          <table:table-cell office:value-type="float" office:value="11.95168" calcext:value-type="float">
            <text:p>11.95168</text:p>
          </table:table-cell>
          <table:table-cell office:value-type="float" office:value="8.719313" calcext:value-type="float">
            <text:p>8.719313</text:p>
          </table:table-cell>
          <table:table-cell office:value-type="float" office:value="10.83734" calcext:value-type="float">
            <text:p>10.83734</text:p>
          </table:table-cell>
          <table:table-cell office:value-type="float" office:value="292.15344" calcext:value-type="float">
            <text:p>292.15344</text:p>
          </table:table-cell>
          <table:table-cell office:value-type="float" office:value="19.951153" calcext:value-type="float">
            <text:p>19.951153</text:p>
          </table:table-cell>
          <table:table-cell office:value-type="float" office:value="1387089660" calcext:value-type="float">
            <text:p>1387089660</text:p>
          </table:table-cell>
          <table:table-cell office:value-type="string" calcext:value-type="string">
            <text:p>SoFiA J192836.83+195704.1</text:p>
          </table:table-cell>
          <table:table-cell office:value-type="float" office:value="15.4506228826609" calcext:value-type="float">
            <text:p>15.4506228826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4]+[.CN54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5+2159</text:p>
          </table:table-cell>
          <table:table-cell table:style-name="ce2" office:value-type="string" calcext:value-type="string">
            <text:p>19:25:22</text:p>
          </table:table-cell>
          <table:table-cell table:style-name="ce2"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  <table:table-cell office:value-type="float" office:value="326" calcext:value-type="float">
            <text:p>326</text:p>
          </table:table-cell>
          <table:table-cell office:value-type="float" office:value="1052" calcext:value-type="float">
            <text:p>1052</text:p>
          </table:table-cell>
          <table:table-cell office:value-type="float" office:value="176.487" calcext:value-type="float">
            <text:p>176.487</text:p>
          </table:table-cell>
          <table:table-cell office:value-type="float" office:value="150.44" calcext:value-type="float">
            <text:p>150.44</text:p>
          </table:table-cell>
          <table:table-cell office:value-type="float" office:value="516.113" calcext:value-type="float">
            <text:p>516.113</text:p>
          </table:table-cell>
          <table:table-cell office:value-type="float" office:value="176.335" calcext:value-type="float">
            <text:p>176.335</text:p>
          </table:table-cell>
          <table:table-cell office:value-type="float" office:value="150.34" calcext:value-type="float">
            <text:p>150.34</text:p>
          </table:table-cell>
          <table:table-cell office:value-type="float" office:value="515.429" calcext:value-type="float">
            <text:p>515.429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.815202" calcext:value-type="float">
            <text:p>0.815202</text:p>
          </table:table-cell>
          <table:table-cell office:value-type="float" office:value="0.3444381" calcext:value-type="float">
            <text:p>0.3444381</text:p>
          </table:table-cell>
          <table:table-cell office:value-type="float" office:value="0.0218044" calcext:value-type="float">
            <text:p>0.0218044</text:p>
          </table:table-cell>
          <table:table-cell office:value-type="float" office:value="0.002077589" calcext:value-type="float">
            <text:p>0.002077589</text:p>
          </table:table-cell>
          <table:table-cell office:value-type="float" office:value="0" calcext:value-type="float">
            <text:p>0</text:p>
          </table:table-cell>
          <table:table-cell office:value-type="float" office:value="326.3869" calcext:value-type="float">
            <text:p>326.3869</text:p>
          </table:table-cell>
          <table:table-cell office:value-type="float" office:value="-468.5987" calcext:value-type="float">
            <text:p>-468.5987</text:p>
          </table:table-cell>
          <table:table-cell office:value-type="float" office:value="0.08610952" calcext:value-type="float">
            <text:p>0.08610952</text:p>
          </table:table-cell>
          <table:table-cell office:value-type="float" office:value="4" calcext:value-type="float">
            <text:p>4</text:p>
          </table:table-cell>
          <table:table-cell office:value-type="float" office:value="-0.04907151" calcext:value-type="float">
            <text:p>-0.04907151</text:p>
          </table:table-cell>
          <table:table-cell office:value-type="float" office:value="9.421731" calcext:value-type="float">
            <text:p>9.421731</text:p>
          </table:table-cell>
          <table:table-cell office:value-type="float" office:value="8.558367" calcext:value-type="float">
            <text:p>8.558367</text:p>
          </table:table-cell>
          <table:table-cell office:value-type="float" office:value="246.0109" calcext:value-type="float">
            <text:p>246.0109</text:p>
          </table:table-cell>
          <table:table-cell office:value-type="float" office:value="492.0491" calcext:value-type="float">
            <text:p>492.0491</text:p>
          </table:table-cell>
          <table:table-cell office:value-type="float" office:value="0" calcext:value-type="float">
            <text:p>0</text:p>
          </table:table-cell>
          <table:table-cell office:value-type="float" office:value="2.577499" calcext:value-type="float">
            <text:p>2.577499</text:p>
          </table:table-cell>
          <table:table-cell office:value-type="float" office:value="1.941512" calcext:value-type="float">
            <text:p>1.941512</text:p>
          </table:table-cell>
          <table:table-cell office:value-type="float" office:value="7.727119" calcext:value-type="float">
            <text:p>7.727119</text:p>
          </table:table-cell>
          <table:table-cell office:value-type="float" office:value="2.013327" calcext:value-type="float">
            <text:p>2.013327</text:p>
          </table:table-cell>
          <table:table-cell office:value-type="float" office:value="1.602662" calcext:value-type="float">
            <text:p>1.602662</text:p>
          </table:table-cell>
          <table:table-cell office:value-type="float" office:value="-4.617074" calcext:value-type="float">
            <text:p>-4.617074</text:p>
          </table:table-cell>
          <table:table-cell office:value-type="float" office:value="2.193598" calcext:value-type="float">
            <text:p>2.193598</text:p>
          </table:table-cell>
          <table:table-cell office:value-type="float" office:value="0.02296073" calcext:value-type="float">
            <text:p>0.02296073</text:p>
          </table:table-cell>
          <table:table-cell office:value-type="float" office:value="0.07590926" calcext:value-type="float">
            <text:p>0.07590926</text:p>
          </table:table-cell>
          <table:table-cell office:value-type="float" office:value="0" calcext:value-type="float">
            <text:p>0</text:p>
          </table:table-cell>
          <table:table-cell office:value-type="float" office:value="263.0022" calcext:value-type="float">
            <text:p>263.0022</text:p>
          </table:table-cell>
          <table:table-cell office:value-type="float" office:value="0.0050427" calcext:value-type="float">
            <text:p>0.0050427</text:p>
          </table:table-cell>
          <table:table-cell office:value-type="float" office:value="26.2318" calcext:value-type="float">
            <text:p>26.2318</text:p>
          </table:table-cell>
          <table:table-cell office:value-type="float" office:value="34.47762" calcext:value-type="float">
            <text:p>34.47762</text:p>
          </table:table-cell>
          <table:table-cell office:value-type="float" office:value="7.319809" calcext:value-type="float">
            <text:p>7.319809</text:p>
          </table:table-cell>
          <table:table-cell office:value-type="float" office:value="34.23241" calcext:value-type="float">
            <text:p>34.23241</text:p>
          </table:table-cell>
          <table:table-cell office:value-type="float" office:value="291.34344" calcext:value-type="float">
            <text:p>291.34344</text:p>
          </table:table-cell>
          <table:table-cell office:value-type="float" office:value="22.001633" calcext:value-type="float">
            <text:p>22.001633</text:p>
          </table:table-cell>
          <table:table-cell office:value-type="float" office:value="1375046140" calcext:value-type="float">
            <text:p>1375046140</text:p>
          </table:table-cell>
          <table:table-cell office:value-type="string" calcext:value-type="string">
            <text:p>SoFiA J192522.43+220005.9</text:p>
          </table:table-cell>
          <table:table-cell office:value-type="float" office:value="9.86330507164375" calcext:value-type="float">
            <text:p>9.86330507164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5]+[.CN55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5+2056</text:p>
          </table:table-cell>
          <table:table-cell table:style-name="ce2" office:value-type="string" calcext:value-type="string">
            <text:p>19:25:59</text:p>
          </table:table-cell>
          <table:table-cell table:style-name="ce2"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  <table:table-cell office:value-type="float" office:value="593" calcext:value-type="float">
            <text:p>593</text:p>
          </table:table-cell>
          <table:table-cell office:value-type="float" office:value="1866" calcext:value-type="float">
            <text:p>1866</text:p>
          </table:table-cell>
          <table:table-cell office:value-type="float" office:value="168.303" calcext:value-type="float">
            <text:p>168.303</text:p>
          </table:table-cell>
          <table:table-cell office:value-type="float" office:value="87.394" calcext:value-type="float">
            <text:p>87.394</text:p>
          </table:table-cell>
          <table:table-cell office:value-type="float" office:value="1052.616" calcext:value-type="float">
            <text:p>1052.616</text:p>
          </table:table-cell>
          <table:table-cell office:value-type="float" office:value="168.297" calcext:value-type="float">
            <text:p>168.297</text:p>
          </table:table-cell>
          <table:table-cell office:value-type="float" office:value="87.379" calcext:value-type="float">
            <text:p>87.379</text:p>
          </table:table-cell>
          <table:table-cell office:value-type="float" office:value="1052.371" calcext:value-type="float">
            <text:p>1052.37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38" calcext:value-type="float">
            <text:p>1038</text:p>
          </table:table-cell>
          <table:table-cell office:value-type="float" office:value="1065" calcext:value-type="float">
            <text:p>106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.795183" calcext:value-type="float">
            <text:p>0.795183</text:p>
          </table:table-cell>
          <table:table-cell office:value-type="float" office:value="0.05378529" calcext:value-type="float">
            <text:p>0.05378529</text:p>
          </table:table-cell>
          <table:table-cell office:value-type="float" office:value="0.0190794" calcext:value-type="float">
            <text:p>0.0190794</text:p>
          </table:table-cell>
          <table:table-cell office:value-type="float" office:value="0.005894712" calcext:value-type="float">
            <text:p>0.005894712</text:p>
          </table:table-cell>
          <table:table-cell office:value-type="float" office:value="0" calcext:value-type="float">
            <text:p>0</text:p>
          </table:table-cell>
          <table:table-cell office:value-type="float" office:value="100.8905" calcext:value-type="float">
            <text:p>100.8905</text:p>
          </table:table-cell>
          <table:table-cell office:value-type="float" office:value="1.400866" calcext:value-type="float">
            <text:p>1.400866</text:p>
          </table:table-cell>
          <table:table-cell office:value-type="float" office:value="0.06813096" calcext:value-type="float">
            <text:p>0.06813096</text:p>
          </table:table-cell>
          <table:table-cell office:value-type="float" office:value="4" calcext:value-type="float">
            <text:p>4</text:p>
          </table:table-cell>
          <table:table-cell office:value-type="float" office:value="-0.05585544" calcext:value-type="float">
            <text:p>-0.05585544</text:p>
          </table:table-cell>
          <table:table-cell office:value-type="float" office:value="31.51206" calcext:value-type="float">
            <text:p>31.51206</text:p>
          </table:table-cell>
          <table:table-cell office:value-type="float" office:value="20.38238" calcext:value-type="float">
            <text:p>20.38238</text:p>
          </table:table-cell>
          <table:table-cell office:value-type="float" office:value="518.0095" calcext:value-type="float">
            <text:p>518.0095</text:p>
          </table:table-cell>
          <table:table-cell office:value-type="float" office:value="1036.056" calcext:value-type="float">
            <text:p>1036.056</text:p>
          </table:table-cell>
          <table:table-cell office:value-type="float" office:value="0" calcext:value-type="float">
            <text:p>0</text:p>
          </table:table-cell>
          <table:table-cell office:value-type="float" office:value="2.714175" calcext:value-type="float">
            <text:p>2.714175</text:p>
          </table:table-cell>
          <table:table-cell office:value-type="float" office:value="1.680708" calcext:value-type="float">
            <text:p>1.680708</text:p>
          </table:table-cell>
          <table:table-cell office:value-type="float" office:value="14.33587" calcext:value-type="float">
            <text:p>14.33587</text:p>
          </table:table-cell>
          <table:table-cell office:value-type="float" office:value="2.323424" calcext:value-type="float">
            <text:p>2.323424</text:p>
          </table:table-cell>
          <table:table-cell office:value-type="float" office:value="1.592424" calcext:value-type="float">
            <text:p>1.592424</text:p>
          </table:table-cell>
          <table:table-cell office:value-type="float" office:value="28.56683" calcext:value-type="float">
            <text:p>28.56683</text:p>
          </table:table-cell>
          <table:table-cell office:value-type="float" office:value="1.388306" calcext:value-type="float">
            <text:p>1.388306</text:p>
          </table:table-cell>
          <table:table-cell office:value-type="float" office:value="0.01774692" calcext:value-type="float">
            <text:p>0.01774692</text:p>
          </table:table-cell>
          <table:table-cell office:value-type="float" office:value="0.1263351" calcext:value-type="float">
            <text:p>0.1263351</text:p>
          </table:table-cell>
          <table:table-cell office:value-type="float" office:value="0" calcext:value-type="float">
            <text:p>0</text:p>
          </table:table-cell>
          <table:table-cell office:value-type="float" office:value="231.5912" calcext:value-type="float">
            <text:p>231.5912</text:p>
          </table:table-cell>
          <table:table-cell office:value-type="float" office:value="0.0043277" calcext:value-type="float">
            <text:p>0.0043277</text:p>
          </table:table-cell>
          <table:table-cell office:value-type="float" office:value="22.79803" calcext:value-type="float">
            <text:p>22.79803</text:p>
          </table:table-cell>
          <table:table-cell office:value-type="float" office:value="24.5036" calcext:value-type="float">
            <text:p>24.5036</text:p>
          </table:table-cell>
          <table:table-cell office:value-type="float" office:value="13.32121" calcext:value-type="float">
            <text:p>13.32121</text:p>
          </table:table-cell>
          <table:table-cell office:value-type="float" office:value="13.45513" calcext:value-type="float">
            <text:p>13.45513</text:p>
          </table:table-cell>
          <table:table-cell office:value-type="float" office:value="291.4952" calcext:value-type="float">
            <text:p>291.4952</text:p>
          </table:table-cell>
          <table:table-cell office:value-type="float" office:value="20.953196" calcext:value-type="float">
            <text:p>20.953196</text:p>
          </table:table-cell>
          <table:table-cell office:value-type="float" office:value="1385807230" calcext:value-type="float">
            <text:p>1385807230</text:p>
          </table:table-cell>
          <table:table-cell office:value-type="string" calcext:value-type="string">
            <text:p>SoFiA J192558.85+205711.5</text:p>
          </table:table-cell>
          <table:table-cell office:value-type="float" office:value="20.6113063566151" calcext:value-type="float">
            <text:p>20.6113063566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6]+[.CN56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7+2011</text:p>
          </table:table-cell>
          <table:table-cell table:style-name="ce2" office:value-type="string" calcext:value-type="string">
            <text:p>19:27:33</text:p>
          </table:table-cell>
          <table:table-cell table:style-name="ce2"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  <table:table-cell office:value-type="float" office:value="618" calcext:value-type="float">
            <text:p>618</text:p>
          </table:table-cell>
          <table:table-cell office:value-type="float" office:value="1963" calcext:value-type="float">
            <text:p>1963</text:p>
          </table:table-cell>
          <table:table-cell office:value-type="float" office:value="146.857" calcext:value-type="float">
            <text:p>146.857</text:p>
          </table:table-cell>
          <table:table-cell office:value-type="float" office:value="41.472" calcext:value-type="float">
            <text:p>41.472</text:p>
          </table:table-cell>
          <table:table-cell office:value-type="float" office:value="1122.934" calcext:value-type="float">
            <text:p>1122.934</text:p>
          </table:table-cell>
          <table:table-cell office:value-type="float" office:value="146.8" calcext:value-type="float">
            <text:p>146.8</text:p>
          </table:table-cell>
          <table:table-cell office:value-type="float" office:value="41.822" calcext:value-type="float">
            <text:p>41.822</text:p>
          </table:table-cell>
          <table:table-cell office:value-type="float" office:value="1120.073" calcext:value-type="float">
            <text:p>1120.073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101" calcext:value-type="float">
            <text:p>1101</text:p>
          </table:table-cell>
          <table:table-cell office:value-type="float" office:value="1157" calcext:value-type="float">
            <text:p>1157</text:p>
          </table:table-cell>
          <table:table-cell office:value-type="float" office:value="2622" calcext:value-type="float">
            <text:p>262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005933969" calcext:value-type="float">
            <text:p>5.933969E-05</text:p>
          </table:table-cell>
          <table:table-cell office:value-type="float" office:value="0" calcext:value-type="float">
            <text:p>0</text:p>
          </table:table-cell>
          <table:table-cell office:value-type="float" office:value="0.0005783602" calcext:value-type="float">
            <text:p>0.0005783602</text:p>
          </table:table-cell>
          <table:table-cell office:value-type="float" office:value="0" calcext:value-type="float">
            <text:p>0</text:p>
          </table:table-cell>
          <table:table-cell office:value-type="float" office:value="1422.869" calcext:value-type="float">
            <text:p>1422.869</text:p>
          </table:table-cell>
          <table:table-cell office:value-type="float" office:value="24.9918" calcext:value-type="float">
            <text:p>24.9918</text:p>
          </table:table-cell>
          <table:table-cell office:value-type="float" office:value="1.379417" calcext:value-type="float">
            <text:p>1.379417</text:p>
          </table:table-cell>
          <table:table-cell office:value-type="float" office:value="4" calcext:value-type="float">
            <text:p>4</text:p>
          </table:table-cell>
          <table:table-cell office:value-type="float" office:value="-0.06714183" calcext:value-type="float">
            <text:p>-0.06714183</text:p>
          </table:table-cell>
          <table:table-cell office:value-type="float" office:value="25.93531" calcext:value-type="float">
            <text:p>25.93531</text:p>
          </table:table-cell>
          <table:table-cell office:value-type="float" office:value="17.13603" calcext:value-type="float">
            <text:p>17.13603</text:p>
          </table:table-cell>
          <table:table-cell office:value-type="float" office:value="544.5" calcext:value-type="float">
            <text:p>544.5</text:p>
          </table:table-cell>
          <table:table-cell office:value-type="float" office:value="1089.067" calcext:value-type="float">
            <text:p>1089.067</text:p>
          </table:table-cell>
          <table:table-cell office:value-type="float" office:value="0" calcext:value-type="float">
            <text:p>0</text:p>
          </table:table-cell>
          <table:table-cell office:value-type="float" office:value="6.503847" calcext:value-type="float">
            <text:p>6.503847</text:p>
          </table:table-cell>
          <table:table-cell office:value-type="float" office:value="5.368882" calcext:value-type="float">
            <text:p>5.368882</text:p>
          </table:table-cell>
          <table:table-cell office:value-type="float" office:value="88.16414" calcext:value-type="float">
            <text:p>88.16414</text:p>
          </table:table-cell>
          <table:table-cell office:value-type="float" office:value="4.473247" calcext:value-type="float">
            <text:p>4.473247</text:p>
          </table:table-cell>
          <table:table-cell office:value-type="float" office:value="4.28459" calcext:value-type="float">
            <text:p>4.28459</text:p>
          </table:table-cell>
          <table:table-cell office:value-type="float" office:value="59.35539" calcext:value-type="float">
            <text:p>59.35539</text:p>
          </table:table-cell>
          <table:table-cell office:value-type="float" office:value="27.79788" calcext:value-type="float">
            <text:p>27.79788</text:p>
          </table:table-cell>
          <table:table-cell office:value-type="float" office:value="0.05157958" calcext:value-type="float">
            <text:p>0.05157958</text:p>
          </table:table-cell>
          <table:table-cell office:value-type="float" office:value="1.765869" calcext:value-type="float">
            <text:p>1.765869</text:p>
          </table:table-cell>
          <table:table-cell office:value-type="float" office:value="0" calcext:value-type="float">
            <text:p>0</text:p>
          </table:table-cell>
          <table:table-cell office:value-type="float" office:value="277.8803" calcext:value-type="float">
            <text:p>277.8803</text:p>
          </table:table-cell>
          <table:table-cell office:value-type="float" office:value="0.0044529" calcext:value-type="float">
            <text:p>0.0044529</text:p>
          </table:table-cell>
          <table:table-cell office:value-type="float" office:value="121.983" calcext:value-type="float">
            <text:p>121.983</text:p>
          </table:table-cell>
          <table:table-cell office:value-type="float" office:value="28.23794" calcext:value-type="float">
            <text:p>28.23794</text:p>
          </table:table-cell>
          <table:table-cell office:value-type="float" office:value="16.46718" calcext:value-type="float">
            <text:p>16.46718</text:p>
          </table:table-cell>
          <table:table-cell office:value-type="float" office:value="14.97872" calcext:value-type="float">
            <text:p>14.97872</text:p>
          </table:table-cell>
          <table:table-cell office:value-type="float" office:value="291.882" calcext:value-type="float">
            <text:p>291.882</text:p>
          </table:table-cell>
          <table:table-cell office:value-type="float" office:value="20.19561" calcext:value-type="float">
            <text:p>20.19561</text:p>
          </table:table-cell>
          <table:table-cell office:value-type="float" office:value="1387164160" calcext:value-type="float">
            <text:p>1387164160</text:p>
          </table:table-cell>
          <table:table-cell office:value-type="string" calcext:value-type="string">
            <text:p>SoFiA J192731.68+201144.2</text:p>
          </table:table-cell>
          <table:table-cell office:value-type="float" office:value="19.0059296780409" calcext:value-type="float">
            <text:p>19.0059296780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7]+[.CN5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4+2033</text:p>
          </table:table-cell>
          <table:table-cell table:style-name="ce2" office:value-type="string" calcext:value-type="string">
            <text:p>19:24:31</text:p>
          </table:table-cell>
          <table:table-cell table:style-name="ce2"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  <table:table-cell office:value-type="float" office:value="207" calcext:value-type="float">
            <text:p>207</text:p>
          </table:table-cell>
          <table:table-cell office:value-type="float" office:value="897" calcext:value-type="float">
            <text:p>897</text:p>
          </table:table-cell>
          <table:table-cell office:value-type="float" office:value="188.595" calcext:value-type="float">
            <text:p>188.595</text:p>
          </table:table-cell>
          <table:table-cell office:value-type="float" office:value="65.807" calcext:value-type="float">
            <text:p>65.807</text:p>
          </table:table-cell>
          <table:table-cell office:value-type="float" office:value="3017.748" calcext:value-type="float">
            <text:p>3017.748</text:p>
          </table:table-cell>
          <table:table-cell office:value-type="float" office:value="188.595" calcext:value-type="float">
            <text:p>188.595</text:p>
          </table:table-cell>
          <table:table-cell office:value-type="float" office:value="65.604" calcext:value-type="float">
            <text:p>65.604</text:p>
          </table:table-cell>
          <table:table-cell office:value-type="float" office:value="3019.716" calcext:value-type="float">
            <text:p>3019.716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3000" calcext:value-type="float">
            <text:p>3000</text:p>
          </table:table-cell>
          <table:table-cell office:value-type="float" office:value="3030" calcext:value-type="float">
            <text:p>3030</text:p>
          </table:table-cell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75242" calcext:value-type="float">
            <text:p>0.675242</text:p>
          </table:table-cell>
          <table:table-cell office:value-type="float" office:value="0.05420382" calcext:value-type="float">
            <text:p>0.05420382</text:p>
          </table:table-cell>
          <table:table-cell office:value-type="float" office:value="0.02325274" calcext:value-type="float">
            <text:p>0.02325274</text:p>
          </table:table-cell>
          <table:table-cell office:value-type="float" office:value="0.2967755" calcext:value-type="float">
            <text:p>0.2967755</text:p>
          </table:table-cell>
          <table:table-cell office:value-type="float" office:value="0" calcext:value-type="float">
            <text:p>0</text:p>
          </table:table-cell>
          <table:table-cell office:value-type="float" office:value="205.683" calcext:value-type="float">
            <text:p>205.683</text:p>
          </table:table-cell>
          <table:table-cell office:value-type="float" office:value="2.575332" calcext:value-type="float">
            <text:p>2.575332</text:p>
          </table:table-cell>
          <table:table-cell office:value-type="float" office:value="0.2117662" calcext:value-type="float">
            <text:p>0.2117662</text:p>
          </table:table-cell>
          <table:table-cell office:value-type="float" office:value="6" calcext:value-type="float">
            <text:p>6</text:p>
          </table:table-cell>
          <table:table-cell office:value-type="float" office:value="-0.1138984" calcext:value-type="float">
            <text:p>-0.1138984</text:p>
          </table:table-cell>
          <table:table-cell office:value-type="float" office:value="19.14252" calcext:value-type="float">
            <text:p>19.14252</text:p>
          </table:table-cell>
          <table:table-cell office:value-type="float" office:value="8.248862" calcext:value-type="float">
            <text:p>8.248862</text:p>
          </table:table-cell>
          <table:table-cell office:value-type="float" office:value="1499.512" calcext:value-type="float">
            <text:p>1499.512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  <table:table-cell office:value-type="float" office:value="2.700816" calcext:value-type="float">
            <text:p>2.700816</text:p>
          </table:table-cell>
          <table:table-cell office:value-type="float" office:value="2.17205" calcext:value-type="float">
            <text:p>2.17205</text:p>
          </table:table-cell>
          <table:table-cell office:value-type="float" office:value="4.509596" calcext:value-type="float">
            <text:p>4.509596</text:p>
          </table:table-cell>
          <table:table-cell office:value-type="float" office:value="2.578758" calcext:value-type="float">
            <text:p>2.578758</text:p>
          </table:table-cell>
          <table:table-cell office:value-type="float" office:value="2.086815" calcext:value-type="float">
            <text:p>2.086815</text:p>
          </table:table-cell>
          <table:table-cell office:value-type="float" office:value="-12.9254" calcext:value-type="float">
            <text:p>-12.9254</text:p>
          </table:table-cell>
          <table:table-cell office:value-type="float" office:value="2.082345" calcext:value-type="float">
            <text:p>2.082345</text:p>
          </table:table-cell>
          <table:table-cell office:value-type="float" office:value="0.02083282" calcext:value-type="float">
            <text:p>0.02083282</text:p>
          </table:table-cell>
          <table:table-cell office:value-type="float" office:value="0.06150969" calcext:value-type="float">
            <text:p>0.06150969</text:p>
          </table:table-cell>
          <table:table-cell office:value-type="float" office:value="0" calcext:value-type="float">
            <text:p>0</text:p>
          </table:table-cell>
          <table:table-cell office:value-type="float" office:value="242.5898" calcext:value-type="float">
            <text:p>242.5898</text:p>
          </table:table-cell>
          <table:table-cell office:value-type="float" office:value="0.0045543" calcext:value-type="float">
            <text:p>0.0045543</text:p>
          </table:table-cell>
          <table:table-cell office:value-type="float" office:value="26.35411" calcext:value-type="float">
            <text:p>26.35411</text:p>
          </table:table-cell>
          <table:table-cell office:value-type="float" office:value="17.54835" calcext:value-type="float">
            <text:p>17.54835</text:p>
          </table:table-cell>
          <table:table-cell office:value-type="float" office:value="16.56019" calcext:value-type="float">
            <text:p>16.56019</text:p>
          </table:table-cell>
          <table:table-cell office:value-type="float" office:value="27.46248" calcext:value-type="float">
            <text:p>27.46248</text:p>
          </table:table-cell>
          <table:table-cell office:value-type="float" office:value="291.1362" calcext:value-type="float">
            <text:p>291.1362</text:p>
          </table:table-cell>
          <table:table-cell office:value-type="float" office:value="20.587614" calcext:value-type="float">
            <text:p>20.587614</text:p>
          </table:table-cell>
          <table:table-cell office:value-type="float" office:value="1425235970" calcext:value-type="float">
            <text:p>1425235970</text:p>
          </table:table-cell>
          <table:table-cell office:value-type="string" calcext:value-type="string">
            <text:p>SoFiA J192432.69+203515.4</text:p>
          </table:table-cell>
          <table:table-cell office:value-type="float" office:value="93.466538178714" calcext:value-type="float">
            <text:p>93.466538178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8]+[.CN5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37+2317</text:p>
          </table:table-cell>
          <table:table-cell table:style-name="ce2" office:value-type="string" calcext:value-type="string">
            <text:p>19:37:10</text:p>
          </table:table-cell>
          <table:table-cell table:style-name="ce2"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  <table:table-cell office:value-type="float" office:value="58" calcext:value-type="float">
            <text:p>58</text:p>
          </table:table-cell>
          <table:table-cell office:value-type="float" office:value="393" calcext:value-type="float">
            <text:p>393</text:p>
          </table:table-cell>
          <table:table-cell office:value-type="float" office:value="13.602" calcext:value-type="float">
            <text:p>13.602</text:p>
          </table:table-cell>
          <table:table-cell office:value-type="float" office:value="227.325" calcext:value-type="float">
            <text:p>227.325</text:p>
          </table:table-cell>
          <table:table-cell office:value-type="float" office:value="1116.83" calcext:value-type="float">
            <text:p>1116.83</text:p>
          </table:table-cell>
          <table:table-cell office:value-type="float" office:value="13.55" calcext:value-type="float">
            <text:p>13.55</text:p>
          </table:table-cell>
          <table:table-cell office:value-type="float" office:value="227.477" calcext:value-type="float">
            <text:p>227.477</text:p>
          </table:table-cell>
          <table:table-cell office:value-type="float" office:value="1116.002" calcext:value-type="float">
            <text:p>1116.0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1097" calcext:value-type="float">
            <text:p>1097</text:p>
          </table:table-cell>
          <table:table-cell office:value-type="float" office:value="1131" calcext:value-type="float">
            <text:p>1131</text:p>
          </table:table-cell>
          <table:table-cell office:value-type="float" office:value="872" calcext:value-type="float">
            <text:p>87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0.687564" calcext:value-type="float">
            <text:p>0.687564</text:p>
          </table:table-cell>
          <table:table-cell office:value-type="float" office:value="0.4893918" calcext:value-type="float">
            <text:p>0.4893918</text:p>
          </table:table-cell>
          <table:table-cell office:value-type="float" office:value="0.02393789" calcext:value-type="float">
            <text:p>0.02393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.9926" calcext:value-type="float">
            <text:p>757.9926</text:p>
          </table:table-cell>
          <table:table-cell office:value-type="float" office:value="5.182942" calcext:value-type="float">
            <text:p>5.182942</text:p>
          </table:table-cell>
          <table:table-cell office:value-type="float" office:value="0.2240679" calcext:value-type="float">
            <text:p>0.22406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48.012" calcext:value-type="float">
            <text:p>548.012</text:p>
          </table:table-cell>
          <table:table-cell office:value-type="float" office:value="1096.059" calcext:value-type="float">
            <text:p>1096.059</text:p>
          </table:table-cell>
          <table:table-cell office:value-type="float" office:value="0" calcext:value-type="float">
            <text:p>0</text:p>
          </table:table-cell>
          <table:table-cell office:value-type="float" office:value="3.658868" calcext:value-type="float">
            <text:p>3.658868</text:p>
          </table:table-cell>
          <table:table-cell office:value-type="float" office:value="3.164811" calcext:value-type="float">
            <text:p>3.164811</text:p>
          </table:table-cell>
          <table:table-cell office:value-type="float" office:value="60.14541" calcext:value-type="float">
            <text:p>60.14541</text:p>
          </table:table-cell>
          <table:table-cell office:value-type="float" office:value="3.237383" calcext:value-type="float">
            <text:p>3.237383</text:p>
          </table:table-cell>
          <table:table-cell office:value-type="float" office:value="2.844965" calcext:value-type="float">
            <text:p>2.844965</text:p>
          </table:table-cell>
          <table:table-cell office:value-type="float" office:value="87.14073" calcext:value-type="float">
            <text:p>87.14073</text:p>
          </table:table-cell>
          <table:table-cell office:value-type="float" office:value="6.427932" calcext:value-type="float">
            <text:p>6.427932</text:p>
          </table:table-cell>
          <table:table-cell office:value-type="float" office:value="0.02671994" calcext:value-type="float">
            <text:p>0.02671994</text:p>
          </table:table-cell>
          <table:table-cell office:value-type="float" office:value="0.2018112" calcext:value-type="float">
            <text:p>0.2018112</text:p>
          </table:table-cell>
          <table:table-cell office:value-type="float" office:value="0" calcext:value-type="float">
            <text:p>0</text:p>
          </table:table-cell>
          <table:table-cell office:value-type="float" office:value="267.1699" calcext:value-type="float">
            <text:p>267.1699</text:p>
          </table:table-cell>
          <table:table-cell office:value-type="float" office:value="0.0049412" calcext:value-type="float">
            <text:p>0.0049412</text:p>
          </table:table-cell>
          <table:table-cell office:value-type="float" office:value="44.05376" calcext:value-type="float">
            <text:p>44.05376</text:p>
          </table:table-cell>
          <table:table-cell office:value-type="float" office:value="34.16829" calcext:value-type="float">
            <text:p>34.16829</text:p>
          </table:table-cell>
          <table:table-cell office:value-type="float" office:value="31.36087" calcext:value-type="float">
            <text:p>31.36087</text:p>
          </table:table-cell>
          <table:table-cell office:value-type="float" office:value="33.38911" calcext:value-type="float">
            <text:p>33.38911</text:p>
          </table:table-cell>
          <table:table-cell office:value-type="float" office:value="294.28656" calcext:value-type="float">
            <text:p>294.28656</text:p>
          </table:table-cell>
          <table:table-cell office:value-type="float" office:value="23.281864" calcext:value-type="float">
            <text:p>23.281864</text:p>
          </table:table-cell>
          <table:table-cell office:value-type="float" office:value="1387082500" calcext:value-type="float">
            <text:p>1387082500</text:p>
          </table:table-cell>
          <table:table-cell office:value-type="string" calcext:value-type="string">
            <text:p>SoFiA J193708.78+231654.7</text:p>
          </table:table-cell>
          <table:table-cell office:value-type="float" office:value="22.779581678839" calcext:value-type="float">
            <text:p>22.7795816788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9]+[.CN59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2+1956</text:p>
          </table:table-cell>
          <table:table-cell table:style-name="ce2" office:value-type="string" calcext:value-type="string">
            <text:p>19:22:30</text:p>
          </table:table-cell>
          <table:table-cell table:style-name="ce2"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  <table:table-cell office:value-type="float" office:value="508" calcext:value-type="float">
            <text:p>508</text:p>
          </table:table-cell>
          <table:table-cell office:value-type="float" office:value="1149" calcext:value-type="float">
            <text:p>1149</text:p>
          </table:table-cell>
          <table:table-cell office:value-type="float" office:value="217.835" calcext:value-type="float">
            <text:p>217.835</text:p>
          </table:table-cell>
          <table:table-cell office:value-type="float" office:value="27.376" calcext:value-type="float">
            <text:p>27.376</text:p>
          </table:table-cell>
          <table:table-cell office:value-type="float" office:value="937.671" calcext:value-type="float">
            <text:p>937.671</text:p>
          </table:table-cell>
          <table:table-cell office:value-type="float" office:value="217.845" calcext:value-type="float">
            <text:p>217.845</text:p>
          </table:table-cell>
          <table:table-cell office:value-type="float" office:value="27.301" calcext:value-type="float">
            <text:p>27.301</text:p>
          </table:table-cell>
          <table:table-cell office:value-type="float" office:value="937.55" calcext:value-type="float">
            <text:p>937.55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32" calcext:value-type="float">
            <text:p>932</text:p>
          </table:table-cell>
          <table:table-cell office:value-type="float" office:value="948" calcext:value-type="float">
            <text:p>94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680578" calcext:value-type="float">
            <text:p>0.680578</text:p>
          </table:table-cell>
          <table:table-cell office:value-type="float" office:value="0.06559435" calcext:value-type="float">
            <text:p>0.06559435</text:p>
          </table:table-cell>
          <table:table-cell office:value-type="float" office:value="0.0649884" calcext:value-type="float">
            <text:p>0.0649884</text:p>
          </table:table-cell>
          <table:table-cell office:value-type="float" office:value="0.004637563" calcext:value-type="float">
            <text:p>0.004637563</text:p>
          </table:table-cell>
          <table:table-cell office:value-type="float" office:value="0" calcext:value-type="float">
            <text:p>0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0.7473345" calcext:value-type="float">
            <text:p>0.7473345</text:p>
          </table:table-cell>
          <table:table-cell office:value-type="float" office:value="0.082435" calcext:value-type="float">
            <text:p>0.082435</text:p>
          </table:table-cell>
          <table:table-cell office:value-type="float" office:value="3" calcext:value-type="float">
            <text:p>3</text:p>
          </table:table-cell>
          <table:table-cell office:value-type="float" office:value="-0.1445961" calcext:value-type="float">
            <text:p>-0.1445961</text:p>
          </table:table-cell>
          <table:table-cell office:value-type="float" office:value="13.4891" calcext:value-type="float">
            <text:p>13.4891</text:p>
          </table:table-cell>
          <table:table-cell office:value-type="float" office:value="8.078966" calcext:value-type="float">
            <text:p>8.078966</text:p>
          </table:table-cell>
          <table:table-cell office:value-type="float" office:value="464.0325" calcext:value-type="float">
            <text:p>464.0325</text:p>
          </table:table-cell>
          <table:table-cell office:value-type="float" office:value="928.1446" calcext:value-type="float">
            <text:p>928.1446</text:p>
          </table:table-cell>
          <table:table-cell office:value-type="float" office:value="0" calcext:value-type="float">
            <text:p>0</text:p>
          </table:table-cell>
          <table:table-cell office:value-type="float" office:value="1.893871" calcext:value-type="float">
            <text:p>1.893871</text:p>
          </table:table-cell>
          <table:table-cell office:value-type="float" office:value="1.370008" calcext:value-type="float">
            <text:p>1.370008</text:p>
          </table:table-cell>
          <table:table-cell office:value-type="float" office:value="46.38731" calcext:value-type="float">
            <text:p>46.38731</text:p>
          </table:table-cell>
          <table:table-cell office:value-type="float" office:value="1.721308" calcext:value-type="float">
            <text:p>1.721308</text:p>
          </table:table-cell>
          <table:table-cell office:value-type="float" office:value="1.479796" calcext:value-type="float">
            <text:p>1.479796</text:p>
          </table:table-cell>
          <table:table-cell office:value-type="float" office:value="-89.40607" calcext:value-type="float">
            <text:p>-89.40607</text:p>
          </table:table-cell>
          <table:table-cell office:value-type="float" office:value="0.6877674" calcext:value-type="float">
            <text:p>0.6877674</text:p>
          </table:table-cell>
          <table:table-cell office:value-type="float" office:value="0.01774434" calcext:value-type="float">
            <text:p>0.01774434</text:p>
          </table:table-cell>
          <table:table-cell office:value-type="float" office:value="0.06028637" calcext:value-type="float">
            <text:p>0.06028637</text:p>
          </table:table-cell>
          <table:table-cell office:value-type="float" office:value="0" calcext:value-type="float">
            <text:p>0</text:p>
          </table:table-cell>
          <table:table-cell office:value-type="float" office:value="223.2071" calcext:value-type="float">
            <text:p>223.2071</text:p>
          </table:table-cell>
          <table:table-cell office:value-type="float" office:value="0.0049702" calcext:value-type="float">
            <text:p>0.0049702</text:p>
          </table:table-cell>
          <table:table-cell office:value-type="float" office:value="15.18911" calcext:value-type="float">
            <text:p>15.18911</text:p>
          </table:table-cell>
          <table:table-cell office:value-type="float" office:value="12.07811" calcext:value-type="float">
            <text:p>12.07811</text:p>
          </table:table-cell>
          <table:table-cell office:value-type="float" office:value="7.117927" calcext:value-type="float">
            <text:p>7.117927</text:p>
          </table:table-cell>
          <table:table-cell office:value-type="float" office:value="10.7775" calcext:value-type="float">
            <text:p>10.7775</text:p>
          </table:table-cell>
          <table:table-cell office:value-type="float" office:value="290.62302" calcext:value-type="float">
            <text:p>290.62302</text:p>
          </table:table-cell>
          <table:table-cell office:value-type="float" office:value="19.943832" calcext:value-type="float">
            <text:p>19.943832</text:p>
          </table:table-cell>
          <table:table-cell office:value-type="float" office:value="1383506050" calcext:value-type="float">
            <text:p>1383506050</text:p>
          </table:table-cell>
          <table:table-cell office:value-type="string" calcext:value-type="string">
            <text:p>SoFiA J192229.53+195637.8</text:p>
          </table:table-cell>
          <table:table-cell office:value-type="float" office:value="7.92024203609352" calcext:value-type="float">
            <text:p>7.920242036093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0]+[.CN6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4+2105</text:p>
          </table:table-cell>
          <table:table-cell table:style-name="ce2" office:value-type="string" calcext:value-type="string">
            <text:p>19:24:03</text:p>
          </table:table-cell>
          <table:table-cell table:style-name="ce2"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  <table:table-cell office:value-type="float" office:value="963" calcext:value-type="float">
            <text:p>963</text:p>
          </table:table-cell>
          <table:table-cell office:value-type="float" office:value="2068" calcext:value-type="float">
            <text:p>2068</text:p>
          </table:table-cell>
          <table:table-cell office:value-type="float" office:value="195.232" calcext:value-type="float">
            <text:p>195.232</text:p>
          </table:table-cell>
          <table:table-cell office:value-type="float" office:value="95.744" calcext:value-type="float">
            <text:p>95.744</text:p>
          </table:table-cell>
          <table:table-cell office:value-type="float" office:value="1996.598" calcext:value-type="float">
            <text:p>1996.598</text:p>
          </table:table-cell>
          <table:table-cell office:value-type="float" office:value="195.23" calcext:value-type="float">
            <text:p>195.23</text:p>
          </table:table-cell>
          <table:table-cell office:value-type="float" office:value="95.798" calcext:value-type="float">
            <text:p>95.798</text:p>
          </table:table-cell>
          <table:table-cell office:value-type="float" office:value="1996.554" calcext:value-type="float">
            <text:p>1996.554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606192" calcext:value-type="float">
            <text:p>0.606192</text:p>
          </table:table-cell>
          <table:table-cell office:value-type="float" office:value="0.00002435686" calcext:value-type="float">
            <text:p>2.435686E-05</text:p>
          </table:table-cell>
          <table:table-cell office:value-type="float" office:value="0.08392079" calcext:value-type="float">
            <text:p>0.08392079</text:p>
          </table:table-cell>
          <table:table-cell office:value-type="float" office:value="0.01336476" calcext:value-type="float">
            <text:p>0.01336476</text:p>
          </table:table-cell>
          <table:table-cell office:value-type="float" office:value="0" calcext:value-type="float">
            <text:p>0</text:p>
          </table:table-cell>
          <table:table-cell office:value-type="float" office:value="27.53357" calcext:value-type="float">
            <text:p>27.53357</text:p>
          </table:table-cell>
          <table:table-cell office:value-type="float" office:value="0.7152136" calcext:value-type="float">
            <text:p>0.7152136</text:p>
          </table:table-cell>
          <table:table-cell office:value-type="float" office:value="0.07768849" calcext:value-type="float">
            <text:p>0.07768849</text:p>
          </table:table-cell>
          <table:table-cell office:value-type="float" office:value="4" calcext:value-type="float">
            <text:p>4</text:p>
          </table:table-cell>
          <table:table-cell office:value-type="float" office:value="-0.110606" calcext:value-type="float">
            <text:p>-0.110606</text:p>
          </table:table-cell>
          <table:table-cell office:value-type="float" office:value="12.69931" calcext:value-type="float">
            <text:p>12.69931</text:p>
          </table:table-cell>
          <table:table-cell office:value-type="float" office:value="9.535138" calcext:value-type="float">
            <text:p>9.535138</text:p>
          </table:table-cell>
          <table:table-cell office:value-type="float" office:value="994.542" calcext:value-type="float">
            <text:p>994.542</text:p>
          </table:table-cell>
          <table:table-cell office:value-type="float" office:value="1989.111" calcext:value-type="float">
            <text:p>1989.111</text:p>
          </table:table-cell>
          <table:table-cell office:value-type="float" office:value="0" calcext:value-type="float">
            <text:p>0</text:p>
          </table:table-cell>
          <table:table-cell office:value-type="float" office:value="1.95649" calcext:value-type="float">
            <text:p>1.95649</text:p>
          </table:table-cell>
          <table:table-cell office:value-type="float" office:value="1.408041" calcext:value-type="float">
            <text:p>1.408041</text:p>
          </table:table-cell>
          <table:table-cell office:value-type="float" office:value="-21.52604" calcext:value-type="float">
            <text:p>-21.52604</text:p>
          </table:table-cell>
          <table:table-cell office:value-type="float" office:value="1.776901" calcext:value-type="float">
            <text:p>1.776901</text:p>
          </table:table-cell>
          <table:table-cell office:value-type="float" office:value="1.271624" calcext:value-type="float">
            <text:p>1.271624</text:p>
          </table:table-cell>
          <table:table-cell office:value-type="float" office:value="0.03393334" calcext:value-type="float">
            <text:p>0.03393334</text:p>
          </table:table-cell>
          <table:table-cell office:value-type="float" office:value="0.7224785" calcext:value-type="float">
            <text:p>0.7224785</text:p>
          </table:table-cell>
          <table:table-cell office:value-type="float" office:value="0.01724595" calcext:value-type="float">
            <text:p>0.01724595</text:p>
          </table:table-cell>
          <table:table-cell office:value-type="float" office:value="0.08145582" calcext:value-type="float">
            <text:p>0.08145582</text:p>
          </table:table-cell>
          <table:table-cell office:value-type="float" office:value="0" calcext:value-type="float">
            <text:p>0</text:p>
          </table:table-cell>
          <table:table-cell office:value-type="float" office:value="346.4258" calcext:value-type="float">
            <text:p>346.4258</text:p>
          </table:table-cell>
          <table:table-cell office:value-type="float" office:value="0.0045517" calcext:value-type="float">
            <text:p>0.0045517</text:p>
          </table:table-cell>
          <table:table-cell office:value-type="float" office:value="17.52841" calcext:value-type="float">
            <text:p>17.52841</text:p>
          </table:table-cell>
          <table:table-cell office:value-type="float" office:value="11.96735" calcext:value-type="float">
            <text:p>11.96735</text:p>
          </table:table-cell>
          <table:table-cell office:value-type="float" office:value="10.08083" calcext:value-type="float">
            <text:p>10.08083</text:p>
          </table:table-cell>
          <table:table-cell office:value-type="float" office:value="10.18411" calcext:value-type="float">
            <text:p>10.18411</text:p>
          </table:table-cell>
          <table:table-cell office:value-type="float" office:value="291.0131" calcext:value-type="float">
            <text:p>291.0131</text:p>
          </table:table-cell>
          <table:table-cell office:value-type="float" office:value="21.089888" calcext:value-type="float">
            <text:p>21.089888</text:p>
          </table:table-cell>
          <table:table-cell office:value-type="float" office:value="1404730240" calcext:value-type="float">
            <text:p>1404730240</text:p>
          </table:table-cell>
          <table:table-cell office:value-type="string" calcext:value-type="string">
            <text:p>SoFiA J192403.14+210523.6</text:p>
          </table:table-cell>
          <table:table-cell office:value-type="float" office:value="4.10872214340739" calcext:value-type="float">
            <text:p>4.108722143407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1]+[.CN6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5+2045</text:p>
          </table:table-cell>
          <table:table-cell table:style-name="ce2" office:value-type="string" calcext:value-type="string">
            <text:p>19:25:03</text:p>
          </table:table-cell>
          <table:table-cell table:style-name="ce2"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  <table:table-cell office:value-type="float" office:value="379" calcext:value-type="float">
            <text:p>379</text:p>
          </table:table-cell>
          <table:table-cell office:value-type="float" office:value="863" calcext:value-type="float">
            <text:p>863</text:p>
          </table:table-cell>
          <table:table-cell office:value-type="float" office:value="181.418" calcext:value-type="float">
            <text:p>181.418</text:p>
          </table:table-cell>
          <table:table-cell office:value-type="float" office:value="75.859" calcext:value-type="float">
            <text:p>75.859</text:p>
          </table:table-cell>
          <table:table-cell office:value-type="float" office:value="717.825" calcext:value-type="float">
            <text:p>717.825</text:p>
          </table:table-cell>
          <table:table-cell office:value-type="float" office:value="181.442" calcext:value-type="float">
            <text:p>181.442</text:p>
          </table:table-cell>
          <table:table-cell office:value-type="float" office:value="75.878" calcext:value-type="float">
            <text:p>75.878</text:p>
          </table:table-cell>
          <table:table-cell office:value-type="float" office:value="718.437" calcext:value-type="float">
            <text:p>718.43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4" calcext:value-type="float">
            <text:p>694</text:p>
          </table:table-cell>
          <table:table-cell office:value-type="float" office:value="748" calcext:value-type="float">
            <text:p>748</text:p>
          </table:table-cell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650482" calcext:value-type="float">
            <text:p>0.650482</text:p>
          </table:table-cell>
          <table:table-cell office:value-type="float" office:value="0.09160354" calcext:value-type="float">
            <text:p>0.09160354</text:p>
          </table:table-cell>
          <table:table-cell office:value-type="float" office:value="0.008242303" calcext:value-type="float">
            <text:p>0.008242303</text:p>
          </table:table-cell>
          <table:table-cell office:value-type="float" office:value="0.0017149" calcext:value-type="float">
            <text:p>0.0017149</text:p>
          </table:table-cell>
          <table:table-cell office:value-type="float" office:value="0" calcext:value-type="float">
            <text:p>0</text:p>
          </table:table-cell>
          <table:table-cell office:value-type="float" office:value="268.4923" calcext:value-type="float">
            <text:p>268.4923</text:p>
          </table:table-cell>
          <table:table-cell office:value-type="float" office:value="1.167952" calcext:value-type="float">
            <text:p>1.167952</text:p>
          </table:table-cell>
          <table:table-cell office:value-type="float" office:value="0.02290088" calcext:value-type="float">
            <text:p>0.02290088</text:p>
          </table:table-cell>
          <table:table-cell office:value-type="float" office:value="1" calcext:value-type="float">
            <text:p>1</text:p>
          </table:table-cell>
          <table:table-cell office:value-type="float" office:value="-0.01249404" calcext:value-type="float">
            <text:p>-0.01249404</text:p>
          </table:table-cell>
          <table:table-cell office:value-type="float" office:value="64" calcext:value-type="float">
            <text:p>64</text:p>
          </table:table-cell>
          <table:table-cell office:value-type="float" office:value="59.5278" calcext:value-type="float">
            <text:p>59.5278</text:p>
          </table:table-cell>
          <table:table-cell office:value-type="float" office:value="342.5041" calcext:value-type="float">
            <text:p>342.5041</text:p>
          </table:table-cell>
          <table:table-cell office:value-type="float" office:value="685.0125" calcext:value-type="float">
            <text:p>685.0125</text:p>
          </table:table-cell>
          <table:table-cell office:value-type="float" office:value="0" calcext:value-type="float">
            <text:p>0</text:p>
          </table:table-cell>
          <table:table-cell office:value-type="float" office:value="2.177037" calcext:value-type="float">
            <text:p>2.177037</text:p>
          </table:table-cell>
          <table:table-cell office:value-type="float" office:value="1.535214" calcext:value-type="float">
            <text:p>1.535214</text:p>
          </table:table-cell>
          <table:table-cell office:value-type="float" office:value="74.71175" calcext:value-type="float">
            <text:p>74.71175</text:p>
          </table:table-cell>
          <table:table-cell office:value-type="float" office:value="1.506693" calcext:value-type="float">
            <text:p>1.506693</text:p>
          </table:table-cell>
          <table:table-cell office:value-type="float" office:value="1.346203" calcext:value-type="float">
            <text:p>1.346203</text:p>
          </table:table-cell>
          <table:table-cell office:value-type="float" office:value="-66.04079" calcext:value-type="float">
            <text:p>-66.04079</text:p>
          </table:table-cell>
          <table:table-cell office:value-type="float" office:value="1.417219" calcext:value-type="float">
            <text:p>1.417219</text:p>
          </table:table-cell>
          <table:table-cell office:value-type="float" office:value="0.01821475" calcext:value-type="float">
            <text:p>0.01821475</text:p>
          </table:table-cell>
          <table:table-cell office:value-type="float" office:value="0.02794974" calcext:value-type="float">
            <text:p>0.02794974</text:p>
          </table:table-cell>
          <table:table-cell office:value-type="float" office:value="0" calcext:value-type="float">
            <text:p>0</text:p>
          </table:table-cell>
          <table:table-cell office:value-type="float" office:value="68.20672" calcext:value-type="float">
            <text:p>68.20672</text:p>
          </table:table-cell>
          <table:table-cell office:value-type="float" office:value="0.0046731" calcext:value-type="float">
            <text:p>0.0046731</text:p>
          </table:table-cell>
          <table:table-cell office:value-type="float" office:value="22.79535" calcext:value-type="float">
            <text:p>22.79535</text:p>
          </table:table-cell>
          <table:table-cell office:value-type="float" office:value="51.5703" calcext:value-type="float">
            <text:p>51.5703</text:p>
          </table:table-cell>
          <table:table-cell office:value-type="float" office:value="46.63099" calcext:value-type="float">
            <text:p>46.63099</text:p>
          </table:table-cell>
          <table:table-cell office:value-type="float" office:value="51.96344" calcext:value-type="float">
            <text:p>51.96344</text:p>
          </table:table-cell>
          <table:table-cell office:value-type="float" office:value="291.26218" calcext:value-type="float">
            <text:p>291.26218</text:p>
          </table:table-cell>
          <table:table-cell office:value-type="float" office:value="20.75989" calcext:value-type="float">
            <text:p>20.75989</text:p>
          </table:table-cell>
          <table:table-cell office:value-type="float" office:value="1379114750" calcext:value-type="float">
            <text:p>1379114750</text:p>
          </table:table-cell>
          <table:table-cell office:value-type="string" calcext:value-type="string">
            <text:p>SoFiA J192502.92+204535.6</text:p>
          </table:table-cell>
          <table:table-cell office:value-type="float" office:value="1.15919930355416" calcext:value-type="float">
            <text:p>1.159199303554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2]+[.CN6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49+2411</text:p>
          </table:table-cell>
          <table:table-cell table:style-name="ce2" office:value-type="string" calcext:value-type="string">
            <text:p>19:49:52</text:p>
          </table:table-cell>
          <table:table-cell table:style-name="ce2" office:value-type="string" calcext:value-type="string">
            <text:p>24:11:10</text:p>
          </table:table-cell>
          <table:table-cell table:style-name="Default" office:value-type="float" office:value="60.9" calcext:value-type="float">
            <text:p>60.9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119" calcext:value-type="float">
            <text:p>31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297.466666666667" calcext:value-type="float">
            <text:p>297.466666666667</text:p>
          </table:table-cell>
          <table:table-cell table:style-name="Default" office:value-type="float" office:value="24.1861111111111" calcext:value-type="float">
            <text:p>24.186111111111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16" calcext:value-type="float">
            <text:p>2616</text:p>
          </table:table-cell>
          <table:table-cell table:style-name="Default" office:value-type="float" office:value="44.895" calcext:value-type="float">
            <text:p>44.895</text:p>
          </table:table-cell>
          <table:table-cell table:style-name="Default" office:value-type="float" office:value="282.054" calcext:value-type="float">
            <text:p>282.054</text:p>
          </table:table-cell>
          <table:table-cell table:style-name="Default" office:value-type="float" office:value="1996.446" calcext:value-type="float">
            <text:p>1996.446</text:p>
          </table:table-cell>
          <table:table-cell table:style-name="Default" office:value-type="float" office:value="45.076" calcext:value-type="float">
            <text:p>45.076</text:p>
          </table:table-cell>
          <table:table-cell table:style-name="Default" office:value-type="float" office:value="281.721" calcext:value-type="float">
            <text:p>281.721</text:p>
          </table:table-cell>
          <table:table-cell table:style-name="Default" office:value-type="float" office:value="1996.422" calcext:value-type="float">
            <text:p>1996.42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1962" calcext:value-type="float">
            <text:p>1962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58" calcext:value-type="float">
            <text:p>2058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99944" calcext:value-type="float">
            <text:p>0.99944</text:p>
          </table:table-cell>
          <table:table-cell table:style-name="Default" office:value-type="float" office:value="0.01595348" calcext:value-type="float">
            <text:p>0.01595348</text:p>
          </table:table-cell>
          <table:table-cell table:style-name="Default" office:value-type="float" office:value="0.2266086" calcext:value-type="float">
            <text:p>0.2266086</text:p>
          </table:table-cell>
          <table:table-cell table:style-name="Default" office:value-type="float" office:value="0.0696725" calcext:value-type="float">
            <text:p>0.06967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86.066" calcext:value-type="float">
            <text:p>3086.066</text:p>
          </table:table-cell>
          <table:table-cell table:style-name="Default" office:value-type="float" office:value="15.34653" calcext:value-type="float">
            <text:p>15.34653</text:p>
          </table:table-cell>
          <table:table-cell table:style-name="Default" office:value-type="float" office:value="0.339421" calcext:value-type="float">
            <text:p>0.33942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0.01401128" calcext:value-type="float">
            <text:p>-0.01401128</text:p>
          </table:table-cell>
          <table:table-cell table:style-name="Default" office:value-type="float" office:value="66.29931" calcext:value-type="float">
            <text:p>66.29931</text:p>
          </table:table-cell>
          <table:table-cell table:style-name="Default" office:value-type="float" office:value="45.3309" calcext:value-type="float">
            <text:p>45.3309</text:p>
          </table:table-cell>
          <table:table-cell table:style-name="Default" office:value-type="float" office:value="979.6133" calcext:value-type="float">
            <text:p>979.6133</text:p>
          </table:table-cell>
          <table:table-cell table:style-name="Default" office:value-type="float" office:value="1959.024" calcext:value-type="float">
            <text:p>1959.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94288" calcext:value-type="float">
            <text:p>5.694288</text:p>
          </table:table-cell>
          <table:table-cell table:style-name="Default" office:value-type="float" office:value="4.202592" calcext:value-type="float">
            <text:p>4.202592</text:p>
          </table:table-cell>
          <table:table-cell table:style-name="Default" office:value-type="float" office:value="-10.6963" calcext:value-type="float">
            <text:p>-10.6963</text:p>
          </table:table-cell>
          <table:table-cell table:style-name="Default" office:value-type="float" office:value="3.900975" calcext:value-type="float">
            <text:p>3.900975</text:p>
          </table:table-cell>
          <table:table-cell table:style-name="Default" office:value-type="float" office:value="3.085916" calcext:value-type="float">
            <text:p>3.085916</text:p>
          </table:table-cell>
          <table:table-cell table:style-name="Default" office:value-type="float" office:value="4.84611" calcext:value-type="float">
            <text:p>4.84611</text:p>
          </table:table-cell>
          <table:table-cell table:style-name="Default" office:value-type="float" office:value="20.76639" calcext:value-type="float">
            <text:p>20.76639</text:p>
          </table:table-cell>
          <table:table-cell table:style-name="Default" office:value-type="float" office:value="0.04172781" calcext:value-type="float">
            <text:p>0.04172781</text:p>
          </table:table-cell>
          <table:table-cell table:style-name="Default" office:value-type="float" office:value="0.3933911" calcext:value-type="float">
            <text:p>0.3933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5967" calcext:value-type="float">
            <text:p>14.85967</text:p>
          </table:table-cell>
          <table:table-cell table:style-name="Default" office:value-type="float" office:value="0.0050321" calcext:value-type="float">
            <text:p>0.0050321</text:p>
          </table:table-cell>
          <table:table-cell table:style-name="Default" office:value-type="float" office:value="90.96868" calcext:value-type="float">
            <text:p>90.96868</text:p>
          </table:table-cell>
          <table:table-cell table:style-name="Default" office:value-type="float" office:value="58.24969" calcext:value-type="float">
            <text:p>58.24969</text:p>
          </table:table-cell>
          <table:table-cell table:style-name="Default" office:value-type="float" office:value="54.57682" calcext:value-type="float">
            <text:p>54.57682</text:p>
          </table:table-cell>
          <table:table-cell table:style-name="Default" office:value-type="float" office:value="57.41502" calcext:value-type="float">
            <text:p>57.41502</text:p>
          </table:table-cell>
          <table:table-cell table:style-name="Default" office:value-type="float" office:value="297.47287" calcext:value-type="float">
            <text:p>297.47287</text:p>
          </table:table-cell>
          <table:table-cell table:style-name="Default" office:value-type="float" office:value="24.191502" calcext:value-type="float">
            <text:p>24.191502</text:p>
          </table:table-cell>
          <table:table-cell table:style-name="Default" office:value-type="float" office:value="1404727550" calcext:value-type="float">
            <text:p>1404727550</text:p>
          </table:table-cell>
          <table:table-cell table:style-name="Default" office:value-type="string" calcext:value-type="string">
            <text:p>SoFiA J194953.49+241129.4</text:p>
          </table:table-cell>
          <table:table-cell table:style-name="Default" office:value-type="float" office:value="28.1346224544778" calcext:value-type="float">
            <text:p>28.134622454477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194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3]+[.CN63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44+2753</text:p>
          </table:table-cell>
          <table:table-cell table:style-name="ce2" office:value-type="string" calcext:value-type="string">
            <text:p>19:44:24</text:p>
          </table:table-cell>
          <table:table-cell table:style-name="ce2"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  <table:table-cell office:value-type="float" office:value="108" calcext:value-type="float">
            <text:p>108</text:p>
          </table:table-cell>
          <table:table-cell office:value-type="float" office:value="224" calcext:value-type="float">
            <text:p>224</text:p>
          </table:table-cell>
          <table:table-cell office:value-type="float" office:value="119.967" calcext:value-type="float">
            <text:p>119.967</text:p>
          </table:table-cell>
          <table:table-cell office:value-type="float" office:value="234.2" calcext:value-type="float">
            <text:p>234.2</text:p>
          </table:table-cell>
          <table:table-cell office:value-type="float" office:value="1445.933" calcext:value-type="float">
            <text:p>1445.933</text:p>
          </table:table-cell>
          <table:table-cell office:value-type="float" office:value="120.021" calcext:value-type="float">
            <text:p>120.021</text:p>
          </table:table-cell>
          <table:table-cell office:value-type="float" office:value="234.125" calcext:value-type="float">
            <text:p>234.125</text:p>
          </table:table-cell>
          <table:table-cell office:value-type="float" office:value="1445.622" calcext:value-type="float">
            <text:p>1445.6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2966692" calcext:value-type="float">
            <text:p>0.2966692</text:p>
          </table:table-cell>
          <table:table-cell office:value-type="float" office:value="0.03539002" calcext:value-type="float">
            <text:p>0.0353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859" calcext:value-type="float">
            <text:p>2.430859</text:p>
          </table:table-cell>
          <table:table-cell office:value-type="float" office:value="0.3708365" calcext:value-type="float">
            <text:p>0.3708365</text:p>
          </table:table-cell>
          <table:table-cell office:value-type="float" office:value="0.0741673" calcext:value-type="float">
            <text:p>0.0741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1.5177" calcext:value-type="float">
            <text:p>721.517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.63444" calcext:value-type="float">
            <text:p>1.63444</text:p>
          </table:table-cell>
          <table:table-cell office:value-type="float" office:value="0.3996459" calcext:value-type="float">
            <text:p>0.3996459</text:p>
          </table:table-cell>
          <table:table-cell office:value-type="float" office:value="89.39164" calcext:value-type="float">
            <text:p>89.39164</text:p>
          </table:table-cell>
          <table:table-cell office:value-type="float" office:value="1.541234" calcext:value-type="float">
            <text:p>1.541234</text:p>
          </table:table-cell>
          <table:table-cell office:value-type="float" office:value="1.404099" calcext:value-type="float">
            <text:p>1.404099</text:p>
          </table:table-cell>
          <table:table-cell office:value-type="float" office:value="-85.68504" calcext:value-type="float">
            <text:p>-85.68504</text:p>
          </table:table-cell>
          <table:table-cell office:value-type="float" office:value="0.3115472" calcext:value-type="float">
            <text:p>0.3115472</text:p>
          </table:table-cell>
          <table:table-cell office:value-type="float" office:value="0.01634773" calcext:value-type="float">
            <text:p>0.01634773</text:p>
          </table:table-cell>
          <table:table-cell office:value-type="float" office:value="0.07524633" calcext:value-type="float">
            <text:p>0.0752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156" calcext:value-type="float">
            <text:p>0.0071156</text:p>
          </table:table-cell>
          <table:table-cell office:value-type="float" office:value="8.426119" calcext:value-type="float">
            <text:p>8.426119</text:p>
          </table:table-cell>
          <table:table-cell office:value-type="float" office:value="3.691233" calcext:value-type="float">
            <text:p>3.691233</text:p>
          </table:table-cell>
          <table:table-cell office:value-type="float" office:value="3.228082" calcext:value-type="float">
            <text:p>3.228082</text:p>
          </table:table-cell>
          <table:table-cell office:value-type="float" office:value="3.339013" calcext:value-type="float">
            <text:p>3.339013</text:p>
          </table:table-cell>
          <table:table-cell office:value-type="float" office:value="296.09872" calcext:value-type="float">
            <text:p>296.09872</text:p>
          </table:table-cell>
          <table:table-cell office:value-type="float" office:value="27.902168" calcext:value-type="float">
            <text:p>27.902168</text:p>
          </table:table-cell>
          <table:table-cell office:value-type="float" office:value="1393688580" calcext:value-type="float">
            <text:p>1393688580</text:p>
          </table:table-cell>
          <table:table-cell office:value-type="string" calcext:value-type="string">
            <text:p>SoFiA J194423.70+275407.8</text:p>
          </table:table-cell>
          <table:table-cell office:value-type="float" office:value="34.0485447297719" calcext:value-type="float">
            <text:p>34.04854472977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4]+[.CN64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41+2816</text:p>
          </table:table-cell>
          <table:table-cell table:style-name="ce2" office:value-type="string" calcext:value-type="string">
            <text:p>19:41:33</text:p>
          </table:table-cell>
          <table:table-cell table:style-name="ce2" office:value-type="string" calcext:value-type="string">
            <text:p>28:16:40</text:p>
          </table:table-cell>
          <table:table-cell office:value-type="float" office:value="63.6" calcext:value-type="float">
            <text:p>6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769" calcext:value-type="float">
            <text:p>6769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4.2" calcext:value-type="float">
            <text:p>94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3875" calcext:value-type="float">
            <text:p>295.3875</text:p>
          </table:table-cell>
          <table:table-cell office:value-type="float" office:value="28.2777777777778" calcext:value-type="float">
            <text:p>28.2777777777778</text:p>
          </table:table-cell>
          <table:table-cell office:value-type="float" office:value="122" calcext:value-type="float">
            <text:p>122</text:p>
          </table:table-cell>
          <table:table-cell office:value-type="float" office:value="1469" calcext:value-type="float">
            <text:p>1469</text:p>
          </table:table-cell>
          <table:table-cell office:value-type="float" office:value="157.991" calcext:value-type="float">
            <text:p>157.991</text:p>
          </table:table-cell>
          <table:table-cell office:value-type="float" office:value="257.875" calcext:value-type="float">
            <text:p>257.875</text:p>
          </table:table-cell>
          <table:table-cell office:value-type="float" office:value="1178.107" calcext:value-type="float">
            <text:p>1178.107</text:p>
          </table:table-cell>
          <table:table-cell office:value-type="float" office:value="157.997" calcext:value-type="float">
            <text:p>157.997</text:p>
          </table:table-cell>
          <table:table-cell office:value-type="float" office:value="257.942" calcext:value-type="float">
            <text:p>257.942</text:p>
          </table:table-cell>
          <table:table-cell office:value-type="float" office:value="1178.091" calcext:value-type="float">
            <text:p>1178.091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1170" calcext:value-type="float">
            <text:p>1170</text:p>
          </table:table-cell>
          <table:table-cell office:value-type="float" office:value="1188" calcext:value-type="float">
            <text:p>1188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419356" calcext:value-type="float">
            <text:p>0.419356</text:p>
          </table:table-cell>
          <table:table-cell office:value-type="float" office:value="0.06983579" calcext:value-type="float">
            <text:p>0.06983579</text:p>
          </table:table-cell>
          <table:table-cell office:value-type="float" office:value="0.02078697" calcext:value-type="float">
            <text:p>0.02078697</text:p>
          </table:table-cell>
          <table:table-cell office:value-type="float" office:value="0.01140434" calcext:value-type="float">
            <text:p>0.01140434</text:p>
          </table:table-cell>
          <table:table-cell office:value-type="float" office:value="0" calcext:value-type="float">
            <text:p>0</text:p>
          </table:table-cell>
          <table:table-cell office:value-type="float" office:value="40.01264" calcext:value-type="float">
            <text:p>40.01264</text:p>
          </table:table-cell>
          <table:table-cell office:value-type="float" office:value="0.8746328" calcext:value-type="float">
            <text:p>0.8746328</text:p>
          </table:table-cell>
          <table:table-cell office:value-type="float" office:value="0.1086447" calcext:value-type="float">
            <text:p>0.1086447</text:p>
          </table:table-cell>
          <table:table-cell office:value-type="float" office:value="4" calcext:value-type="float">
            <text:p>4</text:p>
          </table:table-cell>
          <table:table-cell office:value-type="float" office:value="-0.1665296" calcext:value-type="float">
            <text:p>-0.1665296</text:p>
          </table:table-cell>
          <table:table-cell office:value-type="float" office:value="10.93072" calcext:value-type="float">
            <text:p>10.93072</text:p>
          </table:table-cell>
          <table:table-cell office:value-type="float" office:value="7.013207" calcext:value-type="float">
            <text:p>7.013207</text:p>
          </table:table-cell>
          <table:table-cell office:value-type="float" office:value="584.0104" calcext:value-type="float">
            <text:p>584.0104</text:p>
          </table:table-cell>
          <table:table-cell office:value-type="float" office:value="1168.167" calcext:value-type="float">
            <text:p>1168.167</text:p>
          </table:table-cell>
          <table:table-cell office:value-type="float" office:value="0" calcext:value-type="float">
            <text:p>0</text:p>
          </table:table-cell>
          <table:table-cell office:value-type="float" office:value="2.518563" calcext:value-type="float">
            <text:p>2.518563</text:p>
          </table:table-cell>
          <table:table-cell office:value-type="float" office:value="1.355989" calcext:value-type="float">
            <text:p>1.355989</text:p>
          </table:table-cell>
          <table:table-cell office:value-type="float" office:value="17.1524" calcext:value-type="float">
            <text:p>17.1524</text:p>
          </table:table-cell>
          <table:table-cell office:value-type="float" office:value="2.220904" calcext:value-type="float">
            <text:p>2.220904</text:p>
          </table:table-cell>
          <table:table-cell office:value-type="float" office:value="1.299682" calcext:value-type="float">
            <text:p>1.299682</text:p>
          </table:table-cell>
          <table:table-cell office:value-type="float" office:value="18.16235" calcext:value-type="float">
            <text:p>18.16235</text:p>
          </table:table-cell>
          <table:table-cell office:value-type="float" office:value="0.8461438" calcext:value-type="float">
            <text:p>0.8461438</text:p>
          </table:table-cell>
          <table:table-cell office:value-type="float" office:value="0.02094992" calcext:value-type="float">
            <text:p>0.02094992</text:p>
          </table:table-cell>
          <table:table-cell office:value-type="float" office:value="0.05997446" calcext:value-type="float">
            <text:p>0.05997446</text:p>
          </table:table-cell>
          <table:table-cell office:value-type="float" office:value="0" calcext:value-type="float">
            <text:p>0</text:p>
          </table:table-cell>
          <table:table-cell office:value-type="float" office:value="109.0402" calcext:value-type="float">
            <text:p>109.0402</text:p>
          </table:table-cell>
          <table:table-cell office:value-type="float" office:value="0.0053006" calcext:value-type="float">
            <text:p>0.0053006</text:p>
          </table:table-cell>
          <table:table-cell office:value-type="float" office:value="15.08381" calcext:value-type="float">
            <text:p>15.08381</text:p>
          </table:table-cell>
          <table:table-cell office:value-type="float" office:value="12.98743" calcext:value-type="float">
            <text:p>12.98743</text:p>
          </table:table-cell>
          <table:table-cell office:value-type="float" office:value="5.129797" calcext:value-type="float">
            <text:p>5.129797</text:p>
          </table:table-cell>
          <table:table-cell office:value-type="float" office:value="12.95021" calcext:value-type="float">
            <text:p>12.95021</text:p>
          </table:table-cell>
          <table:table-cell office:value-type="float" office:value="295.37933" calcext:value-type="float">
            <text:p>295.37933</text:p>
          </table:table-cell>
          <table:table-cell office:value-type="float" office:value="28.296783" calcext:value-type="float">
            <text:p>28.296783</text:p>
          </table:table-cell>
          <table:table-cell office:value-type="float" office:value="1388326910" calcext:value-type="float">
            <text:p>1388326910</text:p>
          </table:table-cell>
          <table:table-cell office:value-type="string" calcext:value-type="string">
            <text:p>SoFiA J194131.04+281748.4</text:p>
          </table:table-cell>
          <table:table-cell office:value-type="float" office:value="73.1544443980164" calcext:value-type="float">
            <text:p>73.1544443980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Posi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5]+[.CN65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42+2823</text:p>
          </table:table-cell>
          <table:table-cell table:style-name="ce2" office:value-type="string" calcext:value-type="string">
            <text:p>19:42:24</text:p>
          </table:table-cell>
          <table:table-cell table:style-name="ce2" office:value-type="string" calcext:value-type="string">
            <text:p>28:23:08</text:p>
          </table:table-cell>
          <table:table-cell office:value-type="float" office:value="63.7" calcext:value-type="float">
            <text:p>63.7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592" calcext:value-type="float">
            <text:p>459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5.6" calcext:value-type="float">
            <text:p>295.6</text:p>
          </table:table-cell>
          <table:table-cell office:value-type="float" office:value="28.3855555555556" calcext:value-type="float">
            <text:p>28.3855555555556</text:p>
          </table:table-cell>
          <table:table-cell office:value-type="float" office:value="171" calcext:value-type="float">
            <text:p>171</text:p>
          </table:table-cell>
          <table:table-cell office:value-type="float" office:value="1922" calcext:value-type="float">
            <text:p>1922</text:p>
          </table:table-cell>
          <table:table-cell office:value-type="float" office:value="146.143" calcext:value-type="float">
            <text:p>146.143</text:p>
          </table:table-cell>
          <table:table-cell office:value-type="float" office:value="263.132" calcext:value-type="float">
            <text:p>263.132</text:p>
          </table:table-cell>
          <table:table-cell office:value-type="float" office:value="1660.56" calcext:value-type="float">
            <text:p>1660.56</text:p>
          </table:table-cell>
          <table:table-cell office:value-type="float" office:value="146.226" calcext:value-type="float">
            <text:p>146.226</text:p>
          </table:table-cell>
          <table:table-cell office:value-type="float" office:value="263.231" calcext:value-type="float">
            <text:p>263.231</text:p>
          </table:table-cell>
          <table:table-cell office:value-type="float" office:value="1660.078" calcext:value-type="float">
            <text:p>1660.078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1657" calcext:value-type="float">
            <text:p>1657</text:p>
          </table:table-cell>
          <table:table-cell office:value-type="float" office:value="1666" calcext:value-type="float">
            <text:p>166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431497" calcext:value-type="float">
            <text:p>0.431497</text:p>
          </table:table-cell>
          <table:table-cell office:value-type="float" office:value="0.0001624161" calcext:value-type="float">
            <text:p>0.0001624161</text:p>
          </table:table-cell>
          <table:table-cell office:value-type="float" office:value="0.2540425" calcext:value-type="float">
            <text:p>0.2540425</text:p>
          </table:table-cell>
          <table:table-cell office:value-type="float" office:value="0.0239787" calcext:value-type="float">
            <text:p>0.0239787</text:p>
          </table:table-cell>
          <table:table-cell office:value-type="float" office:value="0" calcext:value-type="float">
            <text:p>0</text:p>
          </table:table-cell>
          <table:table-cell office:value-type="float" office:value="8.70375" calcext:value-type="float">
            <text:p>8.70375</text:p>
          </table:table-cell>
          <table:table-cell office:value-type="float" office:value="0.9685572" calcext:value-type="float">
            <text:p>0.9685572</text:p>
          </table:table-cell>
          <table:table-cell office:value-type="float" office:value="0.1878537" calcext:value-type="float">
            <text:p>0.1878537</text:p>
          </table:table-cell>
          <table:table-cell office:value-type="float" office:value="4" calcext:value-type="float">
            <text:p>4</text:p>
          </table:table-cell>
          <table:table-cell office:value-type="float" office:value="-0.2230994" calcext:value-type="float">
            <text:p>-0.2230994</text:p>
          </table:table-cell>
          <table:table-cell office:value-type="float" office:value="7.432336" calcext:value-type="float">
            <text:p>7.432336</text:p>
          </table:table-cell>
          <table:table-cell office:value-type="float" office:value="4.931296" calcext:value-type="float">
            <text:p>4.931296</text:p>
          </table:table-cell>
          <table:table-cell office:value-type="float" office:value="827.627" calcext:value-type="float">
            <text:p>827.627</text:p>
          </table:table-cell>
          <table:table-cell office:value-type="float" office:value="1655.223" calcext:value-type="float">
            <text:p>1655.223</text:p>
          </table:table-cell>
          <table:table-cell office:value-type="float" office:value="0" calcext:value-type="float">
            <text:p>0</text:p>
          </table:table-cell>
          <table:table-cell office:value-type="float" office:value="2.269771" calcext:value-type="float">
            <text:p>2.269771</text:p>
          </table:table-cell>
          <table:table-cell office:value-type="float" office:value="1.83978" calcext:value-type="float">
            <text:p>1.83978</text:p>
          </table:table-cell>
          <table:table-cell office:value-type="float" office:value="-44.6476" calcext:value-type="float">
            <text:p>-44.6476</text:p>
          </table:table-cell>
          <table:table-cell office:value-type="float" office:value="2.127375" calcext:value-type="float">
            <text:p>2.127375</text:p>
          </table:table-cell>
          <table:table-cell office:value-type="float" office:value="1.770618" calcext:value-type="float">
            <text:p>1.770618</text:p>
          </table:table-cell>
          <table:table-cell office:value-type="float" office:value="-38.86767" calcext:value-type="float">
            <text:p>-38.86767</text:p>
          </table:table-cell>
          <table:table-cell office:value-type="float" office:value="0.958668" calcext:value-type="float">
            <text:p>0.958668</text:p>
          </table:table-cell>
          <table:table-cell office:value-type="float" office:value="0.02369505" calcext:value-type="float">
            <text:p>0.02369505</text:p>
          </table:table-cell>
          <table:table-cell office:value-type="float" office:value="0.1247173" calcext:value-type="float">
            <text:p>0.1247173</text:p>
          </table:table-cell>
          <table:table-cell office:value-type="float" office:value="0" calcext:value-type="float">
            <text:p>0</text:p>
          </table:table-cell>
          <table:table-cell office:value-type="float" office:value="191.0012" calcext:value-type="float">
            <text:p>191.0012</text:p>
          </table:table-cell>
          <table:table-cell office:value-type="float" office:value="0.0046473" calcext:value-type="float">
            <text:p>0.0046473</text:p>
          </table:table-cell>
          <table:table-cell office:value-type="float" office:value="21.74431" calcext:value-type="float">
            <text:p>21.74431</text:p>
          </table:table-cell>
          <table:table-cell office:value-type="float" office:value="7.444487" calcext:value-type="float">
            <text:p>7.444487</text:p>
          </table:table-cell>
          <table:table-cell office:value-type="float" office:value="4.510087" calcext:value-type="float">
            <text:p>4.510087</text:p>
          </table:table-cell>
          <table:table-cell office:value-type="float" office:value="6.28329" calcext:value-type="float">
            <text:p>6.28329</text:p>
          </table:table-cell>
          <table:table-cell office:value-type="float" office:value="295.6016" calcext:value-type="float">
            <text:p>295.6016</text:p>
          </table:table-cell>
          <table:table-cell office:value-type="float" office:value="28.386127" calcext:value-type="float">
            <text:p>28.386127</text:p>
          </table:table-cell>
          <table:table-cell office:value-type="float" office:value="1397986690" calcext:value-type="float">
            <text:p>1397986690</text:p>
          </table:table-cell>
          <table:table-cell office:value-type="string" calcext:value-type="string">
            <text:p>SoFiA J194224.38+282310.1</text:p>
          </table:table-cell>
          <table:table-cell office:value-type="float" office:value="5.44926620155785" calcext:value-type="float">
            <text:p>5.44926620155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Posi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6]+[.CN6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00+2201</text:p>
          </table:table-cell>
          <table:table-cell table:style-name="ce2" office:value-type="string" calcext:value-type="string">
            <text:p>20:00:07</text:p>
          </table:table-cell>
          <table:table-cell table:style-name="ce2" office:value-type="string" calcext:value-type="string">
            <text:p>22:01:23</text:p>
          </table:table-cell>
          <table:table-cell office:value-type="float" office:value="60.3" calcext:value-type="float">
            <text:p>60.3</text:p>
          </table:table-cell>
          <table:table-cell office:value-type="float" office:value="-4.2" calcext:value-type="float">
            <text:p>-4.2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4460" calcext:value-type="float">
            <text:p>446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0.029166666667" calcext:value-type="float">
            <text:p>300.029166666667</text:p>
          </table:table-cell>
          <table:table-cell office:value-type="float" office:value="22.0230555555556" calcext:value-type="float">
            <text:p>22.0230555555556</text:p>
          </table:table-cell>
          <table:table-cell office:value-type="float" office:value="78" calcext:value-type="float">
            <text:p>78</text:p>
          </table:table-cell>
          <table:table-cell office:value-type="float" office:value="2790" calcext:value-type="float">
            <text:p>2790</text:p>
          </table:table-cell>
          <table:table-cell office:value-type="float" office:value="110.927" calcext:value-type="float">
            <text:p>110.927</text:p>
          </table:table-cell>
          <table:table-cell office:value-type="float" office:value="152.457" calcext:value-type="float">
            <text:p>152.457</text:p>
          </table:table-cell>
          <table:table-cell office:value-type="float" office:value="1691.997" calcext:value-type="float">
            <text:p>1691.997</text:p>
          </table:table-cell>
          <table:table-cell office:value-type="float" office:value="110.79" calcext:value-type="float">
            <text:p>110.79</text:p>
          </table:table-cell>
          <table:table-cell office:value-type="float" office:value="152.241" calcext:value-type="float">
            <text:p>152.241</text:p>
          </table:table-cell>
          <table:table-cell office:value-type="float" office:value="1694.001" calcext:value-type="float">
            <text:p>1694.001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65" calcext:value-type="float">
            <text:p>1665</text:p>
          </table:table-cell>
          <table:table-cell office:value-type="float" office:value="1725" calcext:value-type="float">
            <text:p>1725</text:p>
          </table:table-cell>
          <table:table-cell office:value-type="float" office:value="799" calcext:value-type="float">
            <text:p>799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0.631561" calcext:value-type="float">
            <text:p>0.631561</text:p>
          </table:table-cell>
          <table:table-cell office:value-type="float" office:value="0.03894246" calcext:value-type="float">
            <text:p>0.03894246</text:p>
          </table:table-cell>
          <table:table-cell office:value-type="float" office:value="0.1975241" calcext:value-type="float">
            <text:p>0.1975241</text:p>
          </table:table-cell>
          <table:table-cell office:value-type="float" office:value="0.002186509" calcext:value-type="float">
            <text:p>0.002186509</text:p>
          </table:table-cell>
          <table:table-cell office:value-type="float" office:value="0" calcext:value-type="float">
            <text:p>0</text:p>
          </table:table-cell>
          <table:table-cell office:value-type="float" office:value="574.5307" calcext:value-type="float">
            <text:p>574.5307</text:p>
          </table:table-cell>
          <table:table-cell office:value-type="float" office:value="4.817582" calcext:value-type="float">
            <text:p>4.817582</text:p>
          </table:table-cell>
          <table:table-cell office:value-type="float" office:value="0.09425837" calcext:value-type="float">
            <text:p>0.09425837</text:p>
          </table:table-cell>
          <table:table-cell office:value-type="float" office:value="4" calcext:value-type="float">
            <text:p>4</text:p>
          </table:table-cell>
          <table:table-cell office:value-type="float" office:value="-0.01914392" calcext:value-type="float">
            <text:p>-0.01914392</text:p>
          </table:table-cell>
          <table:table-cell office:value-type="float" office:value="69.92842" calcext:value-type="float">
            <text:p>69.92842</text:p>
          </table:table-cell>
          <table:table-cell office:value-type="float" office:value="54.88962" calcext:value-type="float">
            <text:p>54.88962</text:p>
          </table:table-cell>
          <table:table-cell office:value-type="float" office:value="827.5988" calcext:value-type="float">
            <text:p>827.5988</text:p>
          </table:table-cell>
          <table:table-cell office:value-type="float" office:value="1655.019" calcext:value-type="float">
            <text:p>1655.019</text:p>
          </table:table-cell>
          <table:table-cell office:value-type="float" office:value="0" calcext:value-type="float">
            <text:p>0</text:p>
          </table:table-cell>
          <table:table-cell office:value-type="float" office:value="6.222324" calcext:value-type="float">
            <text:p>6.222324</text:p>
          </table:table-cell>
          <table:table-cell office:value-type="float" office:value="3.53149" calcext:value-type="float">
            <text:p>3.53149</text:p>
          </table:table-cell>
          <table:table-cell office:value-type="float" office:value="-43.60278" calcext:value-type="float">
            <text:p>-43.60278</text:p>
          </table:table-cell>
          <table:table-cell office:value-type="float" office:value="4.731298" calcext:value-type="float">
            <text:p>4.731298</text:p>
          </table:table-cell>
          <table:table-cell office:value-type="float" office:value="2.585856" calcext:value-type="float">
            <text:p>2.585856</text:p>
          </table:table-cell>
          <table:table-cell office:value-type="float" office:value="-35.29127" calcext:value-type="float">
            <text:p>-35.29127</text:p>
          </table:table-cell>
          <table:table-cell office:value-type="float" office:value="5.730622" calcext:value-type="float">
            <text:p>5.730622</text:p>
          </table:table-cell>
          <table:table-cell office:value-type="float" office:value="0.02220491" calcext:value-type="float">
            <text:p>0.02220491</text:p>
          </table:table-cell>
          <table:table-cell office:value-type="float" office:value="0.08916499" calcext:value-type="float">
            <text:p>0.08916499</text:p>
          </table:table-cell>
          <table:table-cell office:value-type="float" office:value="0" calcext:value-type="float">
            <text:p>0</text:p>
          </table:table-cell>
          <table:table-cell office:value-type="float" office:value="149.4656" calcext:value-type="float">
            <text:p>149.4656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43.29172" calcext:value-type="float">
            <text:p>43.29172</text:p>
          </table:table-cell>
          <table:table-cell office:value-type="float" office:value="55.06917" calcext:value-type="float">
            <text:p>55.06917</text:p>
          </table:table-cell>
          <table:table-cell office:value-type="float" office:value="47.54783" calcext:value-type="float">
            <text:p>47.54783</text:p>
          </table:table-cell>
          <table:table-cell office:value-type="float" office:value="55.56699" calcext:value-type="float">
            <text:p>55.56699</text:p>
          </table:table-cell>
          <table:table-cell office:value-type="float" office:value="300.02176" calcext:value-type="float">
            <text:p>300.02176</text:p>
          </table:table-cell>
          <table:table-cell office:value-type="float" office:value="22.037352" calcext:value-type="float">
            <text:p>22.037352</text:p>
          </table:table-cell>
          <table:table-cell office:value-type="float" office:value="1398666500" calcext:value-type="float">
            <text:p>1398666500</text:p>
          </table:table-cell>
          <table:table-cell office:value-type="string" calcext:value-type="string">
            <text:p>SoFiA J200005.22+220214.5</text:p>
          </table:table-cell>
          <table:table-cell office:value-type="float" office:value="57.0948779205194" calcext:value-type="float">
            <text:p>57.09487792051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0+22</text:p>
          </table:table-cell>
          <table:table-cell office:value-type="string" calcext:value-type="string">
            <text:p>Boxcar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7]+[.CN6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03+2515</text:p>
          </table:table-cell>
          <table:table-cell table:style-name="ce2" office:value-type="string" calcext:value-type="string">
            <text:p>20:03:29</text:p>
          </table:table-cell>
          <table:table-cell table:style-name="ce2"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  <table:table-cell office:value-type="float" office:value="318" calcext:value-type="float">
            <text:p>318</text:p>
          </table:table-cell>
          <table:table-cell office:value-type="float" office:value="689" calcext:value-type="float">
            <text:p>689</text:p>
          </table:table-cell>
          <table:table-cell office:value-type="float" office:value="65.377" calcext:value-type="float">
            <text:p>65.377</text:p>
          </table:table-cell>
          <table:table-cell office:value-type="float" office:value="75.322" calcext:value-type="float">
            <text:p>75.322</text:p>
          </table:table-cell>
          <table:table-cell office:value-type="float" office:value="2009.935" calcext:value-type="float">
            <text:p>2009.935</text:p>
          </table:table-cell>
          <table:table-cell office:value-type="float" office:value="65.071" calcext:value-type="float">
            <text:p>65.071</text:p>
          </table:table-cell>
          <table:table-cell office:value-type="float" office:value="75.246" calcext:value-type="float">
            <text:p>75.246</text:p>
          </table:table-cell>
          <table:table-cell office:value-type="float" office:value="2009.934" calcext:value-type="float">
            <text:p>2009.93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994" calcext:value-type="float">
            <text:p>1994</text:p>
          </table:table-cell>
          <table:table-cell office:value-type="float" office:value="2021" calcext:value-type="float">
            <text:p>2021</text:p>
          </table:table-cell>
          <table:table-cell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609741" calcext:value-type="float">
            <text:p>0.609741</text:p>
          </table:table-cell>
          <table:table-cell office:value-type="float" office:value="0.00798927" calcext:value-type="float">
            <text:p>0.00798927</text:p>
          </table:table-cell>
          <table:table-cell office:value-type="float" office:value="0.03368119" calcext:value-type="float">
            <text:p>0.03368119</text:p>
          </table:table-cell>
          <table:table-cell office:value-type="float" office:value="0.003317843" calcext:value-type="float">
            <text:p>0.003317843</text:p>
          </table:table-cell>
          <table:table-cell office:value-type="float" office:value="0" calcext:value-type="float">
            <text:p>0</text:p>
          </table:table-cell>
          <table:table-cell office:value-type="float" office:value="133.1542" calcext:value-type="float">
            <text:p>133.1542</text:p>
          </table:table-cell>
          <table:table-cell office:value-type="float" office:value="5.1052" calcext:value-type="float">
            <text:p>5.1052</text:p>
          </table:table-cell>
          <table:table-cell office:value-type="float" office:value="0.2228509" calcext:value-type="float">
            <text:p>0.2228509</text:p>
          </table:table-cell>
          <table:table-cell office:value-type="float" office:value="4" calcext:value-type="float">
            <text:p>4</text:p>
          </table:table-cell>
          <table:table-cell office:value-type="float" office:value="-0.03961789" calcext:value-type="float">
            <text:p>-0.03961789</text:p>
          </table:table-cell>
          <table:table-cell office:value-type="float" office:value="29.26482" calcext:value-type="float">
            <text:p>29.26482</text:p>
          </table:table-cell>
          <table:table-cell office:value-type="float" office:value="25.67311" calcext:value-type="float">
            <text:p>25.67311</text:p>
          </table:table-cell>
          <table:table-cell office:value-type="float" office:value="996.5168" calcext:value-type="float">
            <text:p>996.5168</text:p>
          </table:table-cell>
          <table:table-cell office:value-type="float" office:value="1993.04" calcext:value-type="float">
            <text:p>1993.04</text:p>
          </table:table-cell>
          <table:table-cell office:value-type="float" office:value="0" calcext:value-type="float">
            <text:p>0</text:p>
          </table:table-cell>
          <table:table-cell office:value-type="float" office:value="3.530173" calcext:value-type="float">
            <text:p>3.530173</text:p>
          </table:table-cell>
          <table:table-cell office:value-type="float" office:value="2.985" calcext:value-type="float">
            <text:p>2.985</text:p>
          </table:table-cell>
          <table:table-cell office:value-type="float" office:value="-3.225838" calcext:value-type="float">
            <text:p>-3.225838</text:p>
          </table:table-cell>
          <table:table-cell office:value-type="float" office:value="2.996624" calcext:value-type="float">
            <text:p>2.996624</text:p>
          </table:table-cell>
          <table:table-cell office:value-type="float" office:value="2.795996" calcext:value-type="float">
            <text:p>2.795996</text:p>
          </table:table-cell>
          <table:table-cell office:value-type="float" office:value="-39.15343" calcext:value-type="float">
            <text:p>-39.15343</text:p>
          </table:table-cell>
          <table:table-cell office:value-type="float" office:value="4.837952" calcext:value-type="float">
            <text:p>4.837952</text:p>
          </table:table-cell>
          <table:table-cell office:value-type="float" office:value="0.02529817" calcext:value-type="float">
            <text:p>0.02529817</text:p>
          </table:table-cell>
          <table:table-cell office:value-type="float" office:value="0.1542693" calcext:value-type="float">
            <text:p>0.1542693</text:p>
          </table:table-cell>
          <table:table-cell office:value-type="float" office:value="0" calcext:value-type="float">
            <text:p>0</text:p>
          </table:table-cell>
          <table:table-cell office:value-type="float" office:value="89.03063" calcext:value-type="float">
            <text:p>89.03063</text:p>
          </table:table-cell>
          <table:table-cell office:value-type="float" office:value="0.0046645" calcext:value-type="float">
            <text:p>0.0046645</text:p>
          </table:table-cell>
          <table:table-cell office:value-type="float" office:value="38.05047" calcext:value-type="float">
            <text:p>38.05047</text:p>
          </table:table-cell>
          <table:table-cell office:value-type="float" office:value="26.45049" calcext:value-type="float">
            <text:p>26.45049</text:p>
          </table:table-cell>
          <table:table-cell office:value-type="float" office:value="18.18604" calcext:value-type="float">
            <text:p>18.18604</text:p>
          </table:table-cell>
          <table:table-cell office:value-type="float" office:value="26.10195" calcext:value-type="float">
            <text:p>26.10195</text:p>
          </table:table-cell>
          <table:table-cell office:value-type="float" office:value="300.8648" calcext:value-type="float">
            <text:p>300.8648</text:p>
          </table:table-cell>
          <table:table-cell office:value-type="float" office:value="25.251389" calcext:value-type="float">
            <text:p>25.251389</text:p>
          </table:table-cell>
          <table:table-cell office:value-type="float" office:value="1404998270" calcext:value-type="float">
            <text:p>1404998270</text:p>
          </table:table-cell>
          <table:table-cell office:value-type="string" calcext:value-type="string">
            <text:p>SoFiA J200327.56+251505.0</text:p>
          </table:table-cell>
          <table:table-cell office:value-type="float" office:value="19.7230751486846" calcext:value-type="float">
            <text:p>19.7230751486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8]+[.CN6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57+2633</text:p>
          </table:table-cell>
          <table:table-cell table:style-name="ce2" office:value-type="string" calcext:value-type="string">
            <text:p>19:57:37</text:p>
          </table:table-cell>
          <table:table-cell table:style-name="ce2"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  <table:table-cell office:value-type="float" office:value="273" calcext:value-type="float">
            <text:p>273</text:p>
          </table:table-cell>
          <table:table-cell office:value-type="float" office:value="611" calcext:value-type="float">
            <text:p>611</text:p>
          </table:table-cell>
          <table:table-cell office:value-type="float" office:value="144.603" calcext:value-type="float">
            <text:p>144.603</text:p>
          </table:table-cell>
          <table:table-cell office:value-type="float" office:value="154.203" calcext:value-type="float">
            <text:p>154.203</text:p>
          </table:table-cell>
          <table:table-cell office:value-type="float" office:value="1697.009" calcext:value-type="float">
            <text:p>1697.009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54.09" calcext:value-type="float">
            <text:p>154.09</text:p>
          </table:table-cell>
          <table:table-cell office:value-type="float" office:value="1696.051" calcext:value-type="float">
            <text:p>1696.05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86" calcext:value-type="float">
            <text:p>1686</text:p>
          </table:table-cell>
          <table:table-cell office:value-type="float" office:value="1729" calcext:value-type="float">
            <text:p>1729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4180842" calcext:value-type="float">
            <text:p>0.04180842</text:p>
          </table:table-cell>
          <table:table-cell office:value-type="float" office:value="0.0375896" calcext:value-type="float">
            <text:p>0.0375896</text:p>
          </table:table-cell>
          <table:table-cell office:value-type="float" office:value="0.005286746" calcext:value-type="float">
            <text:p>0.005286746</text:p>
          </table:table-cell>
          <table:table-cell office:value-type="float" office:value="0" calcext:value-type="float">
            <text:p>0</text:p>
          </table:table-cell>
          <table:table-cell office:value-type="float" office:value="216.3166" calcext:value-type="float">
            <text:p>216.3166</text:p>
          </table:table-cell>
          <table:table-cell office:value-type="float" office:value="3.272261" calcext:value-type="float">
            <text:p>3.272261</text:p>
          </table:table-cell>
          <table:table-cell office:value-type="float" office:value="0.2312414" calcext:value-type="float">
            <text:p>0.2312414</text:p>
          </table:table-cell>
          <table:table-cell office:value-type="float" office:value="4" calcext:value-type="float">
            <text:p>4</text:p>
          </table:table-cell>
          <table:table-cell office:value-type="float" office:value="-0.08894145" calcext:value-type="float">
            <text:p>-0.08894145</text:p>
          </table:table-cell>
          <table:table-cell office:value-type="float" office:value="19.77436" calcext:value-type="float">
            <text:p>19.77436</text:p>
          </table:table-cell>
          <table:table-cell office:value-type="float" office:value="13.01828" calcext:value-type="float">
            <text:p>13.01828</text:p>
          </table:table-cell>
          <table:table-cell office:value-type="float" office:value="836.0188" calcext:value-type="float">
            <text:p>836.0188</text:p>
          </table:table-cell>
          <table:table-cell office:value-type="float" office:value="1672.089" calcext:value-type="float">
            <text:p>1672.089</text:p>
          </table:table-cell>
          <table:table-cell office:value-type="float" office:value="0" calcext:value-type="float">
            <text:p>0</text:p>
          </table:table-cell>
          <table:table-cell office:value-type="float" office:value="3.283972" calcext:value-type="float">
            <text:p>3.283972</text:p>
          </table:table-cell>
          <table:table-cell office:value-type="float" office:value="2.322513" calcext:value-type="float">
            <text:p>2.322513</text:p>
          </table:table-cell>
          <table:table-cell office:value-type="float" office:value="-41.29339" calcext:value-type="float">
            <text:p>-41.29339</text:p>
          </table:table-cell>
          <table:table-cell office:value-type="float" office:value="2.900857" calcext:value-type="float">
            <text:p>2.900857</text:p>
          </table:table-cell>
          <table:table-cell office:value-type="float" office:value="2.205893" calcext:value-type="float">
            <text:p>2.205893</text:p>
          </table:table-cell>
          <table:table-cell office:value-type="float" office:value="-35.62582" calcext:value-type="float">
            <text:p>-35.62582</text:p>
          </table:table-cell>
          <table:table-cell office:value-type="float" office:value="3.456701" calcext:value-type="float">
            <text:p>3.456701</text:p>
          </table:table-cell>
          <table:table-cell office:value-type="float" office:value="0.02117534" calcext:value-type="float">
            <text:p>0.02117534</text:p>
          </table:table-cell>
          <table:table-cell office:value-type="float" office:value="0.1708191" calcext:value-type="float">
            <text:p>0.1708191</text:p>
          </table:table-cell>
          <table:table-cell office:value-type="float" office:value="0" calcext:value-type="float">
            <text:p>0</text:p>
          </table:table-cell>
          <table:table-cell office:value-type="float" office:value="212.5546" calcext:value-type="float">
            <text:p>212.5546</text:p>
          </table:table-cell>
          <table:table-cell office:value-type="float" office:value="0.0048162" calcext:value-type="float">
            <text:p>0.0048162</text:p>
          </table:table-cell>
          <table:table-cell office:value-type="float" office:value="34.13834" calcext:value-type="float">
            <text:p>34.13834</text:p>
          </table:table-cell>
          <table:table-cell office:value-type="float" office:value="15.5694" calcext:value-type="float">
            <text:p>15.5694</text:p>
          </table:table-cell>
          <table:table-cell office:value-type="float" office:value="12.07618" calcext:value-type="float">
            <text:p>12.07618</text:p>
          </table:table-cell>
          <table:table-cell office:value-type="float" office:value="14.8029" calcext:value-type="float">
            <text:p>14.8029</text:p>
          </table:table-cell>
          <table:table-cell office:value-type="float" office:value="299.39526" calcext:value-type="float">
            <text:p>299.39526</text:p>
          </table:table-cell>
          <table:table-cell office:value-type="float" office:value="26.5669" calcext:value-type="float">
            <text:p>26.5669</text:p>
          </table:table-cell>
          <table:table-cell office:value-type="float" office:value="1398707580" calcext:value-type="float">
            <text:p>1398707580</text:p>
          </table:table-cell>
          <table:table-cell office:value-type="string" calcext:value-type="string">
            <text:p>SoFiA J195734.86+263400.8</text:p>
          </table:table-cell>
          <table:table-cell office:value-type="float" office:value="49.0831249979267" calcext:value-type="float">
            <text:p>49.0831249979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9]+[.CN6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04+2727</text:p>
          </table:table-cell>
          <table:table-cell table:style-name="ce2" office:value-type="string" calcext:value-type="string">
            <text:p>20:04:10</text:p>
          </table:table-cell>
          <table:table-cell table:style-name="ce2" office:value-type="string" calcext:value-type="string">
            <text:p>27:27:56</text:p>
          </table:table-cell>
          <table:table-cell table:style-name="Default" office:value-type="float" office:value="65.4" calcext:value-type="float">
            <text:p>65.4</text:p>
          </table:table-cell>
          <table:table-cell table:style-name="Default" office:value-type="float" office:value="-2.1" calcext:value-type="float">
            <text:p>-2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336" calcext:value-type="float">
            <text:p>43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0.9" calcext:value-type="float">
            <text:p>60.9</text:p>
          </table:table-cell>
          <table:table-cell table:style-name="Default" office:value-type="float" office:value="9.3" calcext:value-type="float">
            <text:p>9.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301.041666666667" calcext:value-type="float">
            <text:p>301.041666666667</text:p>
          </table:table-cell>
          <table:table-cell table:style-name="Default" office:value-type="float" office:value="27.4655555555556" calcext:value-type="float">
            <text:p>27.4655555555556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office:value-type="float" office:value="2847" calcext:value-type="float">
            <text:p>2847</text:p>
          </table:table-cell>
          <table:table-cell table:style-name="Default" office:value-type="float" office:value="56.833" calcext:value-type="float">
            <text:p>56.833</text:p>
          </table:table-cell>
          <table:table-cell table:style-name="Default" office:value-type="float" office:value="208.552" calcext:value-type="float">
            <text:p>208.552</text:p>
          </table:table-cell>
          <table:table-cell table:style-name="Default" office:value-type="float" office:value="1712.748" calcext:value-type="float">
            <text:p>1712.748</text:p>
          </table:table-cell>
          <table:table-cell table:style-name="Default" office:value-type="float" office:value="56.74" calcext:value-type="float">
            <text:p>56.74</text:p>
          </table:table-cell>
          <table:table-cell table:style-name="Default" office:value-type="float" office:value="208.563" calcext:value-type="float">
            <text:p>208.563</text:p>
          </table:table-cell>
          <table:table-cell table:style-name="Default" office:value-type="float" office:value="1712.52" calcext:value-type="float">
            <text:p>1712.5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1703" calcext:value-type="float">
            <text:p>1703</text:p>
          </table:table-cell>
          <table:table-cell table:style-name="Default" office:value-type="float" office:value="1726" calcext:value-type="float">
            <text:p>1726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488522" calcext:value-type="float">
            <text:p>0.488522</text:p>
          </table:table-cell>
          <table:table-cell table:style-name="Default" office:value-type="float" office:value="0.1007118" calcext:value-type="float">
            <text:p>0.1007118</text:p>
          </table:table-cell>
          <table:table-cell table:style-name="Default" office:value-type="float" office:value="0.05952194" calcext:value-type="float">
            <text:p>0.05952194</text:p>
          </table:table-cell>
          <table:table-cell table:style-name="Default" office:value-type="float" office:value="0.007968688" calcext:value-type="float">
            <text:p>0.007968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8211" calcext:value-type="float">
            <text:p>100.8211</text:p>
          </table:table-cell>
          <table:table-cell table:style-name="Default" office:value-type="float" office:value="1.797254" calcext:value-type="float">
            <text:p>1.797254</text:p>
          </table:table-cell>
          <table:table-cell table:style-name="Default" office:value-type="float" office:value="0.1308575" calcext:value-type="float">
            <text:p>0.130857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0.09195023" calcext:value-type="float">
            <text:p>-0.09195023</text:p>
          </table:table-cell>
          <table:table-cell table:style-name="Default" office:value-type="float" office:value="20.70389" calcext:value-type="float">
            <text:p>20.70389</text:p>
          </table:table-cell>
          <table:table-cell table:style-name="Default" office:value-type="float" office:value="12.59892" calcext:value-type="float">
            <text:p>12.59892</text:p>
          </table:table-cell>
          <table:table-cell table:style-name="Default" office:value-type="float" office:value="849.5298" calcext:value-type="float">
            <text:p>849.5298</text:p>
          </table:table-cell>
          <table:table-cell table:style-name="Default" office:value-type="float" office:value="1699.092" calcext:value-type="float">
            <text:p>1699.0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83277" calcext:value-type="float">
            <text:p>2.683277</text:p>
          </table:table-cell>
          <table:table-cell table:style-name="Default" office:value-type="float" office:value="1.647407" calcext:value-type="float">
            <text:p>1.647407</text:p>
          </table:table-cell>
          <table:table-cell table:style-name="Default" office:value-type="float" office:value="-59.08514" calcext:value-type="float">
            <text:p>-59.08514</text:p>
          </table:table-cell>
          <table:table-cell table:style-name="Default" office:value-type="float" office:value="2.407329" calcext:value-type="float">
            <text:p>2.407329</text:p>
          </table:table-cell>
          <table:table-cell table:style-name="Default" office:value-type="float" office:value="1.616831" calcext:value-type="float">
            <text:p>1.616831</text:p>
          </table:table-cell>
          <table:table-cell table:style-name="Default" office:value-type="float" office:value="-54.14673" calcext:value-type="float">
            <text:p>-54.14673</text:p>
          </table:table-cell>
          <table:table-cell table:style-name="Default" office:value-type="float" office:value="1.734503" calcext:value-type="float">
            <text:p>1.734503</text:p>
          </table:table-cell>
          <table:table-cell table:style-name="Default" office:value-type="float" office:value="0.02141605" calcext:value-type="float">
            <text:p>0.02141605</text:p>
          </table:table-cell>
          <table:table-cell table:style-name="Default" office:value-type="float" office:value="0.08861441" calcext:value-type="float">
            <text:p>0.08861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5.1319" calcext:value-type="float">
            <text:p>275.1319</text:p>
          </table:table-cell>
          <table:table-cell table:style-name="Default" office:value-type="float" office:value="0.0050034" calcext:value-type="float">
            <text:p>0.0050034</text:p>
          </table:table-cell>
          <table:table-cell table:style-name="Default" office:value-type="float" office:value="24.09469" calcext:value-type="float">
            <text:p>24.09469</text:p>
          </table:table-cell>
          <table:table-cell table:style-name="Default" office:value-type="float" office:value="20.5453" calcext:value-type="float">
            <text:p>20.5453</text:p>
          </table:table-cell>
          <table:table-cell table:style-name="Default" office:value-type="float" office:value="11.95449" calcext:value-type="float">
            <text:p>11.95449</text:p>
          </table:table-cell>
          <table:table-cell table:style-name="Default" office:value-type="float" office:value="19.94293" calcext:value-type="float">
            <text:p>19.94293</text:p>
          </table:table-cell>
          <table:table-cell table:style-name="Default" office:value-type="float" office:value="301.03812" calcext:value-type="float">
            <text:p>301.03812</text:p>
          </table:table-cell>
          <table:table-cell table:style-name="Default" office:value-type="float" office:value="27.472397" calcext:value-type="float">
            <text:p>27.472397</text:p>
          </table:table-cell>
          <table:table-cell table:style-name="Default" office:value-type="float" office:value="1399037700" calcext:value-type="float">
            <text:p>1399037700</text:p>
          </table:table-cell>
          <table:table-cell table:style-name="Default" office:value-type="string" calcext:value-type="string">
            <text:p>SoFiA J200409.15+272820.6</text:p>
          </table:table-cell>
          <table:table-cell table:style-name="Default" office:value-type="float" office:value="27.1139005158267" calcext:value-type="float">
            <text:p>27.113900515826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0]+[.CN7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2001+2659</text:p>
          </table:table-cell>
          <table:table-cell table:style-name="ce2" office:value-type="string" calcext:value-type="string">
            <text:p>20:01:27</text:p>
          </table:table-cell>
          <table:table-cell table:style-name="ce2" office:value-type="string" calcext:value-type="string">
            <text:p>26:59:49</text:p>
          </table:table-cell>
          <table:table-cell table:style-name="Default" office:value-type="float" office:value="64.7" calcext:value-type="float">
            <text:p>64.7</text:p>
          </table:table-cell>
          <table:table-cell table:style-name="Default" office:value-type="float" office:value="-1.8" calcext:value-type="float">
            <text:p>-1.8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0" calcext:value-type="float">
            <text:p>314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3.9" calcext:value-type="float">
            <text:p>43.9</text:p>
          </table:table-cell>
          <table:table-cell table:style-name="Default" office:value-type="float" office:value="9.2" calcext:value-type="float">
            <text:p>9.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300.3625" calcext:value-type="float">
            <text:p>300.3625</text:p>
          </table:table-cell>
          <table:table-cell table:style-name="Default" office:value-type="float" office:value="26.9969444444444" calcext:value-type="float">
            <text:p>26.9969444444444</text:p>
          </table:table-cell>
          <table:table-cell table:style-name="Default" office:value-type="float" office:value="638" calcext:value-type="float">
            <text:p>638</text:p>
          </table:table-cell>
          <table:table-cell table:style-name="Default" office:value-type="float" office:value="3263" calcext:value-type="float">
            <text:p>3263</text:p>
          </table:table-cell>
          <table:table-cell table:style-name="Default" office:value-type="float" office:value="92.73" calcext:value-type="float">
            <text:p>92.73</text:p>
          </table:table-cell>
          <table:table-cell table:style-name="Default" office:value-type="float" office:value="179.833" calcext:value-type="float">
            <text:p>179.833</text:p>
          </table:table-cell>
          <table:table-cell table:style-name="Default" office:value-type="float" office:value="1986.513" calcext:value-type="float">
            <text:p>1986.513</text:p>
          </table:table-cell>
          <table:table-cell table:style-name="Default" office:value-type="float" office:value="92.745" calcext:value-type="float">
            <text:p>92.745</text:p>
          </table:table-cell>
          <table:table-cell table:style-name="Default" office:value-type="float" office:value="179.854" calcext:value-type="float">
            <text:p>179.854</text:p>
          </table:table-cell>
          <table:table-cell table:style-name="Default" office:value-type="float" office:value="1986.144" calcext:value-type="float">
            <text:p>1986.144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1963" calcext:value-type="float">
            <text:p>1963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920" calcext:value-type="float">
            <text:p>9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570418" calcext:value-type="float">
            <text:p>0.570418</text:p>
          </table:table-cell>
          <table:table-cell table:style-name="Default" office:value-type="float" office:value="0.6513055" calcext:value-type="float">
            <text:p>0.6513055</text:p>
          </table:table-cell>
          <table:table-cell table:style-name="Default" office:value-type="float" office:value="0.2211252" calcext:value-type="float">
            <text:p>0.2211252</text:p>
          </table:table-cell>
          <table:table-cell table:style-name="Default" office:value-type="float" office:value="0.09267954" calcext:value-type="float">
            <text:p>0.09267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0.6096" calcext:value-type="float">
            <text:p>870.6096</text:p>
          </table:table-cell>
          <table:table-cell table:style-name="Default" office:value-type="float" office:value="9.127029" calcext:value-type="float">
            <text:p>9.127029</text:p>
          </table:table-cell>
          <table:table-cell table:style-name="Default" office:value-type="float" office:value="0.1985299" calcext:value-type="float">
            <text:p>0.198529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0.086171" calcext:value-type="float">
            <text:p>-0.086171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table:style-name="Default" office:value-type="float" office:value="979.1106" calcext:value-type="float">
            <text:p>979.1106</text:p>
          </table:table-cell>
          <table:table-cell table:style-name="Default" office:value-type="float" office:value="1958.031" calcext:value-type="float">
            <text:p>1958.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9454" calcext:value-type="float">
            <text:p>3.59454</text:p>
          </table:table-cell>
          <table:table-cell table:style-name="Default" office:value-type="float" office:value="3.253596" calcext:value-type="float">
            <text:p>3.253596</text:p>
          </table:table-cell>
          <table:table-cell table:style-name="Default" office:value-type="float" office:value="-77.00959" calcext:value-type="float">
            <text:p>-77.00959</text:p>
          </table:table-cell>
          <table:table-cell table:style-name="Default" office:value-type="float" office:value="2.495916" calcext:value-type="float">
            <text:p>2.495916</text:p>
          </table:table-cell>
          <table:table-cell table:style-name="Default" office:value-type="float" office:value="2.422794" calcext:value-type="float">
            <text:p>2.422794</text:p>
          </table:table-cell>
          <table:table-cell table:style-name="Default" office:value-type="float" office:value="-75.58106" calcext:value-type="float">
            <text:p>-75.58106</text:p>
          </table:table-cell>
          <table:table-cell table:style-name="Default" office:value-type="float" office:value="9.289337" calcext:value-type="float">
            <text:p>9.289337</text:p>
          </table:table-cell>
          <table:table-cell table:style-name="Default" office:value-type="float" office:value="0.02889315" calcext:value-type="float">
            <text:p>0.02889315</text:p>
          </table:table-cell>
          <table:table-cell table:style-name="Default" office:value-type="float" office:value="0.262666" calcext:value-type="float">
            <text:p>0.2626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6551" calcext:value-type="float">
            <text:p>104.6551</text:p>
          </table:table-cell>
          <table:table-cell table:style-name="Default" office:value-type="float" office:value="0.0048302" calcext:value-type="float">
            <text:p>0.0048302</text:p>
          </table:table-cell>
          <table:table-cell table:style-name="Default" office:value-type="float" office:value="63.40529" calcext:value-type="float">
            <text:p>63.40529</text:p>
          </table:table-cell>
          <table:table-cell table:style-name="Default" office:value-type="float" office:value="47.19202" calcext:value-type="float">
            <text:p>47.19202</text:p>
          </table:table-cell>
          <table:table-cell table:style-name="Default" office:value-type="float" office:value="44.82284" calcext:value-type="float">
            <text:p>44.82284</text:p>
          </table:table-cell>
          <table:table-cell table:style-name="Default" office:value-type="float" office:value="46.19321" calcext:value-type="float">
            <text:p>46.19321</text:p>
          </table:table-cell>
          <table:table-cell table:style-name="Default" office:value-type="float" office:value="300.36017" calcext:value-type="float">
            <text:p>300.36017</text:p>
          </table:table-cell>
          <table:table-cell table:style-name="Default" office:value-type="float" office:value="26.997133" calcext:value-type="float">
            <text:p>26.997133</text:p>
          </table:table-cell>
          <table:table-cell table:style-name="Default" office:value-type="float" office:value="1404521470" calcext:value-type="float">
            <text:p>1404521470</text:p>
          </table:table-cell>
          <table:table-cell table:style-name="Default" office:value-type="string" calcext:value-type="string">
            <text:p>SoFiA J200126.44+265949.7</text:p>
          </table:table-cell>
          <table:table-cell table:style-name="Default" office:value-type="float" office:value="7.50973336131506" calcext:value-type="float">
            <text:p>7.509733361315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1]+[.CN7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2007+2341</text:p>
          </table:table-cell>
          <table:table-cell table:style-name="ce2" office:value-type="string" calcext:value-type="string">
            <text:p>20:07:49</text:p>
          </table:table-cell>
          <table:table-cell table:style-name="ce2"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  <table:table-cell office:value-type="float" office:value="24" calcext:value-type="float">
            <text:p>24</text:p>
          </table:table-cell>
          <table:table-cell office:value-type="float" office:value="1569" calcext:value-type="float">
            <text:p>1569</text:p>
          </table:table-cell>
          <table:table-cell office:value-type="float" office:value="211.384" calcext:value-type="float">
            <text:p>211.384</text:p>
          </table:table-cell>
          <table:table-cell office:value-type="float" office:value="251.133" calcext:value-type="float">
            <text:p>251.133</text:p>
          </table:table-cell>
          <table:table-cell office:value-type="float" office:value="750.339" calcext:value-type="float">
            <text:p>750.339</text:p>
          </table:table-cell>
          <table:table-cell office:value-type="float" office:value="211.295" calcext:value-type="float">
            <text:p>211.295</text:p>
          </table:table-cell>
          <table:table-cell office:value-type="float" office:value="251.548" calcext:value-type="float">
            <text:p>251.548</text:p>
          </table:table-cell>
          <table:table-cell office:value-type="float" office:value="750.236" calcext:value-type="float">
            <text:p>750.23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731" calcext:value-type="float">
            <text:p>731</text:p>
          </table:table-cell>
          <table:table-cell office:value-type="float" office:value="762" calcext:value-type="float">
            <text:p>762</text:p>
          </table:table-cell>
          <table:table-cell office:value-type="float" office:value="1395" calcext:value-type="float">
            <text:p>1395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0.425501" calcext:value-type="float">
            <text:p>0.425501</text:p>
          </table:table-cell>
          <table:table-cell office:value-type="float" office:value="0.04772694" calcext:value-type="float">
            <text:p>0.04772694</text:p>
          </table:table-cell>
          <table:table-cell office:value-type="float" office:value="0.0269191" calcext:value-type="float">
            <text:p>0.0269191</text:p>
          </table:table-cell>
          <table:table-cell office:value-type="float" office:value="0.2158534" calcext:value-type="float">
            <text:p>0.2158534</text:p>
          </table:table-cell>
          <table:table-cell office:value-type="float" office:value="0" calcext:value-type="float">
            <text:p>0</text:p>
          </table:table-cell>
          <table:table-cell office:value-type="float" office:value="355.0916" calcext:value-type="float">
            <text:p>355.0916</text:p>
          </table:table-cell>
          <table:table-cell office:value-type="float" office:value="9.852295" calcext:value-type="float">
            <text:p>9.852295</text:p>
          </table:table-cell>
          <table:table-cell office:value-type="float" office:value="0.7135336" calcext:value-type="float">
            <text:p>0.7135336</text:p>
          </table:table-cell>
          <table:table-cell office:value-type="float" office:value="6" calcext:value-type="float">
            <text:p>6</text:p>
          </table:table-cell>
          <table:table-cell office:value-type="float" office:value="-0.03072498" calcext:value-type="float">
            <text:p>-0.03072498</text:p>
          </table:table-cell>
          <table:table-cell office:value-type="float" office:value="19.64858" calcext:value-type="float">
            <text:p>19.64858</text:p>
          </table:table-cell>
          <table:table-cell office:value-type="float" office:value="13.00809" calcext:value-type="float">
            <text:p>13.00809</text:p>
          </table:table-cell>
          <table:table-cell office:value-type="float" office:value="366.0135" calcext:value-type="float">
            <text:p>366.0135</text:p>
          </table:table-cell>
          <table:table-cell office:value-type="float" office:value="732.0892" calcext:value-type="float">
            <text:p>732.0892</text:p>
          </table:table-cell>
          <table:table-cell office:value-type="float" office:value="0" calcext:value-type="float">
            <text:p>0</text:p>
          </table:table-cell>
          <table:table-cell office:value-type="float" office:value="14.01204" calcext:value-type="float">
            <text:p>14.01204</text:p>
          </table:table-cell>
          <table:table-cell office:value-type="float" office:value="4.087052" calcext:value-type="float">
            <text:p>4.087052</text:p>
          </table:table-cell>
          <table:table-cell office:value-type="float" office:value="17.19933" calcext:value-type="float">
            <text:p>17.19933</text:p>
          </table:table-cell>
          <table:table-cell office:value-type="float" office:value="13.65954" calcext:value-type="float">
            <text:p>13.65954</text:p>
          </table:table-cell>
          <table:table-cell office:value-type="float" office:value="3.416824" calcext:value-type="float">
            <text:p>3.416824</text:p>
          </table:table-cell>
          <table:table-cell office:value-type="float" office:value="15.75171" calcext:value-type="float">
            <text:p>15.75171</text:p>
          </table:table-cell>
          <table:table-cell office:value-type="float" office:value="10.64268" calcext:value-type="float">
            <text:p>10.64268</text:p>
          </table:table-cell>
          <table:table-cell office:value-type="float" office:value="0.02512072" calcext:value-type="float">
            <text:p>0.02512072</text:p>
          </table:table-cell>
          <table:table-cell office:value-type="float" office:value="0.01109824" calcext:value-type="float">
            <text:p>0.01109824</text:p>
          </table:table-cell>
          <table:table-cell office:value-type="float" office:value="0" calcext:value-type="float">
            <text:p>0</text:p>
          </table:table-cell>
          <table:table-cell office:value-type="float" office:value="194.0071" calcext:value-type="float">
            <text:p>194.0071</text:p>
          </table:table-cell>
          <table:table-cell office:value-type="float" office:value="0.0049112" calcext:value-type="float">
            <text:p>0.0049112</text:p>
          </table:table-cell>
          <table:table-cell office:value-type="float" office:value="58.06155" calcext:value-type="float">
            <text:p>58.06155</text:p>
          </table:table-cell>
          <table:table-cell office:value-type="float" office:value="20.73123" calcext:value-type="float">
            <text:p>20.73123</text:p>
          </table:table-cell>
          <table:table-cell office:value-type="float" office:value="14.67411" calcext:value-type="float">
            <text:p>14.67411</text:p>
          </table:table-cell>
          <table:table-cell office:value-type="float" office:value="27.7416" calcext:value-type="float">
            <text:p>27.7416</text:p>
          </table:table-cell>
          <table:table-cell office:value-type="float" office:value="301.9426" calcext:value-type="float">
            <text:p>301.9426</text:p>
          </table:table-cell>
          <table:table-cell office:value-type="float" office:value="23.683002" calcext:value-type="float">
            <text:p>23.683002</text:p>
          </table:table-cell>
          <table:table-cell office:value-type="float" office:value="1379751940" calcext:value-type="float">
            <text:p>1379751940</text:p>
          </table:table-cell>
          <table:table-cell office:value-type="string" calcext:value-type="string">
            <text:p>SoFiA J200746.22+234058.8</text:p>
          </table:table-cell>
          <table:table-cell office:value-type="float" office:value="39.2362294509014" calcext:value-type="float">
            <text:p>39.2362294509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2]+[.CN7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2018+2319</text:p>
          </table:table-cell>
          <table:table-cell table:style-name="ce2" office:value-type="string" calcext:value-type="string">
            <text:p>20:18:43</text:p>
          </table:table-cell>
          <table:table-cell table:style-name="ce2" office:value-type="string" calcext:value-type="string">
            <text:p>23:19:54</text:p>
          </table:table-cell>
          <table:table-cell office:value-type="float" office:value="63.7" calcext:value-type="float">
            <text:p>63.7</text:p>
          </table:table-cell>
          <table:table-cell office:value-type="float" office:value="-7.1" calcext:value-type="float">
            <text:p>-7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304.679166666667" calcext:value-type="float">
            <text:p>304.679166666667</text:p>
          </table:table-cell>
          <table:table-cell office:value-type="float" office:value="23.3316666666667" calcext:value-type="float">
            <text:p>23.3316666666667</text:p>
          </table:table-cell>
          <table:table-cell office:value-type="float" office:value="72" calcext:value-type="float">
            <text:p>72</text:p>
          </table:table-cell>
          <table:table-cell office:value-type="float" office:value="5088" calcext:value-type="float">
            <text:p>5088</text:p>
          </table:table-cell>
          <table:table-cell office:value-type="float" office:value="60.937" calcext:value-type="float">
            <text:p>60.937</text:p>
          </table:table-cell>
          <table:table-cell office:value-type="float" office:value="230.117" calcext:value-type="float">
            <text:p>230.117</text:p>
          </table:table-cell>
          <table:table-cell office:value-type="float" office:value="2620.354" calcext:value-type="float">
            <text:p>2620.354</text:p>
          </table:table-cell>
          <table:table-cell office:value-type="float" office:value="60.92" calcext:value-type="float">
            <text:p>60.92</text:p>
          </table:table-cell>
          <table:table-cell office:value-type="float" office:value="230.041" calcext:value-type="float">
            <text:p>230.041</text:p>
          </table:table-cell>
          <table:table-cell office:value-type="float" office:value="2620.554" calcext:value-type="float">
            <text:p>2620.5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614" calcext:value-type="float">
            <text:p>2614</text:p>
          </table:table-cell>
          <table:table-cell office:value-type="float" office:value="2625" calcext:value-type="float">
            <text:p>2625</text:p>
          </table:table-cell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804107" calcext:value-type="float">
            <text:p>0.804107</text:p>
          </table:table-cell>
          <table:table-cell office:value-type="float" office:value="0.09650452" calcext:value-type="float">
            <text:p>0.09650452</text:p>
          </table:table-cell>
          <table:table-cell office:value-type="float" office:value="0.02246026" calcext:value-type="float">
            <text:p>0.02246026</text:p>
          </table:table-cell>
          <table:table-cell office:value-type="float" office:value="0.002184935" calcext:value-type="float">
            <text:p>0.002184935</text:p>
          </table:table-cell>
          <table:table-cell office:value-type="float" office:value="0" calcext:value-type="float">
            <text:p>0</text:p>
          </table:table-cell>
          <table:table-cell office:value-type="float" office:value="95.87795" calcext:value-type="float">
            <text:p>95.87795</text:p>
          </table:table-cell>
          <table:table-cell office:value-type="float" office:value="3.114087" calcext:value-type="float">
            <text:p>3.114087</text:p>
          </table:table-cell>
          <table:table-cell office:value-type="float" office:value="0.5276245" calcext:value-type="float">
            <text:p>0.5276245</text:p>
          </table:table-cell>
          <table:table-cell office:value-type="float" office:value="3" calcext:value-type="float">
            <text:p>3</text:p>
          </table:table-cell>
          <table:table-cell office:value-type="float" office:value="-0.204936" calcext:value-type="float">
            <text:p>-0.204936</text:p>
          </table:table-cell>
          <table:table-cell office:value-type="float" office:value="8.463835" calcext:value-type="float">
            <text:p>8.463835</text:p>
          </table:table-cell>
          <table:table-cell office:value-type="float" office:value="5.574137" calcext:value-type="float">
            <text:p>5.574137</text:p>
          </table:table-cell>
          <table:table-cell office:value-type="float" office:value="1307.011" calcext:value-type="float">
            <text:p>1307.011</text:p>
          </table:table-cell>
          <table:table-cell office:value-type="float" office:value="2614.205" calcext:value-type="float">
            <text:p>2614.205</text:p>
          </table:table-cell>
          <table:table-cell office:value-type="float" office:value="0" calcext:value-type="float">
            <text:p>0</text:p>
          </table:table-cell>
          <table:table-cell office:value-type="float" office:value="3.615506" calcext:value-type="float">
            <text:p>3.615506</text:p>
          </table:table-cell>
          <table:table-cell office:value-type="float" office:value="3.350016" calcext:value-type="float">
            <text:p>3.350016</text:p>
          </table:table-cell>
          <table:table-cell office:value-type="float" office:value="-25.2427" calcext:value-type="float">
            <text:p>-25.2427</text:p>
          </table:table-cell>
          <table:table-cell office:value-type="float" office:value="3.351404" calcext:value-type="float">
            <text:p>3.351404</text:p>
          </table:table-cell>
          <table:table-cell office:value-type="float" office:value="3.147342" calcext:value-type="float">
            <text:p>3.147342</text:p>
          </table:table-cell>
          <table:table-cell office:value-type="float" office:value="-83.76208" calcext:value-type="float">
            <text:p>-83.76208</text:p>
          </table:table-cell>
          <table:table-cell office:value-type="float" office:value="3.197639" calcext:value-type="float">
            <text:p>3.197639</text:p>
          </table:table-cell>
          <table:table-cell office:value-type="float" office:value="0.0275207" calcext:value-type="float">
            <text:p>0.0275207</text:p>
          </table:table-cell>
          <table:table-cell office:value-type="float" office:value="0.4039708" calcext:value-type="float">
            <text:p>0.4039708</text:p>
          </table:table-cell>
          <table:table-cell office:value-type="float" office:value="0" calcext:value-type="float">
            <text:p>0</text:p>
          </table:table-cell>
          <table:table-cell office:value-type="float" office:value="103.8406" calcext:value-type="float">
            <text:p>103.8406</text:p>
          </table:table-cell>
          <table:table-cell office:value-type="float" office:value="0.0047494" calcext:value-type="float">
            <text:p>0.0047494</text:p>
          </table:table-cell>
          <table:table-cell office:value-type="float" office:value="37.87476" calcext:value-type="float">
            <text:p>37.87476</text:p>
          </table:table-cell>
          <table:table-cell office:value-type="float" office:value="8.000498" calcext:value-type="float">
            <text:p>8.000498</text:p>
          </table:table-cell>
          <table:table-cell office:value-type="float" office:value="4.970061" calcext:value-type="float">
            <text:p>4.970061</text:p>
          </table:table-cell>
          <table:table-cell office:value-type="float" office:value="6.691415" calcext:value-type="float">
            <text:p>6.691415</text:p>
          </table:table-cell>
          <table:table-cell office:value-type="float" office:value="304.6772" calcext:value-type="float">
            <text:p>304.6772</text:p>
          </table:table-cell>
          <table:table-cell office:value-type="float" office:value="23.331585" calcext:value-type="float">
            <text:p>23.331585</text:p>
          </table:table-cell>
          <table:table-cell office:value-type="float" office:value="1417236100" calcext:value-type="float">
            <text:p>1417236100</text:p>
          </table:table-cell>
          <table:table-cell office:value-type="string" calcext:value-type="string">
            <text:p>SoFiA J201842.53+231953.7</text:p>
          </table:table-cell>
          <table:table-cell office:value-type="float" office:value="6.55704986178565" calcext:value-type="float">
            <text:p>6.55704986178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3]+[.CN7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2017+2837</text:p>
          </table:table-cell>
          <table:table-cell table:style-name="ce2" office:value-type="string" calcext:value-type="string">
            <text:p>20:17:32</text:p>
          </table:table-cell>
          <table:table-cell table:style-name="ce2" office:value-type="string" calcext:value-type="string">
            <text:p>28:37:07</text:p>
          </table:table-cell>
          <table:table-cell office:value-type="float" office:value="68" calcext:value-type="float">
            <text:p>68</text:p>
          </table:table-cell>
          <table:table-cell office:value-type="float" office:value="-3.9" calcext:value-type="float">
            <text:p>-3.9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4215" calcext:value-type="float">
            <text:p>4215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4.383333333333" calcext:value-type="float">
            <text:p>304.383333333333</text:p>
          </table:table-cell>
          <table:table-cell office:value-type="float" office:value="28.6186111111111" calcext:value-type="float">
            <text:p>28.6186111111111</text:p>
          </table:table-cell>
          <table:table-cell office:value-type="float" office:value="32" calcext:value-type="float">
            <text:p>32</text:p>
          </table:table-cell>
          <table:table-cell office:value-type="float" office:value="8835" calcext:value-type="float">
            <text:p>8835</text:p>
          </table:table-cell>
          <table:table-cell office:value-type="float" office:value="77.805" calcext:value-type="float">
            <text:p>77.805</text:p>
          </table:table-cell>
          <table:table-cell office:value-type="float" office:value="276.986" calcext:value-type="float">
            <text:p>276.986</text:p>
          </table:table-cell>
          <table:table-cell office:value-type="float" office:value="1742.248" calcext:value-type="float">
            <text:p>1742.248</text:p>
          </table:table-cell>
          <table:table-cell office:value-type="float" office:value="78.256" calcext:value-type="float">
            <text:p>78.256</text:p>
          </table:table-cell>
          <table:table-cell office:value-type="float" office:value="276.96" calcext:value-type="float">
            <text:p>276.96</text:p>
          </table:table-cell>
          <table:table-cell office:value-type="float" office:value="1743.774" calcext:value-type="float">
            <text:p>1743.77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office:value-type="float" office:value="1712" calcext:value-type="float">
            <text:p>1712</text:p>
          </table:table-cell>
          <table:table-cell office:value-type="float" office:value="1774" calcext:value-type="float">
            <text:p>1774</text:p>
          </table:table-cell>
          <table:table-cell office:value-type="float" office:value="2048" calcext:value-type="float">
            <text:p>2048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0.998493" calcext:value-type="float">
            <text:p>0.998493</text:p>
          </table:table-cell>
          <table:table-cell table:style-name="Default" table:number-columns-repeated="14"/>
          <table:table-cell office:value-type="float" office:value="10.15359" calcext:value-type="float">
            <text:p>10.15359</text:p>
          </table:table-cell>
          <table:table-cell office:value-type="float" office:value="6.625214" calcext:value-type="float">
            <text:p>6.625214</text:p>
          </table:table-cell>
          <table:table-cell office:value-type="float" office:value="29.99746" calcext:value-type="float">
            <text:p>29.99746</text:p>
          </table:table-cell>
          <table:table-cell office:value-type="float" office:value="5.138998" calcext:value-type="float">
            <text:p>5.138998</text:p>
          </table:table-cell>
          <table:table-cell office:value-type="float" office:value="4.221328" calcext:value-type="float">
            <text:p>4.221328</text:p>
          </table:table-cell>
          <table:table-cell office:value-type="float" office:value="43.32475" calcext:value-type="float">
            <text:p>43.32475</text:p>
          </table:table-cell>
          <table:table-cell office:value-type="float" office:value="12.24476" calcext:value-type="float">
            <text:p>12.24476</text:p>
          </table:table-cell>
          <table:table-cell office:value-type="float" office:value="0.02851162" calcext:value-type="float">
            <text:p>0.02851162</text:p>
          </table:table-cell>
          <table:table-cell office:value-type="float" office:value="0.1561326" calcext:value-type="float">
            <text:p>0.1561326</text:p>
          </table:table-cell>
          <table:table-cell office:value-type="float" office:value="0" calcext:value-type="float">
            <text:p>0</text:p>
          </table:table-cell>
          <table:table-cell office:value-type="float" office:value="206.4251" calcext:value-type="float">
            <text:p>206.4251</text:p>
          </table:table-cell>
          <table:table-cell office:value-type="float" office:value="0.0048754" calcext:value-type="float">
            <text:p>0.0048754</text:p>
          </table:table-cell>
          <table:table-cell office:value-type="float" office:value="55.49773" calcext:value-type="float">
            <text:p>55.49773</text:p>
          </table:table-cell>
          <table:table-cell office:value-type="float" office:value="52.65855" calcext:value-type="float">
            <text:p>52.65855</text:p>
          </table:table-cell>
          <table:table-cell office:value-type="float" office:value="21.82264" calcext:value-type="float">
            <text:p>21.82264</text:p>
          </table:table-cell>
          <table:table-cell office:value-type="float" office:value="53.71073" calcext:value-type="float">
            <text:p>53.71073</text:p>
          </table:table-cell>
          <table:table-cell office:value-type="float" office:value="304.39066" calcext:value-type="float">
            <text:p>304.39066</text:p>
          </table:table-cell>
          <table:table-cell office:value-type="float" office:value="28.615135" calcext:value-type="float">
            <text:p>28.615135</text:p>
          </table:table-cell>
          <table:table-cell office:value-type="float" office:value="1399664130" calcext:value-type="float">
            <text:p>1399664130</text:p>
          </table:table-cell>
          <table:table-cell office:value-type="string" calcext:value-type="string">
            <text:p>SoFiA J201733.76+283654.5</text:p>
          </table:table-cell>
          <table:table-cell office:value-type="float" office:value="26.3065181006551" calcext:value-type="float">
            <text:p>26.3065181006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+26</text:p>
          </table:table-cell>
          <table:table-cell office:value-type="string" calcext:value-type="string">
            <text:p>Boxcar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74]+[.CN74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30+2017</text:p>
          </table:table-cell>
          <table:table-cell table:style-name="ce2" office:value-type="string" calcext:value-type="string">
            <text:p>20:30:50</text:p>
          </table:table-cell>
          <table:table-cell table:style-name="ce2" office:value-type="string" calcext:value-type="string">
            <text:p>20:17:42</text:p>
          </table:table-cell>
          <table:table-cell office:value-type="float" office:value="62.8" calcext:value-type="float">
            <text:p>62.8</text:p>
          </table:table-cell>
          <table:table-cell office:value-type="float" office:value="-11.1" calcext:value-type="float">
            <text:p>-11.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687" calcext:value-type="float">
            <text:p>368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7.708333333333" calcext:value-type="float">
            <text:p>307.708333333333</text:p>
          </table:table-cell>
          <table:table-cell office:value-type="float" office:value="20.295" calcext:value-type="float">
            <text:p>20.295</text:p>
          </table:table-cell>
          <table:table-cell office:value-type="float" office:value="93" calcext:value-type="float">
            <text:p>93</text:p>
          </table:table-cell>
          <table:table-cell office:value-type="float" office:value="9089" calcext:value-type="float">
            <text:p>9089</text:p>
          </table:table-cell>
          <table:table-cell office:value-type="float" office:value="101.923" calcext:value-type="float">
            <text:p>101.923</text:p>
          </table:table-cell>
          <table:table-cell office:value-type="float" office:value="47.103" calcext:value-type="float">
            <text:p>47.103</text:p>
          </table:table-cell>
          <table:table-cell office:value-type="float" office:value="1867.826" calcext:value-type="float">
            <text:p>1867.826</text:p>
          </table:table-cell>
          <table:table-cell office:value-type="float" office:value="101.341" calcext:value-type="float">
            <text:p>101.341</text:p>
          </table:table-cell>
          <table:table-cell office:value-type="float" office:value="46.531" calcext:value-type="float">
            <text:p>46.531</text:p>
          </table:table-cell>
          <table:table-cell office:value-type="float" office:value="1866.494" calcext:value-type="float">
            <text:p>1866.4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841" calcext:value-type="float">
            <text:p>1841</text:p>
          </table:table-cell>
          <table:table-cell office:value-type="float" office:value="1892" calcext:value-type="float">
            <text:p>1892</text:p>
          </table:table-cell>
          <table:table-cell office:value-type="float" office:value="1206" calcext:value-type="float">
            <text:p>1206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.943867" calcext:value-type="float">
            <text:p>0.943867</text:p>
          </table:table-cell>
          <table:table-cell office:value-type="float" office:value="0.698201" calcext:value-type="float">
            <text:p>0.698201</text:p>
          </table:table-cell>
          <table:table-cell office:value-type="float" office:value="0.0158614" calcext:value-type="float">
            <text:p>0.0158614</text:p>
          </table:table-cell>
          <table:table-cell office:value-type="float" office:value="0.03708125" calcext:value-type="float">
            <text:p>0.03708125</text:p>
          </table:table-cell>
          <table:table-cell office:value-type="float" office:value="0" calcext:value-type="float">
            <text:p>0</text:p>
          </table:table-cell>
          <table:table-cell office:value-type="float" office:value="914.7456" calcext:value-type="float">
            <text:p>914.7456</text:p>
          </table:table-cell>
          <table:table-cell office:value-type="float" office:value="9.066988" calcext:value-type="float">
            <text:p>9.066988</text:p>
          </table:table-cell>
          <table:table-cell office:value-type="float" office:value="0.1885775" calcext:value-type="float">
            <text:p>0.1885775</text:p>
          </table:table-cell>
          <table:table-cell office:value-type="float" office:value="6" calcext:value-type="float">
            <text:p>6</text:p>
          </table:table-cell>
          <table:table-cell office:value-type="float" office:value="-0.06776933" calcext:value-type="float">
            <text:p>-0.06776933</text:p>
          </table:table-cell>
          <table:table-cell office:value-type="float" office:value="60" calcext:value-type="float">
            <text:p>60</text:p>
          </table:table-cell>
          <table:table-cell office:value-type="float" office:value="57.54433" calcext:value-type="float">
            <text:p>57.54433</text:p>
          </table:table-cell>
          <table:table-cell office:value-type="float" office:value="918.5079" calcext:value-type="float">
            <text:p>918.5079</text:p>
          </table:table-cell>
          <table:table-cell office:value-type="float" office:value="1837.038" calcext:value-type="float">
            <text:p>1837.038</text:p>
          </table:table-cell>
          <table:table-cell office:value-type="float" office:value="0" calcext:value-type="float">
            <text:p>0</text:p>
          </table:table-cell>
          <table:table-cell office:value-type="float" office:value="8.578863" calcext:value-type="float">
            <text:p>8.578863</text:p>
          </table:table-cell>
          <table:table-cell office:value-type="float" office:value="3.009553" calcext:value-type="float">
            <text:p>3.009553</text:p>
          </table:table-cell>
          <table:table-cell office:value-type="float" office:value="28.427" calcext:value-type="float">
            <text:p>28.427</text:p>
          </table:table-cell>
          <table:table-cell office:value-type="float" office:value="6.245689" calcext:value-type="float">
            <text:p>6.245689</text:p>
          </table:table-cell>
          <table:table-cell office:value-type="float" office:value="2.769487" calcext:value-type="float">
            <text:p>2.769487</text:p>
          </table:table-cell>
          <table:table-cell office:value-type="float" office:value="34.38669" calcext:value-type="float">
            <text:p>34.38669</text:p>
          </table:table-cell>
          <table:table-cell office:value-type="float" office:value="9.061819" calcext:value-type="float">
            <text:p>9.061819</text:p>
          </table:table-cell>
          <table:table-cell office:value-type="float" office:value="0.02494587" calcext:value-type="float">
            <text:p>0.02494587</text:p>
          </table:table-cell>
          <table:table-cell office:value-type="float" office:value="0.1404788" calcext:value-type="float">
            <text:p>0.1404788</text:p>
          </table:table-cell>
          <table:table-cell office:value-type="float" office:value="0" calcext:value-type="float">
            <text:p>0</text:p>
          </table:table-cell>
          <table:table-cell office:value-type="float" office:value="212.9357" calcext:value-type="float">
            <text:p>212.9357</text:p>
          </table:table-cell>
          <table:table-cell office:value-type="float" office:value="0.0041849" calcext:value-type="float">
            <text:p>0.0041849</text:p>
          </table:table-cell>
          <table:table-cell office:value-type="float" office:value="62.35325" calcext:value-type="float">
            <text:p>62.35325</text:p>
          </table:table-cell>
          <table:table-cell office:value-type="float" office:value="50.82576" calcext:value-type="float">
            <text:p>50.82576</text:p>
          </table:table-cell>
          <table:table-cell office:value-type="float" office:value="48.27873" calcext:value-type="float">
            <text:p>48.27873</text:p>
          </table:table-cell>
          <table:table-cell office:value-type="float" office:value="50.54205" calcext:value-type="float">
            <text:p>50.54205</text:p>
          </table:table-cell>
          <table:table-cell office:value-type="float" office:value="307.6894" calcext:value-type="float">
            <text:p>307.6894</text:p>
          </table:table-cell>
          <table:table-cell office:value-type="float" office:value="20.27518" calcext:value-type="float">
            <text:p>20.27518</text:p>
          </table:table-cell>
          <table:table-cell office:value-type="float" office:value="1402123650" calcext:value-type="float">
            <text:p>1402123650</text:p>
          </table:table-cell>
          <table:table-cell office:value-type="string" calcext:value-type="string">
            <text:p>SoFiA J203045.45+201630.6</text:p>
          </table:table-cell>
          <table:table-cell office:value-type="float" office:value="95.8200893143218" calcext:value-type="float">
            <text:p>95.8200893143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1" calcext:value-type="float">
            <text:p>3.1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5]+[.CN75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30+2203</text:p>
          </table:table-cell>
          <table:table-cell table:style-name="ce2" office:value-type="string" calcext:value-type="string">
            <text:p>20:30:31</text:p>
          </table:table-cell>
          <table:table-cell table:style-name="ce2" office:value-type="string" calcext:value-type="string">
            <text:p>22:03:13</text:p>
          </table:table-cell>
          <table:table-cell office:value-type="float" office:value="64.2" calcext:value-type="float">
            <text:p>64.2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41" calcext:value-type="float">
            <text:p>424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57.2" calcext:value-type="float">
            <text:p>5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629166666667" calcext:value-type="float">
            <text:p>307.629166666667</text:p>
          </table:table-cell>
          <table:table-cell office:value-type="float" office:value="22.0536111111111" calcext:value-type="float">
            <text:p>22.0536111111111</text:p>
          </table:table-cell>
          <table:table-cell office:value-type="float" office:value="89" calcext:value-type="float">
            <text:p>89</text:p>
          </table:table-cell>
          <table:table-cell office:value-type="float" office:value="8633" calcext:value-type="float">
            <text:p>8633</text:p>
          </table:table-cell>
          <table:table-cell office:value-type="float" office:value="104.373" calcext:value-type="float">
            <text:p>104.373</text:p>
          </table:table-cell>
          <table:table-cell office:value-type="float" office:value="154.236" calcext:value-type="float">
            <text:p>154.236</text:p>
          </table:table-cell>
          <table:table-cell office:value-type="float" office:value="1746.503" calcext:value-type="float">
            <text:p>1746.503</text:p>
          </table:table-cell>
          <table:table-cell office:value-type="float" office:value="104.96" calcext:value-type="float">
            <text:p>104.96</text:p>
          </table:table-cell>
          <table:table-cell office:value-type="float" office:value="153.253" calcext:value-type="float">
            <text:p>153.253</text:p>
          </table:table-cell>
          <table:table-cell office:value-type="float" office:value="1742.418" calcext:value-type="float">
            <text:p>1742.41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35" calcext:value-type="float">
            <text:p>1735</text:p>
          </table:table-cell>
          <table:table-cell office:value-type="float" office:value="1761" calcext:value-type="float">
            <text:p>1761</text:p>
          </table:table-cell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.912661" calcext:value-type="float">
            <text:p>0.912661</text:p>
          </table:table-cell>
          <table:table-cell office:value-type="float" office:value="0.0000002694468" calcext:value-type="float">
            <text:p>2.694468E-07</text:p>
          </table:table-cell>
          <table:table-cell office:value-type="float" office:value="0.0005781401" calcext:value-type="float">
            <text:p>0.0005781401</text:p>
          </table:table-cell>
          <table:table-cell office:value-type="float" office:value="0.001791253" calcext:value-type="float">
            <text:p>0.001791253</text:p>
          </table:table-cell>
          <table:table-cell office:value-type="float" office:value="0" calcext:value-type="float">
            <text:p>0</text:p>
          </table:table-cell>
          <table:table-cell office:value-type="float" office:value="512.4437" calcext:value-type="float">
            <text:p>512.4437</text:p>
          </table:table-cell>
          <table:table-cell office:value-type="float" office:value="2.009153" calcext:value-type="float">
            <text:p>2.009153</text:p>
          </table:table-cell>
          <table:table-cell office:value-type="float" office:value="0.2337104" calcext:value-type="float">
            <text:p>0.2337104</text:p>
          </table:table-cell>
          <table:table-cell office:value-type="float" office:value="3" calcext:value-type="float">
            <text:p>3</text:p>
          </table:table-cell>
          <table:table-cell office:value-type="float" office:value="-0.1380947" calcext:value-type="float">
            <text:p>-0.1380947</text:p>
          </table:table-cell>
          <table:table-cell office:value-type="float" office:value="12.2709" calcext:value-type="float">
            <text:p>12.2709</text:p>
          </table:table-cell>
          <table:table-cell office:value-type="float" office:value="8.142635" calcext:value-type="float">
            <text:p>8.142635</text:p>
          </table:table-cell>
          <table:table-cell office:value-type="float" office:value="865.5003" calcext:value-type="float">
            <text:p>865.5003</text:p>
          </table:table-cell>
          <table:table-cell office:value-type="float" office:value="1731.138" calcext:value-type="float">
            <text:p>1731.138</text:p>
          </table:table-cell>
          <table:table-cell office:value-type="float" office:value="0" calcext:value-type="float">
            <text:p>0</text:p>
          </table:table-cell>
          <table:table-cell office:value-type="float" office:value="3.508878" calcext:value-type="float">
            <text:p>3.508878</text:p>
          </table:table-cell>
          <table:table-cell office:value-type="float" office:value="2.542128" calcext:value-type="float">
            <text:p>2.542128</text:p>
          </table:table-cell>
          <table:table-cell office:value-type="float" office:value="49.57717" calcext:value-type="float">
            <text:p>49.57717</text:p>
          </table:table-cell>
          <table:table-cell office:value-type="float" office:value="3.041673" calcext:value-type="float">
            <text:p>3.041673</text:p>
          </table:table-cell>
          <table:table-cell office:value-type="float" office:value="2.200087" calcext:value-type="float">
            <text:p>2.200087</text:p>
          </table:table-cell>
          <table:table-cell office:value-type="float" office:value="34.08831" calcext:value-type="float">
            <text:p>34.08831</text:p>
          </table:table-cell>
          <table:table-cell office:value-type="float" office:value="1.633335" calcext:value-type="float">
            <text:p>1.633335</text:p>
          </table:table-cell>
          <table:table-cell office:value-type="float" office:value="0.02582831" calcext:value-type="float">
            <text:p>0.02582831</text:p>
          </table:table-cell>
          <table:table-cell office:value-type="float" office:value="0.188559" calcext:value-type="float">
            <text:p>0.188559</text:p>
          </table:table-cell>
          <table:table-cell office:value-type="float" office:value="0" calcext:value-type="float">
            <text:p>0</text:p>
          </table:table-cell>
          <table:table-cell office:value-type="float" office:value="144.6063" calcext:value-type="float">
            <text:p>144.6063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21.52303" calcext:value-type="float">
            <text:p>21.52303</text:p>
          </table:table-cell>
          <table:table-cell office:value-type="float" office:value="16.71732" calcext:value-type="float">
            <text:p>16.71732</text:p>
          </table:table-cell>
          <table:table-cell office:value-type="float" office:value="6.831273" calcext:value-type="float">
            <text:p>6.831273</text:p>
          </table:table-cell>
          <table:table-cell office:value-type="float" office:value="14.63211" calcext:value-type="float">
            <text:p>14.63211</text:p>
          </table:table-cell>
          <table:table-cell office:value-type="float" office:value="307.6266" calcext:value-type="float">
            <text:p>307.6266</text:p>
          </table:table-cell>
          <table:table-cell office:value-type="float" office:value="22.054163" calcext:value-type="float">
            <text:p>22.054163</text:p>
          </table:table-cell>
          <table:table-cell office:value-type="float" office:value="1399636860" calcext:value-type="float">
            <text:p>1399636860</text:p>
          </table:table-cell>
          <table:table-cell office:value-type="string" calcext:value-type="string">
            <text:p>SoFiA J203030.38+220315.0</text:p>
          </table:table-cell>
          <table:table-cell office:value-type="float" office:value="8.83388612070975" calcext:value-type="float">
            <text:p>8.83388612070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1" calcext:value-type="float">
            <text:p>3.1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6]+[.CN7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47+2048</text:p>
          </table:table-cell>
          <table:table-cell table:style-name="ce2" office:value-type="string" calcext:value-type="string">
            <text:p>20:47:35</text:p>
          </table:table-cell>
          <table:table-cell table:style-name="ce2" office:value-type="string" calcext:value-type="string">
            <text:p>20:48:39</text:p>
          </table:table-cell>
          <table:table-cell office:value-type="float" office:value="65.6" calcext:value-type="float">
            <text:p>65.6</text:p>
          </table:table-cell>
          <table:table-cell office:value-type="float" office:value="-14" calcext:value-type="float">
            <text:p>-1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0615" calcext:value-type="float">
            <text:p>1061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11.895833333333" calcext:value-type="float">
            <text:p>311.895833333333</text:p>
          </table:table-cell>
          <table:table-cell office:value-type="float" office:value="20.8108333333333" calcext:value-type="float">
            <text:p>20.8108333333333</text:p>
          </table:table-cell>
          <table:table-cell office:value-type="float" office:value="18" calcext:value-type="float">
            <text:p>18</text:p>
          </table:table-cell>
          <table:table-cell office:value-type="float" office:value="3695" calcext:value-type="float">
            <text:p>3695</text:p>
          </table:table-cell>
          <table:table-cell office:value-type="float" office:value="76.263" calcext:value-type="float">
            <text:p>76.263</text:p>
          </table:table-cell>
          <table:table-cell office:value-type="float" office:value="78.763" calcext:value-type="float">
            <text:p>78.763</text:p>
          </table:table-cell>
          <table:table-cell office:value-type="float" office:value="1488.946" calcext:value-type="float">
            <text:p>1488.946</text:p>
          </table:table-cell>
          <table:table-cell office:value-type="float" office:value="76.581" calcext:value-type="float">
            <text:p>76.581</text:p>
          </table:table-cell>
          <table:table-cell office:value-type="float" office:value="78.744" calcext:value-type="float">
            <text:p>78.744</text:p>
          </table:table-cell>
          <table:table-cell office:value-type="float" office:value="1488.728" calcext:value-type="float">
            <text:p>1488.72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484" calcext:value-type="float">
            <text:p>1484</text:p>
          </table:table-cell>
          <table:table-cell office:value-type="float" office:value="1493" calcext:value-type="float">
            <text:p>1493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408591" calcext:value-type="float">
            <text:p>0.408591</text:p>
          </table:table-cell>
          <table:table-cell office:value-type="float" office:value="0.0007521337" calcext:value-type="float">
            <text:p>0.0007521337</text:p>
          </table:table-cell>
          <table:table-cell office:value-type="float" office:value="0.1092713" calcext:value-type="float">
            <text:p>0.1092713</text:p>
          </table:table-cell>
          <table:table-cell office:value-type="float" office:value="0.02052216" calcext:value-type="float">
            <text:p>0.02052216</text:p>
          </table:table-cell>
          <table:table-cell office:value-type="float" office:value="0" calcext:value-type="float">
            <text:p>0</text:p>
          </table:table-cell>
          <table:table-cell office:value-type="float" office:value="38.62425" calcext:value-type="float">
            <text:p>38.62425</text:p>
          </table:table-cell>
          <table:table-cell office:value-type="float" office:value="0.9832773" calcext:value-type="float">
            <text:p>0.9832773</text:p>
          </table:table-cell>
          <table:table-cell office:value-type="float" office:value="0.1401593" calcext:value-type="float">
            <text:p>0.1401593</text:p>
          </table:table-cell>
          <table:table-cell office:value-type="float" office:value="4" calcext:value-type="float">
            <text:p>4</text:p>
          </table:table-cell>
          <table:table-cell office:value-type="float" office:value="-0.1394765" calcext:value-type="float">
            <text:p>-0.1394765</text:p>
          </table:table-cell>
          <table:table-cell office:value-type="float" office:value="9.008452" calcext:value-type="float">
            <text:p>9.008452</text:p>
          </table:table-cell>
          <table:table-cell office:value-type="float" office:value="7.576501" calcext:value-type="float">
            <text:p>7.576501</text:p>
          </table:table-cell>
          <table:table-cell office:value-type="float" office:value="741.5546" calcext:value-type="float">
            <text:p>741.5546</text:p>
          </table:table-cell>
          <table:table-cell office:value-type="float" office:value="1483.139" calcext:value-type="float">
            <text:p>1483.139</text:p>
          </table:table-cell>
          <table:table-cell office:value-type="float" office:value="0" calcext:value-type="float">
            <text:p>0</text:p>
          </table:table-cell>
          <table:table-cell office:value-type="float" office:value="3.215445" calcext:value-type="float">
            <text:p>3.215445</text:p>
          </table:table-cell>
          <table:table-cell office:value-type="float" office:value="2.66711" calcext:value-type="float">
            <text:p>2.66711</text:p>
          </table:table-cell>
          <table:table-cell office:value-type="float" office:value="-26.23213" calcext:value-type="float">
            <text:p>-26.23213</text:p>
          </table:table-cell>
          <table:table-cell office:value-type="float" office:value="3.354819" calcext:value-type="float">
            <text:p>3.354819</text:p>
          </table:table-cell>
          <table:table-cell office:value-type="float" office:value="2.751854" calcext:value-type="float">
            <text:p>2.751854</text:p>
          </table:table-cell>
          <table:table-cell office:value-type="float" office:value="-25.11781" calcext:value-type="float">
            <text:p>-25.11781</text:p>
          </table:table-cell>
          <table:table-cell office:value-type="float" office:value="0.9882478" calcext:value-type="float">
            <text:p>0.9882478</text:p>
          </table:table-cell>
          <table:table-cell office:value-type="float" office:value="0.01264766" calcext:value-type="float">
            <text:p>0.01264766</text:p>
          </table:table-cell>
          <table:table-cell office:value-type="float" office:value="0.1069668" calcext:value-type="float">
            <text:p>0.1069668</text:p>
          </table:table-cell>
          <table:table-cell office:value-type="float" office:value="0" calcext:value-type="float">
            <text:p>0</text:p>
          </table:table-cell>
          <table:table-cell office:value-type="float" office:value="344.034" calcext:value-type="float">
            <text:p>344.034</text:p>
          </table:table-cell>
          <table:table-cell office:value-type="float" office:value="0.0035841" calcext:value-type="float">
            <text:p>0.0035841</text:p>
          </table:table-cell>
          <table:table-cell office:value-type="float" office:value="18.42303" calcext:value-type="float">
            <text:p>18.42303</text:p>
          </table:table-cell>
          <table:table-cell office:value-type="float" office:value="8.705968" calcext:value-type="float">
            <text:p>8.705968</text:p>
          </table:table-cell>
          <table:table-cell office:value-type="float" office:value="7.274341" calcext:value-type="float">
            <text:p>7.274341</text:p>
          </table:table-cell>
          <table:table-cell office:value-type="float" office:value="8.204097" calcext:value-type="float">
            <text:p>8.204097</text:p>
          </table:table-cell>
          <table:table-cell office:value-type="float" office:value="311.88153" calcext:value-type="float">
            <text:p>311.88153</text:p>
          </table:table-cell>
          <table:table-cell office:value-type="float" office:value="20.811123" calcext:value-type="float">
            <text:p>20.811123</text:p>
          </table:table-cell>
          <table:table-cell office:value-type="float" office:value="1394552450" calcext:value-type="float">
            <text:p>1394552450</text:p>
          </table:table-cell>
          <table:table-cell office:value-type="string" calcext:value-type="string">
            <text:p>SoFiA J204731.57+204840.0</text:p>
          </table:table-cell>
          <table:table-cell office:value-type="float" office:value="48.1412632908361" calcext:value-type="float">
            <text:p>48.1412632908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7]+[.CN7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47+2225</text:p>
          </table:table-cell>
          <table:table-cell table:style-name="ce2" office:value-type="string" calcext:value-type="string">
            <text:p>20:47:18</text:p>
          </table:table-cell>
          <table:table-cell table:style-name="ce2" office:value-type="string" calcext:value-type="string">
            <text:p>22:25:58</text:p>
          </table:table-cell>
          <table:table-cell office:value-type="float" office:value="66.8" calcext:value-type="float">
            <text:p>66.8</text:p>
          </table:table-cell>
          <table:table-cell office:value-type="float" office:value="-13" calcext:value-type="float">
            <text:p>-1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4394" calcext:value-type="float">
            <text:p>439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59.7" calcext:value-type="float">
            <text:p>59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1.825" calcext:value-type="float">
            <text:p>311.825</text:p>
          </table:table-cell>
          <table:table-cell office:value-type="float" office:value="22.4327777777778" calcext:value-type="float">
            <text:p>22.4327777777778</text:p>
          </table:table-cell>
          <table:table-cell office:value-type="float" office:value="23" calcext:value-type="float">
            <text:p>23</text:p>
          </table:table-cell>
          <table:table-cell office:value-type="float" office:value="4186" calcext:value-type="float">
            <text:p>4186</text:p>
          </table:table-cell>
          <table:table-cell office:value-type="float" office:value="82.024" calcext:value-type="float">
            <text:p>82.024</text:p>
          </table:table-cell>
          <table:table-cell office:value-type="float" office:value="178.871" calcext:value-type="float">
            <text:p>178.871</text:p>
          </table:table-cell>
          <table:table-cell office:value-type="float" office:value="1710.118" calcext:value-type="float">
            <text:p>1710.118</text:p>
          </table:table-cell>
          <table:table-cell office:value-type="float" office:value="80.605" calcext:value-type="float">
            <text:p>80.605</text:p>
          </table:table-cell>
          <table:table-cell office:value-type="float" office:value="176.7" calcext:value-type="float">
            <text:p>176.7</text:p>
          </table:table-cell>
          <table:table-cell office:value-type="float" office:value="1708.832" calcext:value-type="float">
            <text:p>1708.832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694" calcext:value-type="float">
            <text:p>1694</text:p>
          </table:table-cell>
          <table:table-cell office:value-type="float" office:value="1736" calcext:value-type="float">
            <text:p>1736</text:p>
          </table:table-cell>
          <table:table-cell office:value-type="float" office:value="629" calcext:value-type="float">
            <text:p>629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0.925885" calcext:value-type="float">
            <text:p>0.925885</text:p>
          </table:table-cell>
          <table:table-cell office:value-type="float" office:value="0.000003884738" calcext:value-type="float">
            <text:p>3.884738E-06</text:p>
          </table:table-cell>
          <table:table-cell office:value-type="float" office:value="0" calcext:value-type="float">
            <text:p>0</text:p>
          </table:table-cell>
          <table:table-cell office:value-type="float" office:value="0.006743855" calcext:value-type="float">
            <text:p>0.006743855</text:p>
          </table:table-cell>
          <table:table-cell office:value-type="float" office:value="0" calcext:value-type="float">
            <text:p>0</text:p>
          </table:table-cell>
          <table:table-cell office:value-type="float" office:value="438.2068" calcext:value-type="float">
            <text:p>438.2068</text:p>
          </table:table-cell>
          <table:table-cell office:value-type="float" office:value="1.814143" calcext:value-type="float">
            <text:p>1.814143</text:p>
          </table:table-cell>
          <table:table-cell office:value-type="float" office:value="0.1179406" calcext:value-type="float">
            <text:p>0.1179406</text:p>
          </table:table-cell>
          <table:table-cell office:value-type="float" office:value="4" calcext:value-type="float">
            <text:p>4</text:p>
          </table:table-cell>
          <table:table-cell office:value-type="float" office:value="-0.07935777" calcext:value-type="float">
            <text:p>-0.07935777</text:p>
          </table:table-cell>
          <table:table-cell office:value-type="float" office:value="22.01659" calcext:value-type="float">
            <text:p>22.01659</text:p>
          </table:table-cell>
          <table:table-cell office:value-type="float" office:value="14.54856" calcext:value-type="float">
            <text:p>14.54856</text:p>
          </table:table-cell>
          <table:table-cell office:value-type="float" office:value="842.5" calcext:value-type="float">
            <text:p>842.5</text:p>
          </table:table-cell>
          <table:table-cell office:value-type="float" office:value="1685.079" calcext:value-type="float">
            <text:p>1685.079</text:p>
          </table:table-cell>
          <table:table-cell office:value-type="float" office:value="0" calcext:value-type="float">
            <text:p>0</text:p>
          </table:table-cell>
          <table:table-cell office:value-type="float" office:value="6.509954" calcext:value-type="float">
            <text:p>6.509954</text:p>
          </table:table-cell>
          <table:table-cell office:value-type="float" office:value="2.575374" calcext:value-type="float">
            <text:p>2.575374</text:p>
          </table:table-cell>
          <table:table-cell office:value-type="float" office:value="-32.55289" calcext:value-type="float">
            <text:p>-32.55289</text:p>
          </table:table-cell>
          <table:table-cell office:value-type="float" office:value="6.543157" calcext:value-type="float">
            <text:p>6.543157</text:p>
          </table:table-cell>
          <table:table-cell office:value-type="float" office:value="2.216165" calcext:value-type="float">
            <text:p>2.216165</text:p>
          </table:table-cell>
          <table:table-cell office:value-type="float" office:value="-32.57786" calcext:value-type="float">
            <text:p>-32.57786</text:p>
          </table:table-cell>
          <table:table-cell office:value-type="float" office:value="1.033649" calcext:value-type="float">
            <text:p>1.033649</text:p>
          </table:table-cell>
          <table:table-cell office:value-type="float" office:value="0.02120422" calcext:value-type="float">
            <text:p>0.02120422</text:p>
          </table:table-cell>
          <table:table-cell office:value-type="float" office:value="0.1499056" calcext:value-type="float">
            <text:p>0.1499056</text:p>
          </table:table-cell>
          <table:table-cell office:value-type="float" office:value="0" calcext:value-type="float">
            <text:p>0</text:p>
          </table:table-cell>
          <table:table-cell office:value-type="float" office:value="138.3242" calcext:value-type="float">
            <text:p>138.3242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7.95068" calcext:value-type="float">
            <text:p>7.95068</text:p>
          </table:table-cell>
          <table:table-cell office:value-type="float" office:value="19.80572" calcext:value-type="float">
            <text:p>19.80572</text:p>
          </table:table-cell>
          <table:table-cell office:value-type="float" office:value="13.49038" calcext:value-type="float">
            <text:p>13.49038</text:p>
          </table:table-cell>
          <table:table-cell office:value-type="float" office:value="15.02382" calcext:value-type="float">
            <text:p>15.02382</text:p>
          </table:table-cell>
          <table:table-cell office:value-type="float" office:value="311.81613" calcext:value-type="float">
            <text:p>311.81613</text:p>
          </table:table-cell>
          <table:table-cell office:value-type="float" office:value="22.444038" calcext:value-type="float">
            <text:p>22.444038</text:p>
          </table:table-cell>
          <table:table-cell office:value-type="float" office:value="1398963840" calcext:value-type="float">
            <text:p>1398963840</text:p>
          </table:table-cell>
          <table:table-cell office:value-type="string" calcext:value-type="string">
            <text:p>SoFiA J204715.87+222638.5</text:p>
          </table:table-cell>
          <table:table-cell office:value-type="float" office:value="50.1411593872233" calcext:value-type="float">
            <text:p>50.1411593872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8]+[.CN7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45+2810</text:p>
          </table:table-cell>
          <table:table-cell table:style-name="ce2" office:value-type="string" calcext:value-type="string">
            <text:p>20:45:39</text:p>
          </table:table-cell>
          <table:table-cell table:style-name="ce2" office:value-type="string" calcext:value-type="string">
            <text:p>28:10:28</text:p>
          </table:table-cell>
          <table:table-cell office:value-type="float" office:value="71.3" calcext:value-type="float">
            <text:p>71.3</text:p>
          </table:table-cell>
          <table:table-cell office:value-type="float" office:value="-9.2" calcext:value-type="float">
            <text:p>-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</text:p>
          </table:table-cell>
          <table:table-cell office:value-type="float" office:value="311.4125" calcext:value-type="float">
            <text:p>311.4125</text:p>
          </table:table-cell>
          <table:table-cell office:value-type="float" office:value="28.1744444444444" calcext:value-type="float">
            <text:p>28.1744444444444</text:p>
          </table:table-cell>
          <table:table-cell office:value-type="float" office:value="70" calcext:value-type="float">
            <text:p>70</text:p>
          </table:table-cell>
          <table:table-cell office:value-type="float" office:value="16883" calcext:value-type="float">
            <text:p>16883</text:p>
          </table:table-cell>
          <table:table-cell office:value-type="float" office:value="103.776" calcext:value-type="float">
            <text:p>103.776</text:p>
          </table:table-cell>
          <table:table-cell office:value-type="float" office:value="247.881" calcext:value-type="float">
            <text:p>247.881</text:p>
          </table:table-cell>
          <table:table-cell office:value-type="float" office:value="2438.21" calcext:value-type="float">
            <text:p>2438.21</text:p>
          </table:table-cell>
          <table:table-cell office:value-type="float" office:value="103.56" calcext:value-type="float">
            <text:p>103.56</text:p>
          </table:table-cell>
          <table:table-cell office:value-type="float" office:value="248.808" calcext:value-type="float">
            <text:p>248.808</text:p>
          </table:table-cell>
          <table:table-cell office:value-type="float" office:value="2439.171" calcext:value-type="float">
            <text:p>2439.17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422" calcext:value-type="float">
            <text:p>2422</text:p>
          </table:table-cell>
          <table:table-cell office:value-type="float" office:value="2455" calcext:value-type="float">
            <text:p>2455</text:p>
          </table:table-cell>
          <table:table-cell office:value-type="float" office:value="1428" calcext:value-type="float">
            <text:p>1428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00000436604" calcext:value-type="float">
            <text:p>4.36604E-06</text:p>
          </table:table-cell>
          <table:table-cell office:value-type="float" office:value="0.005988736" calcext:value-type="float">
            <text:p>0.005988736</text:p>
          </table:table-cell>
          <table:table-cell office:value-type="float" office:value="0.001549336" calcext:value-type="float">
            <text:p>0.001549336</text:p>
          </table:table-cell>
          <table:table-cell office:value-type="float" office:value="0" calcext:value-type="float">
            <text:p>0</text:p>
          </table:table-cell>
          <table:table-cell office:value-type="float" office:value="512.9683" calcext:value-type="float">
            <text:p>512.9683</text:p>
          </table:table-cell>
          <table:table-cell office:value-type="float" office:value="8.488767" calcext:value-type="float">
            <text:p>8.488767</text:p>
          </table:table-cell>
          <table:table-cell office:value-type="float" office:value="0.6932437" calcext:value-type="float">
            <text:p>0.6932437</text:p>
          </table:table-cell>
          <table:table-cell office:value-type="float" office:value="4" calcext:value-type="float">
            <text:p>4</text:p>
          </table:table-cell>
          <table:table-cell office:value-type="float" office:value="-0.0996531" calcext:value-type="float">
            <text:p>-0.0996531</text:p>
          </table:table-cell>
          <table:table-cell office:value-type="float" office:value="17.54635" calcext:value-type="float">
            <text:p>17.54635</text:p>
          </table:table-cell>
          <table:table-cell office:value-type="float" office:value="11.58981" calcext:value-type="float">
            <text:p>11.58981</text:p>
          </table:table-cell>
          <table:table-cell office:value-type="float" office:value="1209.503" calcext:value-type="float">
            <text:p>1209.503</text:p>
          </table:table-cell>
          <table:table-cell office:value-type="float" office:value="2419.1" calcext:value-type="float">
            <text:p>2419.1</text:p>
          </table:table-cell>
          <table:table-cell office:value-type="float" office:value="0" calcext:value-type="float">
            <text:p>0</text:p>
          </table:table-cell>
          <table:table-cell office:value-type="float" office:value="8.476755" calcext:value-type="float">
            <text:p>8.476755</text:p>
          </table:table-cell>
          <table:table-cell office:value-type="float" office:value="6.131986" calcext:value-type="float">
            <text:p>6.131986</text:p>
          </table:table-cell>
          <table:table-cell office:value-type="float" office:value="13.30852" calcext:value-type="float">
            <text:p>13.30852</text:p>
          </table:table-cell>
          <table:table-cell office:value-type="float" office:value="7.533321" calcext:value-type="float">
            <text:p>7.533321</text:p>
          </table:table-cell>
          <table:table-cell office:value-type="float" office:value="4.328587" calcext:value-type="float">
            <text:p>4.328587</text:p>
          </table:table-cell>
          <table:table-cell office:value-type="float" office:value="12.15518" calcext:value-type="float">
            <text:p>12.15518</text:p>
          </table:table-cell>
          <table:table-cell office:value-type="float" office:value="8.893442" calcext:value-type="float">
            <text:p>8.893442</text:p>
          </table:table-cell>
          <table:table-cell office:value-type="float" office:value="0.03757726" calcext:value-type="float">
            <text:p>0.03757726</text:p>
          </table:table-cell>
          <table:table-cell office:value-type="float" office:value="0.7895992" calcext:value-type="float">
            <text:p>0.7895992</text:p>
          </table:table-cell>
          <table:table-cell office:value-type="float" office:value="0" calcext:value-type="float">
            <text:p>0</text:p>
          </table:table-cell>
          <table:table-cell office:value-type="float" office:value="158.4721" calcext:value-type="float">
            <text:p>158.4721</text:p>
          </table:table-cell>
          <table:table-cell office:value-type="float" office:value="0.0047526" calcext:value-type="float">
            <text:p>0.0047526</text:p>
          </table:table-cell>
          <table:table-cell office:value-type="float" office:value="49.51971" calcext:value-type="float">
            <text:p>49.51971</text:p>
          </table:table-cell>
          <table:table-cell office:value-type="float" office:value="17.55098" calcext:value-type="float">
            <text:p>17.55098</text:p>
          </table:table-cell>
          <table:table-cell office:value-type="float" office:value="13.53781" calcext:value-type="float">
            <text:p>13.53781</text:p>
          </table:table-cell>
          <table:table-cell office:value-type="float" office:value="13.69294" calcext:value-type="float">
            <text:p>13.69294</text:p>
          </table:table-cell>
          <table:table-cell office:value-type="float" office:value="311.40952" calcext:value-type="float">
            <text:p>311.40952</text:p>
          </table:table-cell>
          <table:table-cell office:value-type="float" office:value="28.14697" calcext:value-type="float">
            <text:p>28.14697</text:p>
          </table:table-cell>
          <table:table-cell office:value-type="float" office:value="1413600900" calcext:value-type="float">
            <text:p>1413600900</text:p>
          </table:table-cell>
          <table:table-cell office:value-type="string" calcext:value-type="string">
            <text:p>SoFiA J204538.29+280849.1</text:p>
          </table:table-cell>
          <table:table-cell office:value-type="float" office:value="99.3579000229911" calcext:value-type="float">
            <text:p>99.3579000229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9]+[.CN7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0+2538</text:p>
          </table:table-cell>
          <table:table-cell table:style-name="ce2" office:value-type="string" calcext:value-type="string">
            <text:p>20:50:30</text:p>
          </table:table-cell>
          <table:table-cell table:style-name="ce2" office:value-type="string" calcext:value-type="string">
            <text:p>25:38:06</text:p>
          </table:table-cell>
          <table:table-cell office:value-type="float" office:value="69.9" calcext:value-type="float">
            <text:p>69.9</text:p>
          </table:table-cell>
          <table:table-cell office:value-type="float" office:value="-11.6" calcext:value-type="float">
            <text:p>-11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2.625" calcext:value-type="float">
            <text:p>312.625</text:p>
          </table:table-cell>
          <table:table-cell office:value-type="float" office:value="25.635" calcext:value-type="float">
            <text:p>25.635</text:p>
          </table:table-cell>
          <table:table-cell office:value-type="float" office:value="67" calcext:value-type="float">
            <text:p>67</text:p>
          </table:table-cell>
          <table:table-cell office:value-type="float" office:value="856" calcext:value-type="float">
            <text:p>856</text:p>
          </table:table-cell>
          <table:table-cell office:value-type="float" office:value="36.763" calcext:value-type="float">
            <text:p>36.763</text:p>
          </table:table-cell>
          <table:table-cell office:value-type="float" office:value="97.655" calcext:value-type="float">
            <text:p>97.655</text:p>
          </table:table-cell>
          <table:table-cell office:value-type="float" office:value="2163.93" calcext:value-type="float">
            <text:p>2163.93</text:p>
          </table:table-cell>
          <table:table-cell office:value-type="float" office:value="36.595" calcext:value-type="float">
            <text:p>36.595</text:p>
          </table:table-cell>
          <table:table-cell office:value-type="float" office:value="97.865" calcext:value-type="float">
            <text:p>97.865</text:p>
          </table:table-cell>
          <table:table-cell office:value-type="float" office:value="2163.402" calcext:value-type="float">
            <text:p>2163.40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2140" calcext:value-type="float">
            <text:p>2140</text:p>
          </table:table-cell>
          <table:table-cell office:value-type="float" office:value="2183" calcext:value-type="float">
            <text:p>2183</text:p>
          </table:table-cell>
          <table:table-cell office:value-type="float" office:value="4310" calcext:value-type="float">
            <text:p>4310</text:p>
          </table:table-cell>
          <table:table-cell office:value-type="float" office:value="44" calcext:value-type="float">
            <text:p>44</text:p>
          </table:table-cell>
          <table:table-cell office:value-type="float" office:value="296" calcext:value-type="float">
            <text:p>296</text:p>
          </table:table-cell>
          <table:table-cell office:value-type="float" office:value="0.867205" calcext:value-type="float">
            <text:p>0.867205</text:p>
          </table:table-cell>
          <table:table-cell office:value-type="float" office:value="0.7281712" calcext:value-type="float">
            <text:p>0.7281712</text:p>
          </table:table-cell>
          <table:table-cell office:value-type="float" office:value="0.2420205" calcext:value-type="float">
            <text:p>0.2420205</text:p>
          </table:table-cell>
          <table:table-cell office:value-type="float" office:value="0.1523415" calcext:value-type="float">
            <text:p>0.1523415</text:p>
          </table:table-cell>
          <table:table-cell office:value-type="float" office:value="0" calcext:value-type="float">
            <text:p>0</text:p>
          </table:table-cell>
          <table:table-cell office:value-type="float" office:value="468.4964" calcext:value-type="float">
            <text:p>468.4964</text:p>
          </table:table-cell>
          <table:table-cell office:value-type="float" office:value="17.46909" calcext:value-type="float">
            <text:p>17.46909</text:p>
          </table:table-cell>
          <table:table-cell office:value-type="float" office:value="0.7745507" calcext:value-type="float">
            <text:p>0.7745507</text:p>
          </table:table-cell>
          <table:table-cell office:value-type="float" office:value="6" calcext:value-type="float">
            <text:p>6</text:p>
          </table:table-cell>
          <table:table-cell office:value-type="float" office:value="-0.1301678" calcext:value-type="float">
            <text:p>-0.1301678</text:p>
          </table:table-cell>
          <table:table-cell office:value-type="float" office:value="41.73047" calcext:value-type="float">
            <text:p>41.73047</text:p>
          </table:table-cell>
          <table:table-cell office:value-type="float" office:value="18.77743" calcext:value-type="float">
            <text:p>18.77743</text:p>
          </table:table-cell>
          <table:table-cell office:value-type="float" office:value="1069.121" calcext:value-type="float">
            <text:p>1069.121</text:p>
          </table:table-cell>
          <table:table-cell office:value-type="float" office:value="2138.063" calcext:value-type="float">
            <text:p>2138.063</text:p>
          </table:table-cell>
          <table:table-cell office:value-type="float" office:value="0" calcext:value-type="float">
            <text:p>0</text:p>
          </table:table-cell>
          <table:table-cell office:value-type="float" office:value="13.39269" calcext:value-type="float">
            <text:p>13.39269</text:p>
          </table:table-cell>
          <table:table-cell office:value-type="float" office:value="6.362586" calcext:value-type="float">
            <text:p>6.362586</text:p>
          </table:table-cell>
          <table:table-cell office:value-type="float" office:value="47.47864" calcext:value-type="float">
            <text:p>47.47864</text:p>
          </table:table-cell>
          <table:table-cell office:value-type="float" office:value="10.63878" calcext:value-type="float">
            <text:p>10.63878</text:p>
          </table:table-cell>
          <table:table-cell office:value-type="float" office:value="5.694519" calcext:value-type="float">
            <text:p>5.694519</text:p>
          </table:table-cell>
          <table:table-cell office:value-type="float" office:value="47.55715" calcext:value-type="float">
            <text:p>47.55715</text:p>
          </table:table-cell>
          <table:table-cell office:value-type="float" office:value="17.45044" calcext:value-type="float">
            <text:p>17.45044</text:p>
          </table:table-cell>
          <table:table-cell office:value-type="float" office:value="0.03099661" calcext:value-type="float">
            <text:p>0.03099661</text:p>
          </table:table-cell>
          <table:table-cell office:value-type="float" office:value="0.4207557" calcext:value-type="float">
            <text:p>0.4207557</text:p>
          </table:table-cell>
          <table:table-cell office:value-type="float" office:value="0" calcext:value-type="float">
            <text:p>0</text:p>
          </table:table-cell>
          <table:table-cell office:value-type="float" office:value="33.75542" calcext:value-type="float">
            <text:p>33.75542</text:p>
          </table:table-cell>
          <table:table-cell office:value-type="float" office:value="0.0048732" calcext:value-type="float">
            <text:p>0.0048732</text:p>
          </table:table-cell>
          <table:table-cell office:value-type="float" office:value="54.54437" calcext:value-type="float">
            <text:p>54.54437</text:p>
          </table:table-cell>
          <table:table-cell office:value-type="float" office:value="37.40074" calcext:value-type="float">
            <text:p>37.40074</text:p>
          </table:table-cell>
          <table:table-cell office:value-type="float" office:value="20.6884" calcext:value-type="float">
            <text:p>20.6884</text:p>
          </table:table-cell>
          <table:table-cell office:value-type="float" office:value="37.45935" calcext:value-type="float">
            <text:p>37.45935</text:p>
          </table:table-cell>
          <table:table-cell office:value-type="float" office:value="312.64398" calcext:value-type="float">
            <text:p>312.64398</text:p>
          </table:table-cell>
          <table:table-cell office:value-type="float" office:value="25.624252" calcext:value-type="float">
            <text:p>25.624252</text:p>
          </table:table-cell>
          <table:table-cell office:value-type="float" office:value="1408074110" calcext:value-type="float">
            <text:p>1408074110</text:p>
          </table:table-cell>
          <table:table-cell office:value-type="string" calcext:value-type="string">
            <text:p>SoFiA J205034.55+253727.3</text:p>
          </table:table-cell>
          <table:table-cell office:value-type="float" office:value="72.7530770428933" calcext:value-type="float">
            <text:p>72.7530770428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5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0]+[.CN8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1+2454</text:p>
          </table:table-cell>
          <table:table-cell table:style-name="ce2" office:value-type="string" calcext:value-type="string">
            <text:p>20:51:15</text:p>
          </table:table-cell>
          <table:table-cell table:style-name="ce2" office:value-type="string" calcext:value-type="string">
            <text:p>24:54:16</text:p>
          </table:table-cell>
          <table:table-cell office:value-type="float" office:value="69.4" calcext:value-type="float">
            <text:p>69.4</text:p>
          </table:table-cell>
          <table:table-cell office:value-type="float" office:value="-12.2" calcext:value-type="float">
            <text:p>-12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0742" calcext:value-type="float">
            <text:p>10742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154.6" calcext:value-type="float">
            <text:p>154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12.8125" calcext:value-type="float">
            <text:p>312.8125</text:p>
          </table:table-cell>
          <table:table-cell office:value-type="float" office:value="24.9044444444444" calcext:value-type="float">
            <text:p>24.9044444444444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26.942" calcext:value-type="float">
            <text:p>26.942</text:p>
          </table:table-cell>
          <table:table-cell office:value-type="float" office:value="54.514" calcext:value-type="float">
            <text:p>54.514</text:p>
          </table:table-cell>
          <table:table-cell office:value-type="float" office:value="341.728" calcext:value-type="float">
            <text:p>341.728</text:p>
          </table:table-cell>
          <table:table-cell office:value-type="float" office:value="27.018" calcext:value-type="float">
            <text:p>27.018</text:p>
          </table:table-cell>
          <table:table-cell office:value-type="float" office:value="54.8" calcext:value-type="float">
            <text:p>54.8</text:p>
          </table:table-cell>
          <table:table-cell office:value-type="float" office:value="339.722" calcext:value-type="float">
            <text:p>339.7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0.731188" calcext:value-type="float">
            <text:p>0.731188</text:p>
          </table:table-cell>
          <table:table-cell office:value-type="float" office:value="0.0003484818" calcext:value-type="float">
            <text:p>0.0003484818</text:p>
          </table:table-cell>
          <table:table-cell office:value-type="float" office:value="0.6469532" calcext:value-type="float">
            <text:p>0.6469532</text:p>
          </table:table-cell>
          <table:table-cell office:value-type="float" office:value="0.0111083" calcext:value-type="float">
            <text:p>0.0111083</text:p>
          </table:table-cell>
          <table:table-cell office:value-type="float" office:value="0" calcext:value-type="float">
            <text:p>0</text:p>
          </table:table-cell>
          <table:table-cell office:value-type="float" office:value="201.1698" calcext:value-type="float">
            <text:p>201.1698</text:p>
          </table:table-cell>
          <table:table-cell office:value-type="float" office:value="1.266945" calcext:value-type="float">
            <text:p>1.266945</text:p>
          </table:table-cell>
          <table:table-cell office:value-type="float" office:value="0.1108349" calcext:value-type="float">
            <text:p>0.1108349</text:p>
          </table:table-cell>
          <table:table-cell office:value-type="float" office:value="4" calcext:value-type="float">
            <text:p>4</text:p>
          </table:table-cell>
          <table:table-cell office:value-type="float" office:value="-0.10591" calcext:value-type="float">
            <text:p>-0.10591</text:p>
          </table:table-cell>
          <table:table-cell office:value-type="float" office:value="16.36277" calcext:value-type="float">
            <text:p>16.36277</text:p>
          </table:table-cell>
          <table:table-cell office:value-type="float" office:value="10.81985" calcext:value-type="float">
            <text:p>10.81985</text:p>
          </table:table-cell>
          <table:table-cell office:value-type="float" office:value="158.8235" calcext:value-type="float">
            <text:p>158.8235</text:p>
          </table:table-cell>
          <table:table-cell office:value-type="float" office:value="317.1059" calcext:value-type="float">
            <text:p>317.1059</text:p>
          </table:table-cell>
          <table:table-cell office:value-type="float" office:value="0" calcext:value-type="float">
            <text:p>0</text:p>
          </table:table-cell>
          <table:table-cell office:value-type="float" office:value="2.560364" calcext:value-type="float">
            <text:p>2.560364</text:p>
          </table:table-cell>
          <table:table-cell office:value-type="float" office:value="2.215452" calcext:value-type="float">
            <text:p>2.215452</text:p>
          </table:table-cell>
          <table:table-cell office:value-type="float" office:value="14.62735" calcext:value-type="float">
            <text:p>14.62735</text:p>
          </table:table-cell>
          <table:table-cell office:value-type="float" office:value="2.280222" calcext:value-type="float">
            <text:p>2.280222</text:p>
          </table:table-cell>
          <table:table-cell office:value-type="float" office:value="2.003053" calcext:value-type="float">
            <text:p>2.003053</text:p>
          </table:table-cell>
          <table:table-cell office:value-type="float" office:value="-31.287" calcext:value-type="float">
            <text:p>-31.287</text:p>
          </table:table-cell>
          <table:table-cell office:value-type="float" office:value="1.592838" calcext:value-type="float">
            <text:p>1.592838</text:p>
          </table:table-cell>
          <table:table-cell office:value-type="float" office:value="0.02059628" calcext:value-type="float">
            <text:p>0.02059628</text:p>
          </table:table-cell>
          <table:table-cell office:value-type="float" office:value="0.04713455" calcext:value-type="float">
            <text:p>0.04713455</text:p>
          </table:table-cell>
          <table:table-cell office:value-type="float" office:value="0" calcext:value-type="float">
            <text:p>0</text:p>
          </table:table-cell>
          <table:table-cell office:value-type="float" office:value="222.9055" calcext:value-type="float">
            <text:p>222.9055</text:p>
          </table:table-cell>
          <table:table-cell office:value-type="float" office:value="0.0049012" calcext:value-type="float">
            <text:p>0.0049012</text:p>
          </table:table-cell>
          <table:table-cell office:value-type="float" office:value="21.47606" calcext:value-type="float">
            <text:p>21.47606</text:p>
          </table:table-cell>
          <table:table-cell office:value-type="float" office:value="33.00313" calcext:value-type="float">
            <text:p>33.00313</text:p>
          </table:table-cell>
          <table:table-cell office:value-type="float" office:value="9.365451" calcext:value-type="float">
            <text:p>9.365451</text:p>
          </table:table-cell>
          <table:table-cell office:value-type="float" office:value="33.34235" calcext:value-type="float">
            <text:p>33.34235</text:p>
          </table:table-cell>
          <table:table-cell office:value-type="float" office:value="312.81177" calcext:value-type="float">
            <text:p>312.81177</text:p>
          </table:table-cell>
          <table:table-cell office:value-type="float" office:value="24.904573" calcext:value-type="float">
            <text:p>24.904573</text:p>
          </table:table-cell>
          <table:table-cell office:value-type="float" office:value="1371524610" calcext:value-type="float">
            <text:p>1371524610</text:p>
          </table:table-cell>
          <table:table-cell office:value-type="string" calcext:value-type="string">
            <text:p>SoFiA J205114.82+245416.5</text:p>
          </table:table-cell>
          <table:table-cell office:value-type="float" office:value="2.43620246748306" calcext:value-type="float">
            <text:p>2.436202467483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5+26</text:p>
          </table:table-cell>
          <table:table-cell table:style-name="ce7"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1]+[.CN81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38+2407</text:p>
          </table:table-cell>
          <table:table-cell table:style-name="ce2" office:value-type="string" calcext:value-type="string">
            <text:p>20:38:22</text:p>
          </table:table-cell>
          <table:table-cell table:style-name="ce2" office:value-type="string" calcext:value-type="string">
            <text:p>24:07:14</text:p>
          </table:table-cell>
          <table:table-cell office:value-type="float" office:value="67" calcext:value-type="float">
            <text:p>67</text:p>
          </table:table-cell>
          <table:table-cell office:value-type="float" office:value="-10.3" calcext:value-type="float">
            <text:p>-1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338" calcext:value-type="float">
            <text:p>103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24.1205555555556" calcext:value-type="float">
            <text:p>24.1205555555556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202.846" calcext:value-type="float">
            <text:p>202.846</text:p>
          </table:table-cell>
          <table:table-cell office:value-type="float" office:value="7.854" calcext:value-type="float">
            <text:p>7.854</text:p>
          </table:table-cell>
          <table:table-cell office:value-type="float" office:value="433.675" calcext:value-type="float">
            <text:p>433.675</text:p>
          </table:table-cell>
          <table:table-cell office:value-type="float" office:value="202.9" calcext:value-type="float">
            <text:p>202.9</text:p>
          </table:table-cell>
          <table:table-cell office:value-type="float" office:value="7.846" calcext:value-type="float">
            <text:p>7.846</text:p>
          </table:table-cell>
          <table:table-cell office:value-type="float" office:value="433.444" calcext:value-type="float">
            <text:p>433.444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544396" calcext:value-type="float">
            <text:p>0.544396</text:p>
          </table:table-cell>
          <table:table-cell office:value-type="float" office:value="0.00008235002" calcext:value-type="float">
            <text:p>8.235002E-05</text:p>
          </table:table-cell>
          <table:table-cell office:value-type="float" office:value="0.223047" calcext:value-type="float">
            <text:p>0.223047</text:p>
          </table:table-cell>
          <table:table-cell office:value-type="float" office:value="0.02139768" calcext:value-type="float">
            <text:p>0.02139768</text:p>
          </table:table-cell>
          <table:table-cell office:value-type="float" office:value="0" calcext:value-type="float">
            <text:p>0</text:p>
          </table:table-cell>
          <table:table-cell office:value-type="float" office:value="7.805965" calcext:value-type="float">
            <text:p>7.805965</text:p>
          </table:table-cell>
          <table:table-cell office:value-type="float" office:value="1.143569" calcext:value-type="float">
            <text:p>1.143569</text:p>
          </table:table-cell>
          <table:table-cell office:value-type="float" office:value="0.2596145" calcext:value-type="float">
            <text:p>0.2596145</text:p>
          </table:table-cell>
          <table:table-cell office:value-type="float" office:value="4" calcext:value-type="float">
            <text:p>4</text:p>
          </table:table-cell>
          <table:table-cell office:value-type="float" office:value="-0.2184429" calcext:value-type="float">
            <text:p>-0.2184429</text:p>
          </table:table-cell>
          <table:table-cell office:value-type="float" office:value="5.562912" calcext:value-type="float">
            <text:p>5.562912</text:p>
          </table:table-cell>
          <table:table-cell office:value-type="float" office:value="4.764632" calcext:value-type="float">
            <text:p>4.764632</text:p>
          </table:table-cell>
          <table:table-cell office:value-type="float" office:value="215.1115" calcext:value-type="float">
            <text:p>215.1115</text:p>
          </table:table-cell>
          <table:table-cell office:value-type="float" office:value="430.2184" calcext:value-type="float">
            <text:p>430.2184</text:p>
          </table:table-cell>
          <table:table-cell office:value-type="float" office:value="0" calcext:value-type="float">
            <text:p>0</text:p>
          </table:table-cell>
          <table:table-cell office:value-type="float" office:value="2.72071" calcext:value-type="float">
            <text:p>2.72071</text:p>
          </table:table-cell>
          <table:table-cell office:value-type="float" office:value="2.370891" calcext:value-type="float">
            <text:p>2.370891</text:p>
          </table:table-cell>
          <table:table-cell office:value-type="float" office:value="-26.34392" calcext:value-type="float">
            <text:p>-26.34392</text:p>
          </table:table-cell>
          <table:table-cell office:value-type="float" office:value="2.665618" calcext:value-type="float">
            <text:p>2.665618</text:p>
          </table:table-cell>
          <table:table-cell office:value-type="float" office:value="2.231582" calcext:value-type="float">
            <text:p>2.231582</text:p>
          </table:table-cell>
          <table:table-cell office:value-type="float" office:value="-12.73769" calcext:value-type="float">
            <text:p>-12.73769</text:p>
          </table:table-cell>
          <table:table-cell office:value-type="float" office:value="1.142395" calcext:value-type="float">
            <text:p>1.142395</text:p>
          </table:table-cell>
          <table:table-cell office:value-type="float" office:value="0.01873356" calcext:value-type="float">
            <text:p>0.01873356</text:p>
          </table:table-cell>
          <table:table-cell office:value-type="float" office:value="0.1881421" calcext:value-type="float">
            <text:p>0.1881421</text:p>
          </table:table-cell>
          <table:table-cell office:value-type="float" office:value="0" calcext:value-type="float">
            <text:p>0</text:p>
          </table:table-cell>
          <table:table-cell office:value-type="float" office:value="241.1682" calcext:value-type="float">
            <text:p>241.1682</text:p>
          </table:table-cell>
          <table:table-cell office:value-type="float" office:value="0.0042828" calcext:value-type="float">
            <text:p>0.0042828</text:p>
          </table:table-cell>
          <table:table-cell office:value-type="float" office:value="24.4523" calcext:value-type="float">
            <text:p>24.4523</text:p>
          </table:table-cell>
          <table:table-cell office:value-type="float" office:value="5.484669" calcext:value-type="float">
            <text:p>5.484669</text:p>
          </table:table-cell>
          <table:table-cell office:value-type="float" office:value="4.777658" calcext:value-type="float">
            <text:p>4.777658</text:p>
          </table:table-cell>
          <table:table-cell office:value-type="float" office:value="5.11855" calcext:value-type="float">
            <text:p>5.11855</text:p>
          </table:table-cell>
          <table:table-cell office:value-type="float" office:value="309.58984" calcext:value-type="float">
            <text:p>309.58984</text:p>
          </table:table-cell>
          <table:table-cell office:value-type="float" office:value="24.120392" calcext:value-type="float">
            <text:p>24.120392</text:p>
          </table:table-cell>
          <table:table-cell office:value-type="float" office:value="1373402880" calcext:value-type="float">
            <text:p>1373402880</text:p>
          </table:table-cell>
          <table:table-cell office:value-type="string" calcext:value-type="string">
            <text:p>SoFiA J203821.56+240713.4</text:p>
          </table:table-cell>
          <table:table-cell office:value-type="float" office:value="6.01844217523803" calcext:value-type="float">
            <text:p>6.018442175238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5+26</text:p>
          </table:table-cell>
          <table:table-cell table:style-name="ce7"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" calcext:value-type="float">
            <text:p>-1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2]+[.CN82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105+2422</text:p>
          </table:table-cell>
          <table:table-cell table:style-name="ce2" office:value-type="string" calcext:value-type="string">
            <text:p>21:05:10</text:p>
          </table:table-cell>
          <table:table-cell table:style-name="ce2" office:value-type="string" calcext:value-type="string">
            <text:p>24:22:59</text:p>
          </table:table-cell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759" calcext:value-type="float">
            <text:p>47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6.291666666667" calcext:value-type="float">
            <text:p>316.291666666667</text:p>
          </table:table-cell>
          <table:table-cell office:value-type="float" office:value="24.3830555555556" calcext:value-type="float">
            <text:p>24.3830555555556</text:p>
          </table:table-cell>
          <table:table-cell office:value-type="float" office:value="282" calcext:value-type="float">
            <text:p>282</text:p>
          </table:table-cell>
          <table:table-cell office:value-type="float" office:value="565" calcext:value-type="float">
            <text:p>565</text:p>
          </table:table-cell>
          <table:table-cell office:value-type="float" office:value="41.227" calcext:value-type="float">
            <text:p>41.227</text:p>
          </table:table-cell>
          <table:table-cell office:value-type="float" office:value="23.136" calcext:value-type="float">
            <text:p>23.136</text:p>
          </table:table-cell>
          <table:table-cell office:value-type="float" office:value="1655.955" calcext:value-type="float">
            <text:p>1655.955</text:p>
          </table:table-cell>
          <table:table-cell office:value-type="float" office:value="41.158" calcext:value-type="float">
            <text:p>41.158</text:p>
          </table:table-cell>
          <table:table-cell office:value-type="float" office:value="23.099" calcext:value-type="float">
            <text:p>23.099</text:p>
          </table:table-cell>
          <table:table-cell office:value-type="float" office:value="1655.875" calcext:value-type="float">
            <text:p>1655.87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53" calcext:value-type="float">
            <text:p>1653</text:p>
          </table:table-cell>
          <table:table-cell office:value-type="float" office:value="1658" calcext:value-type="float">
            <text:p>16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82249" calcext:value-type="float">
            <text:p>0.482249</text:p>
          </table:table-cell>
          <table:table-cell office:value-type="float" office:value="0.08495568" calcext:value-type="float">
            <text:p>0.08495568</text:p>
          </table:table-cell>
          <table:table-cell office:value-type="float" office:value="0.01992648" calcext:value-type="float">
            <text:p>0.01992648</text:p>
          </table:table-cell>
          <table:table-cell office:value-type="float" office:value="0.01962513" calcext:value-type="float">
            <text:p>0.01962513</text:p>
          </table:table-cell>
          <table:table-cell office:value-type="float" office:value="0" calcext:value-type="float">
            <text:p>0</text:p>
          </table:table-cell>
          <table:table-cell office:value-type="float" office:value="6.542495" calcext:value-type="float">
            <text:p>6.542495</text:p>
          </table:table-cell>
          <table:table-cell office:value-type="float" office:value="0.2540022" calcext:value-type="float">
            <text:p>0.2540022</text:p>
          </table:table-cell>
          <table:table-cell office:value-type="float" office:value="0.05590708" calcext:value-type="float">
            <text:p>0.05590708</text:p>
          </table:table-cell>
          <table:table-cell office:value-type="float" office:value="3" calcext:value-type="float">
            <text:p>3</text:p>
          </table:table-cell>
          <table:table-cell office:value-type="float" office:value="-0.2935185" calcext:value-type="float">
            <text:p>-0.2935185</text:p>
          </table:table-cell>
          <table:table-cell office:value-type="float" office:value="6" calcext:value-type="float">
            <text:p>6</text:p>
          </table:table-cell>
          <table:table-cell office:value-type="float" office:value="3.835537" calcext:value-type="float">
            <text:p>3.835537</text:p>
          </table:table-cell>
          <table:table-cell office:value-type="float" office:value="826.01" calcext:value-type="float">
            <text:p>826.01</text:p>
          </table:table-cell>
          <table:table-cell office:value-type="float" office:value="1652.294" calcext:value-type="float">
            <text:p>1652.294</text:p>
          </table:table-cell>
          <table:table-cell office:value-type="float" office:value="0" calcext:value-type="float">
            <text:p>0</text:p>
          </table:table-cell>
          <table:table-cell office:value-type="float" office:value="1.371493" calcext:value-type="float">
            <text:p>1.371493</text:p>
          </table:table-cell>
          <table:table-cell office:value-type="float" office:value="1.264911" calcext:value-type="float">
            <text:p>1.264911</text:p>
          </table:table-cell>
          <table:table-cell office:value-type="float" office:value="-59.03624" calcext:value-type="float">
            <text:p>-59.03624</text:p>
          </table:table-cell>
          <table:table-cell office:value-type="float" office:value="1.265458" calcext:value-type="float">
            <text:p>1.265458</text:p>
          </table:table-cell>
          <table:table-cell office:value-type="float" office:value="1.109408" calcext:value-type="float">
            <text:p>1.109408</text:p>
          </table:table-cell>
          <table:table-cell office:value-type="float" office:value="-45.32451" calcext:value-type="float">
            <text:p>-45.32451</text:p>
          </table:table-cell>
          <table:table-cell office:value-type="float" office:value="0.2412883" calcext:value-type="float">
            <text:p>0.2412883</text:p>
          </table:table-cell>
          <table:table-cell office:value-type="float" office:value="0.01796517" calcext:value-type="float">
            <text:p>0.01796517</text:p>
          </table:table-cell>
          <table:table-cell office:value-type="float" office:value="0.04075467" calcext:value-type="float">
            <text:p>0.04075467</text:p>
          </table:table-cell>
          <table:table-cell office:value-type="float" office:value="0" calcext:value-type="float">
            <text:p>0</text:p>
          </table:table-cell>
          <table:table-cell office:value-type="float" office:value="126.1851" calcext:value-type="float">
            <text:p>126.1851</text:p>
          </table:table-cell>
          <table:table-cell office:value-type="float" office:value="0.0047103" calcext:value-type="float">
            <text:p>0.0047103</text:p>
          </table:table-cell>
          <table:table-cell office:value-type="float" office:value="10.92125" calcext:value-type="float">
            <text:p>10.92125</text:p>
          </table:table-cell>
          <table:table-cell office:value-type="float" office:value="5.21535" calcext:value-type="float">
            <text:p>5.21535</text:p>
          </table:table-cell>
          <table:table-cell office:value-type="float" office:value="4.015354" calcext:value-type="float">
            <text:p>4.015354</text:p>
          </table:table-cell>
          <table:table-cell office:value-type="float" office:value="4.878028" calcext:value-type="float">
            <text:p>4.878028</text:p>
          </table:table-cell>
          <table:table-cell office:value-type="float" office:value="316.2964" calcext:value-type="float">
            <text:p>316.2964</text:p>
          </table:table-cell>
          <table:table-cell office:value-type="float" office:value="24.378605" calcext:value-type="float">
            <text:p>24.378605</text:p>
          </table:table-cell>
          <table:table-cell office:value-type="float" office:value="1397902340" calcext:value-type="float">
            <text:p>1397902340</text:p>
          </table:table-cell>
          <table:table-cell office:value-type="string" calcext:value-type="string">
            <text:p>SoFiA J210511.13+242243.0</text:p>
          </table:table-cell>
          <table:table-cell office:value-type="float" office:value="22.2766771752645" calcext:value-type="float">
            <text:p>22.2766771752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3]+[.CN83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6+2557</text:p>
          </table:table-cell>
          <table:table-cell table:style-name="ce2" office:value-type="string" calcext:value-type="string">
            <text:p>20:56:45</text:p>
          </table:table-cell>
          <table:table-cell table:style-name="ce2" office:value-type="string" calcext:value-type="string">
            <text:p>25:57:22</text:p>
          </table:table-cell>
          <table:table-cell office:value-type="float" office:value="71.1" calcext:value-type="float">
            <text:p>71.1</text:p>
          </table:table-cell>
          <table:table-cell office:value-type="float" office:value="-12.5" calcext:value-type="float">
            <text:p>-12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744" calcext:value-type="float">
            <text:p>474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1.7" calcext:value-type="float">
            <text:p>7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4.1875" calcext:value-type="float">
            <text:p>314.1875</text:p>
          </table:table-cell>
          <table:table-cell office:value-type="float" office:value="25.9561111111111" calcext:value-type="float">
            <text:p>25.9561111111111</text:p>
          </table:table-cell>
          <table:table-cell office:value-type="float" office:value="260" calcext:value-type="float">
            <text:p>260</text:p>
          </table:table-cell>
          <table:table-cell office:value-type="float" office:value="534" calcext:value-type="float">
            <text:p>534</text:p>
          </table:table-cell>
          <table:table-cell office:value-type="float" office:value="155.824" calcext:value-type="float">
            <text:p>155.824</text:p>
          </table:table-cell>
          <table:table-cell office:value-type="float" office:value="117.382" calcext:value-type="float">
            <text:p>117.382</text:p>
          </table:table-cell>
          <table:table-cell office:value-type="float" office:value="1632.088" calcext:value-type="float">
            <text:p>1632.088</text:p>
          </table:table-cell>
          <table:table-cell office:value-type="float" office:value="155.761" calcext:value-type="float">
            <text:p>155.761</text:p>
          </table:table-cell>
          <table:table-cell office:value-type="float" office:value="117.378" calcext:value-type="float">
            <text:p>117.378</text:p>
          </table:table-cell>
          <table:table-cell office:value-type="float" office:value="1632.194" calcext:value-type="float">
            <text:p>1632.19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628" calcext:value-type="float">
            <text:p>1628</text:p>
          </table:table-cell>
          <table:table-cell office:value-type="float" office:value="1636" calcext:value-type="float">
            <text:p>16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496448" calcext:value-type="float">
            <text:p>0.496448</text:p>
          </table:table-cell>
          <table:table-cell office:value-type="float" office:value="0.07990184" calcext:value-type="float">
            <text:p>0.07990184</text:p>
          </table:table-cell>
          <table:table-cell office:value-type="float" office:value="0.03301215" calcext:value-type="float">
            <text:p>0.03301215</text:p>
          </table:table-cell>
          <table:table-cell office:value-type="float" office:value="0.08833019" calcext:value-type="float">
            <text:p>0.08833019</text:p>
          </table:table-cell>
          <table:table-cell office:value-type="float" office:value="0" calcext:value-type="float">
            <text:p>0</text:p>
          </table:table-cell>
          <table:table-cell office:value-type="float" office:value="7.000561" calcext:value-type="float">
            <text:p>7.000561</text:p>
          </table:table-cell>
          <table:table-cell office:value-type="float" office:value="0.3652381" calcext:value-type="float">
            <text:p>0.3652381</text:p>
          </table:table-cell>
          <table:table-cell office:value-type="float" office:value="0.05839853" calcext:value-type="float">
            <text:p>0.05839853</text:p>
          </table:table-cell>
          <table:table-cell office:value-type="float" office:value="4" calcext:value-type="float">
            <text:p>4</text:p>
          </table:table-cell>
          <table:table-cell office:value-type="float" office:value="-0.1808884" calcext:value-type="float">
            <text:p>-0.1808884</text:p>
          </table:table-cell>
          <table:table-cell office:value-type="float" office:value="8" calcext:value-type="float">
            <text:p>8</text:p>
          </table:table-cell>
          <table:table-cell office:value-type="float" office:value="6.526995" calcext:value-type="float">
            <text:p>6.526995</text:p>
          </table:table-cell>
          <table:table-cell office:value-type="float" office:value="814.0165" calcext:value-type="float">
            <text:p>814.0165</text:p>
          </table:table-cell>
          <table:table-cell office:value-type="float" office:value="1628.181" calcext:value-type="float">
            <text:p>1628.181</text:p>
          </table:table-cell>
          <table:table-cell office:value-type="float" office:value="0" calcext:value-type="float">
            <text:p>0</text:p>
          </table:table-cell>
          <table:table-cell office:value-type="float" office:value="1.565512" calcext:value-type="float">
            <text:p>1.565512</text:p>
          </table:table-cell>
          <table:table-cell office:value-type="float" office:value="1.040213" calcext:value-type="float">
            <text:p>1.040213</text:p>
          </table:table-cell>
          <table:table-cell office:value-type="float" office:value="13.79427" calcext:value-type="float">
            <text:p>13.79427</text:p>
          </table:table-cell>
          <table:table-cell office:value-type="float" office:value="1.690728" calcext:value-type="float">
            <text:p>1.690728</text:p>
          </table:table-cell>
          <table:table-cell office:value-type="float" office:value="1.117819" calcext:value-type="float">
            <text:p>1.117819</text:p>
          </table:table-cell>
          <table:table-cell office:value-type="float" office:value="3.526795" calcext:value-type="float">
            <text:p>3.526795</text:p>
          </table:table-cell>
          <table:table-cell office:value-type="float" office:value="0.3871245" calcext:value-type="float">
            <text:p>0.3871245</text:p>
          </table:table-cell>
          <table:table-cell office:value-type="float" office:value="0.01961306" calcext:value-type="float">
            <text:p>0.01961306</text:p>
          </table:table-cell>
          <table:table-cell office:value-type="float" office:value="0.04363185" calcext:value-type="float">
            <text:p>0.0436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481" calcext:value-type="float">
            <text:p>0.0060481</text:p>
          </table:table-cell>
          <table:table-cell office:value-type="float" office:value="10.97725" calcext:value-type="float">
            <text:p>10.97725</text:p>
          </table:table-cell>
          <table:table-cell office:value-type="float" office:value="8" calcext:value-type="float">
            <text:p>8</text:p>
          </table:table-cell>
          <table:table-cell office:value-type="float" office:value="5.404019" calcext:value-type="float">
            <text:p>5.404019</text:p>
          </table:table-cell>
          <table:table-cell office:value-type="float" office:value="7.620538" calcext:value-type="float">
            <text:p>7.620538</text:p>
          </table:table-cell>
          <table:table-cell office:value-type="float" office:value="314.1888" calcext:value-type="float">
            <text:p>314.1888</text:p>
          </table:table-cell>
          <table:table-cell office:value-type="float" office:value="25.954" calcext:value-type="float">
            <text:p>25.954</text:p>
          </table:table-cell>
          <table:table-cell office:value-type="float" office:value="1397427840" calcext:value-type="float">
            <text:p>1397427840</text:p>
          </table:table-cell>
          <table:table-cell office:value-type="string" calcext:value-type="string">
            <text:p>SoFiA J205645.32+255714.4</text:p>
          </table:table-cell>
          <table:table-cell office:value-type="float" office:value="8.7049711617597" calcext:value-type="float">
            <text:p>8.70497116175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4]+[.CN84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105+2710</text:p>
          </table:table-cell>
          <table:table-cell table:style-name="ce2" office:value-type="string" calcext:value-type="string">
            <text:p>21:05:37</text:p>
          </table:table-cell>
          <table:table-cell table:style-name="ce2" office:value-type="string" calcext:value-type="string">
            <text:p>27:10:19</text:p>
          </table:table-cell>
          <table:table-cell office:value-type="float" office:value="73.3" calcext:value-type="float">
            <text:p>73.3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316.404166666667" calcext:value-type="float">
            <text:p>316.404166666667</text:p>
          </table:table-cell>
          <table:table-cell office:value-type="float" office:value="27.1719444444444" calcext:value-type="float">
            <text:p>27.1719444444444</text:p>
          </table:table-cell>
          <table:table-cell office:value-type="float" office:value="318" calcext:value-type="float">
            <text:p>318</text:p>
          </table:table-cell>
          <table:table-cell office:value-type="float" office:value="512" calcext:value-type="float">
            <text:p>512</text:p>
          </table:table-cell>
          <table:table-cell office:value-type="float" office:value="36.817" calcext:value-type="float">
            <text:p>36.817</text:p>
          </table:table-cell>
          <table:table-cell office:value-type="float" office:value="189.327" calcext:value-type="float">
            <text:p>189.327</text:p>
          </table:table-cell>
          <table:table-cell office:value-type="float" office:value="2482.663" calcext:value-type="float">
            <text:p>2482.663</text:p>
          </table:table-cell>
          <table:table-cell office:value-type="float" office:value="36.936" calcext:value-type="float">
            <text:p>36.936</text:p>
          </table:table-cell>
          <table:table-cell office:value-type="float" office:value="189.089" calcext:value-type="float">
            <text:p>189.089</text:p>
          </table:table-cell>
          <table:table-cell office:value-type="float" office:value="2482.627" calcext:value-type="float">
            <text:p>2482.6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2479" calcext:value-type="float">
            <text:p>2479</text:p>
          </table:table-cell>
          <table:table-cell office:value-type="float" office:value="2486" calcext:value-type="float">
            <text:p>248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655955" calcext:value-type="float">
            <text:p>0.655955</text:p>
          </table:table-cell>
          <table:table-cell table:number-columns-repeated="14"/>
          <table:table-cell office:value-type="float" office:value="2.588802" calcext:value-type="float">
            <text:p>2.588802</text:p>
          </table:table-cell>
          <table:table-cell office:value-type="float" office:value="1.844859" calcext:value-type="float">
            <text:p>1.844859</text:p>
          </table:table-cell>
          <table:table-cell office:value-type="float" office:value="-15.2103" calcext:value-type="float">
            <text:p>-15.2103</text:p>
          </table:table-cell>
          <table:table-cell office:value-type="float" office:value="2.575691" calcext:value-type="float">
            <text:p>2.575691</text:p>
          </table:table-cell>
          <table:table-cell office:value-type="float" office:value="1.902931" calcext:value-type="float">
            <text:p>1.902931</text:p>
          </table:table-cell>
          <table:table-cell office:value-type="float" office:value="-19.22373" calcext:value-type="float">
            <text:p>-19.22373</text:p>
          </table:table-cell>
          <table:table-cell office:value-type="float" office:value="0.926058" calcext:value-type="float">
            <text:p>0.926058</text:p>
          </table:table-cell>
          <table:table-cell office:value-type="float" office:value="0.0192572" calcext:value-type="float">
            <text:p>0.0192572</text:p>
          </table:table-cell>
          <table:table-cell office:value-type="float" office:value="0.1255754" calcext:value-type="float">
            <text:p>0.1255754</text:p>
          </table:table-cell>
          <table:table-cell office:value-type="float" office:value="0" calcext:value-type="float">
            <text:p>0</text:p>
          </table:table-cell>
          <table:table-cell office:value-type="float" office:value="319.2919" calcext:value-type="float">
            <text:p>319.2919</text:p>
          </table:table-cell>
          <table:table-cell office:value-type="float" office:value="0.0052677" calcext:value-type="float">
            <text:p>0.0052677</text:p>
          </table:table-cell>
          <table:table-cell office:value-type="float" office:value="17.23841" calcext:value-type="float">
            <text:p>17.23841</text:p>
          </table:table-cell>
          <table:table-cell office:value-type="float" office:value="6.932323" calcext:value-type="float">
            <text:p>6.932323</text:p>
          </table:table-cell>
          <table:table-cell office:value-type="float" office:value="5.39213" calcext:value-type="float">
            <text:p>5.39213</text:p>
          </table:table-cell>
          <table:table-cell office:value-type="float" office:value="6.136952" calcext:value-type="float">
            <text:p>6.136952</text:p>
          </table:table-cell>
          <table:table-cell office:value-type="float" office:value="316.40607" calcext:value-type="float">
            <text:p>316.40607</text:p>
          </table:table-cell>
          <table:table-cell office:value-type="float" office:value="27.14467" calcext:value-type="float">
            <text:p>27.14467</text:p>
          </table:table-cell>
          <table:table-cell office:value-type="float" office:value="1414471940" calcext:value-type="float">
            <text:p>1414471940</text:p>
          </table:table-cell>
          <table:table-cell office:value-type="string" calcext:value-type="string">
            <text:p>SoFiA J210537.45+270840.8</text:p>
          </table:table-cell>
          <table:table-cell office:value-type="float" office:value="98.3747238161853" calcext:value-type="float">
            <text:p>98.3747238161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Neg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5]+[.CN85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102+2511</text:p>
          </table:table-cell>
          <table:table-cell table:style-name="ce2" office:value-type="string" calcext:value-type="string">
            <text:p>21:02:44</text:p>
          </table:table-cell>
          <table:table-cell table:style-name="ce2" office:value-type="string" calcext:value-type="string">
            <text:p>25:11:51</text:p>
          </table:table-cell>
          <table:table-cell office:value-type="float" office:value="71.3" calcext:value-type="float">
            <text:p>71.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5.683333333333" calcext:value-type="float">
            <text:p>315.683333333333</text:p>
          </table:table-cell>
          <table:table-cell office:value-type="float" office:value="25.1975" calcext:value-type="float">
            <text:p>25.1975</text:p>
          </table:table-cell>
          <table:table-cell office:value-type="float" office:value="448" calcext:value-type="float">
            <text:p>448</text:p>
          </table:table-cell>
          <table:table-cell office:value-type="float" office:value="1675" calcext:value-type="float">
            <text:p>1675</text:p>
          </table:table-cell>
          <table:table-cell office:value-type="float" office:value="75.115" calcext:value-type="float">
            <text:p>75.115</text:p>
          </table:table-cell>
          <table:table-cell office:value-type="float" office:value="72.522" calcext:value-type="float">
            <text:p>72.522</text:p>
          </table:table-cell>
          <table:table-cell office:value-type="float" office:value="1991.251" calcext:value-type="float">
            <text:p>1991.251</text:p>
          </table:table-cell>
          <table:table-cell office:value-type="float" office:value="74.992" calcext:value-type="float">
            <text:p>74.992</text:p>
          </table:table-cell>
          <table:table-cell office:value-type="float" office:value="72.26" calcext:value-type="float">
            <text:p>72.26</text:p>
          </table:table-cell>
          <table:table-cell office:value-type="float" office:value="1991.236" calcext:value-type="float">
            <text:p>1991.23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985" calcext:value-type="float">
            <text:p>1985</text:p>
          </table:table-cell>
          <table:table-cell office:value-type="float" office:value="1998" calcext:value-type="float">
            <text:p>1998</text:p>
          </table:table-cell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0.697091" calcext:value-type="float">
            <text:p>0.697091</text:p>
          </table:table-cell>
          <table:table-cell table:number-columns-repeated="14"/>
          <table:table-cell office:value-type="float" office:value="4.173297" calcext:value-type="float">
            <text:p>4.173297</text:p>
          </table:table-cell>
          <table:table-cell office:value-type="float" office:value="3.38239" calcext:value-type="float">
            <text:p>3.38239</text:p>
          </table:table-cell>
          <table:table-cell office:value-type="float" office:value="8.878829" calcext:value-type="float">
            <text:p>8.878829</text:p>
          </table:table-cell>
          <table:table-cell office:value-type="float" office:value="4.016814" calcext:value-type="float">
            <text:p>4.016814</text:p>
          </table:table-cell>
          <table:table-cell office:value-type="float" office:value="3.295364" calcext:value-type="float">
            <text:p>3.295364</text:p>
          </table:table-cell>
          <table:table-cell office:value-type="float" office:value="0.7436564" calcext:value-type="float">
            <text:p>0.7436564</text:p>
          </table:table-cell>
          <table:table-cell office:value-type="float" office:value="4.182298" calcext:value-type="float">
            <text:p>4.182298</text:p>
          </table:table-cell>
          <table:table-cell office:value-type="float" office:value="0.03121904" calcext:value-type="float">
            <text:p>0.03121904</text:p>
          </table:table-cell>
          <table:table-cell office:value-type="float" office:value="0.3839123" calcext:value-type="float">
            <text:p>0.3839123</text:p>
          </table:table-cell>
          <table:table-cell office:value-type="float" office:value="0" calcext:value-type="float">
            <text:p>0</text:p>
          </table:table-cell>
          <table:table-cell office:value-type="float" office:value="170.7896" calcext:value-type="float">
            <text:p>170.7896</text:p>
          </table:table-cell>
          <table:table-cell office:value-type="float" office:value="0.0041608" calcext:value-type="float">
            <text:p>0.0041608</text:p>
          </table:table-cell>
          <table:table-cell office:value-type="float" office:value="37.66997" calcext:value-type="float">
            <text:p>37.66997</text:p>
          </table:table-cell>
          <table:table-cell office:value-type="float" office:value="11.45927" calcext:value-type="float">
            <text:p>11.45927</text:p>
          </table:table-cell>
          <table:table-cell office:value-type="float" office:value="9.433897" calcext:value-type="float">
            <text:p>9.433897</text:p>
          </table:table-cell>
          <table:table-cell office:value-type="float" office:value="10.04335" calcext:value-type="float">
            <text:p>10.04335</text:p>
          </table:table-cell>
          <table:table-cell office:value-type="float" office:value="315.6817" calcext:value-type="float">
            <text:p>315.6817</text:p>
          </table:table-cell>
          <table:table-cell office:value-type="float" office:value="25.202602" calcext:value-type="float">
            <text:p>25.202602</text:p>
          </table:table-cell>
          <table:table-cell office:value-type="float" office:value="1404623620" calcext:value-type="float">
            <text:p>1404623620</text:p>
          </table:table-cell>
          <table:table-cell office:value-type="string" calcext:value-type="string">
            <text:p>SoFiA J210243.61+251209.4</text:p>
          </table:table-cell>
          <table:table-cell office:value-type="float" office:value="19.1220837111129" calcext:value-type="float">
            <text:p>19.1220837111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6]+[.CN86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4+2555</text:p>
          </table:table-cell>
          <table:table-cell table:style-name="ce2" office:value-type="string" calcext:value-type="string">
            <text:p>20:54:30</text:p>
          </table:table-cell>
          <table:table-cell table:style-name="ce2" office:value-type="string" calcext:value-type="string">
            <text:p>25:55:57</text:p>
          </table:table-cell>
          <table:table-cell office:value-type="float" office:value="70.7" calcext:value-type="float">
            <text:p>70.7</text:p>
          </table:table-cell>
          <table:table-cell office:value-type="float" office:value="-12.1" calcext:value-type="float">
            <text:p>-12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6911" calcext:value-type="float">
            <text:p>691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102.6" calcext:value-type="float">
            <text:p>102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13.625" calcext:value-type="float">
            <text:p>313.625</text:p>
          </table:table-cell>
          <table:table-cell office:value-type="float" office:value="25.9325" calcext:value-type="float">
            <text:p>25.9325</text:p>
          </table:table-cell>
          <table:table-cell office:value-type="float" office:value="372" calcext:value-type="float">
            <text:p>372</text:p>
          </table:table-cell>
          <table:table-cell office:value-type="float" office:value="1412" calcext:value-type="float">
            <text:p>1412</text:p>
          </table:table-cell>
          <table:table-cell office:value-type="float" office:value="184.836" calcext:value-type="float">
            <text:p>184.836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1713.705" calcext:value-type="float">
            <text:p>1713.705</text:p>
          </table:table-cell>
          <table:table-cell office:value-type="float" office:value="185.079" calcext:value-type="float">
            <text:p>185.079</text:p>
          </table:table-cell>
          <table:table-cell office:value-type="float" office:value="116.144" calcext:value-type="float">
            <text:p>116.144</text:p>
          </table:table-cell>
          <table:table-cell office:value-type="float" office:value="1713.461" calcext:value-type="float">
            <text:p>1713.46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712" calcext:value-type="float">
            <text:p>1712</text:p>
          </table:table-cell>
          <table:table-cell office:value-type="float" office:value="1717" calcext:value-type="float">
            <text:p>171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61545" calcext:value-type="float">
            <text:p>0.61545</text:p>
          </table:table-cell>
          <table:table-cell table:number-columns-repeated="14"/>
          <table:table-cell office:value-type="float" office:value="1.84621" calcext:value-type="float">
            <text:p>1.84621</text:p>
          </table:table-cell>
          <table:table-cell office:value-type="float" office:value="1" calcext:value-type="float">
            <text:p>1</text:p>
          </table:table-cell>
          <table:table-cell office:value-type="float" office:value="-58.82865" calcext:value-type="float">
            <text:p>-58.82865</text:p>
          </table:table-cell>
          <table:table-cell office:value-type="float" office:value="2.806225" calcext:value-type="float">
            <text:p>2.806225</text:p>
          </table:table-cell>
          <table:table-cell office:value-type="float" office:value="1.685143" calcext:value-type="float">
            <text:p>1.685143</text:p>
          </table:table-cell>
          <table:table-cell office:value-type="float" office:value="89.8578" calcext:value-type="float">
            <text:p>89.8578</text:p>
          </table:table-cell>
          <table:table-cell office:value-type="float" office:value="0.2712016" calcext:value-type="float">
            <text:p>0.2712016</text:p>
          </table:table-cell>
          <table:table-cell office:value-type="float" office:value="0.01162474" calcext:value-type="float">
            <text:p>0.01162474</text:p>
          </table:table-cell>
          <table:table-cell office:value-type="float" office:value="0.05059963" calcext:value-type="float">
            <text:p>0.0505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684" calcext:value-type="float">
            <text:p>0.0042684</text:p>
          </table:table-cell>
          <table:table-cell office:value-type="float" office:value="8.34275" calcext:value-type="float">
            <text:p>8.34275</text:p>
          </table:table-cell>
          <table:table-cell office:value-type="float" office:value="4.8" calcext:value-type="float">
            <text:p>4.8</text:p>
          </table:table-cell>
          <table:table-cell office:value-type="float" office:value="3.241914" calcext:value-type="float">
            <text:p>3.241914</text:p>
          </table:table-cell>
          <table:table-cell office:value-type="float" office:value="4.671216" calcext:value-type="float">
            <text:p>4.671216</text:p>
          </table:table-cell>
          <table:table-cell office:value-type="float" office:value="313.64554" calcext:value-type="float">
            <text:p>313.64554</text:p>
          </table:table-cell>
          <table:table-cell office:value-type="float" office:value="25.929321" calcext:value-type="float">
            <text:p>25.929321</text:p>
          </table:table-cell>
          <table:table-cell office:value-type="float" office:value="1399056510" calcext:value-type="float">
            <text:p>1399056510</text:p>
          </table:table-cell>
          <table:table-cell office:value-type="string" calcext:value-type="string">
            <text:p>SoFiA J205434.93+255545.6</text:p>
          </table:table-cell>
          <table:table-cell office:value-type="float" office:value="67.4715523707761" calcext:value-type="float">
            <text:p>67.4715523707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7]+[.CN87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7+2557</text:p>
          </table:table-cell>
          <table:table-cell table:style-name="ce2" office:value-type="string" calcext:value-type="string">
            <text:p>20:57:15</text:p>
          </table:table-cell>
          <table:table-cell table:style-name="ce2" office:value-type="string" calcext:value-type="string">
            <text:p>25:57:54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3125" calcext:value-type="float">
            <text:p>314.3125</text:p>
          </table:table-cell>
          <table:table-cell office:value-type="float" office:value="25.965" calcext:value-type="float">
            <text:p>25.965</text:p>
          </table:table-cell>
          <table:table-cell office:value-type="float" office:value="541" calcext:value-type="float">
            <text:p>541</text:p>
          </table:table-cell>
          <table:table-cell office:value-type="float" office:value="2008" calcext:value-type="float">
            <text:p>2008</text:p>
          </table:table-cell>
          <table:table-cell office:value-type="float" office:value="149.111" calcext:value-type="float">
            <text:p>149.111</text:p>
          </table:table-cell>
          <table:table-cell office:value-type="float" office:value="117.904" calcext:value-type="float">
            <text:p>117.904</text:p>
          </table:table-cell>
          <table:table-cell office:value-type="float" office:value="2346.889" calcext:value-type="float">
            <text:p>2346.889</text:p>
          </table:table-cell>
          <table:table-cell office:value-type="float" office:value="149.274" calcext:value-type="float">
            <text:p>149.274</text:p>
          </table:table-cell>
          <table:table-cell office:value-type="float" office:value="117.896" calcext:value-type="float">
            <text:p>117.896</text:p>
          </table:table-cell>
          <table:table-cell office:value-type="float" office:value="2347.079" calcext:value-type="float">
            <text:p>2347.079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2314" calcext:value-type="float">
            <text:p>2314</text:p>
          </table:table-cell>
          <table:table-cell office:value-type="float" office:value="2380" calcext:value-type="float">
            <text:p>2380</text:p>
          </table:table-cell>
          <table:table-cell office:value-type="float" office:value="8595" calcext:value-type="float">
            <text:p>8595</text:p>
          </table:table-cell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office:value-type="float" office:value="0.653177" calcext:value-type="float">
            <text:p>0.653177</text:p>
          </table:table-cell>
          <table:table-cell table:number-columns-repeated="14"/>
          <table:table-cell office:value-type="float" office:value="7.118074" calcext:value-type="float">
            <text:p>7.118074</text:p>
          </table:table-cell>
          <table:table-cell office:value-type="float" office:value="6.289715" calcext:value-type="float">
            <text:p>6.289715</text:p>
          </table:table-cell>
          <table:table-cell office:value-type="float" office:value="-86.7807" calcext:value-type="float">
            <text:p>-86.7807</text:p>
          </table:table-cell>
          <table:table-cell office:value-type="float" office:value="5.498535" calcext:value-type="float">
            <text:p>5.498535</text:p>
          </table:table-cell>
          <table:table-cell office:value-type="float" office:value="4.974791" calcext:value-type="float">
            <text:p>4.974791</text:p>
          </table:table-cell>
          <table:table-cell office:value-type="float" office:value="78.67838" calcext:value-type="float">
            <text:p>78.67838</text:p>
          </table:table-cell>
          <table:table-cell office:value-type="float" office:value="52.45418" calcext:value-type="float">
            <text:p>52.45418</text:p>
          </table:table-cell>
          <table:table-cell office:value-type="float" office:value="0.05206768" calcext:value-type="float">
            <text:p>0.05206768</text:p>
          </table:table-cell>
          <table:table-cell office:value-type="float" office:value="1.143101" calcext:value-type="float">
            <text:p>1.143101</text:p>
          </table:table-cell>
          <table:table-cell office:value-type="float" office:value="0" calcext:value-type="float">
            <text:p>0</text:p>
          </table:table-cell>
          <table:table-cell office:value-type="float" office:value="347.8465" calcext:value-type="float">
            <text:p>347.8465</text:p>
          </table:table-cell>
          <table:table-cell office:value-type="float" office:value="0.0044119" calcext:value-type="float">
            <text:p>0.0044119</text:p>
          </table:table-cell>
          <table:table-cell office:value-type="float" office:value="128.2435" calcext:value-type="float">
            <text:p>128.2435</text:p>
          </table:table-cell>
          <table:table-cell office:value-type="float" office:value="60.9055" calcext:value-type="float">
            <text:p>60.9055</text:p>
          </table:table-cell>
          <table:table-cell office:value-type="float" office:value="57.62543" calcext:value-type="float">
            <text:p>57.62543</text:p>
          </table:table-cell>
          <table:table-cell office:value-type="float" office:value="59.4683" calcext:value-type="float">
            <text:p>59.4683</text:p>
          </table:table-cell>
          <table:table-cell office:value-type="float" office:value="314.30902" calcext:value-type="float">
            <text:p>314.30902</text:p>
          </table:table-cell>
          <table:table-cell office:value-type="float" office:value="25.963264" calcext:value-type="float">
            <text:p>25.963264</text:p>
          </table:table-cell>
          <table:table-cell office:value-type="float" office:value="1411755260" calcext:value-type="float">
            <text:p>1411755260</text:p>
          </table:table-cell>
          <table:table-cell office:value-type="string" calcext:value-type="string">
            <text:p>SoFiA J205714.16+255747.8</text:p>
          </table:table-cell>
          <table:table-cell office:value-type="float" office:value="12.8775386424344" calcext:value-type="float">
            <text:p>12.8775386424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8]+[.CN88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4+2401</text:p>
          </table:table-cell>
          <table:table-cell table:style-name="ce2" office:value-type="string" calcext:value-type="string">
            <text:p>20:54:56</text:p>
          </table:table-cell>
          <table:table-cell table:style-name="ce2" office:value-type="string" calcext:value-type="string">
            <text:p>24:01:31</text:p>
          </table:table-cell>
          <table:table-cell office:value-type="float" office:value="69.2" calcext:value-type="float">
            <text:p>69.2</text:p>
          </table:table-cell>
          <table:table-cell office:value-type="float" office:value="-13.4" calcext:value-type="float">
            <text:p>-13.4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522" calcext:value-type="float">
            <text:p>352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50.7" calcext:value-type="float">
            <text:p>50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3.733333333333" calcext:value-type="float">
            <text:p>313.733333333333</text:p>
          </table:table-cell>
          <table:table-cell office:value-type="float" office:value="24.0252777777778" calcext:value-type="float">
            <text:p>24.0252777777778</text:p>
          </table:table-cell>
          <table:table-cell office:value-type="float" office:value="424" calcext:value-type="float">
            <text:p>424</text:p>
          </table:table-cell>
          <table:table-cell office:value-type="float" office:value="1584" calcext:value-type="float">
            <text:p>1584</text:p>
          </table:table-cell>
          <table:table-cell office:value-type="float" office:value="182.589" calcext:value-type="float">
            <text:p>182.589</text:p>
          </table:table-cell>
          <table:table-cell office:value-type="float" office:value="3.207" calcext:value-type="float">
            <text:p>3.207</text:p>
          </table:table-cell>
          <table:table-cell office:value-type="float" office:value="1901.064" calcext:value-type="float">
            <text:p>1901.064</text:p>
          </table:table-cell>
          <table:table-cell office:value-type="float" office:value="182.212" calcext:value-type="float">
            <text:p>182.212</text:p>
          </table:table-cell>
          <table:table-cell office:value-type="float" office:value="2.618" calcext:value-type="float">
            <text:p>2.618</text:p>
          </table:table-cell>
          <table:table-cell office:value-type="float" office:value="1901.421" calcext:value-type="float">
            <text:p>1901.421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87" calcext:value-type="float">
            <text:p>1887</text:p>
          </table:table-cell>
          <table:table-cell office:value-type="float" office:value="1916" calcext:value-type="float">
            <text:p>1916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0.549376" calcext:value-type="float">
            <text:p>0.549376</text:p>
          </table:table-cell>
          <table:table-cell table:number-columns-repeated="14"/>
          <table:table-cell office:value-type="float" office:value="6.33622" calcext:value-type="float">
            <text:p>6.33622</text:p>
          </table:table-cell>
          <table:table-cell office:value-type="float" office:value="3.63616" calcext:value-type="float">
            <text:p>3.63616</text:p>
          </table:table-cell>
          <table:table-cell office:value-type="float" office:value="-80.16168" calcext:value-type="float">
            <text:p>-80.16168</text:p>
          </table:table-cell>
          <table:table-cell office:value-type="float" office:value="5.583122" calcext:value-type="float">
            <text:p>5.583122</text:p>
          </table:table-cell>
          <table:table-cell office:value-type="float" office:value="3.70215" calcext:value-type="float">
            <text:p>3.70215</text:p>
          </table:table-cell>
          <table:table-cell office:value-type="float" office:value="-75.28384" calcext:value-type="float">
            <text:p>-75.28384</text:p>
          </table:table-cell>
          <table:table-cell office:value-type="float" office:value="11.03498" calcext:value-type="float">
            <text:p>11.03498</text:p>
          </table:table-cell>
          <table:table-cell office:value-type="float" office:value="0.0283056" calcext:value-type="float">
            <text:p>0.0283056</text:p>
          </table:table-cell>
          <table:table-cell office:value-type="float" office:value="0.5946712" calcext:value-type="float">
            <text:p>0.5946712</text:p>
          </table:table-cell>
          <table:table-cell office:value-type="float" office:value="1" calcext:value-type="float">
            <text:p>1</text:p>
          </table:table-cell>
          <table:table-cell office:value-type="float" office:value="238.6316" calcext:value-type="float">
            <text:p>238.6316</text:p>
          </table:table-cell>
          <table:table-cell office:value-type="float" office:value="0.0042879" calcext:value-type="float">
            <text:p>0.0042879</text:p>
          </table:table-cell>
          <table:table-cell office:value-type="float" office:value="57.30224" calcext:value-type="float">
            <text:p>57.30224</text:p>
          </table:table-cell>
          <table:table-cell office:value-type="float" office:value="26.1363" calcext:value-type="float">
            <text:p>26.1363</text:p>
          </table:table-cell>
          <table:table-cell office:value-type="float" office:value="22.29237" calcext:value-type="float">
            <text:p>22.29237</text:p>
          </table:table-cell>
          <table:table-cell office:value-type="float" office:value="23.12734" calcext:value-type="float">
            <text:p>23.12734</text:p>
          </table:table-cell>
          <table:table-cell office:value-type="float" office:value="313.71857" calcext:value-type="float">
            <text:p>313.71857</text:p>
          </table:table-cell>
          <table:table-cell office:value-type="float" office:value="24.037132" calcext:value-type="float">
            <text:p>24.037132</text:p>
          </table:table-cell>
          <table:table-cell office:value-type="float" office:value="1402823550" calcext:value-type="float">
            <text:p>1402823550</text:p>
          </table:table-cell>
          <table:table-cell office:value-type="string" calcext:value-type="string">
            <text:p>SoFiA J205452.46+240213.7</text:p>
          </table:table-cell>
          <table:table-cell office:value-type="float" office:value="64.6413642833963" calcext:value-type="float">
            <text:p>64.64136428339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9]+[.CN89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6+2559</text:p>
          </table:table-cell>
          <table:table-cell table:style-name="ce2" office:value-type="string" calcext:value-type="string">
            <text:p>20:56:28</text:p>
          </table:table-cell>
          <table:table-cell table:style-name="ce2" office:value-type="string" calcext:value-type="string">
            <text:p>25:59:57</text:p>
          </table:table-cell>
          <table:table-cell office:value-type="float" office:value="71.1" calcext:value-type="float">
            <text:p>71.1</text:p>
          </table:table-cell>
          <table:table-cell office:value-type="float" office:value="-12.4" calcext:value-type="float">
            <text:p>-12.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865" calcext:value-type="float">
            <text:p>6865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116666666667" calcext:value-type="float">
            <text:p>314.116666666667</text:p>
          </table:table-cell>
          <table:table-cell office:value-type="float" office:value="25.9991666666667" calcext:value-type="float">
            <text:p>25.9991666666667</text:p>
          </table:table-cell>
          <table:table-cell office:value-type="float" office:value="361" calcext:value-type="float">
            <text:p>361</text:p>
          </table:table-cell>
          <table:table-cell office:value-type="float" office:value="608" calcext:value-type="float">
            <text:p>608</text:p>
          </table:table-cell>
          <table:table-cell office:value-type="float" office:value="160.398" calcext:value-type="float">
            <text:p>160.398</text:p>
          </table:table-cell>
          <table:table-cell office:value-type="float" office:value="119.194" calcext:value-type="float">
            <text:p>119.194</text:p>
          </table:table-cell>
          <table:table-cell office:value-type="float" office:value="1169.107" calcext:value-type="float">
            <text:p>1169.107</text:p>
          </table:table-cell>
          <table:table-cell office:value-type="float" office:value="160" calcext:value-type="float">
            <text:p>160</text:p>
          </table:table-cell>
          <table:table-cell office:value-type="float" office:value="119.386" calcext:value-type="float">
            <text:p>119.386</text:p>
          </table:table-cell>
          <table:table-cell office:value-type="float" office:value="1169.18" calcext:value-type="float">
            <text:p>1169.18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66" calcext:value-type="float">
            <text:p>1166</text:p>
          </table:table-cell>
          <table:table-cell office:value-type="float" office:value="1172" calcext:value-type="float">
            <text:p>117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412939" calcext:value-type="float">
            <text:p>0.412939</text:p>
          </table:table-cell>
          <table:table-cell table:number-columns-repeated="14"/>
          <table:table-cell office:value-type="float" office:value="2.590782" calcext:value-type="float">
            <text:p>2.590782</text:p>
          </table:table-cell>
          <table:table-cell office:value-type="float" office:value="1.90332" calcext:value-type="float">
            <text:p>1.90332</text:p>
          </table:table-cell>
          <table:table-cell office:value-type="float" office:value="-15.06021" calcext:value-type="float">
            <text:p>-15.06021</text:p>
          </table:table-cell>
          <table:table-cell office:value-type="float" office:value="2.79533" calcext:value-type="float">
            <text:p>2.79533</text:p>
          </table:table-cell>
          <table:table-cell office:value-type="float" office:value="1.906656" calcext:value-type="float">
            <text:p>1.906656</text:p>
          </table:table-cell>
          <table:table-cell office:value-type="float" office:value="13.24232" calcext:value-type="float">
            <text:p>13.24232</text:p>
          </table:table-cell>
          <table:table-cell office:value-type="float" office:value="0.7247597" calcext:value-type="float">
            <text:p>0.7247597</text:p>
          </table:table-cell>
          <table:table-cell office:value-type="float" office:value="0.01710588" calcext:value-type="float">
            <text:p>0.01710588</text:p>
          </table:table-cell>
          <table:table-cell office:value-type="float" office:value="0.108714" calcext:value-type="float">
            <text:p>0.108714</text:p>
          </table:table-cell>
          <table:table-cell office:value-type="float" office:value="0" calcext:value-type="float">
            <text:p>0</text:p>
          </table:table-cell>
          <table:table-cell office:value-type="float" office:value="101.9376" calcext:value-type="float">
            <text:p>101.9376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16.14209" calcext:value-type="float">
            <text:p>16.14209</text:p>
          </table:table-cell>
          <table:table-cell office:value-type="float" office:value="6" calcext:value-type="float">
            <text:p>6</text:p>
          </table:table-cell>
          <table:table-cell office:value-type="float" office:value="4.252365" calcext:value-type="float">
            <text:p>4.252365</text:p>
          </table:table-cell>
          <table:table-cell office:value-type="float" office:value="5.68066" calcext:value-type="float">
            <text:p>5.68066</text:p>
          </table:table-cell>
          <table:table-cell office:value-type="float" office:value="314.11" calcext:value-type="float">
            <text:p>314.11</text:p>
          </table:table-cell>
          <table:table-cell office:value-type="float" office:value="25.986992" calcext:value-type="float">
            <text:p>25.986992</text:p>
          </table:table-cell>
          <table:table-cell office:value-type="float" office:value="1388148350" calcext:value-type="float">
            <text:p>1388148350</text:p>
          </table:table-cell>
          <table:table-cell office:value-type="string" calcext:value-type="string">
            <text:p>SoFiA J205626.40+255913.2</text:p>
          </table:table-cell>
          <table:table-cell office:value-type="float" office:value="48.8713973171442" calcext:value-type="float">
            <text:p>48.8713973171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90]+[.CN90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7+2538</text:p>
          </table:table-cell>
          <table:table-cell table:style-name="ce2" office:value-type="string" calcext:value-type="string">
            <text:p>20:57:48</text:p>
          </table:table-cell>
          <table:table-cell table:style-name="ce2" office:value-type="string" calcext:value-type="string">
            <text:p>25:38:12</text:p>
          </table:table-cell>
          <table:table-cell office:value-type="float" office:value="71" calcext:value-type="float">
            <text:p>71</text:p>
          </table:table-cell>
          <table:table-cell office:value-type="float" office:value="-12.9" calcext:value-type="float">
            <text:p>-12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767" calcext:value-type="float">
            <text:p>4767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45" calcext:value-type="float">
            <text:p>314.45</text:p>
          </table:table-cell>
          <table:table-cell office:value-type="float" office:value="25.6366666666667" calcext:value-type="float">
            <text:p>25.6366666666667</text:p>
          </table:table-cell>
          <table:table-cell office:value-type="float" office:value="444" calcext:value-type="float">
            <text:p>444</text:p>
          </table:table-cell>
          <table:table-cell office:value-type="float" office:value="726" calcext:value-type="float">
            <text:p>726</text:p>
          </table:table-cell>
          <table:table-cell office:value-type="float" office:value="139.842" calcext:value-type="float">
            <text:p>139.842</text:p>
          </table:table-cell>
          <table:table-cell office:value-type="float" office:value="98.643" calcext:value-type="float">
            <text:p>98.643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140.405" calcext:value-type="float">
            <text:p>140.405</text:p>
          </table:table-cell>
          <table:table-cell office:value-type="float" office:value="98.559" calcext:value-type="float">
            <text:p>98.559</text:p>
          </table:table-cell>
          <table:table-cell office:value-type="float" office:value="1650.935" calcext:value-type="float">
            <text:p>1650.93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645" calcext:value-type="float">
            <text:p>1645</text:p>
          </table:table-cell>
          <table:table-cell office:value-type="float" office:value="1657" calcext:value-type="float">
            <text:p>1657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583039" calcext:value-type="float">
            <text:p>0.583039</text:p>
          </table:table-cell>
          <table:table-cell table:number-columns-repeated="14"/>
          <table:table-cell office:value-type="float" office:value="2.977674" calcext:value-type="float">
            <text:p>2.977674</text:p>
          </table:table-cell>
          <table:table-cell office:value-type="float" office:value="2.282067" calcext:value-type="float">
            <text:p>2.282067</text:p>
          </table:table-cell>
          <table:table-cell office:value-type="float" office:value="72.12993" calcext:value-type="float">
            <text:p>72.12993</text:p>
          </table:table-cell>
          <table:table-cell office:value-type="float" office:value="3.319179" calcext:value-type="float">
            <text:p>3.319179</text:p>
          </table:table-cell>
          <table:table-cell office:value-type="float" office:value="2.249948" calcext:value-type="float">
            <text:p>2.249948</text:p>
          </table:table-cell>
          <table:table-cell office:value-type="float" office:value="72.56774" calcext:value-type="float">
            <text:p>72.56774</text:p>
          </table:table-cell>
          <table:table-cell office:value-type="float" office:value="1.785282" calcext:value-type="float">
            <text:p>1.785282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1527276" calcext:value-type="float">
            <text:p>0.1527276</text:p>
          </table:table-cell>
          <table:table-cell office:value-type="float" office:value="0" calcext:value-type="float">
            <text:p>0</text:p>
          </table:table-cell>
          <table:table-cell office:value-type="float" office:value="22.53042" calcext:value-type="float">
            <text:p>22.53042</text:p>
          </table:table-cell>
          <table:table-cell office:value-type="float" office:value="0.0044183" calcext:value-type="float">
            <text:p>0.0044183</text:p>
          </table:table-cell>
          <table:table-cell office:value-type="float" office:value="23.68672" calcext:value-type="float">
            <text:p>23.68672</text:p>
          </table:table-cell>
          <table:table-cell office:value-type="float" office:value="11.9505" calcext:value-type="float">
            <text:p>11.9505</text:p>
          </table:table-cell>
          <table:table-cell office:value-type="float" office:value="7.908413" calcext:value-type="float">
            <text:p>7.908413</text:p>
          </table:table-cell>
          <table:table-cell office:value-type="float" office:value="11.04509" calcext:value-type="float">
            <text:p>11.04509</text:p>
          </table:table-cell>
          <table:table-cell office:value-type="float" office:value="314.47485" calcext:value-type="float">
            <text:p>314.47485</text:p>
          </table:table-cell>
          <table:table-cell office:value-type="float" office:value="25.641663" calcext:value-type="float">
            <text:p>25.641663</text:p>
          </table:table-cell>
          <table:table-cell office:value-type="float" office:value="1397803390" calcext:value-type="float">
            <text:p>1397803390</text:p>
          </table:table-cell>
          <table:table-cell office:value-type="string" calcext:value-type="string">
            <text:p>SoFiA J205753.96+253830.0</text:p>
          </table:table-cell>
          <table:table-cell office:value-type="float" office:value="82.6436771483395" calcext:value-type="float">
            <text:p>82.64367714833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91]+[.CN91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/>
          <table:table-cell table:style-name="ce2" table:number-columns-repeated="2"/>
          <table:table-cell table:number-columns-repeated="90"/>
          <table:table-cell table:style-name="ce1" table:number-columns-repeated="931"/>
        </table:table-row>
        <table:table-row table:style-name="ro1" table:number-rows-repeated="2">
          <table:table-cell table:style-name="Default" table:number-columns-repeated="73"/>
          <table:table-cell/>
          <table:table-cell table:style-name="ce1" table:number-columns-repeated="4"/>
          <table:table-cell table:number-columns-repeated="15"/>
          <table:table-cell table:style-name="ce1" table:number-columns-repeated="93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O9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23:29:02.855629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1:04:43.646694368</meta:creation-date>
    <meta:generator>LibreOffice/6.4.7.2$Linux_X86_64 LibreOffice_project/40$Build-2</meta:generator>
    <dc:date>2021-10-15T23:29:53.048329036</dc:date>
    <meta:editing-duration>PT10H4M50S</meta:editing-duration>
    <meta:editing-cycles>27</meta:editing-cycles>
    <meta:document-statistic meta:table-count="1" meta:cell-count="8287" meta:object-count="0"/>
  </office:meta>
</office:document-meta>
</file>